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manifest.rdf" manifest:media-type="application/rdf+xml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settings.xml" manifest:media-type="text/xml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content.xml" manifest:media-type="text/xml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7/content.xml" manifest:media-type="text/xml"/>
  <manifest:file-entry manifest:full-path="Object 7/Object 2/content.xml" manifest:media-type="text/xml"/>
  <manifest:file-entry manifest:full-path="Object 7/Object 2/settings.xml" manifest:media-type="text/xml"/>
  <manifest:file-entry manifest:full-path="Object 7/Object 2/" manifest:version="1.3" manifest:media-type="application/vnd.oasis.opendocument.formula"/>
  <manifest:file-entry manifest:full-path="Object 7/ObjectReplacements/Object 4" manifest:media-type="application/x-openoffice-gdimetafile;windows_formatname=&quot;GDIMetaFile&quot;"/>
  <manifest:file-entry manifest:full-path="Object 7/ObjectReplacements/Object 3" manifest:media-type="application/x-openoffice-gdimetafile;windows_formatname=&quot;GDIMetaFile&quot;"/>
  <manifest:file-entry manifest:full-path="Object 7/ObjectReplacements/Object 2" manifest:media-type="application/x-openoffice-gdimetafile;windows_formatname=&quot;GDIMetaFile&quot;"/>
  <manifest:file-entry manifest:full-path="Object 7/ObjectReplacements/Object 1" manifest:media-type=""/>
  <manifest:file-entry manifest:full-path="Object 7/settings.xml" manifest:media-type="text/xml"/>
  <manifest:file-entry manifest:full-path="Object 7/Object 1/settings.xml" manifest:media-type="text/xml"/>
  <manifest:file-entry manifest:full-path="Object 7/Object 1/content.xml" manifest:media-type="text/xml"/>
  <manifest:file-entry manifest:full-path="Object 7/Object 1/" manifest:version="1.3" manifest:media-type="application/vnd.oasis.opendocument.formula"/>
  <manifest:file-entry manifest:full-path="Object 7/Object 4/content.xml" manifest:media-type="text/xml"/>
  <manifest:file-entry manifest:full-path="Object 7/Object 4/settings.xml" manifest:media-type="text/xml"/>
  <manifest:file-entry manifest:full-path="Object 7/Object 4/" manifest:version="1.3" manifest:media-type="application/vnd.oasis.opendocument.formula"/>
  <manifest:file-entry manifest:full-path="Object 7/Object 3/content.xml" manifest:media-type="text/xml"/>
  <manifest:file-entry manifest:full-path="Object 7/Object 3/settings.xml" manifest:media-type="text/xml"/>
  <manifest:file-entry manifest:full-path="Object 7/Object 3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tyles.xml" manifest:media-type="text/xml"/>
  <manifest:file-entry manifest:full-path="Object 7/" manifest:version="1.3" manifest:media-type="application/vnd.oasis.opendocument.graphics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Replacements/Object 10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" manifest:media-type=""/>
  <manifest:file-entry manifest:full-path="ObjectReplacements/Object 2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Thumbnails/thumbnail.png" manifest:media-type="image/png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ndale Mono" svg:font-family="'Andale Mono'" style:font-pitch="variable"/>
    <style:font-face style:name="Arial Unicode MS" svg:font-family="'Arial Unicode MS'" style:font-family-generic="system" style:font-pitch="variable"/>
    <style:font-face style:name="Helvetica" svg:font-family="Helvetica" style:font-pitch="variable"/>
    <style:font-face style:name="Liberation Mono" svg:font-family="'Liberation Mono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adornments="Regular" style:font-pitch="variable"/>
    <style:font-face style:name="Times New Roman2" svg:font-family="'Times New Roman'" style:font-adornments="Regular" style:font-family-generic="roman"/>
    <style:font-face style:name="Zapf Dingbats" svg:font-family="'Zapf Dingbats'" style:font-charset="x-symbol"/>
  </office:font-face-decls>
  <office:automatic-styles>
    <style:style style:name="P1" style:family="paragraph" style:parent-style-name="Standard">
      <style:text-properties fo:color="#b3b3b3" loext:opacity="100%"/>
    </style:style>
    <style:style style:name="P2" style:family="paragraph" style:parent-style-name="Standard">
      <style:text-properties fo:color="#b3b3b3" loext:opacity="100%" officeooo:paragraph-rsid="005ec71e"/>
    </style:style>
    <style:style style:name="P3" style:family="paragraph" style:parent-style-name="Standard">
      <style:text-properties fo:color="#b3b3b3" loext:opacity="100%" style:font-name="Helvetica" officeooo:paragraph-rsid="005ec71e"/>
    </style:style>
    <style:style style:name="P4" style:family="paragraph" style:parent-style-name="Standard">
      <style:text-properties fo:color="#b3b3b3" loext:opacity="100%" officeooo:rsid="005ec71e" officeooo:paragraph-rsid="005ec71e"/>
    </style:style>
    <style:style style:name="P5" style:family="paragraph" style:parent-style-name="Standard">
      <style:text-properties fo:color="#b3b3b3" loext:opacity="100%" officeooo:paragraph-rsid="0069dc4b"/>
    </style:style>
    <style:style style:name="P6" style:family="paragraph" style:parent-style-name="Standard">
      <style:text-properties fo:color="#b3b3b3" loext:opacity="100%" style:font-name="Times New Roman" fo:font-size="10.5pt" fo:font-weight="normal" officeooo:rsid="0097f30b" officeooo:paragraph-rsid="00d90be7" style:font-size-asian="10.5pt" style:font-weight-asian="normal" style:font-size-complex="10.5pt" style:font-weight-complex="normal"/>
    </style:style>
    <style:style style:name="P7" style:family="paragraph" style:parent-style-name="Standard">
      <style:text-properties fo:color="#b3b3b3" loext:opacity="100%" officeooo:rsid="0097dd3b" officeooo:paragraph-rsid="00d90be7"/>
    </style:style>
    <style:style style:name="P8" style:family="paragraph" style:parent-style-name="Equation">
      <style:text-properties fo:color="#b3b3b3" loext:opacity="100%" officeooo:rsid="004479b9" officeooo:paragraph-rsid="004479b9"/>
    </style:style>
    <style:style style:name="P9" style:family="paragraph" style:parent-style-name="Equation">
      <style:text-properties fo:color="#b3b3b3" loext:opacity="100%" officeooo:rsid="004479b9" officeooo:paragraph-rsid="0066505c"/>
    </style:style>
    <style:style style:name="P10" style:family="paragraph" style:parent-style-name="Equation">
      <style:text-properties fo:color="#b3b3b3" loext:opacity="100%" officeooo:paragraph-rsid="00d90be7"/>
    </style:style>
    <style:style style:name="P11" style:family="paragraph" style:parent-style-name="Standard">
      <style:text-properties officeooo:rsid="00edf009" officeooo:paragraph-rsid="00f7218d"/>
    </style:style>
    <style:style style:name="P12" style:family="paragraph" style:parent-style-name="Equation">
      <style:text-properties officeooo:rsid="00cb1508" officeooo:paragraph-rsid="00f7218d"/>
    </style:style>
    <style:style style:name="P13" style:family="paragraph" style:parent-style-name="Standard">
      <style:text-properties fo:color="#000000" loext:opacity="100%" officeooo:rsid="00dd13a1" officeooo:paragraph-rsid="00dd13a1"/>
    </style:style>
    <style:style style:name="P14" style:family="paragraph" style:parent-style-name="Standard">
      <style:text-properties fo:color="#000000" loext:opacity="100%" officeooo:paragraph-rsid="00d9cec6"/>
    </style:style>
    <style:style style:name="P15" style:family="paragraph" style:parent-style-name="Equation">
      <style:text-properties fo:color="#000000" loext:opacity="100%" officeooo:paragraph-rsid="00d9cec6"/>
    </style:style>
    <style:style style:name="P16" style:family="paragraph" style:parent-style-name="Equation">
      <style:text-properties fo:color="#000000" loext:opacity="100%" officeooo:rsid="00cb1508" officeooo:paragraph-rsid="00f7218d"/>
    </style:style>
    <style:style style:name="P17" style:family="paragraph" style:parent-style-name="Code">
      <style:text-properties fo:color="#000000" loext:opacity="100%" officeooo:rsid="00e11755" officeooo:paragraph-rsid="00e11755"/>
    </style:style>
    <style:style style:name="P18" style:family="paragraph" style:parent-style-name="Standard">
      <style:text-properties officeooo:paragraph-rsid="00d9cec6"/>
    </style:style>
    <style:style style:name="P19" style:family="paragraph" style:parent-style-name="Equation">
      <style:text-properties officeooo:paragraph-rsid="00d9cec6"/>
    </style:style>
    <style:style style:name="P20" style:family="paragraph" style:parent-style-name="Standard">
      <style:text-properties officeooo:rsid="0017e5c0" officeooo:paragraph-rsid="0017e5c0"/>
    </style:style>
    <style:style style:name="P21" style:family="paragraph" style:parent-style-name="Standard">
      <style:text-properties officeooo:rsid="0017e5c0" officeooo:paragraph-rsid="00225ed4"/>
    </style:style>
    <style:style style:name="P22" style:family="paragraph" style:parent-style-name="Standard">
      <style:text-properties officeooo:rsid="0017e5c0" officeooo:paragraph-rsid="0018fe61"/>
    </style:style>
    <style:style style:name="P23" style:family="paragraph" style:parent-style-name="Standard">
      <style:text-properties officeooo:rsid="0017e5c0" officeooo:paragraph-rsid="0023b607"/>
    </style:style>
    <style:style style:name="P24" style:family="paragraph" style:parent-style-name="Standard">
      <style:text-properties officeooo:rsid="0017e5c0" officeooo:paragraph-rsid="003372bf"/>
    </style:style>
    <style:style style:name="P25" style:family="paragraph" style:parent-style-name="Standard">
      <style:text-properties officeooo:paragraph-rsid="001ce2b0"/>
    </style:style>
    <style:style style:name="P26" style:family="paragraph" style:parent-style-name="Standard">
      <style:text-properties officeooo:rsid="001d59fd" officeooo:paragraph-rsid="001d59fd"/>
    </style:style>
    <style:style style:name="P27" style:family="paragraph" style:parent-style-name="Standard">
      <style:text-properties officeooo:rsid="0022d606" officeooo:paragraph-rsid="0022d606"/>
    </style:style>
    <style:style style:name="P28" style:family="paragraph" style:parent-style-name="Standard">
      <style:text-properties officeooo:rsid="0023b607" officeooo:paragraph-rsid="0023b607"/>
    </style:style>
    <style:style style:name="P29" style:family="paragraph" style:parent-style-name="Standard">
      <style:text-properties officeooo:rsid="0023f8fa" officeooo:paragraph-rsid="0023f8fa"/>
    </style:style>
    <style:style style:name="P30" style:family="paragraph" style:parent-style-name="Standard">
      <style:paragraph-properties fo:break-before="page"/>
      <style:text-properties officeooo:rsid="0023f8fa" officeooo:paragraph-rsid="0023f8fa"/>
    </style:style>
    <style:style style:name="P31" style:family="paragraph" style:parent-style-name="Standard">
      <style:text-properties officeooo:rsid="0025d08d" officeooo:paragraph-rsid="0023f8fa"/>
    </style:style>
    <style:style style:name="P32" style:family="paragraph" style:parent-style-name="Standard">
      <style:text-properties officeooo:rsid="0025d08d" officeooo:paragraph-rsid="00276e45"/>
    </style:style>
    <style:style style:name="P33" style:family="paragraph" style:parent-style-name="Standard">
      <style:text-properties officeooo:rsid="00291d14" officeooo:paragraph-rsid="00291d14"/>
    </style:style>
    <style:style style:name="P34" style:family="paragraph" style:parent-style-name="Standard">
      <style:text-properties officeooo:rsid="0029d91d" officeooo:paragraph-rsid="0023b607"/>
    </style:style>
    <style:style style:name="P35" style:family="paragraph" style:parent-style-name="Standard">
      <style:text-properties officeooo:rsid="002a89d4" officeooo:paragraph-rsid="002a89d4"/>
    </style:style>
    <style:style style:name="P36" style:family="paragraph" style:parent-style-name="Standard">
      <style:text-properties officeooo:rsid="002a9742" officeooo:paragraph-rsid="002a9742"/>
    </style:style>
    <style:style style:name="P37" style:family="paragraph" style:parent-style-name="Standard">
      <style:text-properties officeooo:rsid="002b7013" officeooo:paragraph-rsid="00225ed4"/>
    </style:style>
    <style:style style:name="P38" style:family="paragraph" style:parent-style-name="Standard">
      <style:text-properties officeooo:paragraph-rsid="002d3e94"/>
    </style:style>
    <style:style style:name="P39" style:family="paragraph" style:parent-style-name="Standard">
      <style:text-properties officeooo:rsid="002f2b18" officeooo:paragraph-rsid="002f2b18"/>
    </style:style>
    <style:style style:name="P40" style:family="paragraph" style:parent-style-name="Standard">
      <style:text-properties officeooo:rsid="0031d51a" officeooo:paragraph-rsid="0031d51a"/>
    </style:style>
    <style:style style:name="P41" style:family="paragraph" style:parent-style-name="Standard">
      <style:text-properties officeooo:rsid="0031d51a" officeooo:paragraph-rsid="003372bf"/>
    </style:style>
    <style:style style:name="P42" style:family="paragraph" style:parent-style-name="Standard">
      <style:text-properties officeooo:rsid="0035fdcb" officeooo:paragraph-rsid="0035fdcb"/>
    </style:style>
    <style:style style:name="P43" style:family="paragraph" style:parent-style-name="Standard">
      <style:text-properties officeooo:rsid="0039949b" officeooo:paragraph-rsid="0039949b"/>
    </style:style>
    <style:style style:name="P44" style:family="paragraph" style:parent-style-name="Standard">
      <style:text-properties style:font-name="Liberation Serif1" officeooo:rsid="0035fdcb" officeooo:paragraph-rsid="0035fdcb"/>
    </style:style>
    <style:style style:name="P45" style:family="paragraph" style:parent-style-name="Standard">
      <style:text-properties officeooo:rsid="004479b9" officeooo:paragraph-rsid="0093b7d5"/>
    </style:style>
    <style:style style:name="P46" style:family="paragraph" style:parent-style-name="Equation">
      <style:text-properties officeooo:rsid="004479b9" officeooo:paragraph-rsid="004479b9"/>
    </style:style>
    <style:style style:name="P47" style:family="paragraph" style:parent-style-name="Equation">
      <style:text-properties officeooo:rsid="004479b9" officeooo:paragraph-rsid="00479e78"/>
    </style:style>
    <style:style style:name="P48" style:family="paragraph" style:parent-style-name="Equation">
      <style:text-properties officeooo:rsid="004479b9" officeooo:paragraph-rsid="0061eb2e"/>
    </style:style>
    <style:style style:name="P49" style:family="paragraph" style:parent-style-name="Standard">
      <style:text-properties officeooo:paragraph-rsid="00580413"/>
    </style:style>
    <style:style style:name="P50" style:family="paragraph" style:parent-style-name="Standard">
      <style:text-properties officeooo:paragraph-rsid="005b3671"/>
    </style:style>
    <style:style style:name="P51" style:family="paragraph" style:parent-style-name="Equation">
      <style:text-properties officeooo:paragraph-rsid="005b3671"/>
    </style:style>
    <style:style style:name="P52" style:family="paragraph" style:parent-style-name="Standard">
      <style:text-properties officeooo:rsid="006a2c72" officeooo:paragraph-rsid="006a2c72"/>
    </style:style>
    <style:style style:name="P53" style:family="paragraph" style:parent-style-name="Standard">
      <style:text-properties officeooo:rsid="006bc7ce" officeooo:paragraph-rsid="006bc7ce"/>
    </style:style>
    <style:style style:name="P54" style:family="paragraph" style:parent-style-name="Standard">
      <style:text-properties officeooo:rsid="006d89fb" officeooo:paragraph-rsid="006d89fb"/>
    </style:style>
    <style:style style:name="P55" style:family="paragraph" style:parent-style-name="Standard">
      <style:text-properties officeooo:rsid="006eb961"/>
    </style:style>
    <style:style style:name="P56" style:family="paragraph" style:parent-style-name="Standard">
      <style:text-properties officeooo:rsid="006ffe4e" officeooo:paragraph-rsid="006ffe4e"/>
    </style:style>
    <style:style style:name="P57" style:family="paragraph" style:parent-style-name="Standard">
      <style:text-properties officeooo:rsid="00719b9c" officeooo:paragraph-rsid="00719b9c"/>
    </style:style>
    <style:style style:name="P58" style:family="paragraph" style:parent-style-name="Standard">
      <style:text-properties officeooo:rsid="0072a088" officeooo:paragraph-rsid="00719b9c"/>
    </style:style>
    <style:style style:name="P59" style:family="paragraph" style:parent-style-name="Standard">
      <style:text-properties officeooo:rsid="0072a088" officeooo:paragraph-rsid="0072a088"/>
    </style:style>
    <style:style style:name="P60" style:family="paragraph" style:parent-style-name="Standard">
      <style:text-properties style:font-name="Times New Roman"/>
    </style:style>
    <style:style style:name="P61" style:family="paragraph" style:parent-style-name="Standard">
      <style:text-properties style:font-name="Times New Roman" fo:font-size="10.5pt" style:font-size-asian="10.5pt" style:font-size-complex="10.5pt"/>
    </style:style>
    <style:style style:name="P62" style:family="paragraph" style:parent-style-name="Standard">
      <style:text-properties style:font-name="Times New Roman" fo:font-size="10.5pt" fo:font-weight="bold" officeooo:rsid="007c88af" officeooo:paragraph-rsid="00d90be7" style:font-size-asian="10.5pt" style:font-weight-asian="bold" style:font-size-complex="10.5pt" style:font-weight-complex="bold"/>
    </style:style>
    <style:style style:name="P63" style:family="paragraph" style:parent-style-name="Standard">
      <style:text-properties style:font-name="Times New Roman" fo:font-size="10.5pt" fo:font-weight="normal" officeooo:rsid="007c88af" officeooo:paragraph-rsid="00d90be7" style:font-size-asian="10.5pt" style:font-weight-asian="normal" style:font-size-complex="10.5pt" style:font-weight-complex="normal"/>
    </style:style>
    <style:style style:name="P64" style:family="paragraph" style:parent-style-name="Standard">
      <style:text-properties officeooo:rsid="007c88af" officeooo:paragraph-rsid="007c88af"/>
    </style:style>
    <style:style style:name="P65" style:family="paragraph" style:parent-style-name="Standard">
      <style:text-properties officeooo:rsid="007c88af" officeooo:paragraph-rsid="00f44824"/>
    </style:style>
    <style:style style:name="P66" style:family="paragraph" style:parent-style-name="Standard">
      <style:text-properties officeooo:rsid="0081cc5f" officeooo:paragraph-rsid="0081cc5f"/>
    </style:style>
    <style:style style:name="P67" style:family="paragraph" style:parent-style-name="Standard">
      <style:text-properties officeooo:rsid="008785f2" officeooo:paragraph-rsid="008785f2"/>
    </style:style>
    <style:style style:name="P68" style:family="paragraph" style:parent-style-name="Standard">
      <style:text-properties officeooo:rsid="00892254" officeooo:paragraph-rsid="00892254"/>
    </style:style>
    <style:style style:name="P69" style:family="paragraph" style:parent-style-name="Standard">
      <style:text-properties officeooo:paragraph-rsid="008cd27e"/>
    </style:style>
    <style:style style:name="P70" style:family="paragraph" style:parent-style-name="Standard">
      <style:text-properties officeooo:paragraph-rsid="009658f7"/>
    </style:style>
    <style:style style:name="P71" style:family="paragraph" style:parent-style-name="Standard">
      <style:text-properties fo:font-weight="bold" officeooo:rsid="0072a088" officeooo:paragraph-rsid="0072a088" style:font-weight-asian="bold" style:font-weight-complex="bold"/>
    </style:style>
    <style:style style:name="P72" style:family="paragraph" style:parent-style-name="Standard">
      <style:text-properties fo:font-weight="bold" officeooo:rsid="0072a088" officeooo:paragraph-rsid="00d90be7" style:font-weight-asian="bold" style:font-weight-complex="bold"/>
    </style:style>
    <style:style style:name="P73" style:family="paragraph" style:parent-style-name="Standard">
      <style:text-properties fo:font-weight="bold" officeooo:rsid="007c88af" officeooo:paragraph-rsid="007c88af" style:font-weight-asian="bold" style:font-weight-complex="bold"/>
    </style:style>
    <style:style style:name="P74" style:family="paragraph" style:parent-style-name="Standard">
      <style:text-properties fo:font-weight="bold" officeooo:rsid="007c88af" officeooo:paragraph-rsid="00f44824" style:font-weight-asian="bold" style:font-weight-complex="bold"/>
    </style:style>
    <style:style style:name="P75" style:family="paragraph" style:parent-style-name="Standard">
      <style:text-properties officeooo:rsid="009b08bd" officeooo:paragraph-rsid="009b08bd"/>
    </style:style>
    <style:style style:name="P76" style:family="paragraph" style:parent-style-name="Standard">
      <style:text-properties officeooo:rsid="009b08bd" officeooo:paragraph-rsid="009c430e"/>
    </style:style>
    <style:style style:name="P77" style:family="paragraph" style:parent-style-name="Standard">
      <style:text-properties officeooo:rsid="009c430e" officeooo:paragraph-rsid="009c430e"/>
    </style:style>
    <style:style style:name="P78" style:family="paragraph" style:parent-style-name="Standard">
      <style:text-properties officeooo:rsid="009db8e0" officeooo:paragraph-rsid="009db8e0"/>
    </style:style>
    <style:style style:name="P79" style:family="paragraph" style:parent-style-name="Standard">
      <style:text-properties officeooo:rsid="009f974b" officeooo:paragraph-rsid="009f974b"/>
    </style:style>
    <style:style style:name="P80" style:family="paragraph" style:parent-style-name="Standard">
      <style:text-properties officeooo:rsid="00b78481" officeooo:paragraph-rsid="00b78481"/>
    </style:style>
    <style:style style:name="P81" style:family="paragraph" style:parent-style-name="Code">
      <style:text-properties officeooo:rsid="00b78481" officeooo:paragraph-rsid="00b78481"/>
    </style:style>
    <style:style style:name="P82" style:family="paragraph" style:parent-style-name="Standard">
      <style:text-properties officeooo:rsid="00d451bd" officeooo:paragraph-rsid="00d451bd"/>
    </style:style>
    <style:style style:name="P83" style:family="paragraph" style:parent-style-name="Standard">
      <style:text-properties fo:font-style="italic" style:font-style-asian="italic" style:font-style-complex="italic"/>
    </style:style>
    <style:style style:name="P84" style:family="paragraph" style:parent-style-name="Standard">
      <style:text-properties officeooo:rsid="00d74b2e" officeooo:paragraph-rsid="00d74b2e"/>
    </style:style>
    <style:style style:name="P85" style:family="paragraph" style:parent-style-name="Standard">
      <style:text-properties officeooo:rsid="00a39434" officeooo:paragraph-rsid="00d90be7"/>
    </style:style>
    <style:style style:name="P86" style:family="paragraph" style:parent-style-name="Standard">
      <style:text-properties officeooo:paragraph-rsid="00d90be7"/>
    </style:style>
    <style:style style:name="P87" style:family="paragraph" style:parent-style-name="Equation">
      <style:text-properties officeooo:paragraph-rsid="00d90be7"/>
    </style:style>
    <style:style style:name="P88" style:family="paragraph" style:parent-style-name="Code">
      <style:text-properties officeooo:paragraph-rsid="00d90be7"/>
    </style:style>
    <style:style style:name="P89" style:family="paragraph" style:parent-style-name="Standard">
      <style:text-properties officeooo:rsid="00c0429e" officeooo:paragraph-rsid="00d9cec6"/>
    </style:style>
    <style:style style:name="P90" style:family="paragraph" style:parent-style-name="Standard">
      <style:text-properties officeooo:rsid="00bcddcf" officeooo:paragraph-rsid="00d9cec6"/>
    </style:style>
    <style:style style:name="P91" style:family="paragraph" style:parent-style-name="Equation">
      <style:text-properties officeooo:rsid="00bcddcf" officeooo:paragraph-rsid="00d9cec6"/>
    </style:style>
    <style:style style:name="P92" style:family="paragraph" style:parent-style-name="Standard">
      <style:text-properties officeooo:rsid="00c9ec08" officeooo:paragraph-rsid="00d9cec6"/>
    </style:style>
    <style:style style:name="P93" style:family="paragraph" style:parent-style-name="Standard">
      <style:text-properties officeooo:rsid="00dbc22c" officeooo:paragraph-rsid="00dbc22c"/>
    </style:style>
    <style:style style:name="P94" style:family="paragraph" style:parent-style-name="Standard">
      <style:text-properties officeooo:rsid="00ec2c91" officeooo:paragraph-rsid="00ec2c91"/>
    </style:style>
    <style:style style:name="P95" style:family="paragraph" style:parent-style-name="Standard">
      <style:text-properties officeooo:rsid="00eff859" officeooo:paragraph-rsid="00eff859"/>
    </style:style>
    <style:style style:name="P96" style:family="paragraph" style:parent-style-name="Standard">
      <style:text-properties officeooo:rsid="00f44824" officeooo:paragraph-rsid="00f44824"/>
    </style:style>
    <style:style style:name="P97" style:family="paragraph" style:parent-style-name="Standard">
      <style:text-properties officeooo:paragraph-rsid="00f44824"/>
    </style:style>
    <style:style style:name="P98" style:family="paragraph" style:parent-style-name="Standard">
      <style:text-properties officeooo:rsid="00f7218d" officeooo:paragraph-rsid="00f7218d"/>
    </style:style>
    <style:style style:name="P99" style:family="paragraph" style:parent-style-name="Equation">
      <style:text-properties officeooo:paragraph-rsid="0018fe61"/>
    </style:style>
    <style:style style:name="P100" style:family="paragraph" style:parent-style-name="Equation">
      <style:text-properties officeooo:rsid="001a008c" officeooo:paragraph-rsid="001a008c"/>
    </style:style>
    <style:style style:name="P101" style:family="paragraph" style:parent-style-name="Equation">
      <style:text-properties officeooo:rsid="001a008c" officeooo:paragraph-rsid="001ce2b0"/>
    </style:style>
    <style:style style:name="P102" style:family="paragraph" style:parent-style-name="Equation">
      <style:text-properties officeooo:rsid="001a008c" officeooo:paragraph-rsid="00580413"/>
    </style:style>
    <style:style style:name="P103" style:family="paragraph" style:parent-style-name="Equation">
      <style:text-properties officeooo:rsid="001a008c" officeooo:paragraph-rsid="008cd27e"/>
    </style:style>
    <style:style style:name="P104" style:family="paragraph" style:parent-style-name="Equation">
      <style:text-properties officeooo:paragraph-rsid="0023b607"/>
    </style:style>
    <style:style style:name="P105" style:family="paragraph" style:parent-style-name="Equation">
      <style:text-properties officeooo:paragraph-rsid="0023f8fa"/>
    </style:style>
    <style:style style:name="P106" style:family="paragraph" style:parent-style-name="Equation">
      <style:text-properties officeooo:paragraph-rsid="003372bf"/>
    </style:style>
    <style:style style:name="P107" style:family="paragraph" style:parent-style-name="Equation">
      <style:text-properties officeooo:paragraph-rsid="0035fdcb"/>
    </style:style>
    <style:style style:name="P108" style:family="paragraph" style:parent-style-name="Equation">
      <style:text-properties officeooo:rsid="004057e1" officeooo:paragraph-rsid="004057e1"/>
    </style:style>
    <style:style style:name="P109" style:family="paragraph" style:parent-style-name="Equation">
      <style:text-properties officeooo:rsid="005746ca" officeooo:paragraph-rsid="005746ca"/>
    </style:style>
    <style:style style:name="P110" style:family="paragraph" style:parent-style-name="Equation">
      <style:text-properties officeooo:rsid="005746ca" officeooo:paragraph-rsid="008cd27e"/>
    </style:style>
    <style:style style:name="P111" style:family="paragraph" style:parent-style-name="Equation">
      <style:text-properties officeooo:paragraph-rsid="007cd6f4"/>
    </style:style>
    <style:style style:name="P112" style:family="paragraph" style:parent-style-name="Equation">
      <style:text-properties officeooo:paragraph-rsid="008110d5"/>
    </style:style>
    <style:style style:name="P113" style:family="paragraph" style:parent-style-name="Equation">
      <style:text-properties officeooo:paragraph-rsid="008c56d9"/>
    </style:style>
    <style:style style:name="P114" style:family="paragraph" style:parent-style-name="Equation">
      <style:text-properties officeooo:paragraph-rsid="00c7bc5d"/>
    </style:style>
    <style:style style:name="P115" style:family="paragraph" style:parent-style-name="Equation">
      <style:text-properties officeooo:paragraph-rsid="00cee1b2"/>
    </style:style>
    <style:style style:name="P116" style:family="paragraph" style:parent-style-name="Equation">
      <style:text-properties officeooo:rsid="00a8cf15" officeooo:paragraph-rsid="00d90be7"/>
    </style:style>
    <style:style style:name="P117" style:family="paragraph" style:parent-style-name="Equation">
      <style:text-properties officeooo:rsid="00a8cf15" officeooo:paragraph-rsid="00e7a2fb"/>
    </style:style>
    <style:style style:name="P118" style:family="paragraph" style:parent-style-name="Equation">
      <style:text-properties officeooo:rsid="00b5a213" officeooo:paragraph-rsid="00d90be7"/>
    </style:style>
    <style:style style:name="P119" style:family="paragraph" style:parent-style-name="Equation">
      <style:text-properties officeooo:rsid="00a8cec1" officeooo:paragraph-rsid="00d90be7"/>
    </style:style>
    <style:style style:name="P120" style:family="paragraph" style:parent-style-name="Equation">
      <style:text-properties officeooo:rsid="00a8cec1" officeooo:paragraph-rsid="00e5ff77"/>
    </style:style>
    <style:style style:name="P121" style:family="paragraph" style:parent-style-name="Equation">
      <style:text-properties officeooo:paragraph-rsid="00e50c58"/>
    </style:style>
    <style:style style:name="P122" style:family="paragraph" style:parent-style-name="Equation">
      <style:text-properties officeooo:paragraph-rsid="00e7a2fb"/>
    </style:style>
    <style:style style:name="P123" style:family="paragraph" style:parent-style-name="Equation">
      <style:text-properties officeooo:paragraph-rsid="00eff859"/>
    </style:style>
    <style:style style:name="P124" style:family="paragraph" style:parent-style-name="Equation">
      <style:text-properties officeooo:paragraph-rsid="00f11635"/>
    </style:style>
    <style:style style:name="P125" style:family="paragraph" style:parent-style-name="Equation">
      <style:text-properties officeooo:paragraph-rsid="00f24f96"/>
    </style:style>
    <style:style style:name="P126" style:family="paragraph" style:parent-style-name="Standard">
      <style:paragraph-properties fo:break-before="page"/>
      <style:text-properties officeooo:rsid="008110d5" officeooo:paragraph-rsid="008110d5"/>
    </style:style>
    <style:style style:name="P127" style:family="paragraph" style:parent-style-name="Equation">
      <style:paragraph-properties fo:break-before="page"/>
    </style:style>
    <style:style style:name="P128" style:family="paragraph" style:parent-style-name="Standard" style:master-page-name="">
      <loext:graphic-properties draw:fill="none"/>
      <style:paragraph-properties fo:margin-left="0in" fo:margin-right="0in" fo:text-indent="-0.1252in" style:auto-text-indent="false" style:page-number="auto" fo:background-color="transparent" style:writing-mode="lr-tb"/>
      <style:text-properties officeooo:paragraph-rsid="007c88af"/>
    </style:style>
    <style:style style:name="P129" style:family="paragraph" style:parent-style-name="Code">
      <style:text-properties fo:color="#ff0000" loext:opacity="100%"/>
    </style:style>
    <style:style style:name="P130" style:family="paragraph" style:parent-style-name="Code">
      <style:text-properties fo:color="#ff0000" loext:opacity="100%" officeooo:rsid="00b78481" officeooo:paragraph-rsid="00b78481"/>
    </style:style>
    <style:style style:name="P131" style:family="paragraph" style:parent-style-name="Code">
      <style:text-properties fo:color="#ff0000" loext:opacity="100%" officeooo:paragraph-rsid="00d90be7"/>
    </style:style>
    <style:style style:name="P132" style:family="paragraph" style:parent-style-name="Code">
      <style:text-properties style:use-window-font-color="true" loext:opacity="0%" officeooo:rsid="00b78481" officeooo:paragraph-rsid="00b78481"/>
    </style:style>
    <style:style style:name="P133" style:family="paragraph" style:parent-style-name="Code">
      <style:text-properties officeooo:rsid="00b51762" officeooo:paragraph-rsid="00d90be7"/>
    </style:style>
    <style:style style:name="P134" style:family="paragraph" style:parent-style-name="Code">
      <style:text-properties officeooo:rsid="00b51762" officeooo:paragraph-rsid="00e2ef29"/>
    </style:style>
    <style:style style:name="P135" style:family="paragraph" style:parent-style-name="Code">
      <style:text-properties officeooo:paragraph-rsid="00e11755"/>
    </style:style>
    <style:style style:name="P136" style:family="paragraph" style:parent-style-name="Code">
      <style:text-properties officeooo:paragraph-rsid="00e1ec7a"/>
    </style:style>
    <style:style style:name="P137" style:family="paragraph" style:parent-style-name="Code" style:master-page-name="">
      <loext:graphic-properties draw:fill="none"/>
      <style:paragraph-properties fo:margin-left="0.5in" fo:margin-right="0in" fo:text-indent="0in" style:auto-text-indent="false" style:page-number="auto" fo:background-color="transparent" fo:padding="0.0201in" fo:border="0.06pt solid #000000" style:shadow="none" style:writing-mode="lr-tb"/>
    </style:style>
    <style:style style:name="P138" style:family="paragraph" style:parent-style-name="Code">
      <loext:graphic-properties draw:fill="none"/>
      <style:paragraph-properties fo:margin-left="0.5in" fo:margin-right="0in" fo:text-indent="0in" style:auto-text-indent="false" fo:background-color="transparent" fo:padding="0.0201in" fo:border="0.06pt solid #000000" style:shadow="none" style:writing-mode="lr-tb"/>
    </style:style>
    <style:style style:name="P139" style:family="paragraph" style:parent-style-name="Code">
      <loext:graphic-properties draw:fill="none"/>
      <style:paragraph-properties fo:margin-left="0.5in" fo:margin-right="0in" fo:text-indent="0in" style:auto-text-indent="false" fo:background-color="transparent" fo:padding="0.0201in" fo:border="0.06pt solid #000000" style:shadow="none" style:writing-mode="lr-tb"/>
      <style:text-properties officeooo:rsid="00af215c" officeooo:paragraph-rsid="00af215c"/>
    </style:style>
    <style:style style:name="P140" style:family="paragraph" style:parent-style-name="Standard">
      <style:paragraph-properties fo:padding="0in" fo:border="none" style:shadow="none" style:writing-mode="lr-tb" style:join-border="false"/>
      <style:text-properties officeooo:rsid="008b0dfd" officeooo:paragraph-rsid="008b0dfd"/>
    </style:style>
    <style:style style:name="P141" style:family="paragraph" style:parent-style-name="Standard">
      <loext:graphic-properties draw:fill-image-width="0in" draw:fill-image-height="0in"/>
      <style:paragraph-properties fo:padding="0in" fo:border="none" style:shadow="none" style:writing-mode="lr-tb" style:join-border="false"/>
      <style:text-properties officeooo:rsid="008c56d9" officeooo:paragraph-rsid="008c56d9"/>
    </style:style>
    <style:style style:name="P142" style:family="paragraph" style:parent-style-name="Standard">
      <loext:graphic-properties draw:fill-image-width="0in" draw:fill-image-height="0in"/>
      <style:paragraph-properties fo:padding="0in" fo:border="none" style:shadow="none" style:writing-mode="lr-tb" style:join-border="false"/>
      <style:text-properties officeooo:paragraph-rsid="008cd27e"/>
    </style:style>
    <style:style style:name="P143" style:family="paragraph" style:parent-style-name="Equation">
      <style:paragraph-properties fo:padding="0in" fo:border="none" style:shadow="none" style:writing-mode="lr-tb" style:join-border="false"/>
      <style:text-properties officeooo:paragraph-rsid="00d9cec6"/>
    </style:style>
    <style:style style:name="P144" style:family="paragraph" style:parent-style-name="Standard">
      <loext:graphic-properties draw:fill-image-width="0in" draw:fill-image-height="0in"/>
      <style:paragraph-properties fo:padding="0in" fo:border="none" style:shadow="none" style:writing-mode="lr-tb" style:join-border="false"/>
      <style:text-properties officeooo:rsid="008cd27e" officeooo:paragraph-rsid="008cd27e"/>
    </style:style>
    <style:style style:name="P145" style:family="paragraph" style:parent-style-name="Equation">
      <loext:graphic-properties draw:fill-image-width="0in" draw:fill-image-height="0in"/>
      <style:paragraph-properties style:shadow="none" style:writing-mode="lr-tb"/>
    </style:style>
    <style:style style:name="P146" style:family="paragraph" style:parent-style-name="Standard">
      <style:text-properties officeooo:rsid="0101c670" officeooo:paragraph-rsid="0101c670"/>
    </style:style>
    <style:style style:name="P147" style:family="paragraph" style:parent-style-name="Standard">
      <style:text-properties officeooo:rsid="0105e03d" officeooo:paragraph-rsid="0105e03d"/>
    </style:style>
    <style:style style:name="P148" style:family="paragraph" style:parent-style-name="Code">
      <style:text-properties fo:color="#ff0000" loext:opacity="100%" officeooo:paragraph-rsid="01093903"/>
    </style:style>
    <style:style style:name="P149" style:family="paragraph" style:parent-style-name="Code">
      <style:text-properties fo:color="#000000" loext:opacity="100%" officeooo:rsid="00e11755" officeooo:paragraph-rsid="01093903"/>
    </style:style>
    <style:style style:name="P150" style:family="paragraph" style:parent-style-name="Code">
      <style:text-properties officeooo:rsid="00b51762" officeooo:paragraph-rsid="01093903"/>
    </style:style>
    <style:style style:name="P151" style:family="paragraph" style:parent-style-name="Code">
      <style:text-properties officeooo:paragraph-rsid="01093903"/>
    </style:style>
    <style:style style:name="P152" style:family="paragraph" style:parent-style-name="Equation">
      <style:text-properties officeooo:rsid="00a8cf15" officeooo:paragraph-rsid="01093903"/>
    </style:style>
    <style:style style:name="P153" style:family="paragraph" style:parent-style-name="Equation">
      <style:text-properties officeooo:rsid="00cb1508" officeooo:paragraph-rsid="00f593d4"/>
    </style:style>
    <style:style style:name="P154" style:family="paragraph" style:parent-style-name="Equation">
      <style:text-properties fo:color="#000000" loext:opacity="100%" officeooo:paragraph-rsid="00f5f479"/>
    </style:style>
    <style:style style:name="P155" style:family="paragraph" style:parent-style-name="Heading_20_1">
      <style:text-properties officeooo:rsid="00e7a2fb" officeooo:paragraph-rsid="00e7a2fb"/>
    </style:style>
    <style:style style:name="P156" style:family="paragraph" style:parent-style-name="Heading_20_2">
      <style:text-properties fo:color="#b3b3b3" loext:opacity="100%" officeooo:paragraph-rsid="00f593d4"/>
    </style:style>
    <style:style style:name="P157" style:family="paragraph" style:parent-style-name="Heading_20_2">
      <style:text-properties officeooo:paragraph-rsid="00f7218d"/>
    </style:style>
    <style:style style:name="P158" style:family="paragraph" style:parent-style-name="Standard">
      <style:text-properties officeooo:paragraph-rsid="01093903"/>
    </style:style>
    <style:style style:name="P159" style:family="paragraph" style:parent-style-name="Standard">
      <style:text-properties officeooo:rsid="00edf009" officeooo:paragraph-rsid="00f593d4"/>
    </style:style>
    <style:style style:name="P160" style:family="paragraph" style:parent-style-name="Standard">
      <style:text-properties officeooo:paragraph-rsid="00d9cec6"/>
    </style:style>
    <style:style style:name="T1" style:family="text">
      <style:text-properties style:font-name="Zapf Dingbats" officeooo:rsid="004b1d73" style:font-name-asian="Zapf Dingbats" style:font-name-complex="Zapf Dingbats"/>
    </style:style>
    <style:style style:name="T2" style:family="text">
      <style:text-properties style:font-name="Liberation Mono" fo:font-size="10.5pt" fo:font-style="normal" fo:font-weight="normal" officeooo:rsid="00e2ef29" style:font-name-asian="Zapf Dingbats" style:font-size-asian="10.5pt" style:font-style-asian="normal" style:font-weight-asian="normal" style:font-name-complex="Zapf Dingbats"/>
    </style:style>
    <style:style style:name="T3" style:family="text">
      <style:text-properties style:font-name="Liberation Mono" fo:font-size="10.5pt" fo:font-style="normal" fo:font-weight="normal" style:font-size-asian="10.5pt" style:font-style-asian="normal" style:font-weight-asian="normal"/>
    </style:style>
    <style:style style:name="T4" style:family="text">
      <style:text-properties style:font-name="Liberation Mono" fo:font-size="10.5pt" fo:font-style="normal" fo:font-weight="normal" officeooo:rsid="00e2ef29" style:font-size-asian="10.5pt" style:font-style-asian="normal" style:font-weight-asian="normal"/>
    </style:style>
    <style:style style:name="T5" style:family="text">
      <style:text-properties style:use-window-font-color="true" loext:opacity="0%" style:font-name="Times New Roman" fo:font-size="10.5pt" fo:font-style="normal" fo:font-weight="normal" officeooo:rsid="00c4243c" style:font-name-asian="Zapf Dingbats" style:font-size-asian="10.5pt" style:font-style-asian="normal" style:font-weight-asian="normal" style:font-name-complex="Zapf Dingbats" style:font-size-complex="10.5pt"/>
    </style:style>
    <style:style style:name="T6" style:family="text">
      <style:text-properties style:use-window-font-color="true" loext:opacity="0%" style:font-name="Times New Roman" fo:font-size="10.5pt" officeooo:rsid="004b1d73" style:font-name-asian="Zapf Dingbats" style:font-size-asian="10.5pt" style:font-name-complex="Zapf Dingbats" style:font-size-complex="10.5pt"/>
    </style:style>
    <style:style style:name="T7" style:family="text">
      <style:text-properties style:use-window-font-color="true" loext:opacity="0%" style:font-name="Times New Roman" fo:font-size="10.5pt" officeooo:rsid="00c4243c" style:font-name-asian="Zapf Dingbats" style:font-size-asian="10.5pt" style:font-name-complex="Zapf Dingbats" style:font-size-complex="10.5pt"/>
    </style:style>
    <style:style style:name="T8" style:family="text">
      <style:text-properties style:use-window-font-color="true" loext:opacity="0%" style:font-name="Zapf Dingbats" fo:font-size="10.5pt" officeooo:rsid="004b1d73" style:font-name-asian="Zapf Dingbats" style:font-size-asian="10.5pt" style:font-name-complex="Zapf Dingbats" style:font-size-complex="10.5pt"/>
    </style:style>
    <style:style style:name="T9" style:family="text">
      <style:text-properties style:use-window-font-color="true" loext:opacity="0%" style:font-name="Zapf Dingbats" fo:font-size="10.5pt" fo:font-style="normal" fo:font-weight="normal" officeooo:rsid="004b1d73" style:font-name-asian="Zapf Dingbats" style:font-size-asian="10.5pt" style:font-style-asian="normal" style:font-weight-asian="normal" style:font-name-complex="Zapf Dingbats" style:font-size-complex="10.5pt"/>
    </style:style>
    <style:style style:name="T10" style:family="text">
      <style:text-properties style:use-window-font-color="true" loext:opacity="0%" style:font-name="Liberation Mono" fo:font-size="10.5pt" fo:font-style="normal" fo:font-weight="normal" officeooo:rsid="00e2ef29" style:font-name-asian="Zapf Dingbats" style:font-size-asian="10.5pt" style:font-style-asian="normal" style:font-weight-asian="normal" style:font-name-complex="Zapf Dingbats" style:font-size-complex="10.5pt"/>
    </style:style>
    <style:style style:name="T11" style:family="text">
      <style:text-properties style:use-window-font-color="true" loext:opacity="0%" fo:font-size="10.5pt" style:font-name-asian="Zapf Dingbats" style:font-size-asian="10.5pt" style:font-name-complex="Zapf Dingbats" style:font-size-complex="10.5pt"/>
    </style:style>
    <style:style style:name="T12" style:family="text">
      <style:text-properties style:use-window-font-color="true" loext:opacity="0%" fo:font-size="10.5pt" officeooo:rsid="004b1d73" style:font-name-asian="Zapf Dingbats" style:font-size-asian="10.5pt" style:font-name-complex="Zapf Dingbats" style:font-size-complex="10.5pt"/>
    </style:style>
    <style:style style:name="T13" style:family="text">
      <style:text-properties officeooo:rsid="00d9cec6"/>
    </style:style>
    <style:style style:name="T14" style:family="text">
      <style:text-properties officeooo:rsid="00a10e17"/>
    </style:style>
    <style:style style:name="T15" style:family="text">
      <style:text-properties style:text-position="sub 58%" officeooo:rsid="0034053a"/>
    </style:style>
    <style:style style:name="T16" style:family="text">
      <style:text-properties style:text-position="sub 58%" officeooo:rsid="0038bd15"/>
    </style:style>
    <style:style style:name="T17" style:family="text">
      <style:text-properties style:text-position="sub 58%" officeooo:rsid="005b3671"/>
    </style:style>
    <style:style style:name="T18" style:family="text">
      <style:text-properties style:text-position="sub 58%" officeooo:rsid="005746ca"/>
    </style:style>
    <style:style style:name="T19" style:family="text">
      <style:text-properties style:text-position="sub 58%" style:font-name="Times New Roman1" officeooo:rsid="00cbe47a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9c430e" style:font-style-asian="italic" style:font-style-complex="italic"/>
    </style:style>
    <style:style style:name="T22" style:family="text">
      <style:text-properties officeooo:rsid="0018fe61"/>
    </style:style>
    <style:style style:name="T23" style:family="text">
      <style:text-properties officeooo:rsid="001baeea"/>
    </style:style>
    <style:style style:name="T24" style:family="text">
      <style:text-properties officeooo:rsid="001c9738"/>
    </style:style>
    <style:style style:name="T25" style:family="text">
      <style:text-properties officeooo:rsid="001e1a92"/>
    </style:style>
    <style:style style:name="T26" style:family="text">
      <style:text-properties officeooo:rsid="0023b607"/>
    </style:style>
    <style:style style:name="T27" style:family="text">
      <style:text-properties officeooo:rsid="0023f8fa"/>
    </style:style>
    <style:style style:name="T28" style:family="text">
      <style:text-properties style:font-name="Liberation Serif"/>
    </style:style>
    <style:style style:name="T29" style:family="text">
      <style:text-properties style:font-name="Liberation Serif1"/>
    </style:style>
    <style:style style:name="T30" style:family="text">
      <style:text-properties style:font-name="Liberation Serif1" officeooo:rsid="0035fdcb"/>
    </style:style>
    <style:style style:name="T31" style:family="text">
      <style:text-properties officeooo:rsid="002a9742"/>
    </style:style>
    <style:style style:name="T32" style:family="text">
      <style:text-properties officeooo:rsid="002b7013"/>
    </style:style>
    <style:style style:name="T33" style:family="text">
      <style:text-properties officeooo:rsid="002d3e94"/>
    </style:style>
    <style:style style:name="T34" style:family="text">
      <style:text-properties officeooo:rsid="002f2b18"/>
    </style:style>
    <style:style style:name="T35" style:family="text">
      <style:text-properties officeooo:rsid="0031d51a"/>
    </style:style>
    <style:style style:name="T36" style:family="text">
      <style:text-properties officeooo:rsid="0034053a"/>
    </style:style>
    <style:style style:name="T37" style:family="text">
      <style:text-properties style:text-position="0% 100%" officeooo:rsid="0034053a"/>
    </style:style>
    <style:style style:name="T38" style:family="text">
      <style:text-properties style:text-position="0% 100%" officeooo:rsid="0038bd15"/>
    </style:style>
    <style:style style:name="T39" style:family="text">
      <style:text-properties style:text-position="0% 100%" fo:font-size="10.5pt" officeooo:rsid="008e9dd5" style:font-size-asian="10.5pt" style:font-size-complex="10.5pt"/>
    </style:style>
    <style:style style:name="T40" style:family="text">
      <style:text-properties style:text-position="0% 100%" officeooo:rsid="005b3671"/>
    </style:style>
    <style:style style:name="T41" style:family="text">
      <style:text-properties style:text-position="0% 100%" officeooo:rsid="00cbe47a"/>
    </style:style>
    <style:style style:name="T42" style:family="text">
      <style:text-properties style:text-position="0% 100%" style:font-name="Times New Roman2" officeooo:rsid="00cbe47a"/>
    </style:style>
    <style:style style:name="T43" style:family="text">
      <style:text-properties style:text-position="0% 100%" style:font-name="Times New Roman1" officeooo:rsid="00cbe47a"/>
    </style:style>
    <style:style style:name="T44" style:family="text">
      <style:text-properties officeooo:rsid="0035fdcb"/>
    </style:style>
    <style:style style:name="T45" style:family="text">
      <style:text-properties officeooo:rsid="0038bd15"/>
    </style:style>
    <style:style style:name="T46" style:family="text">
      <style:text-properties officeooo:rsid="003da315"/>
    </style:style>
    <style:style style:name="T47" style:family="text">
      <style:text-properties officeooo:rsid="004108d8"/>
    </style:style>
    <style:style style:name="T48" style:family="text">
      <style:text-properties officeooo:rsid="004479b9"/>
    </style:style>
    <style:style style:name="T49" style:family="text">
      <style:text-properties officeooo:rsid="00469282"/>
    </style:style>
    <style:style style:name="T50" style:family="text">
      <style:text-properties officeooo:rsid="00574d47"/>
    </style:style>
    <style:style style:name="T51" style:family="text">
      <style:text-properties officeooo:rsid="005b3671"/>
    </style:style>
    <style:style style:name="T52" style:family="text">
      <style:text-properties officeooo:rsid="005ec71e"/>
    </style:style>
    <style:style style:name="T53" style:family="text">
      <style:text-properties officeooo:rsid="0061d7b6"/>
    </style:style>
    <style:style style:name="T54" style:family="text">
      <style:text-properties officeooo:rsid="00652458"/>
    </style:style>
    <style:style style:name="T55" style:family="text">
      <style:text-properties officeooo:rsid="0067edc7"/>
    </style:style>
    <style:style style:name="T56" style:family="text">
      <style:text-properties style:font-name="Times New Roman2"/>
    </style:style>
    <style:style style:name="T57" style:family="text">
      <style:text-properties officeooo:rsid="006bc7ce"/>
    </style:style>
    <style:style style:name="T58" style:family="text">
      <style:text-properties officeooo:rsid="001a008c"/>
    </style:style>
    <style:style style:name="T59" style:family="text">
      <style:text-properties officeooo:rsid="001d59fd"/>
    </style:style>
    <style:style style:name="T60" style:family="text">
      <style:text-properties officeooo:rsid="008110d5"/>
    </style:style>
    <style:style style:name="T61" style:family="text">
      <style:text-properties officeooo:rsid="0081cc5f"/>
    </style:style>
    <style:style style:name="T62" style:family="text">
      <style:text-properties officeooo:rsid="00844bef"/>
    </style:style>
    <style:style style:name="T63" style:family="text">
      <style:text-properties officeooo:rsid="008785f2"/>
    </style:style>
    <style:style style:name="T64" style:family="text">
      <style:text-properties officeooo:rsid="00892254"/>
    </style:style>
    <style:style style:name="T65" style:family="text">
      <style:text-properties officeooo:rsid="008b0dfd"/>
    </style:style>
    <style:style style:name="T66" style:family="text">
      <style:text-properties officeooo:rsid="008c56d9"/>
    </style:style>
    <style:style style:name="T67" style:family="text">
      <style:text-properties officeooo:rsid="008cd27e"/>
    </style:style>
    <style:style style:name="T68" style:family="text">
      <style:text-properties officeooo:rsid="005746ca"/>
    </style:style>
    <style:style style:name="T69" style:family="text">
      <style:text-properties officeooo:rsid="008fe223"/>
    </style:style>
    <style:style style:name="T70" style:family="text">
      <style:text-properties officeooo:rsid="009658f7"/>
    </style:style>
    <style:style style:name="T71" style:family="text">
      <style:text-properties officeooo:rsid="0097dd3b"/>
    </style:style>
    <style:style style:name="T72" style:family="text">
      <style:text-properties officeooo:rsid="0097f30b"/>
    </style:style>
    <style:style style:name="T73" style:family="text">
      <style:text-properties officeooo:rsid="009c430e"/>
    </style:style>
    <style:style style:name="T74" style:family="text">
      <style:text-properties fo:font-style="normal" officeooo:rsid="009c430e" style:font-style-asian="normal" style:font-style-complex="normal"/>
    </style:style>
    <style:style style:name="T75" style:family="text">
      <style:text-properties fo:font-style="normal" officeooo:rsid="00d9cec6" style:font-style-asian="normal" style:font-style-complex="normal"/>
    </style:style>
    <style:style style:name="T76" style:family="text">
      <style:text-properties officeooo:rsid="009f974b"/>
    </style:style>
    <style:style style:name="T77" style:family="text">
      <style:text-properties officeooo:rsid="00a3607c"/>
    </style:style>
    <style:style style:name="T78" style:family="text">
      <style:text-properties officeooo:rsid="00a54401"/>
    </style:style>
    <style:style style:name="T79" style:family="text">
      <style:text-properties officeooo:rsid="00a8cf15"/>
    </style:style>
    <style:style style:name="T80" style:family="text">
      <style:text-properties officeooo:rsid="00aabd44"/>
    </style:style>
    <style:style style:name="T81" style:family="text">
      <style:text-properties officeooo:rsid="00ab83a7"/>
    </style:style>
    <style:style style:name="T82" style:family="text">
      <style:text-properties fo:color="#ff0000" loext:opacity="100%"/>
    </style:style>
    <style:style style:name="T83" style:family="text">
      <style:text-properties fo:color="#0047ff" loext:opacity="100%"/>
    </style:style>
    <style:style style:name="T84" style:family="text">
      <style:text-properties officeooo:rsid="00af215c"/>
    </style:style>
    <style:style style:name="T85" style:family="text">
      <style:text-properties fo:color="#2300dc" loext:opacity="100%"/>
    </style:style>
    <style:style style:name="T86" style:family="text">
      <style:text-properties officeooo:rsid="00c82d77"/>
    </style:style>
    <style:style style:name="T87" style:family="text">
      <style:text-properties officeooo:rsid="00c9ec08"/>
    </style:style>
    <style:style style:name="T88" style:family="text">
      <style:text-properties officeooo:rsid="00cb1508"/>
    </style:style>
    <style:style style:name="T89" style:family="text">
      <style:text-properties style:text-position="super 58%"/>
    </style:style>
    <style:style style:name="T90" style:family="text">
      <style:text-properties officeooo:rsid="00d2eaf8"/>
    </style:style>
    <style:style style:name="T91" style:family="text">
      <style:text-properties officeooo:rsid="00d500a4"/>
    </style:style>
    <style:style style:name="T92" style:family="text">
      <style:text-properties fo:color="#000000" loext:opacity="100%" fo:background-color="#ff00ff" loext:char-shading-value="0"/>
    </style:style>
    <style:style style:name="T93" style:family="text">
      <style:text-properties officeooo:rsid="00bb0236"/>
    </style:style>
    <style:style style:name="T94" style:family="text">
      <style:text-properties officeooo:rsid="00df989c"/>
    </style:style>
    <style:style style:name="T95" style:family="text">
      <style:text-properties officeooo:rsid="00e11755"/>
    </style:style>
    <style:style style:name="T96" style:family="text">
      <style:text-properties fo:color="#0000ff" loext:opacity="100%"/>
    </style:style>
    <style:style style:name="T97" style:family="text">
      <style:text-properties officeooo:rsid="00e1ec7a"/>
    </style:style>
    <style:style style:name="T98" style:family="text">
      <style:text-properties officeooo:rsid="00e2ef29"/>
    </style:style>
    <style:style style:name="T99" style:family="text">
      <style:text-properties officeooo:rsid="00e50c58"/>
    </style:style>
    <style:style style:name="T100" style:family="text">
      <style:text-properties officeooo:rsid="00e5ff77"/>
    </style:style>
    <style:style style:name="T101" style:family="text">
      <style:text-properties officeooo:rsid="00e8d8cf"/>
    </style:style>
    <style:style style:name="T102" style:family="text">
      <style:text-properties fo:font-weight="bold" officeooo:rsid="0072a088" style:font-weight-asian="bold" style:font-weight-complex="bold"/>
    </style:style>
    <style:style style:name="T103" style:family="text">
      <style:text-properties officeooo:rsid="00f44824"/>
    </style:style>
    <style:style style:name="T104" style:family="text">
      <style:text-properties style:text-position="sub 70%"/>
    </style:style>
    <style:style style:name="T105" style:family="text">
      <style:text-properties officeooo:rsid="010929cb"/>
    </style:style>
    <style:style style:name="T106" style:family="text">
      <style:text-properties fo:background-color="#ff00ff" loext:char-shading-value="0"/>
    </style:style>
    <style:style style:name="T107" style:family="text">
      <style:text-properties fo:background-color="transparent" loext:char-shading-value="0"/>
    </style:style>
    <style:style style:name="T108" style:family="text">
      <style:text-properties officeooo:rsid="00b5a213"/>
    </style:style>
    <style:style style:name="fr1" style:family="graphic" style:parent-style-name="Formula">
      <style:graphic-properties style:vertical-pos="from-top" style:horizontal-pos="from-left" style:horizontal-rel="paragraph-content" draw:visible-area-left="0in" draw:visible-area-top="0in" draw:visible-area-width="3.937in" draw:visible-area-height="3.937in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run-through="foreground" style:wrap="none" style:vertical-pos="top" style:vertical-rel="paragraph" style:horizontal-pos="center" style:horizontal-rel="paragraph" style:flow-with-text="true" draw:wrap-influence-on-position="once-concurrent" loext:allow-overlap="true" draw:ole-draw-aspect="1"/>
    </style:style>
    <style:style style:name="fr4" style:family="graphic" style:parent-style-name="Formula">
      <style:graphic-properties style:vertical-pos="from-top" style:vertical-rel="page" style:horizontal-pos="from-left" style:horizontal-rel="paragraph" draw:ole-draw-aspect="1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5895331984" text:id="ct15895331984">
          <text:insertion>
            <office:change-info>
              <dc:creator>Unknown Author</dc:creator>
              <dc:date>2018-05-17T10:25:54.029435000</dc:date>
            </office:change-info>
          </text:insertion>
        </text:changed-region>
        <text:changed-region xml:id="ct15955277936" text:id="ct15955277936">
          <text:insertion>
            <office:change-info>
              <dc:creator>Unknown Author</dc:creator>
              <dc:date>2018-05-17T10:25:54.029435000</dc:date>
            </office:change-info>
          </text:insertion>
        </text:changed-region>
        <text:changed-region xml:id="ct15955278544" text:id="ct15955278544">
          <text:deletion>
            <office:change-info>
              <dc:creator>Unknown Author</dc:creator>
              <dc:date>2018-05-17T10:25:54.029435000</dc:date>
            </office:change-info>
            <text:h text:style-name="P156" text:outline-level="2">Dimensional Analysis</text:h>
            <text:p text:style-name="P159">Dimensional analysis follows that for the PML in section <text:bookmark-ref text:reference-format="chapter" text:ref-name="__RefHeading___Toc5326_597910946"/>. For sigma E specifically:</text:p>
            <text:p text:style-name="P159"/>
            <text:p text:style-name="P153"><text:tab/><draw:frame draw:style-name="fr1" draw:name="Object96" text:anchor-type="as-char" svg:y="-0.2799in" svg:width="2.522in" svg:height="0.4646in" draw:z-index="100"><draw:object-ole xlink:href="./Object 1" xlink:type="simple" xlink:show="embed" xlink:actuate="onLoad"/><draw:image xlink:href="./ObjectReplacements/Object 1" xlink:type="simple" xlink:show="embed" xlink:actuate="onLoad"/><svg:desc>OLE object</svg:desc></draw:frame><text:span text:style-name="T1">✔<text:tab/></text:span><text:span text:style-name="T2">(</text:span><text:span text:style-name="T5"><text:sequence text:ref-name="refText0" text:name="Text" text:formula="ooow:Text+1" style:num-format="1">7.1</text:sequence></text:span><text:span text:style-name="T2">)</text:span></text:p>
            <text:p text:style-name="P154"><text:tab/><draw:frame draw:style-name="fr1" draw:name="Object97" text:anchor-type="as-char" svg:y="-0.3075in" svg:width="5.3453in" svg:height="0.4992in" draw:z-index="101"><draw:object-ole xlink:href="./Object 2" xlink:type="simple" xlink:show="embed" xlink:actuate="onLoad"/><draw:image xlink:href="./ObjectReplacements/Object 2" xlink:type="simple" xlink:show="embed" xlink:actuate="onLoad"/><svg:desc>OLE object</svg:desc></draw:frame><text:tab/><text:span text:style-name="T2">(</text:span><text:span text:style-name="T5"><text:sequence text:ref-name="refText1" text:name="Text" text:formula="ooow:Text+1" style:num-format="1">7.2</text:sequence></text:span><text:span text:style-name="T2">)</text:span></text:p>
            <text:p text:style-name="P18">Space::stepH(), <text:span text:style-name="T13">E()</text:span> — <text:span text:style-name="T14">U</text:span>pdate Equations</text:p>
            <text:h text:style-name="P156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1" text:separation-character="." text:name="Text"/>
        <text:sequence-decl text:display-outline-level="0" text:name="Drawing"/>
        <text:sequence-decl text:display-outline-level="0" text:name="Figure"/>
      </text:sequence-decls>
      <draw:frame draw:style-name="fr4" draw:name="Object54" text:anchor-type="page" text:anchor-page-number="12" svg:x="2.498in" svg:y="7.2366in" svg:width="0.0791in" svg:height="0.1846in" draw:z-index="4">
        <draw:object xlink:href="./Object 3" xlink:type="simple" xlink:show="embed" xlink:actuate="onLoad"/>
        <draw:image xlink:href="./ObjectReplacements/Object 3" xlink:type="simple" xlink:show="embed" xlink:actuate="onLoad"/>
        <svg:desc>formula</svg:desc>
      </draw:frame>
      <text:p text:style-name="Title"><text:bookmark-start text:name="__RefHeading___Toc5320_597910946"/>Derivation of Equations Used in <text:span text:style-name="T105">b</text:span>field_server.cpp<text:bookmark-end text:name="__RefHeading___Toc5320_597910946"/></text:p>
      <text:h text:style-name="P155" text:outline-level="1">Introduction</text:h>
      <text:p text:style-name="P76">Bas<text:span text:style-name="T73">ed</text:span> FDTD <text:span text:style-name="T73">update equations </text:span>on a lecture series by Raymond C. Rumpf at <text:span text:style-name="T76">CEM</text:span>, <text:span text:style-name="T76">UTEP, </text:span><text:s/><text:a xlink:type="simple" xlink:href="http://emlab.utep.edu/ee5390cem.htm" text:style-name="Internet_20_link" text:visited-style-name="Visited_20_Internet_20_Link">http://emlab.utep.edu/ee5390cem.htm</text:a>, <text:span text:style-name="T73">and </text:span><text:span text:style-name="T21">Understanding the Finite-Difference Time-Domain Method</text:span><text:span text:style-name="T73">, 2018, John Schneider, 2018. T</text:span>he source injection method comes from <text:span text:style-name="T21">Introduction to the</text:span><text:span text:style-name="T73"> </text:span><text:span text:style-name="T20">Finite-Difference Time-Domain (FDTD) Method for Electromagnetics,</text:span><text:span text:style-name="T74"> 2011</text:span><text:span text:style-name="T73">, </text:span>Stephen D. Gedney.</text:p>
      <text:p text:style-name="P75"/>
      <text:p text:style-name="P77">Using Rumpf's conventions:</text:p>
      <text:p text:style-name="P78"><text:tab/>— E on whole time step, H on half (<text:span text:style-name="T77">see 15.7</text:span>).</text:p>
      <text:p text:style-name="P79"><text:tab/>— Normalized H (H~ = H/Z0), in V/m.</text:p>
      <text:p text:style-name="P79"/>
      <text:p text:style-name="P79">Equation numbers from CEM refer to (Lecture.Slide). Those from Schneider have a 'U' prepended, and from Gedney, a 'G'.</text:p>
      <text:h text:style-name="Heading_20_1" text:outline-level="1">gaussian()</text:h>
      <text:p text:style-name="P84">Taken from the <text:a xlink:type="simple" xlink:href="https://en.wikipedia.org/wiki/Gaussian_function" text:style-name="Internet_20_link" text:visited-style-name="Visited_20_Internet_20_Link">Gaussian function Wiki page</text:a>.</text:p>
      <text:p text:style-name="Equation"><text:tab/><draw:frame draw:style-name="fr2" draw:name="Object90" text:anchor-type="as-char" svg:y="-0.1862in" svg:width="1.3311in" svg:height="0.2346in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84">where a is the height, b is the center position, and c is the RMS width.</text:p>
      <text:p text:style-name="P84"/>
      <text:p text:style-name="P146">LC’s hard gaussian pulse source appears to be:</text:p>
      <text:p text:style-name="Equation"><text:tab/><text:span text:style-name="T104"><draw:frame draw:style-name="fr2" draw:name="Object100" text:anchor-type="as-char" svg:y="-0.189in" svg:width="1.6953in" svg:height="0.2366in" draw:z-index="8"><draw:object xlink:href="./Object 100" xlink:type="simple" xlink:show="embed" xlink:actuate="onLoad"/><draw:image xlink:href="./ObjectReplacements/Object 100" xlink:type="simple" xlink:show="embed" xlink:actuate="onLoad"/></draw:frame></text:span></text:p>
      <text:p text:style-name="P147">LC appears to have <draw:frame draw:style-name="fr2" draw:name="Object102" text:anchor-type="as-char" svg:y="-0.1484in" svg:width="0.8437in" svg:height="0.2098in" draw:z-index="10"><draw:object xlink:href="./Object 102" xlink:type="simple" xlink:show="embed" xlink:actuate="onLoad"/><draw:image xlink:href="./ObjectReplacements/Object 102" xlink:type="simple" xlink:show="embed" xlink:actuate="onLoad"/></draw:frame>(Full Width at Tenth Maximum), which is <draw:frame draw:style-name="fr2" draw:name="Object101" text:anchor-type="as-char" svg:y="-0.1673in" svg:width="0.8398in" svg:height="0.2161in" draw:z-index="9"><draw:object xlink:href="./Object 101" xlink:type="simple" xlink:show="embed" xlink:actuate="onLoad"/><draw:image xlink:href="./ObjectReplacements/Object 101" xlink:type="simple" xlink:show="embed" xlink:actuate="onLoad"/></draw:frame>.</text:p>
      <text:h text:style-name="Heading_20_1" text:outline-level="1">MatBlock::place()</text:h>
      <text:p text:style-name="Standard">Material Block Placement. <text:span text:style-name="T93">For placement of blocks on any boundary (and for proper placement in the 1/2-cell-displaced E field), consider on each axis the overlapping area between a function that is 1 from matStart.x to matEnd.x, and another function that is a triangle of height 2 and base 1, centered on the position in question:</text:span></text:p>
      <text:p text:style-name="P121"><text:span text:style-name="T99"><text:tab/></text:span><text:span text:style-name="T99"><draw:frame draw:style-name="fr2" draw:name="Object73" text:anchor-type="as-char" svg:y="-0.2661in" svg:width="1.9098in" svg:height="0.4492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99"><text:tab/>(</text:span><text:span text:style-name="T99"><text:sequence text:ref-name="refText2" text:name="Text" text:formula="ooow:Text+1" style:num-format="1">3.1</text:sequence></text:span><text:span text:style-name="T99">)</text:span></text:p>
      <text:p text:style-name="P121"><text:tab/><draw:frame draw:style-name="fr2" draw:name="Object78" text:anchor-type="as-char" svg:y="-0.5909in" svg:width="3.2689in" svg:height="1.1016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text:tab/>(<text:sequence text:ref-name="refText3" text:name="Text" text:formula="ooow:Text+1" style:num-format="1">3.2</text:sequence>)</text:p>
      <text:p text:style-name="P19"><draw:frame draw:style-name="fr3" draw:name="Object84" text:anchor-type="paragraph" svg:width="5.1807in" svg:height="3.1008in" draw:z-index="3"><draw:object xlink:href="./Object 7" xlink:type="simple" xlink:show="embed" xlink:actuate="onLoad"/><draw:image xlink:href="./ObjectReplacements/Object 7" xlink:type="simple" xlink:show="embed" xlink:actuate="onLoad"/><svg:desc>OLE-object</svg:desc></draw:frame><text:soft-page-break/><text:tab/></text:p>
      <text:p text:style-name="P89">Integrating just <text:span text:style-name="T100">(</text:span><text:sequence-ref text:reference-format="value" text:ref-name="refText2">3.1</text:sequence-ref><text:span text:style-name="T100">)</text:span>:</text:p>
      <text:p text:style-name="P121"><text:tab/><draw:frame draw:style-name="fr2" draw:name="Object79" text:anchor-type="as-char" svg:y="-0.189in" svg:width="1.4047in" svg:height="0.2583in" draw:z-index="11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8">✔</text:span><text:tab/>(<text:sequence text:ref-name="refText4" text:name="Text" text:formula="ooow:Text+1" style:num-format="1">3.3</text:sequence>)</text:p>
      <text:p text:style-name="P89">Integrating just (<text:sequence-ref text:reference-format="value" text:ref-name="refText3">3.2</text:sequence-ref><text:span text:style-name="T100">)</text:span>:</text:p>
      <text:p text:style-name="P19"><text:tab/><draw:frame draw:style-name="fr2" draw:name="Object80" text:anchor-type="as-char" svg:y="-0.2929in" svg:width="3.9043in" svg:height="0.4693in" draw:z-index="12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9"><text:tab/><draw:frame draw:style-name="fr2" draw:name="Object81" text:anchor-type="as-char" svg:y="-0.45in" svg:width="4.2965in" svg:height="0.8425in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9"><text:tab/><draw:frame draw:style-name="fr2" draw:name="Object82" text:anchor-type="as-char" svg:y="-0.4264in" svg:width="4.002in" svg:height="0.7953in" draw:z-index="14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21"><text:tab/><draw:frame draw:style-name="fr2" draw:name="Object83" text:anchor-type="as-char" svg:y="-0.2437in" svg:width="3.5535in" svg:height="0.3937in" draw:z-index="15"><draw:object xlink:href="./Object 12" xlink:type="simple" xlink:show="embed" xlink:actuate="onLoad"/><draw:image xlink:href="./ObjectReplacements/Object 12" xlink:type="simple" xlink:show="embed" xlink:actuate="onLoad"/><svg:desc>formula</svg:desc></draw:frame><text:span text:style-name="T8">✔</text:span><text:span text:style-name="T6"><text:tab/></text:span><text:span text:style-name="T7">(</text:span><text:span text:style-name="T7"><text:sequence text:ref-name="refText5" text:name="Text" text:formula="ooow:Text+1" style:num-format="1">3.4</text:sequence></text:span><text:span text:style-name="T7">)</text:span></text:p>
      <text:p text:style-name="P18"/>
      <text:p text:style-name="P18">The combined function is:</text:p>
      <text:p text:style-name="P91"><text:tab/><draw:frame draw:style-name="fr2" draw:name="Object75" text:anchor-type="as-char" svg:y="-0.5909in" svg:width="3.0862in" svg:height="1.1016in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90">Then we want to integrate this function:</text:p>
      <text:p text:style-name="P143"><text:soft-page-break/><text:tab/><draw:frame draw:style-name="fr2" draw:name="Object76" text:anchor-type="as-char" svg:y="-0.4165in" svg:width="1.0693in" svg:height="0.7201in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h text:style-name="Heading_20_1" text:outline-level="1">Source::injectAll()</text:h>
      <text:p text:style-name="P72"><text:expression text:formula="ooow:x+6" office:value-type="float" office:value="0" style:data-style-name="N0"/>-----------------</text:p>
      <text:p text:style-name="P62">1803<text:span text:style-name="T71">31</text:span>:</text:p>
      <text:p text:style-name="P63"/>
      <text:p text:style-name="P6">Source injecting current into E field:</text:p>
      <text:p text:style-name="P10"><text:tab/><draw:frame draw:style-name="fr2" draw:name="Object64" text:anchor-type="as-char" svg:y="-0.2898in" svg:width="1.7354in" svg:height="0.4602in" draw:z-index="18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7">For example: <text:span text:style-name="T72">d</text:span>E = -(4.16945e-13 s) / (8.8542e-12 F/m) * ((0.15V / 50 ohms) / (0.25mm * 0.25mm)) = -2260 <text:span text:style-name="T72">V/m </text:span>???</text:p>
      <text:p text:style-name="P7"/>
      <text:p text:style-name="P85">From Gedney:</text:p>
      <text:p text:style-name="P85"/>
      <text:p text:style-name="P87"><text:tab/><draw:frame draw:style-name="fr2" draw:name="Object65" text:anchor-type="as-char" svg:y="-0.7075in" svg:width="5.811in" svg:height="1.4075in" draw:z-index="19"><draw:object xlink:href="./Object 16" xlink:type="simple" xlink:show="embed" xlink:actuate="onLoad"/><draw:image xlink:href="./ObjectReplacements/Object 16" xlink:type="simple" xlink:show="embed" xlink:actuate="onLoad"/><svg:desc>formula</svg:desc></draw:frame><text:tab/><text:span text:style-name="T78">(G4.28)</text:span></text:p>
      <text:p text:style-name="P119">Converting this to E-on-the-whole-time-step <text:span text:style-name="T79">and normalized H</text:span> convention<text:span text:style-name="T80">s</text:span>:</text:p>
      <text:p text:style-name="P120"><text:tab/><text:span text:style-name="T3"><draw:frame draw:style-name="fr2" draw:name="Object91" text:anchor-type="as-char" svg:y="-0.1626in" svg:width="0.7736in" svg:height="0.2228in" draw:z-index="20"><draw:object xlink:href="./Object 17" xlink:type="simple" xlink:show="embed" xlink:actuate="onLoad"/><draw:image xlink:href="./ObjectReplacements/Object 17" xlink:type="simple" xlink:show="embed" xlink:actuate="onLoad"/></draw:frame></text:span><text:span text:style-name="T3"><text:tab/></text:span><text:span text:style-name="T4">(</text:span><text:span text:style-name="T5"><text:sequence text:ref-name="refText6" text:name="Text" text:formula="ooow:Text+1" style:num-format="1">4.1</text:sequence></text:span><text:span text:style-name="T4">)</text:span></text:p>
      <text:p text:style-name="P122"><text:s/><text:tab/><draw:frame draw:style-name="fr2" draw:name="Object66" text:anchor-type="as-char" svg:y="-0.7291in" svg:width="5.9409in" svg:height="1.4516in" draw:z-index="21"><draw:object xlink:href="./Object 18" xlink:type="simple" xlink:show="embed" xlink:actuate="onLoad"/><draw:image xlink:href="./ObjectReplacements/Object 18" xlink:type="simple" xlink:show="embed" xlink:actuate="onLoad"/><svg:desc>formula</svg:desc></draw:frame><text:tab/><text:span text:style-name="T4">(</text:span><text:span text:style-name="T5"><text:sequence text:ref-name="refText7" text:name="Text" text:formula="ooow:Text+1" style:num-format="1">4.2</text:sequence></text:span><text:span text:style-name="T4">)</text:span></text:p>
      <text:p text:style-name="P116">Substituting sigma <text:span text:style-name="T81">and J</text:span>:</text:p>
      <text:p text:style-name="P122"><text:s/><text:tab/><draw:frame draw:style-name="fr2" draw:name="Object67" text:anchor-type="as-char" svg:y="-0.522in" svg:width="5.1543in" svg:height="1.0346in" draw:z-index="25"><draw:object xlink:href="./Object 19" xlink:type="simple" xlink:show="embed" xlink:actuate="onLoad"/><draw:image xlink:href="./ObjectReplacements/Object 19" xlink:type="simple" xlink:show="embed" xlink:actuate="onLoad"/><svg:desc>formula</svg:desc></draw:frame><text:tab/><text:span text:style-name="T4">(</text:span><text:span text:style-name="T5"><text:sequence text:ref-name="refText8" text:name="Text" text:formula="ooow:Text+1" style:num-format="1">4.3</text:sequence></text:span><text:span text:style-name="T4">)</text:span></text:p>
      <text:p text:style-name="P117"><text:tab/><draw:frame draw:style-name="fr2" draw:name="Object68" text:anchor-type="as-char" svg:y="-0.2925in" svg:width="3.3402in" svg:height="0.4665in" draw:z-index="26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18"><text:soft-page-break/><draw:frame draw:style-name="fr2" draw:name="Object71" text:anchor-type="as-char" svg:y="-0.1484in" svg:width="5.7874in" svg:height="0.1846in" draw:z-index="33"><draw:object xlink:href="./Object 21" xlink:type="simple" xlink:show="embed" xlink:actuate="onLoad"/><draw:image xlink:href="./ObjectReplacements/Object 21" xlink:type="simple" xlink:show="embed" xlink:actuate="onLoad"/><svg:desc>formula</svg:desc></draw:frame><text:s/></text:p>
      <text:p text:style-name="P158"><text:span text:style-name="T108"><text:s/></text:span><text:s/><text:tab/><draw:frame draw:style-name="fr2" draw:name="Object103" text:anchor-type="as-char" svg:y="-0.2791in" svg:width="5.2181in" svg:height="0.5252in" draw:z-index="99"><draw:object xlink:href="./Object 105" xlink:type="simple" xlink:show="embed" xlink:actuate="onLoad"/><draw:image xlink:href="./ObjectReplacements/Object 105" xlink:type="simple" xlink:show="embed" xlink:actuate="onLoad"/><svg:desc>formula</svg:desc></draw:frame><text:tab/><text:span text:style-name="T4">(</text:span><text:span text:style-name="T5"><text:sequence text:ref-name="refText27" text:name="Text" text:formula="ooow:Text+1" style:num-format="1">4.4</text:sequence></text:span><text:span text:style-name="T4">)</text:span></text:p>
      <text:p text:style-name="P152"><text:tab/><draw:frame draw:style-name="fr2" draw:name="Object104" text:anchor-type="as-char" svg:y="-0.2929in" svg:width="6.0772in" svg:height="0.4902in" draw:z-index="97"><draw:object xlink:href="./Object 106" xlink:type="simple" xlink:show="embed" xlink:actuate="onLoad"/><draw:image xlink:href="./ObjectReplacements/Object 106" xlink:type="simple" xlink:show="embed" xlink:actuate="onLoad"/><svg:desc>formula</svg:desc></draw:frame></text:p>
      <text:p text:style-name="P158"><draw:frame draw:style-name="fr2" draw:name="Object105" text:anchor-type="as-char" svg:y="-0.172in" svg:width="3.7516in" svg:height="0.2335in" draw:z-index="98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<text:p text:style-name="P158"/>
      <text:p text:style-name="P148">// current density (*<text:span text:style-name="T97">z</text:span>0 due to mE2, <text:span text:style-name="T94">~</text:span>H)</text:p>
      <text:p text:style-name="P149"><text:span text:style-name="T96">double</text:span> epr = 1.;</text:p>
      <text:p text:style-name="P149"><text:span text:style-name="T96">double</text:span> sige = 0.;</text:p>
      <text:p text:style-name="P151"><text:span text:style-name="T85">double</text:span> sig<text:span text:style-name="T94">e</text:span> <text:span text:style-name="T95">+</text:span>= 1/<text:span text:style-name="T95">(</text:span>R<text:span text:style-name="T95">*dx)</text:span>;</text:p>
      <text:p text:style-name="P151"><text:span text:style-name="T85">double</text:span> ste = sig<text:span text:style-name="T95">e</text:span>*dt / (ep0*e<text:span text:style-name="T95">pr*2</text:span>);</text:p>
      <text:p text:style-name="P151"><text:span text:style-name="T85">double</text:span> mE1 = (1. - ste) / (1. + ste);</text:p>
      <text:p text:style-name="P151"><text:span text:style-name="T85">double</text:span> mE2 = dt / ((1. + ste) * dx*<text:span text:style-name="T97">z</text:span>0*ep0*<text:span text:style-name="T107">epr</text:span>);</text:p>
      <text:p text:style-name="P151"><text:span text:style-name="T85">double</text:span> J = <text:span text:style-name="T97">z</text:span>0 * val / (dx*R);</text:p>
      <text:p text:style-name="P151"><text:span text:style-name="T85">switch</text:span> (src-&gt;axis) {</text:p>
      <text:p text:style-name="P151"><text:s text:c="4"/><text:span text:style-name="T85">case</text:span> 0:</text:p>
      <text:p text:style-name="P151"><text:s text:c="8"/><text:span text:style-name="T97">s</text:span>p-&gt;mE1.x<text:span text:style-name="T97">[idx]</text:span> = mE1;</text:p>
      <text:p text:style-name="P151"><text:s text:c="8"/><text:span text:style-name="T97">s</text:span>p-&gt;mE2.x<text:span text:style-name="T97">[idx]</text:span> = mE2;</text:p>
      <text:p text:style-name="P151"><text:s text:c="8"/><text:span text:style-name="T97">s</text:span>p-&gt;J.x<text:span text:style-name="T97">[idx]</text:span> = J / sn.<text:span text:style-name="T97">i</text:span>;</text:p>
      <text:p text:style-name="P151"><text:s text:c="8"/><text:span text:style-name="T85">break</text:span>;</text:p>
      <text:p text:style-name="P151">...</text:p>
      <text:p text:style-name="P150"><text:s text:c="4"/>E.z = mE1.z * E.z +</text:p>
      <text:p text:style-name="P150"><text:s text:c="10"/>mE2.z * ((H.y - (cp-i1)-&gt;H.y) -</text:p>
      <text:p text:style-name="P150"><text:s text:c="19"/>(H.x - (cp-J1)-&gt;H.x) - J.z);</text:p>
      <text:p text:style-name="P158"/>
      <text:h text:style-name="Heading_20_2" text:outline-level="2">Dimensional <text:span text:style-name="T14">A</text:span>nalysis</text:h>
      <text:p text:style-name="P95">For (<text:sequence-ref text:reference-format="value" text:ref-name="refText8">4.3</text:sequence-ref>):</text:p>
      <text:p text:style-name="P123"><text:tab/><draw:frame draw:style-name="fr2" draw:name="Object93" text:anchor-type="as-char" svg:y="-0.2598in" svg:width="3.6528in" svg:height="0.4453in" draw:z-index="44"><draw:object xlink:href="./Object 25" xlink:type="simple" xlink:show="embed" xlink:actuate="onLoad"/><draw:image xlink:href="./ObjectReplacements/Object 25" xlink:type="simple" xlink:show="embed" xlink:actuate="onLoad"/><svg:desc>formula</svg:desc></draw:frame><text:span text:style-name="T8">✔</text:span></text:p>
      <text:p text:style-name="P124"><text:tab/><text:span text:style-name="T79"><draw:frame draw:style-name="fr2" draw:name="Object94" text:anchor-type="as-char" svg:y="-0.2799in" svg:width="3.3472in" svg:height="0.4453in" draw:z-index="47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<text:p text:style-name="P94">For (<text:sequence-ref text:reference-format="value" text:ref-name="refText9">Error: Reference source not found</text:sequence-ref>):</text:p>
      <text:p text:style-name="Equation"><text:tab/><draw:frame draw:style-name="fr2" draw:name="Object74" text:anchor-type="as-char" svg:y="-0.2598in" svg:width="3.3957in" svg:height="0.4453in" draw:z-index="48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8">✔</text:span></text:p>
      <text:p text:style-name="P124"><text:tab/><draw:frame draw:style-name="fr2" draw:name="Object92" text:anchor-type="as-char" svg:y="-0.2799in" svg:width="3.2819in" svg:height="0.4453in" draw:z-index="49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60"><text:span text:style-name="T12">F</text:span><text:span text:style-name="T11">or true current density:</text:span></text:p>
      <text:p text:style-name="P125"><text:tab/><text:span text:style-name="T3"><draw:frame draw:style-name="fr2" draw:name="Object95" text:anchor-type="as-char" svg:y="-0.2799in" svg:width="2.9264in" svg:height="0.4654in" draw:z-index="50"><draw:object xlink:href="./Object 29" xlink:type="simple" xlink:show="embed" xlink:actuate="onLoad"/><draw:image xlink:href="./ObjectReplacements/Object 29" xlink:type="simple" xlink:show="embed" xlink:actuate="onLoad"/></draw:frame></text:span><text:span text:style-name="T9">✔</text:span></text:p>
      <text:h text:style-name="Heading_20_1" text:outline-level="1"><text:span text:style-name="T84"><text:s/></text:span>OuterSpace::initPMLarea()</text:h>
      <text:p text:style-name="Standard">Derivation of PML area <text:span text:style-name="T76">U</text:span>pdate <text:span text:style-name="T76">E</text:span>quations. <text:span text:style-name="T59">Maxwell's equations for diagonal anisotropic media, incorporating loss</text:span></text:p>
      <text:p text:style-name="Equation"><text:soft-page-break/><text:tab/><draw:frame draw:style-name="fr2" draw:name="Object7" text:anchor-type="as-char" svg:y="-1.172in" svg:width="6.0091in" svg:height="2.3453in" draw:z-index="45"><draw:object xlink:href="./Object 30" xlink:type="simple" xlink:show="embed" xlink:actuate="onLoad"/><draw:image xlink:href="./ObjectReplacements/Object 30" xlink:type="simple" xlink:show="embed" xlink:actuate="onLoad"/></draw:frame><text:tab/><text:span text:style-name="T25">(L13.S19)</text:span></text:p>
      <text:p text:style-name="P26"/>
      <text:p text:style-name="P27">PML parameters:</text:p>
      <text:p text:style-name="Equation"><text:tab/><draw:frame draw:style-name="fr2" draw:name="Object8" text:anchor-type="as-char" svg:y="-0.698in" svg:width="2.698in" svg:height="1.3984in" draw:z-index="51"><draw:object xlink:href="./Object 31" xlink:type="simple" xlink:show="embed" xlink:actuate="onLoad"/><draw:image xlink:href="./ObjectReplacements/Object 31" xlink:type="simple" xlink:show="embed" xlink:actuate="onLoad"/></draw:frame><text:tab/><text:span text:style-name="T26">(L13.S36)</text:span></text:p>
      <text:p text:style-name="P22"/>
      <text:p text:style-name="P28">PML along all the borders:</text:p>
      <text:p text:style-name="Equation"><text:tab/><draw:frame draw:style-name="fr2" draw:name="Object9" text:anchor-type="as-char" svg:y="-0.4146in" svg:width="1.4425in" svg:height="0.7492in" draw:z-index="52"><draw:object xlink:href="./Object 32" xlink:type="simple" xlink:show="embed" xlink:actuate="onLoad"/><draw:image xlink:href="./ObjectReplacements/Object 32" xlink:type="simple" xlink:show="embed" xlink:actuate="onLoad"/></draw:frame><text:tab/><text:span text:style-name="T26">(L13.S37a)</text:span></text:p>
      <text:p text:style-name="P22"/>
      <text:p text:style-name="P28">Combined into a single tensor quantity:</text:p>
      <text:p text:style-name="P104"><text:tab/><draw:frame draw:style-name="fr2" draw:name="Object10" text:anchor-type="as-char" svg:y="-0.7752in" svg:width="3.0362in" svg:height="1.4945in" draw:z-index="53"><draw:object xlink:href="./Object 33" xlink:type="simple" xlink:show="embed" xlink:actuate="onLoad"/><draw:image xlink:href="./ObjectReplacements/Object 33" xlink:type="simple" xlink:show="embed" xlink:actuate="onLoad"/><svg:desc>formula</svg:desc></draw:frame><text:tab/><text:span text:style-name="T26">(L13.S37b)</text:span></text:p>
      <text:p text:style-name="P31"/>
      <text:p text:style-name="P30">Maxwell's equations with uniaxial PML:</text:p>
      <text:p text:style-name="Equation"><text:tab/><draw:frame draw:style-name="fr2" draw:name="Object11" text:anchor-type="as-char" svg:y="-0.2126in" svg:width="2.9945in" svg:height="0.2728in" draw:z-index="54"><draw:object xlink:href="./Object 34" xlink:type="simple" xlink:show="embed" xlink:actuate="onLoad"/><draw:image xlink:href="./ObjectReplacements/Object 34" xlink:type="simple" xlink:show="embed" xlink:actuate="onLoad"/></draw:frame><text:tab/><text:span text:style-name="T27">(L13.S40a)</text:span></text:p>
      <text:p text:style-name="P23"/>
      <text:p text:style-name="P29">Move PML tensor to the left side:</text:p>
      <text:p text:style-name="P105"><text:tab/><draw:frame draw:style-name="fr2" draw:name="Object12" text:anchor-type="as-char" svg:y="-0.2126in" svg:width="3.2492in" svg:height="0.2728in" draw:z-index="55"><draw:object xlink:href="./Object 35" xlink:type="simple" xlink:show="embed" xlink:actuate="onLoad"/><draw:image xlink:href="./ObjectReplacements/Object 35" xlink:type="simple" xlink:show="embed" xlink:actuate="onLoad"/><svg:desc>formula</svg:desc></draw:frame><text:tab/><text:span text:style-name="T27">(L13.S41a)</text:span></text:p>
      <text:p text:style-name="P29"/>
      <text:p text:style-name="P29">Curl operator is now:</text:p>
      <text:p text:style-name="P105"><text:tab/><draw:frame draw:style-name="fr2" draw:name="Object13" text:anchor-type="as-char" svg:y="-1.339in" svg:width="4.5866in" svg:height="2.7425in" draw:z-index="56"><draw:object xlink:href="./Object 36" xlink:type="simple" xlink:show="embed" xlink:actuate="onLoad"/><draw:image xlink:href="./ObjectReplacements/Object 36" xlink:type="simple" xlink:show="embed" xlink:actuate="onLoad"/><svg:desc>formula</svg:desc></draw:frame><text:tab/><text:span text:style-name="T26">(L13.S41b)</text:span></text:p>
      <text:p text:style-name="P31"/>
      <text:p text:style-name="P32"><draw:frame draw:style-name="fr2" draw:name="Object53" text:anchor-type="as-char" svg:y="-0.1484in" svg:width="4.9965in" svg:height="0.2098in" draw:z-index="57"><draw:object xlink:href="./Object 37" xlink:type="simple" xlink:show="embed" xlink:actuate="onLoad"/><draw:image xlink:href="./ObjectReplacements/Object 37" xlink:type="simple" xlink:show="embed" xlink:actuate="onLoad"/></draw:frame></text:p>
      <text:p text:style-name="P32"/>
      <text:p text:style-name="P33">Drop the non-stretching terms:</text:p>
      <text:p text:style-name="Equation"><text:tab/><draw:frame draw:style-name="fr2" draw:name="Object14" text:anchor-type="as-char" svg:y="-0.7339in" svg:width="2.7252in" svg:height="1.4126in" draw:z-index="58"><draw:object xlink:href="./Object 38" xlink:type="simple" xlink:show="embed" xlink:actuate="onLoad"/><draw:image xlink:href="./ObjectReplacements/Object 38" xlink:type="simple" xlink:show="embed" xlink:actuate="onLoad"/></draw:frame><text:tab/>(<text:span text:style-name="T98">L</text:span>13.<text:span text:style-name="T98">S</text:span>43a)</text:p>
      <text:p text:style-name="P32"/>
      <text:p text:style-name="P34">Introduce loss in the PML through fictitious conductivity term<text:span text:style-name="T44">s</text:span>, <text:span text:style-name="T28">σ' (sigma prime)</text:span><text:span text:style-name="T29">, which </text:span><text:span text:style-name="T30">are</text:span><text:span text:style-name="T29"> zero in the central problem space, but gradually increase going outward in the PML boundaries.</text:span></text:p>
      <text:p text:style-name="P23"/>
      <text:p text:style-name="P23">PML loss terms:</text:p>
      <text:p text:style-name="P99"><text:tab/><draw:frame draw:style-name="fr2" draw:name="Object2" text:anchor-type="as-char" svg:y="-0.3508in" svg:width="3.7307in" svg:height="0.6602in" draw:z-index="59"><draw:object xlink:href="./Object 39" xlink:type="simple" xlink:show="embed" xlink:actuate="onLoad"/><draw:image xlink:href="./ObjectReplacements/Object 39" xlink:type="simple" xlink:show="embed" xlink:actuate="onLoad"/><svg:desc>formula</svg:desc></draw:frame><text:tab/><text:span text:style-name="T22">(L</text:span>13.<text:span text:style-name="T98">S</text:span>46<text:span text:style-name="T22">)</text:span></text:p>
      <text:p text:style-name="P21"/>
      <text:p text:style-name="P35">To add PML to Maxwell's equations, we do it in the frequency domain:</text:p>
      <text:p text:style-name="Equation"><text:soft-page-break/><text:tab/><draw:frame draw:style-name="fr2" draw:name="Object15" text:anchor-type="as-char" svg:y="-0.2492in" svg:width="4.4228in" svg:height="0.4654in" draw:z-index="61"><draw:object xlink:href="./Object 40" xlink:type="simple" xlink:show="embed" xlink:actuate="onLoad"/><draw:image xlink:href="./ObjectReplacements/Object 40" xlink:type="simple" xlink:show="embed" xlink:actuate="onLoad"/></draw:frame><text:tab/><text:span text:style-name="T31">(L13.S54)</text:span></text:p>
      <text:p text:style-name="P21"/>
      <text:p text:style-name="P36">Normalize the E field quantities according to:</text:p>
      <text:p text:style-name="Equation"><text:tab/><draw:frame draw:style-name="fr2" draw:name="Object16" text:anchor-type="as-char" svg:y="-0.2437in" svg:width="2.8335in" svg:height="0.3654in" draw:z-index="62"><draw:object xlink:href="./Object 41" xlink:type="simple" xlink:show="embed" xlink:actuate="onLoad"/><draw:image xlink:href="./ObjectReplacements/Object 41" xlink:type="simple" xlink:show="embed" xlink:actuate="onLoad"/></draw:frame><text:tab/><text:span text:style-name="T31">(L13.S55a)</text:span></text:p>
      <text:p text:style-name="P21"/>
      <text:p text:style-name="P37">Maxwell's equations with the PML and normalized fields are:</text:p>
      <text:p text:style-name="Equation"><text:tab/><draw:frame draw:style-name="fr2" draw:name="Object17" text:anchor-type="as-char" svg:y="-0.4472in" svg:width="4.4957in" svg:height="0.861in" draw:z-index="63"><draw:object xlink:href="./Object 42" xlink:type="simple" xlink:show="embed" xlink:actuate="onLoad"/><draw:image xlink:href="./ObjectReplacements/Object 42" xlink:type="simple" xlink:show="embed" xlink:actuate="onLoad"/></draw:frame><text:tab/><text:span text:style-name="T32">(L13.S55b)</text:span></text:p>
      <text:p text:style-name="P38"><text:span text:style-name="T33">In matrix form, and with diagonal tensors substituted:</text:span><text:tab/><draw:frame draw:style-name="fr2" draw:name="Object18" text:anchor-type="as-char" svg:y="-1.5563in" svg:width="7.1307in" svg:height="3.1217in" draw:z-index="64"><draw:object xlink:href="./Object 43" xlink:type="simple" xlink:show="embed" xlink:actuate="onLoad"/><draw:image xlink:href="./ObjectReplacements/Object 43" xlink:type="simple" xlink:show="embed" xlink:actuate="onLoad"/></draw:frame><text:tab/><text:span text:style-name="T33">(13.57)</text:span></text:p>
      <text:p text:style-name="P21"/>
      <text:p text:style-name="P39">Vector expansion:</text:p>
      <text:p text:style-name="Equation"><text:soft-page-break/><text:tab/><draw:frame draw:style-name="fr2" draw:name="Object19" text:anchor-type="as-char" svg:y="-1.948in" svg:width="6.8016in" svg:height="3.8693in" draw:z-index="65"><draw:object xlink:href="./Object 44" xlink:type="simple" xlink:show="embed" xlink:actuate="onLoad"/><draw:image xlink:href="./ObjectReplacements/Object 44" xlink:type="simple" xlink:show="embed" xlink:actuate="onLoad"/></draw:frame><text:tab/><text:span text:style-name="T34">(L13.S58)</text:span></text:p>
      <text:p text:style-name="P39"/>
      <text:p text:style-name="P40"><text:span text:style-name="T36">Substitute </text:span><text:span text:style-name="T37">s</text:span><text:span text:style-name="T15">i</text:span><text:span text:style-name="T37"> from (13.46)</text:span><text:span text:style-name="T36"> to get f</text:span>inal form of Maxwell's Equations with UPML:</text:p>
      <text:p text:style-name="Equation"><text:tab/><draw:frame draw:style-name="fr2" draw:name="Object20" text:anchor-type="as-char" svg:y="-0.7646in" svg:width="5.2417in" svg:height="1.5193in" draw:z-index="66"><draw:object xlink:href="./Object 45" xlink:type="simple" xlink:show="embed" xlink:actuate="onLoad"/><draw:image xlink:href="./ObjectReplacements/Object 45" xlink:type="simple" xlink:show="embed" xlink:actuate="onLoad"/></draw:frame><text:tab/><text:span text:style-name="T35">(L13.S59a)</text:span></text:p>
      <text:p text:style-name="P40"/>
      <text:p text:style-name="P106"><text:tab/><draw:frame draw:style-name="fr2" draw:name="Object21" text:anchor-type="as-char" svg:y="-0.7484in" svg:width="5.9193in" svg:height="1.4874in" draw:z-index="67"><draw:object xlink:href="./Object 46" xlink:type="simple" xlink:show="embed" xlink:actuate="onLoad"/><draw:image xlink:href="./ObjectReplacements/Object 46" xlink:type="simple" xlink:show="embed" xlink:actuate="onLoad"/><svg:desc>formula</svg:desc></draw:frame><text:tab/><text:span text:style-name="T35">(L13.S59b)</text:span></text:p>
      <text:p text:style-name="P41"/>
      <text:p text:style-name="P42">Assume no real loss (<text:span text:style-name="T28">σ</text:span><text:span text:style-name="T29">) in the PML areas.</text:span></text:p>
      <text:p text:style-name="P44"/>
      <text:p text:style-name="P44">Convert to time domain using:</text:p>
      <text:p text:style-name="Equation"><text:soft-page-break/><text:tab/><draw:frame draw:style-name="fr2" draw:name="Object22" text:anchor-type="as-char" svg:y="-0.2681in" svg:width="1.839in" svg:height="0.4409in" draw:z-index="68"><draw:object xlink:href="./Object 47" xlink:type="simple" xlink:show="embed" xlink:actuate="onLoad"/><draw:image xlink:href="./ObjectReplacements/Object 47" xlink:type="simple" xlink:show="embed" xlink:actuate="onLoad"/></draw:frame><text:tab/><text:span text:style-name="T44">(L14.S11)</text:span></text:p>
      <text:p text:style-name="P44"/>
      <text:p text:style-name="P44">To transform first equation in (13.59a), pull out Curl terms:</text:p>
      <text:p text:style-name="Equation"><text:tab/><draw:frame draw:style-name="fr2" draw:name="Object23" text:anchor-type="as-char" svg:y="-0.2827in" svg:width="2.178in" svg:height="0.4319in" draw:z-index="69"><draw:object xlink:href="./Object 48" xlink:type="simple" xlink:show="embed" xlink:actuate="onLoad"/><draw:image xlink:href="./ObjectReplacements/Object 48" xlink:type="simple" xlink:show="embed" xlink:actuate="onLoad"/></draw:frame><text:tab/><text:span text:style-name="T44">(L14.S12b)</text:span></text:p>
      <text:p text:style-name="P44"/>
      <text:p text:style-name="P44">Leaving:</text:p>
      <text:p text:style-name="P107"><text:tab/><draw:frame draw:style-name="fr2" draw:name="Object24" text:anchor-type="as-char" svg:y="-0.2925in" svg:width="4.4311in" svg:height="0.4898in" draw:z-index="70"><draw:object xlink:href="./Object 49" xlink:type="simple" xlink:show="embed" xlink:actuate="onLoad"/><draw:image xlink:href="./ObjectReplacements/Object 49" xlink:type="simple" xlink:show="embed" xlink:actuate="onLoad"/><svg:desc>formula</svg:desc></draw:frame><text:tab/><text:span text:style-name="T44">(L14.S12c)</text:span></text:p>
      <text:p text:style-name="P44"/>
      <text:p text:style-name="Standard">Move first (inverted) parenthesized term to right side and multiply everything out:</text:p>
      <text:p text:style-name="Equation"><text:tab/><draw:frame draw:style-name="fr2" draw:name="Object25" text:anchor-type="as-char" svg:y="-0.2689in" svg:width="6.0819in" svg:height="0.4665in" draw:z-index="71"><draw:object xlink:href="./Object 50" xlink:type="simple" xlink:show="embed" xlink:actuate="onLoad"/><draw:image xlink:href="./ObjectReplacements/Object 50" xlink:type="simple" xlink:show="embed" xlink:actuate="onLoad"/></draw:frame><text:tab/><text:span text:style-name="T45">(L14.S13c)</text:span></text:p>
      <text:p text:style-name="P44"/>
      <text:p text:style-name="P24"><text:span text:style-name="T45">Apply (14.11) to get t</text:span>ime-domain equation with PML:</text:p>
      <text:p text:style-name="P20"/>
      <text:p text:style-name="Equation"><text:tab/><draw:frame draw:style-name="fr2" draw:name="Object1" text:anchor-type="as-char" svg:y="-0.2925in" svg:width="5.9339in" svg:height="0.4898in" draw:z-index="0"><draw:object xlink:href="./Object 51" xlink:type="simple" xlink:show="embed" xlink:actuate="onLoad"/><draw:image xlink:href="./ObjectReplacements/Object 51" xlink:type="simple" xlink:show="embed" xlink:actuate="onLoad"/></draw:frame><text:tab/><text:span text:style-name="T22">(L</text:span>14.<text:span text:style-name="T98">S</text:span>15<text:span text:style-name="T22">)</text:span></text:p>
      <text:p text:style-name="P20"/>
      <text:p text:style-name="P25"><text:span text:style-name="T45">Pull constant terms out of integrals</text:span>:</text:p>
      <text:p text:style-name="P101"><text:tab/><draw:frame draw:style-name="fr2" draw:name="Object6" text:anchor-type="as-char" svg:y="-0.2925in" svg:width="6.5055in" svg:height="0.4898in" draw:z-index="72"><draw:object xlink:href="./Object 52" xlink:type="simple" xlink:show="embed" xlink:actuate="onLoad"/><draw:image xlink:href="./ObjectReplacements/Object 52" xlink:type="simple" xlink:show="embed" xlink:actuate="onLoad"/><svg:desc>formula</svg:desc></draw:frame><text:tab/><text:span text:style-name="T24">(L14.S16a)</text:span></text:p>
      <text:p text:style-name="P67">Term 1. “<text:span text:style-name="T64">This is the time derivative of the H field. We define the mag fields to exist at the half time steps, so this finite difference exists at the integer time steps, which is compatible with the electric field quantities.</text:span>”:</text:p>
      <text:p text:style-name="Equation"><text:tab/><draw:frame draw:style-name="fr2" draw:name="Object58" text:anchor-type="as-char" svg:y="-0.2925in" svg:width="2.4543in" svg:height="0.4425in" draw:z-index="73"><draw:object xlink:href="./Object 53" xlink:type="simple" xlink:show="embed" xlink:actuate="onLoad"/><draw:image xlink:href="./ObjectReplacements/Object 53" xlink:type="simple" xlink:show="embed" xlink:actuate="onLoad"/></draw:frame><text:tab/><text:span text:style-name="T63">(L14.S19)</text:span></text:p>
      <text:p text:style-name="P68">Term 2. <text:s/>Need an H that exists at the integer time step. So we interpolate the half time steps:</text:p>
      <text:p text:style-name="Equation"><text:tab/><draw:frame draw:style-name="fr2" draw:name="Object59" text:anchor-type="as-char" svg:y="-0.2925in" svg:width="3.9201in" svg:height="0.4425in" draw:z-index="74"><draw:object xlink:href="./Object 54" xlink:type="simple" xlink:show="embed" xlink:actuate="onLoad"/><draw:image xlink:href="./ObjectReplacements/Object 54" xlink:type="simple" xlink:show="embed" xlink:actuate="onLoad"/></draw:frame><text:tab/><text:span text:style-name="T65">(L14.S20)</text:span></text:p>
      <text:p text:style-name="P66"><text:span text:style-name="T62">Term 3. Need to integrate up to time t, not t plus half. </text:span>Pull out the last term in the summation:</text:p>
      <text:p text:style-name="P127"><text:tab/><draw:frame draw:style-name="fr2" draw:name="Object56" text:anchor-type="as-char" svg:y="-0.5047in" svg:width="3.6547in" svg:height="0.9937in" draw:z-index="75"><draw:object xlink:href="./Object 55" xlink:type="simple" xlink:show="embed" xlink:actuate="onLoad"/><draw:image xlink:href="./ObjectReplacements/Object 55" xlink:type="simple" xlink:show="embed" xlink:actuate="onLoad"/></draw:frame><text:tab/><text:span text:style-name="T60">(L14.S22a)</text:span></text:p>
      <text:p text:style-name="P126"><text:span text:style-name="T61">F</text:span>orce the extracted term to only integrate over half of a time step:</text:p>
      <text:p text:style-name="P112"><text:tab/><draw:frame draw:style-name="fr2" draw:name="Object57" text:anchor-type="as-char" svg:y="-0.3161in" svg:width="5.7311in" svg:height="0.5138in" draw:z-index="76"><draw:object xlink:href="./Object 56" xlink:type="simple" xlink:show="embed" xlink:actuate="onLoad"/><draw:image xlink:href="./ObjectReplacements/Object 56" xlink:type="simple" xlink:show="embed" xlink:actuate="onLoad"/><svg:desc>formula</svg:desc></draw:frame><text:tab/><text:span text:style-name="T60">(L14.S22b)</text:span></text:p>
      <text:p text:style-name="P140">Term 4. Just a curl operation:</text:p>
      <text:p text:style-name="Equation"><text:tab/><draw:frame draw:style-name="fr2" draw:name="Object60" text:anchor-type="as-char" svg:y="-0.2689in" svg:width="2.3016in" svg:height="0.4665in" draw:z-index="77"><draw:object xlink:href="./Object 57" xlink:type="simple" xlink:show="embed" xlink:actuate="onLoad"/><draw:image xlink:href="./ObjectReplacements/Object 57" xlink:type="simple" xlink:show="embed" xlink:actuate="onLoad"/></draw:frame><text:tab/><text:span text:style-name="T65">(L14.S24a)</text:span></text:p>
      <text:p text:style-name="P113"><text:tab/><draw:frame draw:style-name="fr2" draw:name="Object61" text:anchor-type="as-char" svg:y="-0.2925in" svg:width="3.0807in" svg:height="0.4425in" draw:z-index="78"><draw:object xlink:href="./Object 58" xlink:type="simple" xlink:show="embed" xlink:actuate="onLoad"/><draw:image xlink:href="./ObjectReplacements/Object 58" xlink:type="simple" xlink:show="embed" xlink:actuate="onLoad"/><svg:desc>formula</svg:desc></draw:frame><text:tab/><text:span text:style-name="T65">(L14.S24b)</text:span></text:p>
      <text:p text:style-name="P141">Term 5. Integrating a term that exists at integer time steps.</text:p>
      <text:p text:style-name="Equation"><text:tab/><draw:frame draw:style-name="fr2" draw:name="Object62" text:anchor-type="as-char" svg:y="-0.2925in" svg:width="3.5264in" svg:height="0.4902in" draw:z-index="79"><draw:object xlink:href="./Object 59" xlink:type="simple" xlink:show="embed" xlink:actuate="onLoad"/><draw:image xlink:href="./ObjectReplacements/Object 59" xlink:type="simple" xlink:show="embed" xlink:actuate="onLoad"/></draw:frame><text:tab/><text:span text:style-name="T66">(L14.S25)</text:span></text:p>
      <text:p text:style-name="P141">Since the sum goes up to t instead of t+t/2, we'll be updating the sum before updating the E field.</text:p>
      <text:p text:style-name="P141"/>
      <text:p text:style-name="P141">Same procedure is used to derive the y and z equations.</text:p>
      <text:p text:style-name="P141"/>
      <text:p text:style-name="P142"><text:span text:style-name="T67">To derive the update equation, substitute the terms and solve for the future time value of <text:s/>H</text:span><text:span text:style-name="T16">x</text:span><text:span text:style-name="T38">, </text:span><text:span text:style-name="T39">giving</text:span>:</text:p>
      <text:p text:style-name="P103"><text:tab/><draw:frame draw:style-name="fr2" draw:name="Object5" text:anchor-type="as-char" svg:y="-0.1846in" svg:width="5.2819in" svg:height="0.2583in" draw:z-index="80"><draw:object xlink:href="./Object 60" xlink:type="simple" xlink:show="embed" xlink:actuate="onLoad"/><draw:image xlink:href="./ObjectReplacements/Object 60" xlink:type="simple" xlink:show="embed" xlink:actuate="onLoad"/><svg:desc>formula</svg:desc></draw:frame><text:tab/><text:span text:style-name="T23">(L14.S33c)</text:span></text:p>
      <text:p text:style-name="P144">with PML update coefficients:</text:p>
      <text:p text:style-name="P145"><text:tab/><draw:frame draw:style-name="fr2" draw:name="Object3" text:anchor-type="as-char" svg:y="-1.2728in" svg:width="4.2783in" svg:height="2.5161in" draw:z-index="1"><draw:object xlink:href="./Object 61" xlink:type="simple" xlink:show="embed" xlink:actuate="onLoad"/><draw:image xlink:href="./ObjectReplacements/Object 61" xlink:type="simple" xlink:show="embed" xlink:actuate="onLoad"/></draw:frame><text:tab/><text:span text:style-name="T22">(L14.S</text:span>33a<text:span text:style-name="T22">)</text:span></text:p>
      <text:p text:style-name="Standard"><text:span text:style-name="T67">and i</text:span>ntegration terms:</text:p>
      <text:p text:style-name="P100"><text:tab/><draw:frame draw:style-name="fr2" draw:name="Object4" text:anchor-type="as-char" svg:y="-0.6453in" svg:width="3.128in" svg:height="1.2327in" draw:z-index="2"><draw:object xlink:href="./Object 62" xlink:type="simple" xlink:show="embed" xlink:actuate="onLoad"/><draw:image xlink:href="./ObjectReplacements/Object 62" xlink:type="simple" xlink:show="embed" xlink:actuate="onLoad"/></draw:frame><text:tab/><text:span text:style-name="T23">(L14.S33b)</text:span></text:p>
      <text:p text:style-name="P69"><text:span text:style-name="T69">Similarly, the u</text:span>pdate equation <text:span text:style-name="T45">for D</text:span><text:span text:style-name="T16">x </text:span><text:span text:style-name="T69">is:</text:span></text:p>
      <text:p text:style-name="P103"><text:soft-page-break/><text:tab/><draw:frame draw:style-name="fr2" draw:name="Object39" text:anchor-type="as-char" svg:y="-0.1846in" svg:width="5.4008in" svg:height="0.3701in" draw:z-index="81"><draw:object xlink:href="./Object 63" xlink:type="simple" xlink:show="embed" xlink:actuate="onLoad"/><draw:image xlink:href="./ObjectReplacements/Object 63" xlink:type="simple" xlink:show="embed" xlink:actuate="onLoad"/><svg:desc>formula</svg:desc></draw:frame><text:tab/><text:span text:style-name="T23">(L14.S39c)</text:span></text:p>
      <text:p text:style-name="P110"><text:span text:style-name="T67">with u</text:span>pdate coefficients:</text:p>
      <text:p text:style-name="P109"><text:tab/><draw:frame draw:style-name="fr2" draw:name="Object32" text:anchor-type="as-char" svg:y="-1.2728in" svg:width="4.2547in" svg:height="2.5161in" draw:z-index="82"><draw:object xlink:href="./Object 64" xlink:type="simple" xlink:show="embed" xlink:actuate="onLoad"/><draw:image xlink:href="./ObjectReplacements/Object 64" xlink:type="simple" xlink:show="embed" xlink:actuate="onLoad"/><svg:desc>formula</svg:desc></draw:frame><text:tab/><text:span text:style-name="T50">(L14.S39a)</text:span></text:p>
      <text:p text:style-name="P49"/>
      <text:p text:style-name="P49"><text:span text:style-name="T45">And i</text:span>ntegration terms:</text:p>
      <text:p text:style-name="P102"><text:tab/><draw:frame draw:style-name="fr2" draw:name="Object38" text:anchor-type="as-char" svg:y="-0.6118in" svg:width="3.511in" svg:height="1.2008in" draw:z-index="83"><draw:object xlink:href="./Object 65" xlink:type="simple" xlink:show="embed" xlink:actuate="onLoad"/><draw:image xlink:href="./ObjectReplacements/Object 65" xlink:type="simple" xlink:show="embed" xlink:actuate="onLoad"/><svg:desc>formula</svg:desc></draw:frame><text:tab/><text:span text:style-name="T23">(L14.S39b)</text:span></text:p>
      <text:p text:style-name="P115"><text:span text:style-name="T68">Update coefficients for E</text:span><text:span text:style-name="T18">x</text:span><text:span text:style-name="T68">, E</text:span><text:span text:style-name="T17">y</text:span><text:span text:style-name="T51">, E</text:span><text:span text:style-name="T17">z</text:span><text:span text:style-name="T40"> </text:span><text:span text:style-name="T41">(</text:span><text:span text:style-name="T42">ε</text:span><text:span text:style-name="T19">xx</text:span><text:span text:style-name="T43">, etc. are <text:s/></text:span><text:span text:style-name="T42">ε</text:span><text:span text:style-name="T19">r</text:span><text:span text:style-name="T43">):</text:span></text:p>
      <text:p text:style-name="P115"><text:span text:style-name="T68"><text:tab/></text:span><text:span text:style-name="T68"><draw:frame draw:style-name="fr2" draw:name="Object40" text:anchor-type="as-char" svg:y="-0.2437in" svg:width="3.3409in" svg:height="0.4425in" draw:z-index="84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68"><text:tab/>(L14.S42a)</text:span></text:p>
      <text:p text:style-name="P50"/>
      <text:p text:style-name="P50"><text:span text:style-name="T51">U</text:span>pdate equatio<text:span text:style-name="T51">ns</text:span>:</text:p>
      <text:p text:style-name="P51"><text:span text:style-name="T58"><text:tab/></text:span><text:span text:style-name="T58"><draw:frame draw:style-name="fr2" draw:name="Object41" text:anchor-type="as-char" svg:y="-0.6043in" svg:width="1.7701in" svg:height="1.1756in" draw:z-index="85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8"><text:tab/>(L14.S42b)</text:span></text:p>
      <text:h text:style-name="Heading_20_2" text:outline-level="2"><text:bookmark-start text:name="__RefHeading___Toc5324_597910946"/>My <text:span text:style-name="T46">T</text:span>ransformations<text:bookmark-end text:name="__RefHeading___Toc5324_597910946"/></text:h>
      <text:p text:style-name="P43"><text:span text:style-name="T47"><draw:frame draw:style-name="fr2" draw:name="Object30" text:anchor-type="as-char" svg:y="-0.1299in" svg:width="2.2874in" svg:height="0.1618in" draw:z-index="86"><draw:object xlink:href="./Object 68" xlink:type="simple" xlink:show="embed" xlink:actuate="onLoad"/><draw:image xlink:href="./ObjectReplacements/Object 68" xlink:type="simple" xlink:show="embed" xlink:actuate="onLoad"/></draw:frame></text:span>From (13.46):</text:p>
      <text:p text:style-name="Equation"><text:tab/><draw:frame draw:style-name="fr2" draw:name="Object26" text:anchor-type="as-char" svg:y="-0.2681in" svg:width="4.922in" svg:height="0.4638in" draw:z-index="22"><draw:object xlink:href="./Object 69" xlink:type="simple" xlink:show="embed" xlink:actuate="onLoad"/><draw:image xlink:href="./ObjectReplacements/Object 69" xlink:type="simple" xlink:show="embed" xlink:actuate="onLoad"/></draw:frame></text:p>
      <text:p text:style-name="Equation"/>
      <text:p text:style-name="P122"><text:soft-page-break/><text:tab/><draw:frame draw:style-name="fr2" draw:name="Object27" text:anchor-type="as-char" svg:y="-0.4201in" svg:width="2.802in" svg:height="0.7618in" draw:z-index="23"><draw:object xlink:href="./Object 70" xlink:type="simple" xlink:show="embed" xlink:actuate="onLoad"/><draw:image xlink:href="./ObjectReplacements/Object 70" xlink:type="simple" xlink:show="embed" xlink:actuate="onLoad"/></draw:frame><text:tab/><text:span text:style-name="T4">(</text:span><text:span text:style-name="T5"><text:sequence text:ref-name="refText10" text:name="Text" text:formula="ooow:Text+1" style:num-format="1">5.1</text:sequence></text:span><text:span text:style-name="T4">)</text:span></text:p>
      <text:p text:style-name="P137"><text:s text:c="4"/><text:span text:style-name="T82">// pre-calc PML gradients (sH are shifted over 0.5)</text:span></text:p>
      <text:p text:style-name="P138"><text:s text:c="4"/><text:span text:style-name="T83">double</text:span>* sHg = <text:span text:style-name="T83">new</text:span> <text:span text:style-name="T83">double</text:span>[nb];</text:p>
      <text:p text:style-name="P138"><text:s text:c="4"/><text:span text:style-name="T83">double</text:span>* sEg = <text:span text:style-name="T83">new</text:span> <text:span text:style-name="T83">double</text:span>[nb];</text:p>
      <text:p text:style-name="P138"><text:s text:c="4"/><text:span text:style-name="T83">for</text:span> (<text:span text:style-name="T83">int</text:span> i = 0; i &lt; nb; i++) {</text:p>
      <text:p text:style-name="P138"><text:s text:c="8"/><text:span text:style-name="T83">double</text:span> r = <text:span text:style-name="T83">double</text:span>(i) / nb;</text:p>
      <text:p text:style-name="Code"><text:s text:c="8"/>sEg[i] = r*r*r / (4*dt);</text:p>
      <text:p text:style-name="P138"><text:s text:c="8"/>r += 0.5 / nb;</text:p>
      <text:p text:style-name="P138"><text:s text:c="8"/>sHg[i] = r*r*r / (4*dt);</text:p>
      <text:p text:style-name="P138"><text:s text:c="4"/>}</text:p>
      <text:p text:style-name="P139"><text:s text:c="7"/><text:span text:style-name="T83">double</text:span> sHx1 = (i &lt; b) ? sHg[b-i-1] : ((i &gt;= nx-b) ? sHg[i-nx+b] : 0.);</text:p>
      <text:p text:style-name="P108">Common terms from (<text:span text:style-name="T98">L</text:span>14.<text:span text:style-name="T98">S</text:span>33a):</text:p>
      <text:p text:style-name="P122"><text:tab/><draw:frame draw:style-name="fr2" draw:name="Object29" text:anchor-type="as-char" svg:y="-0.2437in" svg:width="1.2902in" svg:height="0.3937in" draw:z-index="87"><draw:object xlink:href="./Object 71" xlink:type="simple" xlink:show="embed" xlink:actuate="onLoad"/><draw:image xlink:href="./ObjectReplacements/Object 71" xlink:type="simple" xlink:show="embed" xlink:actuate="onLoad"/></draw:frame><text:tab/><text:span text:style-name="T4">(</text:span><text:span text:style-name="T5"><text:sequence text:ref-name="refText11" text:name="Text" text:formula="ooow:Text+1" style:num-format="1">5.2</text:sequence></text:span><text:span text:style-name="T4">)</text:span></text:p>
      <text:p text:style-name="Equation"/>
      <text:p text:style-name="P122"><text:tab/><draw:frame draw:style-name="fr2" draw:name="Object28" text:anchor-type="as-char" svg:y="-0.6201in" svg:width="5.4839in" svg:height="1.2083in" draw:z-index="24"><draw:object xlink:href="./Object 72" xlink:type="simple" xlink:show="embed" xlink:actuate="onLoad"/><draw:image xlink:href="./ObjectReplacements/Object 72" xlink:type="simple" xlink:show="embed" xlink:actuate="onLoad"/></draw:frame><text:tab/><text:span text:style-name="T4">(</text:span><text:span text:style-name="T5"><text:sequence text:ref-name="refText12" text:name="Text" text:formula="ooow:Text+1" style:num-format="1">5.3</text:sequence></text:span><text:span text:style-name="T4">)</text:span></text:p>
      <text:p text:style-name="P129">// H update coefficients, mH2 &amp; mH3 include "/dx"</text:p>
      <text:p text:style-name="Code"><text:span text:style-name="T83">double</text:span> A = sHy + sHz;</text:p>
      <text:p text:style-name="Code"><text:span text:style-name="T83">double</text:span> B = sHy * sHz * dt;</text:p>
      <text:p text:style-name="P81"><text:span text:style-name="T83">double</text:span> R = 1 / (1/dt + A + B);</text:p>
      <text:p text:style-name="P81">bp-&gt;mH1.x = R * (1/dt - A - B);</text:p>
      <text:p text:style-name="P81">bp-&gt;mH2.x = -R * c0 / (dx * c.mur);</text:p>
      <text:p text:style-name="P81">bp-&gt;mH3.x = -R * c0 * dt * sHx / (2 * dx);</text:p>
      <text:p text:style-name="P81">bp-&gt;mH4.x = -R * 4*B;</text:p>
      <text:p text:style-name="Standard"/>
      <text:p text:style-name="P80">Similar case for E common terms from (<text:span text:style-name="T98">L</text:span>14.<text:span text:style-name="T98">S</text:span>39a):</text:p>
      <text:p text:style-name="P80"/>
      <text:p text:style-name="P130">// E update coefficients (= D with 1/ep on H terms, 2 &amp; 3)</text:p>
      <text:p text:style-name="P132">A = sEy + sEz;</text:p>
      <text:p text:style-name="P132">B = sEy * sEz * dt;</text:p>
      <text:p text:style-name="P132">R = 1 / (1/dt + A + B);</text:p>
      <text:p text:style-name="P132">bp-&gt;mE1.x = R * (1/dt - A - B);</text:p>
      <text:p text:style-name="P132">bp-&gt;mE2.x = R * c0 / (dx * c.epr);</text:p>
      <text:p text:style-name="P132">bp-&gt;mE3.x = R * c0 * dt * sEx / (2 * dx);</text:p>
      <text:p text:style-name="P132">bp-&gt;mE4.x = -R * 4*B;</text:p>
      <text:h text:style-name="Heading_20_2" text:outline-level="2"><text:bookmark-start text:name="__RefHeading___Toc5326_597910946"/>Dimensional <text:span text:style-name="T14">A</text:span>nalysis<text:bookmark-end text:name="__RefHeading___Toc5326_597910946"/></text:h>
      <text:p text:style-name="Standard"><text:span text:style-name="T48">U</text:span>sing [kg,m,s,A] exponents.</text:p>
      <text:p text:style-name="Standard">Henry = [1,2,-2,-2], Farad = [-1,-2,4,2], Volt = [1,2,-3,-1]</text:p>
      <text:p text:style-name="Standard">Norm Mag Field = sqrt(H/F)*A/m = ([1,2,-2,-2]-[-1,-2,4,2])/2+[0,-1,0,1]</text:p>
      <text:p text:style-name="P46"><text:s/>= [1,1,-3,-1] = V/m = Elec Field</text:p>
      <text:p text:style-name="P46"/>
      <text:p text:style-name="P46">Maxwell's <text:span text:style-name="T49">equations</text:span></text:p>
      <text:p text:style-name="Equation"><text:soft-page-break/><draw:frame draw:style-name="fr2" draw:name="Object31" text:anchor-type="as-char" svg:y="-0.4382in" svg:width="4.802in" svg:height="0.8311in" draw:z-index="27"><draw:object xlink:href="./Object 73" xlink:type="simple" xlink:show="embed" xlink:actuate="onLoad"/><draw:image xlink:href="./ObjectReplacements/Object 73" xlink:type="simple" xlink:show="embed" xlink:actuate="onLoad"/></draw:frame><text:span text:style-name="T1">✔<text:tab/></text:span><text:span text:style-name="T2">(</text:span><text:span text:style-name="T5"><text:sequence text:ref-name="refText13" text:name="Text" text:formula="ooow:Text+1" style:num-format="1">5.4</text:sequence></text:span><text:span text:style-name="T2">)</text:span></text:p>
      <text:p text:style-name="Standard"/>
      <text:p text:style-name="P122"><draw:frame draw:style-name="fr2" draw:name="Object33" text:anchor-type="as-char" svg:y="-0.3181in" svg:width="6.4402in" svg:height="0.5165in" draw:z-index="28"><draw:object xlink:href="./Object 74" xlink:type="simple" xlink:show="embed" xlink:actuate="onLoad"/><draw:image xlink:href="./ObjectReplacements/Object 74" xlink:type="simple" xlink:show="embed" xlink:actuate="onLoad"/></draw:frame><text:s/><text:span text:style-name="T1">✔<text:tab/></text:span><text:span text:style-name="T2">(</text:span><text:span text:style-name="T5"><text:sequence text:ref-name="refText14" text:name="Text" text:formula="ooow:Text+1" style:num-format="1">5.5</text:sequence></text:span><text:span text:style-name="T2">)</text:span></text:p>
      <text:p text:style-name="Standard"/>
      <text:p text:style-name="P122"><draw:frame draw:style-name="fr2" draw:name="Object34" text:anchor-type="as-char" svg:y="-0.3429in" svg:width="5.4492in" svg:height="0.5665in" draw:z-index="29"><draw:object xlink:href="./Object 75" xlink:type="simple" xlink:show="embed" xlink:actuate="onLoad"/><draw:image xlink:href="./ObjectReplacements/Object 75" xlink:type="simple" xlink:show="embed" xlink:actuate="onLoad"/><svg:desc>formula</svg:desc></draw:frame><text:span text:style-name="T1">✔<text:tab/></text:span><text:span text:style-name="T2">(</text:span><text:span text:style-name="T5"><text:sequence text:ref-name="refText15" text:name="Text" text:formula="ooow:Text+1" style:num-format="1">5.6</text:sequence></text:span><text:span text:style-name="T2">)</text:span></text:p>
      <text:p text:style-name="P47"/>
      <text:p text:style-name="P122"><draw:frame draw:style-name="fr2" draw:name="Object35" text:anchor-type="as-char" svg:y="-0.2689in" svg:width="3.4854in" svg:height="0.4665in" draw:z-index="30"><draw:object xlink:href="./Object 76" xlink:type="simple" xlink:show="embed" xlink:actuate="onLoad"/><draw:image xlink:href="./ObjectReplacements/Object 76" xlink:type="simple" xlink:show="embed" xlink:actuate="onLoad"/><svg:desc>formula</svg:desc></draw:frame><text:span text:style-name="T1">✔<text:tab/></text:span><text:span text:style-name="T2">(</text:span><text:span text:style-name="T5"><text:sequence text:ref-name="refText16" text:name="Text" text:formula="ooow:Text+1" style:num-format="1">5.7</text:sequence></text:span><text:span text:style-name="T2">)</text:span></text:p>
      <text:p text:style-name="P47"/>
      <text:p text:style-name="P122"><draw:frame draw:style-name="fr2" draw:name="Object36" text:anchor-type="as-char" svg:y="-0.2925in" svg:width="5.2028in" svg:height="0.4902in" draw:z-index="31"><draw:object xlink:href="./Object 77" xlink:type="simple" xlink:show="embed" xlink:actuate="onLoad"/><draw:image xlink:href="./ObjectReplacements/Object 77" xlink:type="simple" xlink:show="embed" xlink:actuate="onLoad"/><svg:desc>formula</svg:desc></draw:frame><text:span text:style-name="T1">✔<text:tab/></text:span><text:span text:style-name="T2">(</text:span><text:span text:style-name="T5"><text:sequence text:ref-name="refText17" text:name="Text" text:formula="ooow:Text+1" style:num-format="1">5.8</text:sequence></text:span><text:span text:style-name="T2">)</text:span></text:p>
      <text:p text:style-name="P47"/>
      <text:p text:style-name="P122"><draw:frame draw:style-name="fr2" draw:name="Object37" text:anchor-type="as-char" svg:y="-0.2598in" svg:width="4.7791in" svg:height="0.4575in" draw:z-index="32"><draw:object xlink:href="./Object 78" xlink:type="simple" xlink:show="embed" xlink:actuate="onLoad"/><draw:image xlink:href="./ObjectReplacements/Object 78" xlink:type="simple" xlink:show="embed" xlink:actuate="onLoad"/><svg:desc>formula</svg:desc></draw:frame><text:span text:style-name="T1">✔<text:tab/></text:span><text:span text:style-name="T2">(</text:span><text:span text:style-name="T5"><text:sequence text:ref-name="refText18" text:name="Text" text:formula="ooow:Text+1" style:num-format="1">5.9</text:sequence></text:span><text:span text:style-name="T2">)</text:span></text:p>
      <text:p text:style-name="P45"/>
      <text:p text:style-name="P70"><text:span text:style-name="T70">From </text:span><text:a xlink:type="simple" xlink:href="http://personalpages.manchester.ac.uk/staff/fumie.costen/tmp/sourceexcitationpaperEMCblackwhite.pdf" text:style-name="Internet_20_link" text:visited-style-name="Visited_20_Internet_20_Link"><text:span text:style-name="T70">http://personalpages.manchester.ac.uk/staff/fumie.costen/tmp/sourceexcitationpaperEMCblackwhite.pdf</text:span></text:a> <text:span text:style-name="T70">Eq (4):</text:span></text:p>
      <text:p text:style-name="P122"><draw:frame draw:style-name="fr2" draw:name="Object63" text:anchor-type="as-char" svg:y="-0.2898in" svg:width="4.7264in" svg:height="0.4752in" draw:z-index="88"><draw:object xlink:href="./Object 79" xlink:type="simple" xlink:show="embed" xlink:actuate="onLoad"/><draw:image xlink:href="./ObjectReplacements/Object 79" xlink:type="simple" xlink:show="embed" xlink:actuate="onLoad"/><svg:desc>formula</svg:desc></draw:frame><text:span text:style-name="T8">✔<text:tab/></text:span><text:span text:style-name="T10">(</text:span><text:span text:style-name="T5"><text:sequence text:ref-name="refText19" text:name="Text" text:formula="ooow:Text+1" style:num-format="1">5.10</text:sequence></text:span><text:span text:style-name="T10">)</text:span></text:p>
      <text:h text:style-name="Heading_20_1" text:outline-level="1">Space::allocate() — <text:span text:style-name="T14">U</text:span>pdate <text:span text:style-name="T14">C</text:span>oefficients</text:h>
      <text:p text:style-name="P18">Conduction form of Ez update equation, from Schneider:</text:p>
      <text:p text:style-name="P15"><text:tab/><draw:frame draw:style-name="fr2" draw:name="Object86" text:anchor-type="as-char" svg:y="-0.4528in" svg:width="4.8217in" svg:height="0.8118in" draw:z-index="89"><draw:object xlink:href="./Object 80" xlink:type="simple" xlink:show="embed" xlink:actuate="onLoad"/><draw:image xlink:href="./ObjectReplacements/Object 80" xlink:type="simple" xlink:show="embed" xlink:actuate="onLoad"/><svg:desc>formula</svg:desc></draw:frame><text:tab/> <text:span text:style-name="T86">(U</text:span>3.52<text:span text:style-name="T86">)</text:span></text:p>
      <text:p text:style-name="P13">(These are expanded to 3 dimensions in ch. 9, (U9.15) - (U9.32))</text:p>
      <text:p text:style-name="P14"/>
      <text:p text:style-name="P18">In our notation, with coefficients separated:</text:p>
      <text:p text:style-name="P122"><text:soft-page-break/><text:tab/><draw:frame draw:style-name="fr2" draw:name="Object87" text:anchor-type="as-char" svg:y="-0.461in" svg:width="4.7299in" svg:height="0.889in" draw:z-index="90"><draw:object xlink:href="./Object 81" xlink:type="simple" xlink:show="embed" xlink:actuate="onLoad"/><draw:image xlink:href="./ObjectReplacements/Object 81" xlink:type="simple" xlink:show="embed" xlink:actuate="onLoad"/><svg:desc>formula</svg:desc></draw:frame><text:tab/><text:span text:style-name="T4">(</text:span><text:span text:style-name="T5"><text:sequence text:ref-name="refText20" text:name="Text" text:formula="ooow:Text+1" style:num-format="1">6.1</text:sequence></text:span><text:span text:style-name="T4">)</text:span></text:p>
      <text:p text:style-name="P18">Compare with PML coefficients:</text:p>
      <text:p text:style-name="P19"><text:tab/><draw:frame draw:style-name="fr2" draw:name="Object85" text:anchor-type="as-char" svg:y="-0.7992in" svg:width="4.2547in" svg:height="1.5673in" draw:z-index="91"><draw:object xlink:href="./Object 82" xlink:type="simple" xlink:show="embed" xlink:actuate="onLoad"/><draw:image xlink:href="./ObjectReplacements/Object 82" xlink:type="simple" xlink:show="embed" xlink:actuate="onLoad"/><svg:desc>formula</svg:desc></draw:frame><text:tab/><text:span text:style-name="T87">(14.39a, 14.42)</text:span></text:p>
      <text:p text:style-name="P92">If sigmas are isotropic:</text:p>
      <text:p text:style-name="P122"><text:tab/><draw:frame draw:style-name="fr2" draw:name="Object88" text:anchor-type="as-char" svg:y="-0.778in" svg:width="3.098in" svg:height="1.5228in" draw:z-index="92"><draw:object xlink:href="./Object 83" xlink:type="simple" xlink:show="embed" xlink:actuate="onLoad"/><draw:image xlink:href="./ObjectReplacements/Object 83" xlink:type="simple" xlink:show="embed" xlink:actuate="onLoad"/><svg:desc>formula</svg:desc></draw:frame><text:tab/><text:span text:style-name="T4">(</text:span><text:span text:style-name="T5"><text:sequence text:ref-name="refText21" text:name="Text" text:formula="ooow:Text+1" style:num-format="1">6.2</text:sequence></text:span><text:span text:style-name="T4">)</text:span></text:p>
      <text:p text:style-name="P18">Or:</text:p>
      <text:p text:style-name="P122"><text:tab/><draw:frame draw:style-name="fr2" draw:name="Object89" text:anchor-type="as-char" svg:y="-0.4654in" svg:width="3.1583in" svg:height="0.8965in" draw:z-index="93"><draw:object xlink:href="./Object 84" xlink:type="simple" xlink:show="embed" xlink:actuate="onLoad"/><draw:image xlink:href="./ObjectReplacements/Object 84" xlink:type="simple" xlink:show="embed" xlink:actuate="onLoad"/><svg:desc>formula</svg:desc></draw:frame><text:tab/><text:span text:style-name="T4">(</text:span><text:span text:style-name="T5"><text:sequence text:ref-name="refText22" text:name="Text" text:formula="ooow:Text+1" style:num-format="1">6.3</text:sequence></text:span><text:span text:style-name="T4">)</text:span></text:p>
      <text:p text:style-name="P18">So it appears to be equivalent, <text:span text:style-name="T88">other than</text:span> the PML version is <text:span text:style-name="T88">a </text:span>2<text:span text:style-name="T89">nd</text:span> order <text:span text:style-name="T88">approximation.</text:span><text:change-start text:change-id="ct15895331984"/></text:p>
      <text:h text:style-name="P157" text:outline-level="2"><text:change-end text:change-id="ct15895331984"/>Dimensional Analysis</text:h>
      <text:p text:style-name="P11">Dimensional analysis follows that for the PML in section <text:bookmark-ref text:reference-format="chapter" text:ref-name="__RefHeading___Toc5326_597910946">5.2</text:bookmark-ref>. For sigma E specifically:</text:p>
      <text:p text:style-name="P11"/>
      <text:p text:style-name="P12"><text:tab/><draw:frame draw:style-name="fr2" draw:name="Object99" text:anchor-type="as-char" svg:y="-0.2799in" svg:width="2.5591in" svg:height="0.4654in" draw:z-index="94"><draw:object xlink:href="./Object 85" xlink:type="simple" xlink:show="embed" xlink:actuate="onLoad"/><draw:image xlink:href="./ObjectReplacements/Object 85" xlink:type="simple" xlink:show="embed" xlink:actuate="onLoad"/><svg:desc>formula</svg:desc></draw:frame><text:span text:style-name="T1">✔<text:tab/></text:span><text:span text:style-name="T2">(</text:span><text:span text:style-name="T5"><text:sequence text:ref-name="refText23" text:name="Text" text:formula="ooow:Text+1" style:num-format="1">6.4</text:sequence></text:span><text:span text:style-name="T2">)</text:span></text:p>
      <text:p text:style-name="P16"><text:tab/><draw:frame draw:style-name="fr2" draw:name="Object98" text:anchor-type="as-char" svg:y="-0.3075in" svg:width="5.3874in" svg:height="0.4992in" draw:z-index="95"><draw:object xlink:href="./Object 86" xlink:type="simple" xlink:show="embed" xlink:actuate="onLoad"/><draw:image xlink:href="./ObjectReplacements/Object 86" xlink:type="simple" xlink:show="embed" xlink:actuate="onLoad"/><svg:desc>formula</svg:desc></draw:frame><text:tab/><text:span text:style-name="T2">(</text:span><text:span text:style-name="T5"><text:sequence text:ref-name="refText24" text:name="Text" text:formula="ooow:Text+1" style:num-format="1">6.5</text:sequence></text:span><text:span text:style-name="T2">)</text:span><text:change-start text:change-id="ct15955277936"/></text:p>
      <text:h text:style-name="Heading_20_1" text:outline-level="1"><text:soft-page-break/>Space::stepH(), <text:span text:style-name="T13">E()</text:span> — <text:span text:style-name="T14">U</text:span>pdate Equations</text:h>
      <text:h text:style-name="P156" text:outline-level="2"><text:bookmark-start text:name="__RefHeading___Toc5328_597910946"/><text:change-end text:change-id="ct15955277936"/><text:change text:change-id="ct15955278544"/>Derivation of <text:span text:style-name="T14">M</text:span>y <text:span text:style-name="T14">U</text:span>pdate <text:span text:style-name="T14">C</text:span>oefficients<text:bookmark-end text:name="__RefHeading___Toc5328_597910946"/></text:h>
      <text:p text:style-name="P1"/>
      <text:p text:style-name="P2"><draw:frame draw:style-name="fr2" draw:name="Object42" text:anchor-type="as-char" svg:y="-0.2898in" svg:width="1.3827in" svg:height="0.4654in" draw:z-index="34"><draw:object xlink:href="./Object 87" xlink:type="simple" xlink:show="embed" xlink:actuate="onLoad"/><draw:image xlink:href="./ObjectReplacements/Object 87" xlink:type="simple" xlink:show="embed" xlink:actuate="onLoad"/></draw:frame></text:p>
      <text:p text:style-name="P3"/>
      <text:p text:style-name="P1">These are from<text:span text:style-name="T20"> </text:span><text:span text:style-name="T75">Schneider</text:span></text:p>
      <text:p text:style-name="P2"/>
      <text:p text:style-name="P4">del(E) = -mu*d(H)/dt</text:p>
      <text:p text:style-name="P4">c0^2 = 1/(mu0*ep0)</text:p>
      <text:p text:style-name="P2"/>
      <text:p text:style-name="P4">Normalizing mag field: (here Hu is unnormalized H)</text:p>
      <text:p text:style-name="P4">Using H = sqrt(mu0/ep0)*Hu</text:p>
      <text:p text:style-name="P4"><text:s/>So: del(E) = -mu*d(Hu)</text:p>
      <text:p text:style-name="P4"><text:s text:c="5"/>del(E) = -mu*(1/sqrt(mu0/ep0))*d(H)</text:p>
      <text:p text:style-name="P4"><text:s text:c="5"/>del(E) = -mu*(sqrt(mu0/ep0)/(mu0/ep0))*d(H)</text:p>
      <text:p text:style-name="P4"><text:s text:c="5"/>del(E) = -mur*(sqrt(mu0/ep0)*ep0)*d(H)</text:p>
      <text:p text:style-name="P4"><text:s text:c="5"/>del(E) = -mur*((sqrt(mu0)*ep0)/sqrt(ep0))*d(H)</text:p>
      <text:p text:style-name="P4"><text:s text:c="5"/>del(E) = -mur*((sqrt(mu0)*ep0*sqrt(ep0))/ep0)*d(H)</text:p>
      <text:p text:style-name="P4"><text:s text:c="5"/>del(E) = -mur*(1/c0))*d(H)</text:p>
      <text:p text:style-name="P4"><text:s text:c="5"/>del(E) = -(mur/c0)*d(H)</text:p>
      <text:p text:style-name="P2"/>
      <text:p text:style-name="P4">Without conduction (sigma):</text:p>
      <text:p text:style-name="P4">Kmu = dt*c0/(mur*dx) = 1 when dt/dx = c0</text:p>
      <text:p text:style-name="P4">mu = mu0 * mur</text:p>
      <text:p text:style-name="P4">c0^2 = (mur*epr)/(mu*ep)</text:p>
      <text:p text:style-name="P2"/>
      <text:p text:style-name="P2"><text:span text:style-name="T52">W</text:span>ith conduction:</text:p>
      <text:p text:style-name="P1">stm = sig*dt/(2*mu)</text:p>
      <text:p text:style-name="P1">Hx = (1-stm)/(1+stm)*Hx + (dt/((1+stm)*mu*dx))*(Eyp1-Ey)-(Ezp1-Ez))</text:p>
      <text:p text:style-name="P1"/>
      <text:p text:style-name="Standard">From <text:span text:style-name="T59"><text:s/></text:span><text:span text:style-name="T59"><text:bibliography-mark text:identifier="Sch2018" text:bibliography-type="article" text:author="Schneider, John" text:pages="403" text:title="Understanding the Finite-Difference Time-Domain Method" text:year="2018">[Sch2018]</text:bibliography-mark></text:span><text:span text:style-name="T59"><text:s/>3.12 Lossy Material. Ampere's law with conduction term:</text:span></text:p>
      <text:p text:style-name="P1">del(Hu) = sig*E + ep*d(E) <text:s text:c="40"/>[eq 3.48]</text:p>
      <text:p text:style-name="P46"><text:tab/><draw:frame draw:style-name="fr2" draw:name="Object43" text:anchor-type="as-char" svg:y="-0.2634in" svg:width="1.4228in" svg:height="0.4134in" draw:z-index="35"><draw:object xlink:href="./Object 88" xlink:type="simple" xlink:show="embed" xlink:actuate="onLoad"/><draw:image xlink:href="./ObjectReplacements/Object 88" xlink:type="simple" xlink:show="embed" xlink:actuate="onLoad"/></draw:frame><text:tab/><text:span text:style-name="T53">(U3.48)</text:span></text:p>
      <text:p text:style-name="P93">In discretized form:</text:p>
      <text:p text:style-name="P1">dHu/dx = sig*E + ep*dE/dt</text:p>
      <text:p text:style-name="P48"><text:tab/><draw:frame draw:style-name="fr2" draw:name="Object44" text:anchor-type="as-char" svg:y="-0.2689in" svg:width="1.4402in" svg:height="0.4189in" draw:z-index="36"><draw:object xlink:href="./Object 89" xlink:type="simple" xlink:show="embed" xlink:actuate="onLoad"/><draw:image xlink:href="./ObjectReplacements/Object 89" xlink:type="simple" xlink:show="embed" xlink:actuate="onLoad"/><svg:desc>formula</svg:desc></draw:frame><text:tab/><text:span text:style-name="T53">(U3.49)</text:span></text:p>
      <text:p text:style-name="P93">1D version, averaging in time the E node on either side of the H node:</text:p>
      <text:p text:style-name="P1">(Huyp1 - Huy)/dx = sig*(Ezp1 + Ez)/2 + ep*(Ezp1 - Ez)/dt</text:p>
      <text:p text:style-name="P48"><text:tab/><draw:frame draw:style-name="fr2" draw:name="Object46" text:anchor-type="as-char" svg:y="-0.4165in" svg:width="3.9311in" svg:height="0.5665in" draw:z-index="37"><draw:object xlink:href="./Object 90" xlink:type="simple" xlink:show="embed" xlink:actuate="onLoad"/><draw:image xlink:href="./ObjectReplacements/Object 90" xlink:type="simple" xlink:show="embed" xlink:actuate="onLoad"/></draw:frame><text:tab/><text:span text:style-name="T54">(U3.51</text:span>?<text:span text:style-name="T54">)</text:span></text:p>
      <text:p text:style-name="Standard"/>
      <text:p text:style-name="P1"><text:soft-page-break/>Ezp1 = ((Huyp1 - Huy)/dx - (sig/2 - ep/dt)*Ez) / (sig/2 + ep/dt)</text:p>
      <text:p text:style-name="P1"/>
      <text:p text:style-name="P1">Ezp1 = (1/(dx*(sig/2 + ep/dt)))*(Hyup1 - Huy) -</text:p>
      <text:p text:style-name="P1"><text:s text:c="8"/>((sig/2 - ep/dt)/(sig/2 + ep/dt))*Ez</text:p>
      <text:p text:style-name="P1"/>
      <text:p text:style-name="P1">Ezp1 = (dt/(dx*ep*(sig*dt/(2*ep) + 1))*(Huyp1 - Huy) -</text:p>
      <text:p text:style-name="P1"><text:s text:c="8"/>((sig*dt/(2*ep) - 1)/(sig*dt/(2*ep) + 1))*Ez</text:p>
      <text:p text:style-name="P1"/>
      <text:p text:style-name="P1">Ezp1 = ((dt/(dx*ep))/(1 + sig*dt/(2*ep))*(Huyp1 - Huy) + </text:p>
      <text:p text:style-name="P1"><text:s text:c="8"/>((1 - sig*dt/(2*ep))/(1 + sig*dt/(2*ep)))*Ez</text:p>
      <text:p text:style-name="P114"><text:tab/><draw:frame draw:style-name="fr2" draw:name="Object77" text:anchor-type="as-char" svg:y="-0.4528in" svg:width="4.8217in" svg:height="0.8118in" draw:z-index="96"><draw:object xlink:href="./Object 91" xlink:type="simple" xlink:show="embed" xlink:actuate="onLoad"/><draw:image xlink:href="./ObjectReplacements/Object 91" xlink:type="simple" xlink:show="embed" xlink:actuate="onLoad"/></draw:frame><text:tab/> <text:s text:c="8"/><text:span text:style-name="T86">(U</text:span>3.52<text:span text:style-name="T86">)</text:span></text:p>
      <text:p text:style-name="Standard"/>
      <text:p text:style-name="P1">Ezp1 = ((dt/(dx*ep))/(1 + sig*dt/(2*ep))*(Hyp1 - Hy)/Z0 +</text:p>
      <text:p text:style-name="P1"><text:s text:c="8"/>((1 - sig*dt/(2*ep))/(1 + sig*dt/(2*ep)))*Ez</text:p>
      <text:p text:style-name="P1"/>
      <text:p text:style-name="P1">Z0 = 1/(ep0*c0)</text:p>
      <text:p text:style-name="P8"><text:tab/><draw:frame draw:style-name="fr2" draw:name="Object47" text:anchor-type="as-char" svg:y="-0.3917in" svg:width="2.2146in" svg:height="0.7661in" draw:z-index="38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p text:style-name="P5">non Kep = dt*c0/(dx*<text:span text:style-name="T55">ep0*</text:span>epr)</text:p>
      <text:p text:style-name="P8"><text:tab/><draw:frame draw:style-name="fr2" draw:name="Object48" text:anchor-type="as-char" svg:y="-0.2689in" svg:width="1.0626in" svg:height="0.4429in" draw:z-index="39"><draw:object xlink:href="./Object 93" xlink:type="simple" xlink:show="embed" xlink:actuate="onLoad"/><draw:image xlink:href="./ObjectReplacements/Object 93" xlink:type="simple" xlink:show="embed" xlink:actuate="onLoad"/></draw:frame><text:tab/>?</text:p>
      <text:p text:style-name="P1"/>
      <text:p text:style-name="P1">sig Kep = dt/(Z0*dx*ep0*epr) = dt*(ep0*c0)/(dx*ep0*epr)</text:p>
      <text:p text:style-name="P1"/>
      <text:p text:style-name="P1">Huyp1 = ((dt/(dx*mu))/(1 + sig*dt/(2*mu))*(Ezp1 - Ez) +</text:p>
      <text:p text:style-name="P1"><text:s text:c="9"/>((1 - sig*dt/(2*mu))/(1 + sig*dt/(2*mu)))*Huy</text:p>
      <text:p text:style-name="P1"/>
      <text:p text:style-name="P1">Hyp1/Z0 = ((dt/(dx*mu))/(1 + sig*dt/(2*mu))*(Ezp1 - Ez) +</text:p>
      <text:p text:style-name="P1"><text:s text:c="11"/>((1 - sig*dt/(2*mu))/(1 + sig*dt/(2*mu)))*Hy/Z0</text:p>
      <text:p text:style-name="P1"/>
      <text:p text:style-name="P1">Hyp1 = ((dt/(dx*mu))/(1 + sig*dt/(2*mu))*(Ezp1 - Ez)*Z0 +</text:p>
      <text:p text:style-name="P1"><text:s text:c="8"/>((1 - sig*dt/(2*mu))/(1 + sig*dt/(2*mu)))*Hy</text:p>
      <text:p text:style-name="P8"/>
      <text:p text:style-name="P1">non Kmu = dt*c0/(dx*<text:span text:style-name="T55">mu0*</text:span>mur) </text:p>
      <text:p text:style-name="P9"><text:tab/><draw:frame draw:style-name="fr2" draw:name="Object49" text:anchor-type="as-char" svg:y="-0.2689in" svg:width="1.1484in" svg:height="0.4429in" draw:z-index="40"><draw:object xlink:href="./Object 94" xlink:type="simple" xlink:show="embed" xlink:actuate="onLoad"/><draw:image xlink:href="./ObjectReplacements/Object 94" xlink:type="simple" xlink:show="embed" xlink:actuate="onLoad"/><svg:desc>formula</svg:desc></draw:frame><text:tab/>?</text:p>
      <text:p text:style-name="P1"/>
      <text:p text:style-name="P1">sig Kmu = dt*Z0/(dx*mu0*mur) = dt/(dx*ep0*c0*mu0*mur)</text:p>
      <text:p text:style-name="P1"><text:s text:c="2"/>= dt*c0/(dx*ep0*c0^2*mu0*mur) = dt*c0/(dx*mur)</text:p>
      <text:p text:style-name="P1"/>
      <text:p text:style-name="P1">ste = sig*dt/(2*ep) = sig*dt/(2*ep0*epr)</text:p>
      <text:p text:style-name="P1">Ksep = (1 - ste) / (1 + ste)</text:p>
      <text:p text:style-name="P1"><text:soft-page-break/>Kep = (dt/(dx*ep0*epr)) / (1 + ste)</text:p>
      <text:h text:style-name="Heading_20_1" text:outline-level="1">OuterSpace::stepH(), <text:span text:style-name="T13">E()</text:span> — <text:span text:style-name="T90">Conduction Border</text:span></text:h>
      <text:p text:style-name="Standard">?</text:p>
      <text:p text:style-name="P82">Originally had (field_main2_844.cp, 180216):</text:p>
      <text:p text:style-name="P82"/>
      <text:p text:style-name="Code"><text:s text:c="8"/>if (copyBorders)</text:p>
      <text:p text:style-name="Code"><text:s text:c="8"/>{</text:p>
      <text:p text:style-name="Code"><text:s text:c="12"/><text:span text:style-name="T82">// update E field borders</text:span></text:p>
      <text:p text:style-name="Code"><text:s text:c="12"/>for (size_t i = 1; i &lt; nx-1; i++)</text:p>
      <text:p text:style-name="Code"><text:s text:c="16"/>for (size_t j = 1; j &lt; ny-1; j++)</text:p>
      <text:p text:style-name="Code"><text:s text:c="16"/>{</text:p>
      <text:p text:style-name="Code"><text:s text:c="20"/>Et(i,j,0) = Et(i,j,1);</text:p>
      <text:p text:style-name="Code"><text:s text:c="20"/>Et(i,j,nz-1) = Et(i,j,nz-2);</text:p>
      <text:p text:style-name="Code"><text:s text:c="16"/>}</text:p>
      <text:p text:style-name="Code"><text:s text:c="12"/>for (size_t i = 1; i &lt; nx-1; i++)</text:p>
      <text:p text:style-name="Code"><text:s text:c="16"/>for (size_t k = 1; k &lt; nz-1; k++)</text:p>
      <text:p text:style-name="Code"><text:s text:c="16"/>{</text:p>
      <text:p text:style-name="Code"><text:s text:c="20"/>Et(i,0,k) = Et(i,1,k);</text:p>
      <text:p text:style-name="Code"><text:s text:c="20"/>Et(i,ny-1,k) = Et(i,ny-2,k);</text:p>
      <text:p text:style-name="Code"><text:s text:c="16"/>}</text:p>
      <text:p text:style-name="Code"><text:s text:c="12"/>for (size_t j = 1; j &lt; ny-1; j++)</text:p>
      <text:p text:style-name="Code"><text:s text:c="16"/>for (size_t k = 1; k &lt; nz-1; k++)</text:p>
      <text:p text:style-name="Code"><text:s text:c="16"/>{</text:p>
      <text:p text:style-name="Code"><text:s text:c="20"/>Et(0,j,k) = Et(1,j,k);</text:p>
      <text:p text:style-name="Code"><text:s text:c="20"/>Et(nx-1,j,k) = Et(nx-2,j,k);</text:p>
      <text:p text:style-name="Code"><text:s text:c="16"/>}</text:p>
      <text:p text:style-name="Code"><text:s text:c="8"/>}</text:p>
      <text:p text:style-name="Text_20_body"/>
      <text:p text:style-name="Text_20_body">Then (field_<text:span text:style-name="T91">main2</text:span>.cp<text:span text:style-name="T91">@6777</text:span>, 1802<text:span text:style-name="T91">16</text:span>):</text:p>
      <text:p text:style-name="P83">r6777 | scott | 2018-02-16 13:13:27 -0700 (Fri, 16 Feb 2018) | 2 lines</text:p>
      <text:p text:style-name="P83">Changed copyBorders option to conductBorder, which matches small_lc_wall.out quite closely.</text:p>
      <text:p text:style-name="P83"/>
      <text:p text:style-name="Code"><text:s text:c="8"/><text:span text:style-name="T82">// conductive border: tangential E and normal H are zero</text:span></text:p>
      <text:p text:style-name="Code"><text:s text:c="8"/>if (conductBorder)</text:p>
      <text:p text:style-name="Code"><text:s text:c="8"/>{</text:p>
      <text:p text:style-name="Code"><text:s text:c="12"/>for (size_t i = 1; i &lt; nx-1; i++)</text:p>
      <text:p text:style-name="Code"><text:s text:c="12"/>{</text:p>
      <text:p text:style-name="Code"><text:s text:c="16"/>double3* Hp = &amp;Ht(i,1,0);</text:p>
      <text:p text:style-name="Code"><text:s text:c="16"/>double3* Ep = &amp;Et(i,1,0);</text:p>
      <text:p text:style-name="Code"><text:s text:c="16"/>double* Kmup = &amp;Kmut(i,1,0);</text:p>
      <text:p text:style-name="Code"><text:s text:c="16"/>for (size_t j = 1; j &lt; ny-1; j++)</text:p>
      <text:p text:style-name="Code"><text:s text:c="16"/>{</text:p>
      <text:p text:style-name="Code"><text:s text:c="20"/><text:span text:style-name="T82">// step all H[i,j,0], but with z terms removed</text:span></text:p>
      <text:p text:style-name="Code"><text:s text:c="20"/>double Km = *Kmup;</text:p>
      <text:p text:style-name="Code"><text:s text:c="20"/>Hp-&gt;x += Km * ((Ep+1)-&gt;y - Ep-&gt;y);</text:p>
      <text:p text:style-name="Code"><text:s text:c="20"/>Hp-&gt;y -= Km * ((Ep+1)-&gt;x - Ep-&gt;x);</text:p>
      <text:p text:style-name="Code"><text:s text:c="20"/><text:span text:style-name="T82">// want H[i,j,nz-1], but it reaches beyond border</text:span></text:p>
      <text:p text:style-name="P129"><text:s text:c="20"/>//double3* En = Ep + (nz-1)*k1;</text:p>
      <text:p text:style-name="P129"><text:s text:c="20"/>//double3* Hn = Hp + (nz-1)*k1;</text:p>
      <text:p text:style-name="P129"><text:s text:c="20"/>//Hn-&gt;x += Km * ((En+k1)-&gt;y - En-&gt;y);</text:p>
      <text:p text:style-name="P129"><text:s text:c="20"/>//Hn-&gt;y -= Km * ((En+k1)-&gt;x - En-&gt;x);</text:p>
      <text:p text:style-name="Code"><text:s text:c="20"/>Kmup += J1;</text:p>
      <text:p text:style-name="Code"><text:s text:c="20"/>Ep += J1;</text:p>
      <text:p text:style-name="Code"><text:s text:c="20"/>Ep += J1;</text:p>
      <text:p text:style-name="Code"><text:s text:c="16"/>}</text:p>
      <text:p text:style-name="Code"><text:s text:c="12"/>}</text:p>
      <text:p text:style-name="P82"/>
      <text:h text:style-name="P155" text:outline-level="1">Notes</text:h>
      <text:p text:style-name="P52">180311:</text:p>
      <text:p text:style-name="P52"/>
      <text:p text:style-name="P53"><text:soft-page-break/>Normalizing H:</text:p>
      <text:p text:style-name="Equation"><text:tab/><draw:frame draw:style-name="fr2" draw:name="Object50" text:anchor-type="as-char" svg:y="-0.6937in" svg:width="5.0402in" svg:height="1.3555in" draw:z-index="41"><draw:object xlink:href="./Object 95" xlink:type="simple" xlink:show="embed" xlink:actuate="onLoad"/><draw:image xlink:href="./ObjectReplacements/Object 95" xlink:type="simple" xlink:show="embed" xlink:actuate="onLoad"/></draw:frame><text:tab/><text:span text:style-name="T57">(L5.S21)</text:span></text:p>
      <text:p text:style-name="P53">Normalizing E (same equations, just different scales to the physical values):</text:p>
      <text:p text:style-name="P122"><text:tab/><draw:frame draw:style-name="fr2" draw:name="Object51" text:anchor-type="as-char" svg:y="-0.4929in" svg:width="4.8598in" svg:height="0.9346in" draw:z-index="42"><draw:object xlink:href="./Object 96" xlink:type="simple" xlink:show="embed" xlink:actuate="onLoad"/><draw:image xlink:href="./ObjectReplacements/Object 96" xlink:type="simple" xlink:show="embed" xlink:actuate="onLoad"/><svg:desc>formula</svg:desc></draw:frame><text:tab/><text:span text:style-name="T4">(</text:span><text:span text:style-name="T5"><text:sequence text:ref-name="refText25" text:name="Text" text:formula="ooow:Text+1" style:num-format="1">9.1</text:sequence></text:span><text:span text:style-name="T4">)</text:span></text:p>
      <text:p text:style-name="P54">Rearranging for Update Equation form:</text:p>
      <text:p text:style-name="P122"><text:tab/><draw:frame draw:style-name="fr2" draw:name="Object52" text:anchor-type="as-char" svg:y="-0.4709in" svg:width="1.6417in" svg:height="0.8846in" draw:z-index="43"><draw:object xlink:href="./Object 97" xlink:type="simple" xlink:show="embed" xlink:actuate="onLoad"/><draw:image xlink:href="./ObjectReplacements/Object 97" xlink:type="simple" xlink:show="embed" xlink:actuate="onLoad"/><svg:desc>formula</svg:desc></draw:frame><text:tab/><text:span text:style-name="T4">(</text:span><text:span text:style-name="T5"><text:sequence text:ref-name="refText26" text:name="Text" text:formula="ooow:Text+1" style:num-format="1">9.2</text:sequence></text:span><text:span text:style-name="T4">)</text:span></text:p>
      <text:p text:style-name="P55">The existing non-PML coefficient calculations look correct, at least for the <text:span text:style-name="T56">σ </text:span>= 0 case (and they match LC).</text:p>
      <text:p text:style-name="P56">How can the PML not match? It should just attenuate whatever levels of H &amp; E it's given. Its coefficient values should match across the PML-center seam.</text:p>
      <text:p text:style-name="P56"/>
      <text:p text:style-name="P57">non-PML: mH2 = (dt/dx) * Z0 / (mu0*mur)</text:p>
      <text:p text:style-name="P57">PML: <text:s text:c="7"/>mH2 = (dt/dx) * c0 / (mu0*mur) ???</text:p>
      <text:p text:style-name="P58"/>
      <text:p text:style-name="P59"/>
      <text:p text:style-name="P59"/>
      <text:p text:style-name="P59"/>
      <text:p text:style-name="P59"/>
      <text:p text:style-name="P59">There shouldn't be a mu0 (or ep0) in the PML case. See (13.58). muxx is relative, not absolute.</text:p>
      <text:p text:style-name="P59"/>
      <text:p text:style-name="P71"><text:expression text:formula="ooow:x+6" office:value-type="float" office:value="0" style:data-style-name="N0"/>-----------------</text:p>
      <text:p text:style-name="P73">180315:</text:p>
      <text:p text:style-name="P64"/>
      <text:p text:style-name="P128"><draw:frame draw:style-name="fr2" draw:name="Object55" text:anchor-type="as-char" svg:y="-0.1965in" svg:width="6.7535in" svg:height="0.3311in" draw:z-index="60"><draw:object xlink:href="./Object 98" xlink:type="simple" xlink:show="embed" xlink:actuate="onLoad"/><draw:image xlink:href="./ObjectReplacements/Object 98" xlink:type="simple" xlink:show="embed" xlink:actuate="onLoad"/></draw:frame></text:p>
      <text:p text:style-name="P111"><text:tab/><draw:frame draw:style-name="fr2" draw:name="Object45" text:anchor-type="as-char" svg:y="-0.1681in" svg:width="0.6453in" svg:height="0.2043in" draw:z-index="46"><draw:object xlink:href="./Object 99" xlink:type="simple" xlink:show="embed" xlink:actuate="onLoad"/><draw:image xlink:href="./ObjectReplacements/Object 99" xlink:type="simple" xlink:show="embed" xlink:actuate="onLoad"/></draw:frame><text:tab/>(<text:span text:style-name="T101">U</text:span>2.38) </text:p>
      <text:p text:style-name="P61">“The current density has units of A/m2 and the conductivity has units of S/m.” <text:bibliography-mark text:identifier="Sch2018" text:bibliography-type="article" text:author="Schneider, John" text:pages="403" text:title="Understanding the Finite-Difference Time-Domain Method" text:year="2018">[Sch2018]</text:bibliography-mark></text:p>
      <text:p text:style-name="P61"/>
      <text:p text:style-name="P97"><text:s/><text:span text:style-name="T102"><text:expression text:formula="ooow:x+6" office:value-type="float" office:value="0" style:data-style-name="N0"/></text:span><text:span text:style-name="T102">-----------------</text:span></text:p>
      <text:p text:style-name="P74">180<text:span text:style-name="T103">504</text:span>:</text:p>
      <text:p text:style-name="P65"/>
      <text:p text:style-name="P96">Checking how the sigmas of Space::allocate() and initPMLarea() correlate.</text:p>
      <text:p text:style-name="P96"/>
      <text:p text:style-name="P96">1/c0 = sqrt(mu0) * sqrt(ep0);</text:p>
      <text:p text:style-name="P96">z0 = sqrt(mu0) / sqrt(ep0);</text:p>
      <text:p text:style-name="P96">z0 = (1/(sqrt(ep0)*c0)) / sqrt(ep0);</text:p>
      <text:p text:style-name="P96"><text:soft-page-break/>z0 = 1/(ep0*c0);</text:p>
      <text:p text:style-name="P96">c0 = 1/(z0*ep0);</text:p>
      <text:p text:style-name="P96"/>
      <text:p text:style-name="P96">----------</text:p>
      <text:p text:style-name="P96">allocate():</text:p>
      <text:p text:style-name="P96">mE1.z[i] = (1. - (sige[i]*dt / (2*ep0*epr[i]))) / (1. + (sige[i]*dt / (2*ep0*epr[i])));</text:p>
      <text:p text:style-name="P96"/>
      <text:p text:style-name="P96">mE2.z[i] = (dt/dx) / ((1. + (sige[i]*dt / (2*ep0*epr[i]))) * z0*ep0*epr[i]);</text:p>
      <text:p text:style-name="P96"/>
      <text:p text:style-name="P96"/>
      <text:p text:style-name="P96">----------</text:p>
      <text:p text:style-name="P96">initPMLarea():</text:p>
      <text:p text:style-name="P96">mE1.z[i] = (1 / (1/dt + (r*r*r / (4*dt)))) * (1/dt - (r*r*r / (4*dt)));</text:p>
      <text:p text:style-name="P96"/>
      <text:p text:style-name="P96">mE2.z[i] = (1 / (1/dt + (r*r*r / (4*dt)))) * c0 / (dx * epr[i]);</text:p>
      <text:p text:style-name="P96">mE2.z[i] = (1 / ((1/dt)(1 + r*r*r/4))) * c0 / (dx * epr[i]);</text:p>
      <text:p text:style-name="P96">mE2.z[i] = (dt / (1 + r*r*r/4)) * c0 / (dx * epr[i]);</text:p>
      <text:p text:style-name="P96">mE2.z[i] = (dt / (1 + r*r*r/4)) / (dx * z0*ep0*epr[i]);</text:p>
      <text:p text:style-name="P96">mE2.z[i] = (dt/dx) / (1 + r*r*r/4) / (z0*ep0*epr[i]);</text:p>
      <text:p text:style-name="P96"/>
      <text:p text:style-name="P98">SVN revision $Id: $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ndale Mono" svg:font-family="'Andale Mono'" style:font-pitch="variable"/>
    <style:font-face style:name="Arial Unicode MS" svg:font-family="'Arial Unicode MS'" style:font-family-generic="system" style:font-pitch="variable"/>
    <style:font-face style:name="Helvetica" svg:font-family="Helvetica" style:font-pitch="variable"/>
    <style:font-face style:name="Liberation Mono" svg:font-family="'Liberation Mono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adornments="Regular" style:font-pitch="variable"/>
    <style:font-face style:name="Times New Roman2" svg:font-family="'Times New Roman'" style:font-adornments="Regular" style:font-family-generic="roman"/>
    <style:font-face style:name="Zapf Dingbats" svg:font-family="'Zapf Dingbats'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Arial Unicode MS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634in" style:writing-mode="lr-tb"/>
      <style:text-properties style:use-window-font-color="true" loext:opacity="0%" style:font-name="Liberation Serif1" fo:font-size="12pt" fo:language="en" fo:country="US" style:letter-kerning="true" style:font-name-asian="Arial Unicode MS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font-name="Times New Roman1" fo:font-family="'Times New Roman'" style:font-style-name="Regular" style:font-pitch="variable" fo:font-size="10.5pt" officeooo:rsid="005fcf69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Equation" style:family="paragraph" style:parent-style-name="Standard" style:master-page-name="">
      <loext:graphic-properties draw:fill="none" draw:fill-color="#729fcf"/>
      <style:paragraph-properties fo:margin-left="0in" fo:margin-right="0in" fo:margin-top="0.1in" fo:margin-bottom="0.1in" style:contextual-spacing="false" fo:text-indent="0in" style:auto-text-indent="false" style:page-number="auto" fo:background-color="transparent" style:writing-mode="lr-tb">
        <style:tab-stops>
          <style:tab-stop style:position="3in" style:type="center"/>
          <style:tab-stop style:position="6.9398in" style:type="right"/>
        </style:tab-stops>
      </style:paragraph-properties>
      <style:text-properties fo:font-size="10.5pt" officeooo:rsid="0017e5c0" style:font-size-asian="10.5pt"/>
    </style:style>
    <style:style style:name="Heading_20_2" style:display-name="Heading 2" style:family="paragraph" style:parent-style-name="Heading" style:default-outline-level="2" style:class="text">
      <style:paragraph-properties fo:margin-top="0.2799in" fo:margin-bottom="0.1in" style:contextual-spacing="false" fo:padding="0in" fo:border="none" style:shadow="none" style:writing-mode="lr-tb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class="html"/>
    <style:style style:name="Heading_20_1" style:display-name="Heading 1" style:family="paragraph" style:parent-style-name="Heading" style:default-outline-level="1" style:class="text">
      <style:paragraph-properties fo:margin-top="0.3in" fo:margin-bottom="0.0799in" style:contextual-spacing="false" fo:padding="0.2in" fo:border-left="none" fo:border-right="none" fo:border-top="0.06pt solid #000000" fo:border-bottom="none" style:shadow="none" style:writing-mode="lr-tb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Preformatted_20_Text" style:display-name="Preformatted Text" style:family="paragraph" style:parent-style-name="Standard" style:class="html"/>
    <style:style style:name="Code" style:family="paragraph" style:parent-style-name="Preformatted_20_Text">
      <loext:graphic-properties draw:fill="none" draw:fill-color="#729fcf"/>
      <style:paragraph-properties fo:margin-left="0.5in" fo:margin-right="0in" fo:text-indent="0in" style:auto-text-indent="false" fo:background-color="transparent" fo:padding="0.0201in" fo:border="0.06pt solid #000000" style:shadow="none" style:writing-mode="lr-tb"/>
      <style:text-properties style:font-name="Andale Mono" fo:font-family="'Andale Mono'" style:font-pitch="variable" fo:font-size="7pt" style:font-size-asian="7pt" style:font-size-complex="7pt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class="text"/>
    <style:style style:name="Table_20_Contents" style:display-name="Table Contents" style:family="paragraph" style:class="extra"/>
    <style:style style:name="Title" style:family="paragraph" style:parent-style-name="Heading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3-10T07:31:16.184140000</meta:creation-date>
    <dc:date>2023-02-19T13:24:13.749907520</dc:date>
    <meta:editing-duration>P5DT14H7M3S</meta:editing-duration>
    <meta:editing-cycles>132</meta:editing-cycles>
    <meta:generator>LibreOffice/7.5.0.3$MacOSX_AARCH64 LibreOffice_project/c21113d003cd3efa8c53188764377a8272d9d6de</meta:generator>
    <meta:print-date>2019-04-20T21:59:44.550549000</meta:print-date>
    <meta:document-statistic meta:table-count="0" meta:image-count="0" meta:object-count="102" meta:page-count="20" meta:paragraph-count="368" meta:word-count="1942" meta:character-count="12645" meta:non-whitespace-character-count="9852"/>
  </office:meta>
</office:document-meta>
</file>

<file path=Object 10/content.xml><?xml version="1.0" encoding="utf-8"?>
<math xmlns="http://www.w3.org/1998/Math/MathML" display="block">
  <semantics>
    <mtable>
      <mtr>
        <mtd>
          <mrow>
            <mi>c</mi>
            <mrow>
              <mspace width="2em"/>
              <mo stretchy="false">=</mo>
              <mspace width="2em"/>
            </mrow>
            <mrow>
              <mrow>
                <mo fence="true" stretchy="false">(</mo>
                <mrow>
                  <mrow>
                    <mn>2</mn>
                    <mrow>
                      <msubsup>
                        <mi>x</mi>
                        <mi>p</mi>
                        <mn>2</mn>
                      </msubsup>
                      <mo stretchy="false">+</mo>
                      <mrow>
                        <mo fence="true" stretchy="false">(</mo>
                        <mrow>
                          <mrow>
                            <mrow>
                              <mn>2</mn>
                              <mo stretchy="false">−</mo>
                              <mn>4</mn>
                            </mrow>
                            <msub>
                              <mi>x</mi>
                              <mi>p</mi>
                            </msub>
                          </mrow>
                        </mrow>
                        <mo fence="true" stretchy="false">)</mo>
                      </mrow>
                    </mrow>
                    <msub>
                      <mi>x</mi>
                      <mi>p</mi>
                    </msub>
                  </mrow>
                </mrow>
                <mo fence="true" stretchy="false">)</mo>
              </mrow>
              <mrow>
                <mspace width="2em"/>
                <mo stretchy="false">−</mo>
                <mspace width="2em"/>
              </mrow>
              <mrow>
                <mo fence="true" stretchy="false">(</mo>
                <mrow>
                  <mrow>
                    <mn>2</mn>
                    <mrow>
                      <msup>
                        <mrow>
                          <mo fence="true" stretchy="false">(</mo>
                          <mrow>
                            <mrow>
                              <msub>
                                <mi>x</mi>
                                <mi>p</mi>
                              </msub>
                              <mo stretchy="false">−</mo>
                              <mfrac>
                                <mn>1</mn>
                                <mn>2</mn>
                              </mfrac>
                            </mrow>
                          </mrow>
                          <mo fence="true" stretchy="false">)</mo>
                        </mrow>
                        <mn>2</mn>
                      </msup>
                      <mo stretchy="false">+</mo>
                      <mrow>
                        <mo fence="true" stretchy="false">(</mo>
                        <mrow>
                          <mrow>
                            <mrow>
                              <mn>2</mn>
                              <mo stretchy="false">−</mo>
                              <mn>4</mn>
                            </mrow>
                            <msub>
                              <mi>x</mi>
                              <mi>p</mi>
                            </msub>
                          </mrow>
                        </mrow>
                        <mo fence="true" stretchy="false">)</mo>
                      </mrow>
                    </mrow>
                    <mrow>
                      <mo fence="true" stretchy="false">(</mo>
                      <mrow>
                        <mrow>
                          <msub>
                            <mi>x</mi>
                            <mi>p</mi>
                          </msub>
                          <mo stretchy="false">−</mo>
                          <mfrac>
                            <mn>1</mn>
                            <mn>2</mn>
                          </mfrac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td>
      </mtr>
      <mtr>
        <mtd>
          <mrow>
            <mrow>
              <mo stretchy="false">+</mo>
              <mspace width="2em"/>
            </mrow>
            <mrow>
              <mo fence="true" stretchy="false">(</mo>
              <mrow>
                <mrow>
                  <mrow>
                    <mo stretchy="false">−</mo>
                    <mn>2</mn>
                  </mrow>
                  <mrow>
                    <msup>
                      <mrow>
                        <mo fence="true" stretchy="false">(</mo>
                        <mrow>
                          <mrow>
                            <msub>
                              <mi>x</mi>
                              <mi>p</mi>
                            </msub>
                            <mo stretchy="false">+</mo>
                            <mfrac>
                              <mn>1</mn>
                              <mn>2</mn>
                            </mfrac>
                          </mrow>
                        </mrow>
                        <mo fence="true" stretchy="false">)</mo>
                      </mrow>
                      <mn>2</mn>
                    </msup>
                    <mo stretchy="false">+</mo>
                    <mrow>
                      <mo fence="true" stretchy="false">(</mo>
                      <mrow>
                        <mrow>
                          <mrow>
                            <mrow>
                              <mo stretchy="false">−</mo>
                              <mn>2</mn>
                            </mrow>
                            <mo stretchy="false">+</mo>
                            <mn>4</mn>
                          </mrow>
                          <msub>
                            <mi>x</mi>
                            <mi>p</mi>
                          </msub>
                        </mrow>
                      </mrow>
                      <mo fence="true" stretchy="false">)</mo>
                    </mrow>
                  </mrow>
                  <mrow>
                    <mo fence="true" stretchy="false">(</mo>
                    <mrow>
                      <mrow>
                        <msub>
                          <mi>x</mi>
                          <mi>p</mi>
                        </msub>
                        <mo stretchy="false">+</mo>
                        <mfrac>
                          <mn>1</mn>
                          <mn>2</mn>
                        </mfrac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row>
              <mspace width="2em"/>
              <mo stretchy="false">−</mo>
              <mspace width="2em"/>
            </mrow>
            <mrow>
              <mo fence="true" stretchy="false">(</mo>
              <mrow>
                <mrow>
                  <mrow>
                    <mo stretchy="false">−</mo>
                    <mn>2</mn>
                  </mrow>
                  <mrow>
                    <msubsup>
                      <mi>x</mi>
                      <mi>p</mi>
                      <mn>2</mn>
                    </msubsup>
                    <mo stretchy="false">+</mo>
                    <mrow>
                      <mo fence="true" stretchy="false">(</mo>
                      <mrow>
                        <mrow>
                          <mrow>
                            <mrow>
                              <mo stretchy="false">−</mo>
                              <mn>2</mn>
                            </mrow>
                            <mo stretchy="false">+</mo>
                            <mn>4</mn>
                          </mrow>
                          <msub>
                            <mi>x</mi>
                            <mi>p</mi>
                          </msub>
                        </mrow>
                      </mrow>
                      <mo fence="true" stretchy="false">)</mo>
                    </mrow>
                  </mrow>
                  <msub>
                    <mi>x</mi>
                    <mi>p</mi>
                  </msub>
                </mrow>
              </mrow>
              <mo fence="true" stretchy="false">)</mo>
            </mrow>
          </mrow>
        </mtd>
      </mtr>
    </mtable>
    <annotation encoding="StarMath 5.0">c ~=~
{(2x_p^2+(2-4x_p)x_p) ~-~ (2(x_p-1over2)^2+(2-4x_p)(x_p-1over2))} newline
+~ (-2(x_p+1over2)^2+(-2+4x_p)(x_p+1over2)) ~-~ (-2x_p^2+(-2+4x_p)x_p)
</annotation>
  </semantics>
</math>
</file>

<file path=Object 100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s</mi>
      </mrow>
      <msup>
        <mi>e</mi>
        <mrow>
          <mrow>
            <mo stretchy="false">−</mo>
            <mn>4</mn>
          </mrow>
          <mrow>
            <mo fence="true" stretchy="false">(</mo>
            <mrow>
              <mrow>
                <mi>ln</mi>
                <mn>2</mn>
              </mrow>
            </mrow>
            <mo fence="true" stretchy="false">)</mo>
          </mrow>
          <mrow>
            <msup>
              <mrow>
                <mo fence="true" stretchy="false">(</mo>
                <mrow>
                  <mrow>
                    <mi>t</mi>
                    <mo stretchy="false">−</mo>
                    <mrow>
                      <msub>
                        <mi>t</mi>
                        <mi>R</mi>
                      </msub>
                      <mrow>
                        <msub>
                          <mi>σ</mi>
                          <mi>R</mi>
                        </msub>
                        <mo stretchy="false">/</mo>
                        <mi>π</mi>
                      </mrow>
                    </mrow>
                  </mrow>
                </mrow>
                <mo fence="true" stretchy="false">)</mo>
              </mrow>
              <mn>2</mn>
            </msup>
            <mo stretchy="false">/</mo>
            <msubsup>
              <mi>t</mi>
              <mi>R</mi>
              <mn>2</mn>
            </msubsup>
          </mrow>
        </mrow>
      </msup>
    </mrow>
    <annotation encoding="StarMath 5.0">f(t) = s e^{-4(ln 2){(t-{t_R %sigma_R / %pi})^2 / t_R^2}}
</annotation>
  </semantics>
</math>
</file>

<file path=Object 101/content.xml><?xml version="1.0" encoding="utf-8"?>
<math xmlns="http://www.w3.org/1998/Math/MathML" display="block">
  <semantics>
    <mrow>
      <mn>2</mn>
      <msqrt>
        <mrow>
          <mo fence="true" stretchy="false">(</mo>
          <mrow>
            <mrow>
              <mn>2</mn>
              <mi>ln</mi>
              <mn>2</mn>
            </mrow>
          </mrow>
          <mo fence="true" stretchy="false">)</mo>
        </mrow>
      </msqrt>
      <mi>c</mi>
    </mrow>
    <annotation encoding="StarMath 5.0">2 sqrt( 2 ln 2 ) c</annotation>
  </semantics>
</math>
</file>

<file path=Object 102/content.xml><?xml version="1.0" encoding="utf-8"?>
<math xmlns="http://www.w3.org/1998/Math/MathML" display="block">
  <semantics>
    <mrow>
      <msub>
        <mi>t</mi>
        <mi>R</mi>
      </msub>
      <mo stretchy="false">=</mo>
      <mi mathvariant="italic">FWTM</mi>
    </mrow>
    <annotation encoding="StarMath 5.0">t_R = FWTM</annotation>
  </semantics>
</math>
</file>

<file path=Object 105/content.xml><?xml version="1.0" encoding="utf-8"?>
<math xmlns="http://www.w3.org/1998/Math/MathML" display="block">
  <semantics>
    <mtable>
      <mtr>
        <mtd>
          <mrow>
            <msubsup>
              <mi>E</mi>
              <mrow>
                <mi>z</mi>
                <mi>,</mi>
                <mi>i</mi>
                <mi>,</mi>
                <mi>j</mi>
                <mi>,</mi>
                <mrow>
                  <mi>k</mi>
                  <mo stretchy="false">+</mo>
                  <mrow>
                    <mn>1</mn>
                    <mo stretchy="false">/</mo>
                    <mn>2</mn>
                  </mrow>
                </mrow>
              </mrow>
              <mi>n</mi>
            </msubsup>
            <mrow>
              <mspace width="2em"/>
              <mo stretchy="false">=</mo>
              <mspace width="2em"/>
            </mrow>
            <msub>
              <mi>m</mi>
              <mrow>
                <mi>E</mi>
                <mn>1</mn>
              </mrow>
            </msub>
            <msubsup>
              <mi>E</mi>
              <mrow>
                <mi>z</mi>
                <mi>,</mi>
                <mi>i</mi>
                <mi>,</mi>
                <mi>j</mi>
                <mi>,</mi>
                <mrow>
                  <mi>k</mi>
                  <mo stretchy="false">+</mo>
                  <mrow>
                    <mn>1</mn>
                    <mo stretchy="false">/</mo>
                    <mn>2</mn>
                  </mrow>
                </mrow>
              </mrow>
              <mrow>
                <mi>n</mi>
                <mo stretchy="false">−</mo>
                <mn>1</mn>
              </mrow>
            </msubsup>
            <mrow>
              <mspace width="2em"/>
              <mo stretchy="false">+</mo>
              <mspace/>
            </mrow>
          </mrow>
        </mtd>
      </mtr>
      <mtr>
        <mtd>
          <mrow>
            <msub>
              <mover accent="true">
                <mi>m</mi>
                <mo stretchy="false">^</mo>
              </mover>
              <mrow>
                <mi>E</mi>
                <mn>2</mn>
              </mrow>
            </msub>
            <mrow>
              <mo fence="true" form="prefix" stretchy="true">[</mo>
              <mrow>
                <mrow>
                  <mrow>
                    <mo fence="true" form="prefix" stretchy="true">(</mo>
                    <mrow>
                      <mrow>
                        <msubsup>
                          <mover accent="true">
                            <mi>H</mi>
                            <mo stretchy="false">~</mo>
                          </mover>
                          <mrow>
                            <mi>y</mi>
                            <mi>,</mi>
                            <mrow>
                              <mi>i</mi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  <mi>,</mi>
                            <mi>j</mi>
                            <mi>,</mi>
                            <mrow>
                              <mi>k</mi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row>
                            <mi>n</mi>
                            <mo stretchy="false">−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  <mo stretchy="false">−</mo>
                        <msubsup>
                          <mover accent="true">
                            <mi>H</mi>
                            <mo stretchy="false">~</mo>
                          </mover>
                          <mrow>
                            <mi>y</mi>
                            <mi>,</mi>
                            <mrow>
                              <mi>i</mi>
                              <mo stretchy="false">−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  <mi>,</mi>
                            <mi>j</mi>
                            <mi>,</mi>
                            <mrow>
                              <mi>k</mi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row>
                            <mi>n</mi>
                            <mo stretchy="false">−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</mrow>
                    </mrow>
                    <mo fence="true" form="postfix" stretchy="true">)</mo>
                  </mrow>
                  <mrow>
                    <mspace width="2em"/>
                    <mo stretchy="false">−</mo>
                    <mspace width="2em"/>
                  </mrow>
                  <mrow>
                    <mo fence="true" form="prefix" stretchy="true">(</mo>
                    <mrow>
                      <mrow>
                        <msubsup>
                          <mover accent="true">
                            <mi>H</mi>
                            <mo stretchy="false">~</mo>
                          </mover>
                          <mrow>
                            <mi>x</mi>
                            <mi>,</mi>
                            <mi>i</mi>
                            <mi>,</mi>
                            <mrow>
                              <mi>j</mi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  <mi>,</mi>
                            <mrow>
                              <mi>k</mi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row>
                            <mi>n</mi>
                            <mo stretchy="false">−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  <mo stretchy="false">−</mo>
                        <msubsup>
                          <mover accent="true">
                            <mi>H</mi>
                            <mo stretchy="false">~</mo>
                          </mover>
                          <mrow>
                            <mi>x</mi>
                            <mi>,</mi>
                            <mi>i</mi>
                            <mi>,</mi>
                            <mrow>
                              <mi>j</mi>
                              <mo stretchy="false">−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  <mi>,</mi>
                            <mrow>
                              <mi>k</mi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row>
                            <mi>n</mi>
                            <mo stretchy="false">−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</mrow>
                    </mrow>
                    <mo fence="true" form="postfix" stretchy="true">)</mo>
                  </mrow>
                  <mrow>
                    <mspace width="2em"/>
                    <mo stretchy="false">−</mo>
                    <mspace width="2em"/>
                  </mrow>
                  <mover accent="true">
                    <mi>J</mi>
                    <mo stretchy="false">^</mo>
                  </mover>
                </mrow>
              </mrow>
              <mo fence="true" form="postfix" stretchy="true">]</mo>
            </mrow>
          </mrow>
        </mtd>
      </mtr>
    </mtable>
    <annotation encoding="StarMath 5.0">E_{z,i,j,k+1/2}^n ~=~
m_E1 E_{z,i,j,k+1/2}^{n-1} ~+~
newline
{hat m}_E2 left [ left (
  {{tilde H}_{y,i+1/2,j,k+1/2}^{n-1/2} -
   {tilde H}_{y,i-1/2,j,k+1/2}^{n-1/2}}
right ) ~-~ left (
  {{tilde H}_{x,i,j+1/2,k+1/2}^{n-1/2} -
   {tilde H}_{x,i,j-1/2,k+1/2}^{n-1/2}}
right ) ~-~ hat J right ]</annotation>
  </semantics>
</math>
</file>

<file path=Object 106/content.xml><?xml version="1.0" encoding="utf-8"?>
<math xmlns="http://www.w3.org/1998/Math/MathML" display="block">
  <semantics>
    <mrow>
      <mstyle mathsize="10.5pt">
        <mtext>where </mtext>
      </mstyle>
      <mrow>
        <msub>
          <mi>m</mi>
          <mrow>
            <mi>E</mi>
            <mn>1</mn>
          </mrow>
        </msub>
        <mo stretchy="false">=</mo>
        <mfrac>
          <mrow>
            <mn>1</mn>
            <mo stretchy="false">−</mo>
            <msubsup>
              <mi>σ</mi>
              <mi mathvariant="italic">TH</mi>
              <mi>E</mi>
            </msubsup>
          </mrow>
          <mrow>
            <mn>1</mn>
            <mo stretchy="false">+</mo>
            <msubsup>
              <mi>σ</mi>
              <mi mathvariant="italic">TH</mi>
              <mi>E</mi>
            </msubsup>
          </mrow>
        </mfrac>
      </mrow>
      <mi>,</mi>
      <mspace width="2em"/>
      <mrow>
        <msub>
          <mover accent="true">
            <mi>m</mi>
            <mo stretchy="false">^</mo>
          </mover>
          <mrow>
            <mi>E</mi>
            <mn>2</mn>
          </mrow>
        </msub>
        <mo stretchy="false">=</mo>
        <mfrac>
          <mrow>
            <mi>Δ</mi>
            <mi>t</mi>
          </mrow>
          <mrow>
            <mrow>
              <mi>Δ</mi>
              <mi>x</mi>
            </mrow>
            <msub>
              <mi>η</mi>
              <mn>0</mn>
            </msub>
            <mi>ε</mi>
            <mrow>
              <mo fence="true" form="prefix" stretchy="false">(</mo>
              <mrow>
                <mrow>
                  <mn>1</mn>
                  <mo stretchy="false">+</mo>
                  <msubsup>
                    <mi>σ</mi>
                    <mi mathvariant="italic">TH</mi>
                    <mi>E</mi>
                  </msubsup>
                </mrow>
              </mrow>
              <mo fence="true" form="postfix" stretchy="false">)</mo>
            </mrow>
          </mrow>
        </mfrac>
      </mrow>
      <mi>,</mi>
      <mspace width="2em"/>
      <mrow>
        <mover accent="true">
          <mi>J</mi>
          <mo stretchy="false">^</mo>
        </mover>
        <mo stretchy="false">=</mo>
        <mfrac>
          <mrow>
            <msub>
              <mi>η</mi>
              <mn>0</mn>
            </msub>
            <msubsup>
              <mi>V</mi>
              <mrow>
                <mi mathvariant="italic">oc</mi>
                <mi>,</mi>
                <mi>i</mi>
                <mi>,</mi>
                <mi>j</mi>
                <mi>,</mi>
                <mrow>
                  <mi>k</mi>
                  <mo stretchy="false">+</mo>
                  <mrow>
                    <mn>1</mn>
                    <mo stretchy="false">/</mo>
                    <mn>2</mn>
                  </mrow>
                </mrow>
              </mrow>
              <mrow>
                <mi>n</mi>
                <mo stretchy="false">−</mo>
                <mrow>
                  <mn>1</mn>
                  <mo stretchy="false">/</mo>
                  <mn>2</mn>
                </mrow>
              </mrow>
            </msubsup>
          </mrow>
          <mrow>
            <mrow>
              <mi>Δ</mi>
              <mi>x</mi>
            </mrow>
            <msub>
              <mi>R</mi>
              <mi mathvariant="italic">TH</mi>
            </msub>
          </mrow>
        </mfrac>
      </mrow>
      <mi>,</mi>
      <mtext> and</mtext>
      <mrow>
        <msubsup>
          <mi>σ</mi>
          <mi mathvariant="italic">TH</mi>
          <mi>E</mi>
        </msubsup>
        <mo stretchy="false">=</mo>
        <mfrac>
          <mrow>
            <mi>Δ</mi>
            <mi>t</mi>
          </mrow>
          <mrow>
            <mi>ε</mi>
            <mrow>
              <mi>Δ</mi>
              <mi>x</mi>
            </mrow>
            <mn>2</mn>
            <msub>
              <mi>R</mi>
              <mi mathvariant="italic">TH</mi>
            </msub>
          </mrow>
        </mfrac>
      </mrow>
    </mrow>
    <annotation encoding="StarMath 5.0">size 10.5 "where "

{m_E1 = {1 - {%isigma_TH^E}} over {1 + {%isigma_TH^E}}} ,~
{{hat m}_E2 = nospace{%iDELTA t} over {nospace{%iDELTA x} %ieta_0 %ivarepsilon (1 + {%isigma_TH^E})}} ,~
{hat J = {%ieta_0 V_{oc,i,j,k+1/2}^{n-1/2}} over
  {nospace{%iDELTA x} R_TH}} ," and"
{%isigma_TH^E = {nospace{%iDELTA t}} over
  {%ivarepsilon nospace{%iDELTA x} 2 R_TH}}</annotation>
  </semantics>
</math>
</file>

<file path=Object 107/content.xml><?xml version="1.0" encoding="utf-8"?>
<math xmlns="http://www.w3.org/1998/Math/MathML" display="block">
  <semantics>
    <mrow>
      <mstyle mathsize="10pt">
        <mtext>ste:</mtext>
      </mstyle>
      <msubsup>
        <mi mathvariant="normal">σ</mi>
        <mi mathvariant="italic">TH</mi>
        <mi>E</mi>
      </msubsup>
      <mi>,</mi>
      <mspace width="4em"/>
      <mstyle mathsize="10pt">
        <mtext>z0:</mtext>
      </mstyle>
      <msub>
        <mi mathvariant="normal">η</mi>
        <mn>0</mn>
      </msub>
      <mi>,</mi>
      <mspace width="4em"/>
      <mstyle mathsize="10pt">
        <mtext>ep0:</mtext>
      </mstyle>
      <msub>
        <mi mathvariant="normal">ε</mi>
        <mn>0</mn>
      </msub>
      <mi>,</mi>
      <mspace width="4em"/>
      <mstyle mathsize="10pt">
        <mtext>epr:</mtext>
      </mstyle>
      <msub>
        <mi mathvariant="normal">ε</mi>
        <mi>r</mi>
      </msub>
      <mi>,</mi>
      <mspace width="4em"/>
      <mstyle mathsize="10pt">
        <mtext>dx:</mtext>
      </mstyle>
      <mrow>
        <mi mathvariant="normal">Δ</mi>
        <mi>x</mi>
      </mrow>
      <mi>,</mi>
      <mspace width="4em"/>
      <mstyle mathsize="10pt">
        <mtext>val:</mtext>
      </mstyle>
      <msub>
        <mi>V</mi>
        <mi mathvariant="italic">oc</mi>
      </msub>
    </mrow>
    <annotation encoding="StarMath 5.0">size 10 "ste:" %isigma_TH^E,~~ size 10 "z0:" %ieta_0,~~ size 10 "ep0:" %ivarepsilon_0,~~ size 10 "epr:" %ivarepsilon_r,~~ size 10 "dx:" nospace{ %iDELTA x},~~ size 10 "val:" V_oc</annotation>
  </semantics>
</math>
</file>

<file path=Object 11/content.xml><?xml version="1.0" encoding="utf-8"?>
<math xmlns="http://www.w3.org/1998/Math/MathML" display="block">
  <semantics>
    <mtable>
      <mtr>
        <mtd>
          <mrow>
            <mi>c</mi>
            <mrow>
              <mspace width="2em"/>
              <mo stretchy="false">=</mo>
              <mspace width="2em"/>
            </mrow>
            <mrow>
              <mo fence="true" stretchy="false">(</mo>
              <mrow>
                <mrow>
                  <mn>2</mn>
                  <mrow>
                    <msubsup>
                      <mi>x</mi>
                      <mi>p</mi>
                      <mn>2</mn>
                    </msubsup>
                    <mo stretchy="false">+</mo>
                    <mn>2</mn>
                  </mrow>
                  <mrow>
                    <msub>
                      <mi>x</mi>
                      <mi>p</mi>
                    </msub>
                    <mo stretchy="false">−</mo>
                    <mn>4</mn>
                  </mrow>
                  <mrow>
                    <msubsup>
                      <mi>x</mi>
                      <mi>p</mi>
                      <mn>2</mn>
                    </msubsup>
                    <mo stretchy="false">−</mo>
                    <mn>2</mn>
                  </mrow>
                  <mrow>
                    <msubsup>
                      <mi>x</mi>
                      <mi>p</mi>
                      <mn>2</mn>
                    </msubsup>
                    <mo stretchy="false">+</mo>
                    <mn>2</mn>
                  </mrow>
                  <mrow>
                    <msub>
                      <mi>x</mi>
                      <mi>p</mi>
                    </msub>
                    <mo stretchy="false">−</mo>
                    <mfrac>
                      <mn>1</mn>
                      <mn>2</mn>
                    </mfrac>
                    <mo stretchy="false">−</mo>
                    <mn>2</mn>
                  </mrow>
                  <mrow>
                    <msub>
                      <mi>x</mi>
                      <mi>p</mi>
                    </msub>
                    <mo stretchy="false">+</mo>
                    <mn>4</mn>
                  </mrow>
                  <mrow>
                    <msubsup>
                      <mi>x</mi>
                      <mi>p</mi>
                      <mn>2</mn>
                    </msubsup>
                    <mo stretchy="false">+</mo>
                    <mn>1</mn>
                    <mo stretchy="false">−</mo>
                    <mn>2</mn>
                  </mrow>
                  <msub>
                    <mi>x</mi>
                    <mi>p</mi>
                  </msub>
                </mrow>
              </mrow>
              <mo fence="true" stretchy="false">)</mo>
            </mrow>
          </mrow>
        </mtd>
      </mtr>
      <mtr>
        <mtd>
          <mrow>
            <mrow>
              <mo stretchy="false">+</mo>
              <mspace width="2em"/>
            </mrow>
            <mrow>
              <mo fence="true" stretchy="false">(</mo>
              <mrow>
                <mrow>
                  <mrow>
                    <mo stretchy="false">−</mo>
                    <mn>2</mn>
                  </mrow>
                  <mrow>
                    <msubsup>
                      <mi>x</mi>
                      <mi>p</mi>
                      <mn>2</mn>
                    </msubsup>
                    <mo stretchy="false">−</mo>
                    <mn>2</mn>
                  </mrow>
                  <mrow>
                    <msub>
                      <mi>x</mi>
                      <mi>p</mi>
                    </msub>
                    <mo stretchy="false">−</mo>
                    <mfrac>
                      <mn>1</mn>
                      <mn>2</mn>
                    </mfrac>
                    <mo stretchy="false">−</mo>
                    <mn>2</mn>
                  </mrow>
                  <mrow>
                    <msub>
                      <mi>x</mi>
                      <mi>p</mi>
                    </msub>
                    <mo stretchy="false">+</mo>
                    <mn>4</mn>
                  </mrow>
                  <mrow>
                    <msubsup>
                      <mi>x</mi>
                      <mi>p</mi>
                      <mn>2</mn>
                    </msubsup>
                    <mo stretchy="false">−</mo>
                    <mn>1</mn>
                    <mo stretchy="false">+</mo>
                    <mn>2</mn>
                  </mrow>
                  <mrow>
                    <msub>
                      <mi>x</mi>
                      <mi>p</mi>
                    </msub>
                    <mo stretchy="false">+</mo>
                    <mn>2</mn>
                  </mrow>
                  <mrow>
                    <msubsup>
                      <mi>x</mi>
                      <mi>p</mi>
                      <mn>2</mn>
                    </msubsup>
                    <mo stretchy="false">+</mo>
                    <mn>2</mn>
                  </mrow>
                  <mrow>
                    <msub>
                      <mi>x</mi>
                      <mi>p</mi>
                    </msub>
                    <mo stretchy="false">−</mo>
                    <mn>4</mn>
                  </mrow>
                  <msubsup>
                    <mi>x</mi>
                    <mi>p</mi>
                    <mn>2</mn>
                  </msubsup>
                </mrow>
              </mrow>
              <mo fence="true" stretchy="false">)</mo>
            </mrow>
          </mrow>
        </mtd>
      </mtr>
    </mtable>
    <annotation encoding="StarMath 5.0">c ~=~
(2x_p^2+2x_p-4x_p^2-2x_p^2+2x_p-1over2-2x_p+4x_p^2+1-2x_p) newline
+~ (-2x_p^2-2x_p-1over2-2x_p+4x_p^2-1+2x_p+2x_p^2+2x_p-4x_p^2)
</annotation>
  </semantics>
</math>
</file>

<file path=Object 12/content.xml><?xml version="1.0" encoding="utf-8"?>
<math xmlns="http://www.w3.org/1998/Math/MathML" display="block">
  <semantics>
    <mrow>
      <mi>c</mi>
      <mrow>
        <mspace width="2em"/>
        <mo stretchy="false">=</mo>
        <mspace width="2em"/>
      </mrow>
      <mrow>
        <mo fence="true" stretchy="false">(</mo>
        <mrow>
          <mrow>
            <mrow>
              <mo fence="true" stretchy="false">(</mo>
              <mrow>
                <mn>0</mn>
              </mrow>
              <mo fence="true" stretchy="false">)</mo>
            </mrow>
            <mrow>
              <msubsup>
                <mi>x</mi>
                <mi>p</mi>
                <mn>2</mn>
              </msubsup>
              <mo stretchy="false">+</mo>
              <mrow>
                <mo fence="true" stretchy="false">(</mo>
                <mrow>
                  <mn>0</mn>
                </mrow>
                <mo fence="true" stretchy="false">)</mo>
              </mrow>
            </mrow>
            <mrow>
              <msub>
                <mi>x</mi>
                <mi>p</mi>
              </msub>
              <mo stretchy="false">+</mo>
              <mfrac>
                <mn>1</mn>
                <mn>2</mn>
              </mfrac>
            </mrow>
          </mrow>
        </mrow>
        <mo fence="true" stretchy="false">)</mo>
      </mrow>
      <mrow>
        <mspace width="2em"/>
        <mo stretchy="false">+</mo>
        <mspace width="2em"/>
      </mrow>
      <mrow>
        <mo fence="true" stretchy="false">(</mo>
        <mrow>
          <mrow>
            <mrow>
              <mo fence="true" stretchy="false">(</mo>
              <mrow>
                <mn>0</mn>
              </mrow>
              <mo fence="true" stretchy="false">)</mo>
            </mrow>
            <mrow>
              <msubsup>
                <mi>x</mi>
                <mi>p</mi>
                <mn>2</mn>
              </msubsup>
              <mo stretchy="false">+</mo>
              <mrow>
                <mo fence="true" stretchy="false">(</mo>
                <mrow>
                  <mn>0</mn>
                </mrow>
                <mo fence="true" stretchy="false">)</mo>
              </mrow>
            </mrow>
            <mrow>
              <msub>
                <mi>x</mi>
                <mi>p</mi>
              </msub>
              <mo stretchy="false">+</mo>
              <mfrac>
                <mn>1</mn>
                <mn>2</mn>
              </mfrac>
            </mrow>
          </mrow>
        </mrow>
        <mo fence="true" stretchy="false">)</mo>
      </mrow>
      <mrow>
        <mspace width="2em"/>
        <mo stretchy="false">=</mo>
        <mspace width="2em"/>
      </mrow>
      <mn>1</mn>
    </mrow>
    <annotation encoding="StarMath 5.0">c ~=~ ((0)x_p^2 + (0)x_p +1over2) ~+~ ((0)x_p^2 + (0)x_p +1over2) ~=~ 1
</annotation>
  </semantics>
</math>
</file>

<file path=Object 1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4</mn>
                    <mrow>
                      <mo fence="true" stretchy="false">(</mo>
                      <mrow>
                        <mrow>
                          <mi>x</mi>
                          <mo stretchy="false">+</mo>
                          <mfrac>
                            <mn>1</mn>
                            <mn>2</mn>
                          </mfrac>
                          <mo stretchy="false">−</mo>
                          <msub>
                            <mi>x</mi>
                            <mi>s</mi>
                          </msub>
                        </mrow>
                      </mrow>
                      <mo fence="true" stretchy="false">)</mo>
                    </mrow>
                  </mrow>
                </mtd>
                <mtd columnalign="left">
                  <mrow>
                    <mi mathvariant="italic">for</mi>
                    <mrow>
                      <mrow>
                        <mspace width="2em"/>
                        <mo stretchy="false">−</mo>
                        <mfrac>
                          <mn>1</mn>
                          <mn>2</mn>
                        </mfrac>
                      </mrow>
                      <mo stretchy="false">≤</mo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sub>
                              <mi>x</mi>
                              <mi>s</mi>
                            </msub>
                          </mrow>
                        </mrow>
                        <mo fence="true" stretchy="false">)</mo>
                      </mrow>
                      <mo stretchy="false">&lt;</mo>
                      <mn>0</mn>
                    </mrow>
                  </mrow>
                </mtd>
              </mtr>
              <mtr>
                <mtd>
                  <mrow>
                    <mrow>
                      <mo stretchy="false">−</mo>
                      <mn>4</mn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frac>
                            <mn>1</mn>
                            <mn>2</mn>
                          </mfrac>
                          <mo stretchy="false">−</mo>
                          <msub>
                            <mi>x</mi>
                            <mi>e</mi>
                          </msub>
                        </mrow>
                      </mrow>
                      <mo fence="true" stretchy="false">)</mo>
                    </mrow>
                  </mrow>
                </mtd>
                <mtd columnalign="left">
                  <mrow>
                    <mi mathvariant="italic">for</mi>
                    <mspace width="2em"/>
                    <mrow>
                      <mn>0</mn>
                      <mo stretchy="false">≤</mo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sub>
                              <mi>x</mi>
                              <mi>e</mi>
                            </msub>
                          </mrow>
                        </mrow>
                        <mo fence="true" stretchy="false">)</mo>
                      </mrow>
                      <mo stretchy="false">&lt;</mo>
                      <mfrac>
                        <mn>1</mn>
                        <mn>2</mn>
                      </mfrac>
                    </mrow>
                  </mrow>
                </mtd>
              </mtr>
              <mtr>
                <mtd>
                  <mn>0</mn>
                </mtd>
                <mtd columnalign="left">
                  <mi mathvariant="italic">otherwise</mi>
                </mtd>
              </mtr>
            </mtable>
          </mrow>
        </mrow>
      </mrow>
    </mrow>
    <annotation encoding="StarMath 5.0">f(x) = left lbrace matrix {
4(x+1over2-x_s) # alignl for~ -1over2 &lt;= (x-x_s) &lt; 0 ##
-4(x-1over2-x_e) # alignl for~ 0 &lt;= (x-x_e) &lt; 1over2 ##
0 # alignl otherwise } right none</annotation>
  </semantics>
</math>
</file>

<file path=Object 14/content.xml><?xml version="1.0" encoding="utf-8"?>
<math xmlns="http://www.w3.org/1998/Math/MathML" display="block">
  <semantics>
    <mrow>
      <mrow>
        <mi>c</mi>
        <mo stretchy="false">=</mo>
        <mrow>
          <munderover>
            <mo stretchy="false">∫</mo>
            <mrow>
              <msub>
                <mi>x</mi>
                <mi>p</mi>
              </msub>
              <mo stretchy="false">−</mo>
              <mfrac>
                <mn>1</mn>
                <mn>2</mn>
              </mfrac>
            </mrow>
            <mrow>
              <msub>
                <mi>x</mi>
                <mi>p</mi>
              </msub>
              <mo stretchy="false">+</mo>
              <mfrac>
                <mn>1</mn>
                <mn>2</mn>
              </mfrac>
            </mrow>
          </munderover>
          <mi>f</mi>
        </mrow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c = int from x_p-1over2 to x_p+1over2 f(x) dx
</annotation>
  </semantics>
</math>
</file>

<file path=Object 15/content.xml><?xml version="1.0" encoding="utf-8"?>
<math xmlns="http://www.w3.org/1998/Math/MathML" display="block">
  <semantics>
    <mstyle color="silver">
      <mrow>
        <mrow>
          <mi mathvariant="normal">Δ</mi>
          <msub>
            <mi>E</mi>
            <mi>z</mi>
          </msub>
        </mrow>
        <mrow>
          <mspace width="2em"/>
          <mo stretchy="false">=</mo>
          <mrow>
            <mspace width="2em"/>
            <mo stretchy="false">−</mo>
            <mfrac>
              <mrow>
                <mi mathvariant="normal">Δ</mi>
                <mi>t</mi>
              </mrow>
              <mi mathvariant="normal">ε</mi>
            </mfrac>
          </mrow>
        </mrow>
        <mrow>
          <mo fence="true" stretchy="true">[</mo>
          <mrow>
            <mfrac>
              <msub>
                <mi>I</mi>
                <mi>z</mi>
              </msub>
              <mrow>
                <mrow>
                  <mi mathvariant="normal">Δ</mi>
                  <mi>x</mi>
                </mrow>
                <mrow>
                  <mi mathvariant="normal">Δ</mi>
                  <mi>y</mi>
                </mrow>
              </mrow>
            </mfrac>
          </mrow>
          <mo fence="true" stretchy="true">]</mo>
        </mrow>
      </mrow>
    </mstyle>
    <annotation encoding="StarMath 5.0">color silver {nospace{%iDELTA E_z} ~=~ -nospace{%iDELTA t} over %ivarepsilon left [ I_z over {nospace{%iDELTA x} nospace{%iDELTA y}} right ]}</annotation>
  </semantics>
</math>
</file>

<file path=Object 16/content.xml><?xml version="1.0" encoding="utf-8"?>
<math xmlns="http://www.w3.org/1998/Math/MathML" display="block">
  <semantics>
    <mtable>
      <mtr>
        <mtd>
          <mstyle color="purple">
            <mrow>
              <msubsup>
                <mi>E</mi>
                <mrow>
                  <mi>z</mi>
                  <mi>,</mi>
                  <mi>i</mi>
                  <mi>,</mi>
                  <mi>j</mi>
                  <mi>,</mi>
                  <mrow>
                    <mi>k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row>
                  <mi>n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space width="2em"/>
                <mo stretchy="false">=</mo>
                <mspace width="2em"/>
              </mrow>
              <mfrac>
                <mrow>
                  <mfrac>
                    <mi mathvariant="normal">ε</mi>
                    <mrow>
                      <mi mathvariant="normal">Δ</mi>
                      <mi>t</mi>
                    </mrow>
                  </mfrac>
                  <mrow>
                    <mspace width="2em"/>
                    <mo stretchy="false">−</mo>
                    <mspace width="2em"/>
                  </mrow>
                  <mfrac>
                    <mrow>
                      <mi mathvariant="normal">Δ</mi>
                      <mi>z</mi>
                    </mrow>
                    <mrow>
                      <mrow>
                        <mi mathvariant="normal">Δ</mi>
                        <mi>x</mi>
                      </mrow>
                      <mrow>
                        <mi mathvariant="normal">Δ</mi>
                        <mi>y</mi>
                      </mrow>
                      <mn>2</mn>
                      <msub>
                        <mi>R</mi>
                        <mi mathvariant="italic">TH</mi>
                      </msub>
                    </mrow>
                  </mfrac>
                </mrow>
                <mrow>
                  <mfrac>
                    <mi mathvariant="normal">ε</mi>
                    <mrow>
                      <mi mathvariant="normal">Δ</mi>
                      <mi>t</mi>
                    </mrow>
                  </mfrac>
                  <mrow>
                    <mspace width="2em"/>
                    <mo stretchy="false">+</mo>
                    <mspace width="2em"/>
                  </mrow>
                  <mfrac>
                    <mrow>
                      <mi mathvariant="normal">Δ</mi>
                      <mi>z</mi>
                    </mrow>
                    <mrow>
                      <mrow>
                        <mi mathvariant="normal">Δ</mi>
                        <mi>x</mi>
                      </mrow>
                      <mrow>
                        <mi mathvariant="normal">Δ</mi>
                        <mi>y</mi>
                      </mrow>
                      <mn>2</mn>
                      <msub>
                        <mi>R</mi>
                        <mi mathvariant="italic">TH</mi>
                      </msub>
                    </mrow>
                  </mfrac>
                </mrow>
              </mfrac>
              <msubsup>
                <mi>E</mi>
                <mrow>
                  <mi>z</mi>
                  <mi>,</mi>
                  <mi>i</mi>
                  <mi>,</mi>
                  <mi>j</mi>
                  <mi>,</mi>
                  <mrow>
                    <mi>k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row>
                  <mi>n</mi>
                  <mo stretchy="false">−</mo>
                  <mrow>
                    <mn>1</mn>
                    <mo stretchy="false">/</mo>
                    <mn>2</mn>
                  </mrow>
                </mrow>
              </msubsup>
              <mrow>
                <mspace width="2em"/>
                <mo stretchy="false">+</mo>
                <mspace width="2em"/>
              </mrow>
              <mfrac>
                <mn>1</mn>
                <mrow>
                  <mfrac>
                    <mi mathvariant="normal">ε</mi>
                    <mrow>
                      <mi mathvariant="normal">Δ</mi>
                      <mi>t</mi>
                    </mrow>
                  </mfrac>
                  <mrow>
                    <mspace width="2em"/>
                    <mo stretchy="false">+</mo>
                    <mspace width="2em"/>
                  </mrow>
                  <mfrac>
                    <mrow>
                      <mi mathvariant="normal">Δ</mi>
                      <mi>z</mi>
                    </mrow>
                    <mrow>
                      <mrow>
                        <mi mathvariant="normal">Δ</mi>
                        <mi>x</mi>
                      </mrow>
                      <mrow>
                        <mi mathvariant="normal">Δ</mi>
                        <mi>y</mi>
                      </mrow>
                      <mn>2</mn>
                      <msub>
                        <mi>R</mi>
                        <mi mathvariant="italic">TH</mi>
                      </msub>
                    </mrow>
                  </mfrac>
                </mrow>
              </mfrac>
            </mrow>
          </mstyle>
        </mtd>
      </mtr>
      <mtr>
        <mtd>
          <mstyle color="purple">
            <mrow>
              <mo fence="true" stretchy="true">[</mo>
              <mrow>
                <mrow>
                  <mrow>
                    <mo fence="true" stretchy="true">(</mo>
                    <mrow>
                      <mfrac>
                        <mrow>
                          <msubsup>
                            <mi>H</mi>
                            <mrow>
                              <mi>y</mi>
                              <mi>,</mi>
                              <mrow>
                                <mi>i</mi>
                                <mo stretchy="false">+</mo>
                                <mrow>
                                  <mn>1</mn>
                                  <mo stretchy="false">/</mo>
                                  <mn>2</mn>
                                </mrow>
                              </mrow>
                              <mi>,</mi>
                              <mi>j</mi>
                              <mi>,</mi>
                              <mrow>
                                <mi>k</mi>
                                <mo stretchy="false">+</mo>
                                <mrow>
                                  <mn>1</mn>
                                  <mo stretchy="false">/</mo>
                                  <mn>2</mn>
                                </mrow>
                              </mrow>
                            </mrow>
                            <mi>n</mi>
                          </msubsup>
                          <mo stretchy="false">−</mo>
                          <msubsup>
                            <mi>H</mi>
                            <mrow>
                              <mi>y</mi>
                              <mi>,</mi>
                              <mrow>
                                <mi>i</mi>
                                <mo stretchy="false">−</mo>
                                <mrow>
                                  <mn>1</mn>
                                  <mo stretchy="false">/</mo>
                                  <mn>2</mn>
                                </mrow>
                              </mrow>
                              <mi>,</mi>
                              <mi>j</mi>
                              <mi>,</mi>
                              <mrow>
                                <mi>k</mi>
                                <mo stretchy="false">+</mo>
                                <mrow>
                                  <mn>1</mn>
                                  <mo stretchy="false">/</mo>
                                  <mn>2</mn>
                                </mrow>
                              </mrow>
                            </mrow>
                            <mi>n</mi>
                          </msubsup>
                        </mrow>
                        <mrow>
                          <mi mathvariant="normal">Δ</mi>
                          <mi>x</mi>
                        </mrow>
                      </mfrac>
                    </mrow>
                    <mo fence="true" stretchy="true">)</mo>
                  </mrow>
                  <mrow>
                    <mspace width="2em"/>
                    <mo stretchy="false">−</mo>
                    <mspace width="2em"/>
                  </mrow>
                  <mrow>
                    <mo fence="true" stretchy="true">(</mo>
                    <mrow>
                      <mfrac>
                        <mrow>
                          <msubsup>
                            <mi>H</mi>
                            <mrow>
                              <mi>x</mi>
                              <mi>,</mi>
                              <mi>i</mi>
                              <mi>,</mi>
                              <mrow>
                                <mi>j</mi>
                                <mo stretchy="false">+</mo>
                                <mrow>
                                  <mn>1</mn>
                                  <mo stretchy="false">/</mo>
                                  <mn>2</mn>
                                </mrow>
                              </mrow>
                              <mi>,</mi>
                              <mrow>
                                <mi>k</mi>
                                <mo stretchy="false">+</mo>
                                <mrow>
                                  <mn>1</mn>
                                  <mo stretchy="false">/</mo>
                                  <mn>2</mn>
                                </mrow>
                              </mrow>
                            </mrow>
                            <mi>n</mi>
                          </msubsup>
                          <mo stretchy="false">−</mo>
                          <msubsup>
                            <mi>H</mi>
                            <mrow>
                              <mi>x</mi>
                              <mi>,</mi>
                              <mi>i</mi>
                              <mi>,</mi>
                              <mrow>
                                <mi>j</mi>
                                <mo stretchy="false">−</mo>
                                <mrow>
                                  <mn>1</mn>
                                  <mo stretchy="false">/</mo>
                                  <mn>2</mn>
                                </mrow>
                              </mrow>
                              <mi>,</mi>
                              <mrow>
                                <mi>k</mi>
                                <mo stretchy="false">+</mo>
                                <mrow>
                                  <mn>1</mn>
                                  <mo stretchy="false">/</mo>
                                  <mn>2</mn>
                                </mrow>
                              </mrow>
                            </mrow>
                            <mi>n</mi>
                          </msubsup>
                        </mrow>
                        <mrow>
                          <mi mathvariant="normal">Δ</mi>
                          <mi>y</mi>
                        </mrow>
                      </mfrac>
                    </mrow>
                    <mo fence="true" stretchy="true">)</mo>
                  </mrow>
                  <mrow>
                    <mspace width="2em"/>
                    <mo stretchy="false">−</mo>
                    <mspace width="2em"/>
                  </mrow>
                  <mfrac>
                    <msubsup>
                      <mi>V</mi>
                      <mrow>
                        <mi mathvariant="italic">oc</mi>
                        <mi>,</mi>
                        <mi>i</mi>
                        <mi>,</mi>
                        <mi>j</mi>
                        <mi>,</mi>
                        <mrow>
                          <mi>k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i>n</mi>
                    </msubsup>
                    <mrow>
                      <mrow>
                        <mi mathvariant="normal">Δ</mi>
                        <mi>x</mi>
                      </mrow>
                      <mrow>
                        <mi mathvariant="normal">Δ</mi>
                        <mi>y</mi>
                      </mrow>
                      <msub>
                        <mi>R</mi>
                        <mi mathvariant="italic">TH</mi>
                      </msub>
                    </mrow>
                  </mfrac>
                </mrow>
              </mrow>
              <mo fence="true" stretchy="true">]</mo>
            </mrow>
          </mstyle>
        </mtd>
      </mtr>
    </mtable>
    <annotation encoding="StarMath 5.0">color purple {E_{z,i,j,k+1/2}^{n+1/2} ~=~
{ { {%ivarepsilon over nospace{%iDELTA t}} ~-~
  nospace{%iDELTA z} over
  {nospace{%iDELTA x} nospace{%iDELTA y}2R_TH} }
 over
  { {%ivarepsilon over nospace{%iDELTA t}} ~+~
  nospace{%iDELTA z} over
  {nospace{%iDELTA x} nospace{%iDELTA y}2R_TH} }
}
E_{z,i,j,k+1/2}^{n-1/2} ~+~
{ 1 over {
%ivarepsilon over nospace{%iDELTA t} ~+~
nospace{%iDELTA z} over
  {nospace{%iDELTA x} nospace{%iDELTA y}2R_TH}
} } } newline color purple {
left [ left (
  {H_{y,i+1/2,j,k+1/2}^n -
   H_{y,i-1/2,j,k+1/2}^n} over nospace{%iDELTA x}
right ) ~-~ left (
  {H_{x,i,j+1/2,k+1/2}^n -
   H_{x,i,j-1/2,k+1/2}^n} over nospace{%iDELTA y}
right ) ~-~
{V_{oc,i,j,k+1/2}^n} over
{nospace{%iDELTA x} nospace{%iDELTA y} R_TH} right ] }</annotation>
  </semantics>
</math>
</file>

<file path=Object 17/content.xml><?xml version="1.0" encoding="utf-8"?>
<math xmlns="http://www.w3.org/1998/Math/MathML" display="block">
  <semantics>
    <mrow>
      <mi>H</mi>
      <mo stretchy="false">=</mo>
      <mrow>
        <mover accent="true">
          <mi>H</mi>
          <mo stretchy="false">~</mo>
        </mover>
        <mo stretchy="false">/</mo>
        <msub>
          <mi mathvariant="normal">η</mi>
          <mn>0</mn>
        </msub>
      </mrow>
    </mrow>
    <annotation encoding="StarMath 5.0">H = {tilde H} / { %ieta_0 }

</annotation>
  </semantics>
</math>
</file>

<file path=Object 18/content.xml><?xml version="1.0" encoding="utf-8"?>
<math xmlns="http://www.w3.org/1998/Math/MathML" display="block">
  <semantics>
    <mtable>
      <mtr>
        <mtd>
          <mrow>
            <msubsup>
              <mi>E</mi>
              <mrow>
                <mi>z</mi>
                <mi>,</mi>
                <mi>i</mi>
                <mi>,</mi>
                <mi>j</mi>
                <mi>,</mi>
                <mrow>
                  <mi>k</mi>
                  <mo stretchy="false">+</mo>
                  <mrow>
                    <mn>1</mn>
                    <mo stretchy="false">/</mo>
                    <mn>2</mn>
                  </mrow>
                </mrow>
              </mrow>
              <mi>n</mi>
            </msubsup>
            <mrow>
              <mspace width="2em"/>
              <mo stretchy="false">=</mo>
              <mspace width="2em"/>
            </mrow>
            <mfrac>
              <mrow>
                <mfrac>
                  <mi>ε</mi>
                  <mrow>
                    <mi>Δ</mi>
                    <mi>t</mi>
                  </mrow>
                </mfrac>
                <mrow>
                  <mspace width="2em"/>
                  <mo stretchy="false">−</mo>
                  <mspace width="2em"/>
                </mrow>
                <mfrac>
                  <mrow>
                    <mi>Δ</mi>
                    <mi>z</mi>
                  </mrow>
                  <mrow>
                    <mrow>
                      <mi>Δ</mi>
                      <mi>x</mi>
                    </mrow>
                    <mrow>
                      <mi>Δ</mi>
                      <mi>y</mi>
                    </mrow>
                    <mn>2</mn>
                    <msub>
                      <mi>R</mi>
                      <mi mathvariant="italic">TH</mi>
                    </msub>
                  </mrow>
                </mfrac>
              </mrow>
              <mrow>
                <mfrac>
                  <mi>ε</mi>
                  <mrow>
                    <mi>Δ</mi>
                    <mi>t</mi>
                  </mrow>
                </mfrac>
                <mrow>
                  <mspace width="2em"/>
                  <mo stretchy="false">+</mo>
                  <mspace width="2em"/>
                </mrow>
                <mfrac>
                  <mrow>
                    <mi>Δ</mi>
                    <mi>z</mi>
                  </mrow>
                  <mrow>
                    <mrow>
                      <mi>Δ</mi>
                      <mi>x</mi>
                    </mrow>
                    <mrow>
                      <mi>Δ</mi>
                      <mi>y</mi>
                    </mrow>
                    <mn>2</mn>
                    <msub>
                      <mi>R</mi>
                      <mi mathvariant="italic">TH</mi>
                    </msub>
                  </mrow>
                </mfrac>
              </mrow>
            </mfrac>
            <msubsup>
              <mi>E</mi>
              <mrow>
                <mi>z</mi>
                <mi>,</mi>
                <mi>i</mi>
                <mi>,</mi>
                <mi>j</mi>
                <mi>,</mi>
                <mrow>
                  <mi>k</mi>
                  <mo stretchy="false">+</mo>
                  <mrow>
                    <mn>1</mn>
                    <mo stretchy="false">/</mo>
                    <mn>2</mn>
                  </mrow>
                </mrow>
              </mrow>
              <mrow>
                <mi>n</mi>
                <mo stretchy="false">−</mo>
                <mn>1</mn>
              </mrow>
            </msubsup>
            <mrow>
              <mspace width="2em"/>
              <mo stretchy="false">+</mo>
              <mspace width="2em"/>
            </mrow>
            <mfrac>
              <mn>1</mn>
              <mrow>
                <msub>
                  <mi>η</mi>
                  <mn>0</mn>
                </msub>
                <mrow>
                  <mo fence="true" stretchy="true">(</mo>
                  <mrow>
                    <mrow>
                      <mfrac>
                        <mi>ε</mi>
                        <mrow>
                          <mi>Δ</mi>
                          <mi>t</mi>
                        </mrow>
                      </mfrac>
                      <mrow>
                        <mspace width="2em"/>
                        <mo stretchy="false">+</mo>
                        <mspace width="2em"/>
                      </mrow>
                      <mfrac>
                        <mrow>
                          <mi>Δ</mi>
                          <mi>z</mi>
                        </mrow>
                        <mrow>
                          <mrow>
                            <mi>Δ</mi>
                            <mi>x</mi>
                          </mrow>
                          <mrow>
                            <mi>Δ</mi>
                            <mi>y</mi>
                          </mrow>
                          <mn>2</mn>
                          <msub>
                            <mi>R</mi>
                            <mi mathvariant="italic">TH</mi>
                          </msub>
                        </mrow>
                      </mfrac>
                    </mrow>
                  </mrow>
                  <mo fence="true" stretchy="true">)</mo>
                </mrow>
              </mrow>
            </mfrac>
          </mrow>
        </mtd>
      </mtr>
      <mtr>
        <mtd>
          <mrow>
            <mo fence="true" stretchy="true">[</mo>
            <mrow>
              <mrow>
                <mrow>
                  <mo fence="true" stretchy="true">(</mo>
                  <mrow>
                    <mfrac>
                      <mrow>
                        <msubsup>
                          <mover accent="true">
                            <mi>H</mi>
                            <mo stretchy="false">~</mo>
                          </mover>
                          <mrow>
                            <mi>y</mi>
                            <mi>,</mi>
                            <mrow>
                              <mi>i</mi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  <mi>,</mi>
                            <mi>j</mi>
                            <mi>,</mi>
                            <mrow>
                              <mi>k</mi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row>
                            <mi>n</mi>
                            <mo stretchy="false">−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  <mo stretchy="false">−</mo>
                        <msubsup>
                          <mover accent="true">
                            <mi>H</mi>
                            <mo stretchy="false">~</mo>
                          </mover>
                          <mrow>
                            <mi>y</mi>
                            <mi>,</mi>
                            <mrow>
                              <mi>i</mi>
                              <mo stretchy="false">−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  <mi>,</mi>
                            <mi>j</mi>
                            <mi>,</mi>
                            <mrow>
                              <mi>k</mi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row>
                            <mi>n</mi>
                            <mo stretchy="false">−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</mrow>
                      <mrow>
                        <mi>Δ</mi>
                        <mi>x</mi>
                      </mrow>
                    </mfrac>
                  </mrow>
                  <mo fence="true" stretchy="true">)</mo>
                </mrow>
                <mrow>
                  <mspace width="2em"/>
                  <mo stretchy="false">−</mo>
                  <mspace width="2em"/>
                </mrow>
                <mrow>
                  <mo fence="true" stretchy="true">(</mo>
                  <mrow>
                    <mfrac>
                      <mrow>
                        <msubsup>
                          <mover accent="true">
                            <mi>H</mi>
                            <mo stretchy="false">~</mo>
                          </mover>
                          <mrow>
                            <mi>x</mi>
                            <mi>,</mi>
                            <mi>i</mi>
                            <mi>,</mi>
                            <mrow>
                              <mi>j</mi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  <mi>,</mi>
                            <mrow>
                              <mi>k</mi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row>
                            <mi>n</mi>
                            <mo stretchy="false">−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  <mo stretchy="false">−</mo>
                        <msubsup>
                          <mover accent="true">
                            <mi>H</mi>
                            <mo stretchy="false">~</mo>
                          </mover>
                          <mrow>
                            <mi>x</mi>
                            <mi>,</mi>
                            <mi>i</mi>
                            <mi>,</mi>
                            <mrow>
                              <mi>j</mi>
                              <mo stretchy="false">−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  <mi>,</mi>
                            <mrow>
                              <mi>k</mi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row>
                            <mi>n</mi>
                            <mo stretchy="false">−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</mrow>
                      <mrow>
                        <mi>Δ</mi>
                        <mi>y</mi>
                      </mrow>
                    </mfrac>
                  </mrow>
                  <mo fence="true" stretchy="true">)</mo>
                </mrow>
                <mrow>
                  <mspace width="2em"/>
                  <mo stretchy="false">−</mo>
                  <mspace width="2em"/>
                </mrow>
                <mfrac>
                  <mrow>
                    <msub>
                      <mi>η</mi>
                      <mn>0</mn>
                    </msub>
                    <msubsup>
                      <mi>V</mi>
                      <mrow>
                        <mi mathvariant="italic">oc</mi>
                        <mi>,</mi>
                        <mi>i</mi>
                        <mi>,</mi>
                        <mi>j</mi>
                        <mi>,</mi>
                        <mrow>
                          <mi>k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row>
                        <mi>n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row>
                      <mi>Δ</mi>
                      <mi>x</mi>
                    </mrow>
                    <mrow>
                      <mi>Δ</mi>
                      <mi>y</mi>
                    </mrow>
                    <msub>
                      <mi>R</mi>
                      <mi mathvariant="italic">TH</mi>
                    </msub>
                  </mrow>
                </mfrac>
              </mrow>
            </mrow>
            <mo fence="true" stretchy="true">]</mo>
          </mrow>
        </mtd>
      </mtr>
    </mtable>
    <annotation encoding="StarMath 5.0">E_{z,i,j,k+1/2}^n ~=~
{ { {%ivarepsilon over nospace{%iDELTA t}} ~-~
  nospace{%iDELTA z} over
  {nospace{%iDELTA x} nospace{%iDELTA y}2R_TH} }
 over
  { {%ivarepsilon over nospace{%iDELTA t}} ~+~
  nospace{%iDELTA z} over
  {nospace{%iDELTA x} nospace{%iDELTA y}2R_TH} }
}
E_{z,i,j,k+1/2}^{n-1} ~+~
{ 1 over { %ieta_0 left (
%ivarepsilon over nospace{%iDELTA t} ~+~
nospace{%iDELTA z} over
  {nospace{%iDELTA x} nospace{%iDELTA y}2R_TH} right )
} } newline
left [ left (
  {{tilde H}_{y,i+1/2,j,k+1/2}^{n-1/2} -
   {tilde H}_{y,i-1/2,j,k+1/2}^{n-1/2}} over nospace{%iDELTA x}
right ) ~-~ left (
  {{tilde H}_{x,i,j+1/2,k+1/2}^{n-1/2} -
   {tilde H}_{x,i,j-1/2,k+1/2}^{n-1/2}} over nospace{%iDELTA y}
right ) ~-~
{%ieta_0 V_{oc,i,j,k+1/2}^{n-1/2}} over
{nospace{%iDELTA x} nospace{%iDELTA y} R_TH} right ]</annotation>
  </semantics>
</math>
</file>

<file path=Object 19/content.xml><?xml version="1.0" encoding="utf-8"?>
<math xmlns="http://www.w3.org/1998/Math/MathML" display="block">
  <semantics>
    <mtable>
      <mtr>
        <mtd>
          <mrow>
            <msubsup>
              <mi>E</mi>
              <mrow>
                <mi>z</mi>
                <mi>,</mi>
                <mi>i</mi>
                <mi>,</mi>
                <mi>j</mi>
                <mi>,</mi>
                <mrow>
                  <mi>k</mi>
                  <mo stretchy="false">+</mo>
                  <mrow>
                    <mn>1</mn>
                    <mo stretchy="false">/</mo>
                    <mn>2</mn>
                  </mrow>
                </mrow>
              </mrow>
              <mi>n</mi>
            </msubsup>
            <mrow>
              <mspace width="2em"/>
              <mo stretchy="false">=</mo>
              <mspace width="2em"/>
            </mrow>
            <mfrac>
              <mrow>
                <mn>1</mn>
                <mo stretchy="false">−</mo>
                <msubsup>
                  <mi mathvariant="normal">σ</mi>
                  <mi mathvariant="italic">TH</mi>
                  <mi>E</mi>
                </msubsup>
              </mrow>
              <mrow>
                <mn>1</mn>
                <mo stretchy="false">+</mo>
                <msubsup>
                  <mi mathvariant="normal">σ</mi>
                  <mi mathvariant="italic">TH</mi>
                  <mi>E</mi>
                </msubsup>
              </mrow>
            </mfrac>
            <msubsup>
              <mi>E</mi>
              <mrow>
                <mi>z</mi>
                <mi>,</mi>
                <mi>i</mi>
                <mi>,</mi>
                <mi>j</mi>
                <mi>,</mi>
                <mrow>
                  <mi>k</mi>
                  <mo stretchy="false">+</mo>
                  <mrow>
                    <mn>1</mn>
                    <mo stretchy="false">/</mo>
                    <mn>2</mn>
                  </mrow>
                </mrow>
              </mrow>
              <mrow>
                <mi>n</mi>
                <mo stretchy="false">−</mo>
                <mn>1</mn>
              </mrow>
            </msubsup>
            <mrow>
              <mspace width="2em"/>
              <mo stretchy="false">+</mo>
              <mspace width="2em"/>
            </mrow>
            <mfrac>
              <mrow>
                <mi mathvariant="normal">Δ</mi>
                <mi>t</mi>
              </mrow>
              <mrow>
                <msub>
                  <mi mathvariant="normal">η</mi>
                  <mn>0</mn>
                </msub>
                <mi mathvariant="normal">ε</mi>
                <mrow>
                  <mo fence="true" stretchy="false">(</mo>
                  <mrow>
                    <mrow>
                      <mn>1</mn>
                      <mo stretchy="false">+</mo>
                      <msubsup>
                        <mi mathvariant="normal">σ</mi>
                        <mi mathvariant="italic">TH</mi>
                        <mi>E</mi>
                      </msubsup>
                    </mrow>
                  </mrow>
                  <mo fence="true" stretchy="false">)</mo>
                </mrow>
              </mrow>
            </mfrac>
          </mrow>
        </mtd>
      </mtr>
      <mtr>
        <mtd>
          <mrow>
            <mo fence="true" stretchy="true">[</mo>
            <mrow>
              <mrow>
                <mrow>
                  <mo fence="true" stretchy="true">(</mo>
                  <mrow>
                    <mfrac>
                      <mrow>
                        <msubsup>
                          <mover accent="true">
                            <mi>H</mi>
                            <mo stretchy="false">~</mo>
                          </mover>
                          <mrow>
                            <mi>y</mi>
                            <mi>,</mi>
                            <mrow>
                              <mi>i</mi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  <mi>,</mi>
                            <mi>j</mi>
                            <mi>,</mi>
                            <mrow>
                              <mi>k</mi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row>
                            <mi>n</mi>
                            <mo stretchy="false">−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  <mo stretchy="false">−</mo>
                        <msubsup>
                          <mover accent="true">
                            <mi>H</mi>
                            <mo stretchy="false">~</mo>
                          </mover>
                          <mrow>
                            <mi>y</mi>
                            <mi>,</mi>
                            <mrow>
                              <mi>i</mi>
                              <mo stretchy="false">−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  <mi>,</mi>
                            <mi>j</mi>
                            <mi>,</mi>
                            <mrow>
                              <mi>k</mi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row>
                            <mi>n</mi>
                            <mo stretchy="false">−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</mrow>
                      <mrow>
                        <mi mathvariant="normal">Δ</mi>
                        <mi>x</mi>
                      </mrow>
                    </mfrac>
                  </mrow>
                  <mo fence="true" stretchy="true">)</mo>
                </mrow>
                <mrow>
                  <mspace width="2em"/>
                  <mo stretchy="false">−</mo>
                  <mspace width="2em"/>
                </mrow>
                <mrow>
                  <mo fence="true" stretchy="true">(</mo>
                  <mrow>
                    <mfrac>
                      <mrow>
                        <msubsup>
                          <mover accent="true">
                            <mi>H</mi>
                            <mo stretchy="false">~</mo>
                          </mover>
                          <mrow>
                            <mi>x</mi>
                            <mi>,</mi>
                            <mi>i</mi>
                            <mi>,</mi>
                            <mrow>
                              <mi>j</mi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  <mi>,</mi>
                            <mrow>
                              <mi>k</mi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row>
                            <mi>n</mi>
                            <mo stretchy="false">−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  <mo stretchy="false">−</mo>
                        <msubsup>
                          <mover accent="true">
                            <mi>H</mi>
                            <mo stretchy="false">~</mo>
                          </mover>
                          <mrow>
                            <mi>x</mi>
                            <mi>,</mi>
                            <mi>i</mi>
                            <mi>,</mi>
                            <mrow>
                              <mi>j</mi>
                              <mo stretchy="false">−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  <mi>,</mi>
                            <mrow>
                              <mi>k</mi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row>
                            <mi>n</mi>
                            <mo stretchy="false">−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</mrow>
                      <mrow>
                        <mi mathvariant="normal">Δ</mi>
                        <mi>y</mi>
                      </mrow>
                    </mfrac>
                  </mrow>
                  <mo fence="true" stretchy="true">)</mo>
                </mrow>
                <mrow>
                  <mspace width="2em"/>
                  <mo stretchy="false">−</mo>
                  <mspace width="2em"/>
                </mrow>
                <mi>J</mi>
                <mi>'</mi>
              </mrow>
            </mrow>
            <mo fence="true" stretchy="true">]</mo>
          </mrow>
        </mtd>
      </mtr>
    </mtable>
    <annotation encoding="StarMath 5.0">E_{z,i,j,k+1/2}^n ~=~
{ { 1 - {%isigma_TH^E} }
 over
  { 1 + {%isigma_TH^E} }
}
E_{z,i,j,k+1/2}^{n-1} ~+~
{nospace{%iDELTA t} over {%ieta_0 %ivarepsilon (1 + {%isigma_TH^E})
} } newline
left [ left (
  {{tilde H}_{y,i+1/2,j,k+1/2}^{n-1/2} -
   {tilde H}_{y,i-1/2,j,k+1/2}^{n-1/2}} over nospace{%iDELTA x}
right ) ~-~ left (
  {{tilde H}_{x,i,j+1/2,k+1/2}^{n-1/2} -
   {tilde H}_{x,i,j-1/2,k+1/2}^{n-1/2}} over nospace{%iDELTA y}
right ) ~-~ J' right ]</annotation>
  </semantics>
</math>
</file>

<file path=Object 20/content.xml><?xml version="1.0" encoding="utf-8"?>
<math xmlns="http://www.w3.org/1998/Math/MathML" display="block">
  <semantics>
    <mrow>
      <mstyle mathsize="10.5pt">
        <mtext>where </mtext>
      </mstyle>
      <mrow>
        <msubsup>
          <mi mathvariant="normal">σ</mi>
          <mi mathvariant="italic">TH</mi>
          <mi>E</mi>
        </msubsup>
        <mo stretchy="false">=</mo>
        <mfrac>
          <mrow>
            <mrow>
              <mi mathvariant="normal">Δ</mi>
              <mi>t</mi>
            </mrow>
            <mrow>
              <mi mathvariant="normal">Δ</mi>
              <mi>z</mi>
            </mrow>
          </mrow>
          <mrow>
            <mi mathvariant="normal">ε</mi>
            <mrow>
              <mi mathvariant="normal">Δ</mi>
              <mi>x</mi>
            </mrow>
            <mrow>
              <mi mathvariant="normal">Δ</mi>
              <mi>y</mi>
            </mrow>
            <mn>2</mn>
            <msub>
              <mi>R</mi>
              <mi mathvariant="italic">TH</mi>
            </msub>
          </mrow>
        </mfrac>
      </mrow>
      <mi>,</mi>
      <mspace width="2em"/>
      <mrow>
        <mi>J</mi>
        <mrow>
          <mi>'</mi>
          <mo stretchy="false">=</mo>
          <mfrac>
            <mrow>
              <msub>
                <mi mathvariant="normal">η</mi>
                <mn>0</mn>
              </msub>
              <msubsup>
                <mi>V</mi>
                <mrow>
                  <mi mathvariant="italic">oc</mi>
                  <mi>,</mi>
                  <mi>i</mi>
                  <mi>,</mi>
                  <mi>j</mi>
                  <mi>,</mi>
                  <mrow>
                    <mi>k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row>
                  <mi>n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row>
                <mi mathvariant="normal">Δ</mi>
                <mi>x</mi>
              </mrow>
              <mrow>
                <mi mathvariant="normal">Δ</mi>
                <mi>y</mi>
              </mrow>
              <msub>
                <mi>R</mi>
                <mi mathvariant="italic">TH</mi>
              </msub>
            </mrow>
          </mfrac>
        </mrow>
      </mrow>
    </mrow>
    <annotation encoding="StarMath 5.0">size 10.5 "where "
{%isigma_TH^E = {nospace{%iDELTA t} nospace{%iDELTA z}} over
  {%ivarepsilon nospace{%iDELTA x} nospace{%iDELTA y} 2 R_TH}} ,~
{J' = {%ieta_0 V_{oc,i,j,k+1/2}^{n-1/2}} over
  {nospace{%iDELTA x} nospace{%iDELTA y} R_TH}}</annotation>
  </semantics>
</math>
</file>

<file path=Object 21/content.xml><?xml version="1.0" encoding="utf-8"?>
<math xmlns="http://www.w3.org/1998/Math/MathML" display="block">
  <semantics>
    <mrow>
      <mstyle mathsize="10.5pt">
        <mtext>Forgoing non-cubic cells for now, so</mtext>
      </mstyle>
      <mrow>
        <mrow>
          <mi>Δ</mi>
          <mi>x</mi>
        </mrow>
        <mo stretchy="false">=</mo>
        <mrow>
          <mi>Δ</mi>
          <mi>y</mi>
        </mrow>
        <mo stretchy="false">=</mo>
        <mrow>
          <mi>Δ</mi>
          <mi>z</mi>
        </mrow>
      </mrow>
      <mstyle mathsize="10.5pt">
        <mtext> and we can remove the inner-loop divides:</mtext>
      </mstyle>
    </mrow>
    <annotation encoding="StarMath 5.0">size 10.5 "Forgoing non-cubic cells for now, so" nospace{%iDELTA x} = nospace{%iDELTA y} = nospace{%iDELTA z} size 10.5 " and we can remove the inner-loop divides:"</annotation>
  </semantics>
</math>
</file>

<file path=Object 25/content.xml><?xml version="1.0" encoding="utf-8"?>
<math xmlns="http://www.w3.org/1998/Math/MathML" display="block">
  <semantics>
    <mrow>
      <msubsup>
        <mi mathvariant="normal">σ</mi>
        <mi mathvariant="italic">TH</mi>
        <mi>E</mi>
      </msubsup>
      <mrow>
        <mspace width="2em"/>
        <mo stretchy="false">→</mo>
        <mspace width="2em"/>
      </mrow>
      <mfrac>
        <mrow>
          <mrow>
            <mo fence="true" stretchy="false">(</mo>
            <mrow>
              <mi>s</mi>
            </mrow>
            <mo fence="true" stretchy="false">)</mo>
          </mrow>
          <mrow>
            <mo fence="true" stretchy="false">(</mo>
            <mrow>
              <mi>m</mi>
            </mrow>
            <mo fence="true" stretchy="false">)</mo>
          </mrow>
        </mrow>
        <mrow>
          <mrow>
            <mo fence="true" stretchy="false">(</mo>
            <mrow>
              <mrow>
                <msup>
                  <mi mathvariant="italic">kg</mi>
                  <mrow>
                    <mo stretchy="false">−</mo>
                    <mn>1</mn>
                  </mrow>
                </msup>
                <msup>
                  <mi>m</mi>
                  <mrow>
                    <mo stretchy="false">−</mo>
                    <mn>3</mn>
                  </mrow>
                </msup>
                <msup>
                  <mi>s</mi>
                  <mn>4</mn>
                </msup>
                <msup>
                  <mi>A</mi>
                  <mn>2</mn>
                </msup>
              </mrow>
            </mrow>
            <mo fence="true" stretchy="false">)</mo>
          </mrow>
          <mrow>
            <mo fence="true" stretchy="false">(</mo>
            <mrow>
              <mi>m</mi>
            </mrow>
            <mo fence="true" stretchy="false">)</mo>
          </mrow>
          <mrow>
            <mo fence="true" stretchy="false">(</mo>
            <mrow>
              <mi>m</mi>
            </mrow>
            <mo fence="true" stretchy="false">)</mo>
          </mrow>
          <mrow>
            <mo fence="true" stretchy="false">(</mo>
            <mrow>
              <mrow>
                <msup>
                  <mi mathvariant="italic">kg</mi>
                  <mn>1</mn>
                </msup>
                <msup>
                  <mi>m</mi>
                  <mn>2</mn>
                </msup>
                <msup>
                  <mi>s</mi>
                  <mrow>
                    <mo stretchy="false">−</mo>
                    <mn>3</mn>
                  </mrow>
                </msup>
                <msup>
                  <mi>A</mi>
                  <mrow>
                    <mo stretchy="false">−</mo>
                    <mn>2</mn>
                  </mrow>
                </msup>
              </mrow>
            </mrow>
            <mo fence="true" stretchy="false">)</mo>
          </mrow>
        </mrow>
      </mfrac>
      <mrow>
        <mspace width="2em"/>
        <mo stretchy="false">→</mo>
        <mspace width="2em"/>
      </mrow>
      <mn>1</mn>
    </mrow>
    <annotation encoding="StarMath 5.0">%isigma_TH^E ~toward~
{(s) (m)} over {(kg^-1 m^-3 s^4 A^2) (m) (m) (kg^1 m^2 s^-3 A^-2)}
~toward~
1</annotation>
  </semantics>
</math>
</file>

<file path=Object 26/content.xml><?xml version="1.0" encoding="utf-8"?>
<math xmlns="http://www.w3.org/1998/Math/MathML" display="block">
  <semantics>
    <mrow>
      <mi>J</mi>
      <mi>'</mi>
      <mrow>
        <mspace width="2em"/>
        <mo stretchy="false">→</mo>
        <mspace width="2em"/>
      </mrow>
      <mfrac>
        <mrow>
          <mrow>
            <mo fence="true" stretchy="false">(</mo>
            <mrow>
              <mi mathvariant="italic">ohm</mi>
            </mrow>
            <mo fence="true" stretchy="false">)</mo>
          </mrow>
          <mrow>
            <mo fence="true" stretchy="false">(</mo>
            <mrow>
              <mrow>
                <msup>
                  <mi mathvariant="italic">kg</mi>
                  <mn>1</mn>
                </msup>
                <msup>
                  <mi>m</mi>
                  <mn>2</mn>
                </msup>
                <msup>
                  <mi>s</mi>
                  <mrow>
                    <mo stretchy="false">−</mo>
                    <mn>3</mn>
                  </mrow>
                </msup>
                <msup>
                  <mi>A</mi>
                  <mrow>
                    <mo stretchy="false">−</mo>
                    <mn>1</mn>
                  </mrow>
                </msup>
              </mrow>
            </mrow>
            <mo fence="true" stretchy="false">)</mo>
          </mrow>
        </mrow>
        <mrow>
          <mrow>
            <mo fence="true" stretchy="false">(</mo>
            <mrow>
              <mi>m</mi>
            </mrow>
            <mo fence="true" stretchy="false">)</mo>
          </mrow>
          <mrow>
            <mo fence="true" stretchy="false">(</mo>
            <mrow>
              <mi>m</mi>
            </mrow>
            <mo fence="true" stretchy="false">)</mo>
          </mrow>
          <mrow>
            <mo fence="true" stretchy="false">(</mo>
            <mrow>
              <mi mathvariant="italic">ohm</mi>
            </mrow>
            <mo fence="true" stretchy="false">)</mo>
          </mrow>
        </mrow>
      </mfrac>
      <mrow>
        <mspace width="2em"/>
        <mo stretchy="false">→</mo>
        <mspace width="2em"/>
      </mrow>
      <mrow>
        <mo fence="true" stretchy="false">(</mo>
        <mrow>
          <mrow>
            <msup>
              <mi mathvariant="italic">kg</mi>
              <mn>1</mn>
            </msup>
            <msup>
              <mi>m</mi>
              <mn>0</mn>
            </msup>
            <msup>
              <mi>s</mi>
              <mrow>
                <mo stretchy="false">−</mo>
                <mn>3</mn>
              </mrow>
            </msup>
            <msup>
              <mi>A</mi>
              <mrow>
                <mo stretchy="false">−</mo>
                <mn>1</mn>
              </mrow>
            </msup>
          </mrow>
        </mrow>
        <mo fence="true" stretchy="false">)</mo>
      </mrow>
    </mrow>
    <annotation encoding="StarMath 5.0">J' ~toward~ {(ohm) (kg^1 m^2 s^-3 A^-1)} over {(m) (m) (ohm)}
~toward~ (kg^1 m^0 s^-3 A^-1)
</annotation>
  </semantics>
</math>
</file>

<file path=Object 27/content.xml><?xml version="1.0" encoding="utf-8"?>
<math xmlns="http://www.w3.org/1998/Math/MathML" display="block">
  <semantics>
    <mrow>
      <msubsup>
        <mi mathvariant="normal">σ</mi>
        <mi mathvariant="italic">TH</mi>
        <mi>E</mi>
      </msubsup>
      <mrow>
        <mspace width="2em"/>
        <mo stretchy="false">→</mo>
        <mspace width="2em"/>
      </mrow>
      <mfrac>
        <mrow>
          <mo fence="true" stretchy="false">(</mo>
          <mrow>
            <mi>s</mi>
          </mrow>
          <mo fence="true" stretchy="false">)</mo>
        </mrow>
        <mrow>
          <mrow>
            <mo fence="true" stretchy="false">(</mo>
            <mrow>
              <mrow>
                <msup>
                  <mi mathvariant="italic">kg</mi>
                  <mrow>
                    <mo stretchy="false">−</mo>
                    <mn>1</mn>
                  </mrow>
                </msup>
                <msup>
                  <mi>m</mi>
                  <mrow>
                    <mo stretchy="false">−</mo>
                    <mn>3</mn>
                  </mrow>
                </msup>
                <msup>
                  <mi>s</mi>
                  <mn>4</mn>
                </msup>
                <msup>
                  <mi>A</mi>
                  <mn>2</mn>
                </msup>
              </mrow>
            </mrow>
            <mo fence="true" stretchy="false">)</mo>
          </mrow>
          <mrow>
            <mo fence="true" stretchy="false">(</mo>
            <mrow>
              <mi>m</mi>
            </mrow>
            <mo fence="true" stretchy="false">)</mo>
          </mrow>
          <mrow>
            <mo fence="true" stretchy="false">(</mo>
            <mrow>
              <mrow>
                <msup>
                  <mi mathvariant="italic">kg</mi>
                  <mn>1</mn>
                </msup>
                <msup>
                  <mi>m</mi>
                  <mn>2</mn>
                </msup>
                <msup>
                  <mi>s</mi>
                  <mrow>
                    <mo stretchy="false">−</mo>
                    <mn>3</mn>
                  </mrow>
                </msup>
                <msup>
                  <mi>A</mi>
                  <mrow>
                    <mo stretchy="false">−</mo>
                    <mn>2</mn>
                  </mrow>
                </msup>
              </mrow>
            </mrow>
            <mo fence="true" stretchy="false">)</mo>
          </mrow>
        </mrow>
      </mfrac>
      <mrow>
        <mspace width="2em"/>
        <mo stretchy="false">→</mo>
        <mspace width="2em"/>
      </mrow>
      <mn>1</mn>
    </mrow>
    <annotation encoding="StarMath 5.0">%isigma_TH^E ~toward~
{(s)} over {(kg^-1 m^-3 s^4 A^2) (m) (kg^1 m^2 s^-3 A^-2)}
 ~toward~
1</annotation>
  </semantics>
</math>
</file>

<file path=Object 28/content.xml><?xml version="1.0" encoding="utf-8"?>
<math xmlns="http://www.w3.org/1998/Math/MathML" display="block">
  <semantics>
    <mrow>
      <mover accent="true">
        <mi>J</mi>
        <mo stretchy="false">^</mo>
      </mover>
      <mrow>
        <mspace width="2em"/>
        <mo stretchy="false">→</mo>
        <mspace width="2em"/>
      </mrow>
      <mfrac>
        <mrow>
          <mrow>
            <mo fence="true" stretchy="false">(</mo>
            <mrow>
              <mi mathvariant="italic">ohm</mi>
            </mrow>
            <mo fence="true" stretchy="false">)</mo>
          </mrow>
          <mrow>
            <mo fence="true" stretchy="false">(</mo>
            <mrow>
              <mrow>
                <msup>
                  <mi mathvariant="italic">kg</mi>
                  <mn>1</mn>
                </msup>
                <msup>
                  <mi>m</mi>
                  <mn>2</mn>
                </msup>
                <msup>
                  <mi>s</mi>
                  <mrow>
                    <mo stretchy="false">−</mo>
                    <mn>3</mn>
                  </mrow>
                </msup>
                <msup>
                  <mi>A</mi>
                  <mrow>
                    <mo stretchy="false">−</mo>
                    <mn>1</mn>
                  </mrow>
                </msup>
              </mrow>
            </mrow>
            <mo fence="true" stretchy="false">)</mo>
          </mrow>
        </mrow>
        <mrow>
          <mrow>
            <mo fence="true" stretchy="false">(</mo>
            <mrow>
              <mi>m</mi>
            </mrow>
            <mo fence="true" stretchy="false">)</mo>
          </mrow>
          <mrow>
            <mo fence="true" stretchy="false">(</mo>
            <mrow>
              <mi mathvariant="italic">ohm</mi>
            </mrow>
            <mo fence="true" stretchy="false">)</mo>
          </mrow>
        </mrow>
      </mfrac>
      <mrow>
        <mspace width="2em"/>
        <mo stretchy="false">→</mo>
        <mspace width="2em"/>
      </mrow>
      <mrow>
        <mo fence="true" stretchy="false">(</mo>
        <mrow>
          <mrow>
            <msup>
              <mi mathvariant="italic">kg</mi>
              <mn>1</mn>
            </msup>
            <msup>
              <mi>m</mi>
              <mn>1</mn>
            </msup>
            <msup>
              <mi>s</mi>
              <mrow>
                <mo stretchy="false">−</mo>
                <mn>3</mn>
              </mrow>
            </msup>
            <msup>
              <mi>A</mi>
              <mrow>
                <mo stretchy="false">−</mo>
                <mn>1</mn>
              </mrow>
            </msup>
          </mrow>
        </mrow>
        <mo fence="true" stretchy="false">)</mo>
      </mrow>
    </mrow>
    <annotation encoding="StarMath 5.0">{hat J} ~toward~
{(ohm) (kg^1 m^2 s^-3 A^-1)} over {(m) (ohm) }
~toward~ (kg^1 m^1 s^-3 A^-1)
</annotation>
  </semantics>
</math>
</file>

<file path=Object 29/content.xml><?xml version="1.0" encoding="utf-8"?>
<math xmlns="http://www.w3.org/1998/Math/MathML" display="block">
  <semantics>
    <mrow>
      <mrow>
        <mi>J</mi>
        <mo stretchy="false">=</mo>
        <mfrac>
          <mover accent="true">
            <mi>J</mi>
            <mo stretchy="false">^</mo>
          </mover>
          <mrow>
            <msub>
              <mi mathvariant="normal">η</mi>
              <mn>0</mn>
            </msub>
            <mrow>
              <mi mathvariant="normal">Δ</mi>
              <mi>x</mi>
            </mrow>
          </mrow>
        </mfrac>
      </mrow>
      <mrow>
        <mspace width="2em"/>
        <mo stretchy="false">→</mo>
        <mspace width="2em"/>
      </mrow>
      <mfrac>
        <mrow>
          <mo fence="true" stretchy="false">(</mo>
          <mrow>
            <mrow>
              <msup>
                <mi mathvariant="italic">kg</mi>
                <mn>1</mn>
              </msup>
              <msup>
                <mi>m</mi>
                <mn>1</mn>
              </msup>
              <msup>
                <mi>s</mi>
                <mrow>
                  <mo stretchy="false">−</mo>
                  <mn>3</mn>
                </mrow>
              </msup>
              <msup>
                <mi>A</mi>
                <mrow>
                  <mo stretchy="false">−</mo>
                  <mn>1</mn>
                </mrow>
              </msup>
            </mrow>
          </mrow>
          <mo fence="true" stretchy="false">)</mo>
        </mrow>
        <mrow>
          <mrow>
            <mo fence="true" stretchy="false">(</mo>
            <mrow>
              <mrow>
                <msup>
                  <mi mathvariant="italic">kg</mi>
                  <mn>1</mn>
                </msup>
                <msup>
                  <mi>m</mi>
                  <mn>2</mn>
                </msup>
                <msup>
                  <mi>s</mi>
                  <mrow>
                    <mo stretchy="false">−</mo>
                    <mn>3</mn>
                  </mrow>
                </msup>
                <msup>
                  <mi>A</mi>
                  <mrow>
                    <mo stretchy="false">−</mo>
                    <mn>2</mn>
                  </mrow>
                </msup>
              </mrow>
            </mrow>
            <mo fence="true" stretchy="false">)</mo>
          </mrow>
          <mrow>
            <mo fence="true" stretchy="false">(</mo>
            <mrow>
              <mi>m</mi>
            </mrow>
            <mo fence="true" stretchy="false">)</mo>
          </mrow>
        </mrow>
      </mfrac>
      <mrow>
        <mspace width="2em"/>
        <mo stretchy="false">→</mo>
        <mspace width="2em"/>
      </mrow>
      <mfrac>
        <mi>A</mi>
        <msup>
          <mi>m</mi>
          <mn>2</mn>
        </msup>
      </mfrac>
    </mrow>
    <annotation encoding="StarMath 5.0">J = {hat J} over {%ieta_0 nospace{%iDELTA x}}
~toward~ (kg^1 m^1 s^-3 A^-1) over { (kg^1 m^2 s^-3 A^-2) (m) }
~toward~ A over { m^2 }</annotation>
  </semantics>
</math>
</file>

<file path=Object 3/content.xml><?xml version="1.0" encoding="utf-8"?>
<math xmlns="http://www.w3.org/1998/Math/MathML" display="block"/>
</file>

<file path=Object 30/content.xml><?xml version="1.0" encoding="utf-8"?>
<math xmlns="http://www.w3.org/1998/Math/MathML" display="block">
  <semantics>
    <mtable>
      <mtr>
        <mtd>
          <mrow>
            <mrow>
              <mo fence="true" stretchy="true">[</mo>
              <mrow>
                <mtable>
                  <mtr>
                    <mtd>
                      <mn>0</mn>
                    </mtd>
                    <mtd>
                      <mrow>
                        <mo stretchy="false">−</mo>
                        <mfrac>
                          <mo stretchy="false">∂</mo>
                          <mrow>
                            <mo stretchy="false">∂</mo>
                            <mi>z</mi>
                          </mrow>
                        </mfrac>
                      </mrow>
                    </mtd>
                    <mtd>
                      <mfrac>
                        <mo stretchy="false">∂</mo>
                        <mrow>
                          <mo stretchy="false">∂</mo>
                          <mi>y</mi>
                        </mrow>
                      </mfrac>
                    </mtd>
                  </mtr>
                  <mtr>
                    <mtd>
                      <mfrac>
                        <mo stretchy="false">∂</mo>
                        <mrow>
                          <mo stretchy="false">∂</mo>
                          <mi>z</mi>
                        </mrow>
                      </mfrac>
                    </mtd>
                    <mtd>
                      <mn>0</mn>
                    </mtd>
                    <mtd>
                      <mrow>
                        <mo stretchy="false">−</mo>
                        <mfrac>
                          <mo stretchy="false">∂</mo>
                          <mrow>
                            <mo stretchy="false">∂</mo>
                            <mi>x</mi>
                          </mrow>
                        </mfrac>
                      </mrow>
                    </mtd>
                  </mtr>
                  <mtr>
                    <mtd>
                      <mrow>
                        <mo stretchy="false">−</mo>
                        <mfrac>
                          <mo stretchy="false">∂</mo>
                          <mrow>
                            <mo stretchy="false">∂</mo>
                            <mi>y</mi>
                          </mrow>
                        </mfrac>
                      </mrow>
                    </mtd>
                    <mtd>
                      <mfrac>
                        <mo stretchy="false">∂</mo>
                        <mrow>
                          <mo stretchy="false">∂</mo>
                          <mi>x</mi>
                        </mrow>
                      </mfrac>
                    </mtd>
                    <mtd>
                      <mn>0</mn>
                    </mtd>
                  </mtr>
                </mtable>
              </mrow>
              <mo fence="true" stretchy="true">]</mo>
            </mrow>
            <mrow>
              <mo fence="true" stretchy="true">[</mo>
              <mrow>
                <mtable>
                  <mtr>
                    <mtd>
                      <msub>
                        <mi>H</mi>
                        <mi>x</mi>
                      </msub>
                    </mtd>
                  </mtr>
                  <mtr>
                    <mtd>
                      <msub>
                        <mi>H</mi>
                        <mi>y</mi>
                      </msub>
                    </mtd>
                  </mtr>
                  <mtr>
                    <mtd>
                      <msub>
                        <mi>H</mi>
                        <mi>z</mi>
                      </msub>
                    </mtd>
                  </mtr>
                </mtable>
              </mrow>
              <mo fence="true" stretchy="true">]</mo>
            </mrow>
            <mrow>
              <mspace width="2em"/>
              <mo stretchy="false">=</mo>
              <mspace width="2em"/>
            </mrow>
            <mi>j</mi>
            <mi mathvariant="normal">ω</mi>
            <msub>
              <mi mathvariant="normal">ε</mi>
              <mn>0</mn>
            </msub>
            <mrow>
              <mo fence="true" stretchy="true">[</mo>
              <mrow>
                <mtable>
                  <mtr>
                    <mtd>
                      <mrow>
                        <msub>
                          <mi mathvariant="normal">ε</mi>
                          <mi>x</mi>
                        </msub>
                        <mo stretchy="false">+</mo>
                        <mrow>
                          <msubsup>
                            <mi mathvariant="normal">σ</mi>
                            <mi>x</mi>
                            <mi>E</mi>
                          </msubsup>
                          <mo stretchy="false">/</mo>
                          <mrow>
                            <mi>j</mi>
                            <mi mathvariant="normal">ω</mi>
                          </mrow>
                        </mrow>
                      </mrow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row>
                        <msub>
                          <mi mathvariant="normal">ε</mi>
                          <mi>y</mi>
                        </msub>
                        <mo stretchy="false">+</mo>
                        <mrow>
                          <msubsup>
                            <mi mathvariant="normal">σ</mi>
                            <mi>y</mi>
                            <mi>E</mi>
                          </msubsup>
                          <mo stretchy="false">/</mo>
                          <mrow>
                            <mi>j</mi>
                            <mi mathvariant="normal">ω</mi>
                          </mrow>
                        </mrow>
                      </mrow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row>
                        <msub>
                          <mi mathvariant="normal">ε</mi>
                          <mi>z</mi>
                        </msub>
                        <mo stretchy="false">+</mo>
                        <mrow>
                          <msubsup>
                            <mi mathvariant="normal">σ</mi>
                            <mi>z</mi>
                            <mi>E</mi>
                          </msubsup>
                          <mo stretchy="false">/</mo>
                          <mrow>
                            <mi>j</mi>
                            <mi mathvariant="normal">ω</mi>
                          </mrow>
                        </mrow>
                      </mrow>
                    </mtd>
                  </mtr>
                </mtable>
              </mrow>
              <mo fence="true" stretchy="true">]</mo>
            </mrow>
            <mrow>
              <mo fence="true" stretchy="true">[</mo>
              <mrow>
                <mtable>
                  <mtr>
                    <mtd>
                      <msub>
                        <mi>E</mi>
                        <mi>x</mi>
                      </msub>
                    </mtd>
                  </mtr>
                  <mtr>
                    <mtd>
                      <msub>
                        <mi>E</mi>
                        <mi>y</mi>
                      </msub>
                    </mtd>
                  </mtr>
                  <mtr>
                    <mtd>
                      <msub>
                        <mi>E</mi>
                        <mi>z</mi>
                      </msub>
                    </mtd>
                  </mtr>
                </mtable>
              </mrow>
              <mo fence="true" stretchy="true">]</mo>
            </mrow>
          </mrow>
        </mtd>
      </mtr>
      <mtr>
        <mtd>
          <mrow>
            <mrow>
              <mo fence="true" stretchy="true">[</mo>
              <mrow>
                <mtable>
                  <mtr>
                    <mtd>
                      <mn>0</mn>
                    </mtd>
                    <mtd>
                      <mrow>
                        <mo stretchy="false">−</mo>
                        <mfrac>
                          <mo stretchy="false">∂</mo>
                          <mrow>
                            <mo stretchy="false">∂</mo>
                            <mi>z</mi>
                          </mrow>
                        </mfrac>
                      </mrow>
                    </mtd>
                    <mtd>
                      <mfrac>
                        <mo stretchy="false">∂</mo>
                        <mrow>
                          <mo stretchy="false">∂</mo>
                          <mi>y</mi>
                        </mrow>
                      </mfrac>
                    </mtd>
                  </mtr>
                  <mtr>
                    <mtd>
                      <mfrac>
                        <mo stretchy="false">∂</mo>
                        <mrow>
                          <mo stretchy="false">∂</mo>
                          <mi>z</mi>
                        </mrow>
                      </mfrac>
                    </mtd>
                    <mtd>
                      <mn>0</mn>
                    </mtd>
                    <mtd>
                      <mrow>
                        <mo stretchy="false">−</mo>
                        <mfrac>
                          <mo stretchy="false">∂</mo>
                          <mrow>
                            <mo stretchy="false">∂</mo>
                            <mi>x</mi>
                          </mrow>
                        </mfrac>
                      </mrow>
                    </mtd>
                  </mtr>
                  <mtr>
                    <mtd>
                      <mrow>
                        <mo stretchy="false">−</mo>
                        <mfrac>
                          <mo stretchy="false">∂</mo>
                          <mrow>
                            <mo stretchy="false">∂</mo>
                            <mi>y</mi>
                          </mrow>
                        </mfrac>
                      </mrow>
                    </mtd>
                    <mtd>
                      <mfrac>
                        <mo stretchy="false">∂</mo>
                        <mrow>
                          <mo stretchy="false">∂</mo>
                          <mi>x</mi>
                        </mrow>
                      </mfrac>
                    </mtd>
                    <mtd>
                      <mn>0</mn>
                    </mtd>
                  </mtr>
                </mtable>
              </mrow>
              <mo fence="true" stretchy="true">]</mo>
            </mrow>
            <mrow>
              <mo fence="true" stretchy="true">[</mo>
              <mrow>
                <mtable>
                  <mtr>
                    <mtd>
                      <msub>
                        <mi>E</mi>
                        <mi>x</mi>
                      </msub>
                    </mtd>
                  </mtr>
                  <mtr>
                    <mtd>
                      <msub>
                        <mi>E</mi>
                        <mi>y</mi>
                      </msub>
                    </mtd>
                  </mtr>
                  <mtr>
                    <mtd>
                      <msub>
                        <mi>E</mi>
                        <mi>z</mi>
                      </msub>
                    </mtd>
                  </mtr>
                </mtable>
              </mrow>
              <mo fence="true" stretchy="true">]</mo>
            </mrow>
            <mrow>
              <mspace width="2em"/>
              <mo stretchy="false">=</mo>
              <mrow>
                <mspace width="2em"/>
                <mo stretchy="false">−</mo>
                <mi>j</mi>
              </mrow>
            </mrow>
            <mi mathvariant="normal">ω</mi>
            <msub>
              <mi mathvariant="normal">μ</mi>
              <mn>0</mn>
            </msub>
            <mrow>
              <mo fence="true" stretchy="true">[</mo>
              <mrow>
                <mtable>
                  <mtr>
                    <mtd>
                      <mrow>
                        <msub>
                          <mi mathvariant="normal">μ</mi>
                          <mi>x</mi>
                        </msub>
                        <mo stretchy="false">+</mo>
                        <mrow>
                          <msubsup>
                            <mi mathvariant="normal">σ</mi>
                            <mi>x</mi>
                            <mi>H</mi>
                          </msubsup>
                          <mo stretchy="false">/</mo>
                          <mrow>
                            <mi>j</mi>
                            <mi mathvariant="normal">ω</mi>
                          </mrow>
                        </mrow>
                      </mrow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row>
                        <msub>
                          <mi mathvariant="normal">μ</mi>
                          <mi>y</mi>
                        </msub>
                        <mo stretchy="false">+</mo>
                        <mrow>
                          <msubsup>
                            <mi mathvariant="normal">σ</mi>
                            <mi>y</mi>
                            <mi>H</mi>
                          </msubsup>
                          <mo stretchy="false">/</mo>
                          <mrow>
                            <mi>j</mi>
                            <mi mathvariant="normal">ω</mi>
                          </mrow>
                        </mrow>
                      </mrow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row>
                        <msub>
                          <mi mathvariant="normal">μ</mi>
                          <mi>z</mi>
                        </msub>
                        <mo stretchy="false">+</mo>
                        <mrow>
                          <msubsup>
                            <mi mathvariant="normal">σ</mi>
                            <mi>z</mi>
                            <mi>H</mi>
                          </msubsup>
                          <mo stretchy="false">/</mo>
                          <mrow>
                            <mi>j</mi>
                            <mi mathvariant="normal">ω</mi>
                          </mrow>
                        </mrow>
                      </mrow>
                    </mtd>
                  </mtr>
                </mtable>
              </mrow>
              <mo fence="true" stretchy="true">]</mo>
            </mrow>
            <mrow>
              <mo fence="true" stretchy="true">[</mo>
              <mrow>
                <mtable>
                  <mtr>
                    <mtd>
                      <msub>
                        <mi>H</mi>
                        <mi>x</mi>
                      </msub>
                    </mtd>
                  </mtr>
                  <mtr>
                    <mtd>
                      <msub>
                        <mi>H</mi>
                        <mi>y</mi>
                      </msub>
                    </mtd>
                  </mtr>
                  <mtr>
                    <mtd>
                      <msub>
                        <mi>H</mi>
                        <mi>z</mi>
                      </msub>
                    </mtd>
                  </mtr>
                </mtable>
              </mrow>
              <mo fence="true" stretchy="true">]</mo>
            </mrow>
          </mrow>
        </mtd>
      </mtr>
    </mtable>
    <annotation encoding="StarMath 5.0">alignl stack{left[ alignc matrix {0 # -{partial over {partial z}} # {partial over nospace{partial y}} ## {partial over {partial z}} # 0 # -{partial over {partial x}} ## -{partial over nospace{partial y}} # {partial over {partial x}} # 0} right]
left[ matrix {H_x ## H_y ## H_z} right]
~=~
j %iomega %ivarepsilon_0 left[ matrix{ %ivarepsilon_x + %isigma_x^E / {j %iomega} # 0 # 0 ## 0 # %ivarepsilon_y + %isigma_y^E / {j %iomega} # 0 ## 0 # 0 # %ivarepsilon_z + %isigma_z^E / {j %iomega} } right]
left[ matrix {E_x ## E_y ## E_z} right]
#
left[ alignc matrix {0 # -{partial over {partial z}} # {partial over nospace{partial y}} ## {partial over {partial z}} # 0 # -{partial over {partial x}} ## -{partial over nospace{partial y}} # {partial over {partial x}} # 0} right]
left[ matrix {E_x ## E_y ## E_z} right]
~=~
-j %iomega %imu_0 left[ matrix{ %imu_x + %isigma_x^H / {j %iomega} # 0 # 0 ## 0 # %imu_y + %isigma_y^H / {j %iomega} # 0 ## 0 # 0 # %imu_z + %isigma_z^H / {j %iomega} } right]
left[ matrix {H_x ## H_y ## H_z} right]
}</annotation>
  </semantics>
</math>
</file>

<file path=Object 31/content.xml><?xml version="1.0" encoding="utf-8"?>
<math xmlns="http://www.w3.org/1998/Math/MathML" display="block">
  <semantics>
    <mtable>
      <mtr>
        <mtd>
          <mrow>
            <mrow>
              <mrow>
                <mo fence="true" stretchy="false">[</mo>
                <mrow>
                  <mi>s</mi>
                </mrow>
                <mo fence="true" stretchy="false">]</mo>
              </mrow>
              <mo stretchy="false">=</mo>
              <mrow>
                <mo fence="true" stretchy="false">[</mo>
                <mrow>
                  <msub>
                    <mi mathvariant="normal">μ</mi>
                    <mi>r</mi>
                  </msub>
                </mrow>
                <mo fence="true" stretchy="false">]</mo>
              </mrow>
              <mo stretchy="false">=</mo>
              <mrow>
                <mo fence="true" stretchy="false">[</mo>
                <mrow>
                  <msub>
                    <mi mathvariant="normal">ε</mi>
                    <mi>r</mi>
                  </msub>
                </mrow>
                <mo fence="true" stretchy="fals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i>a</mi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i>b</mi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i>c</mi>
                      </mtd>
                    </mtr>
                  </mtable>
                </mrow>
                <mo fence="true" stretchy="true">]</mo>
              </mrow>
            </mrow>
            <mspace width="6em"/>
            <mrow>
              <mi>a</mi>
              <mo stretchy="false">=</mo>
              <mi>b</mi>
              <mo stretchy="false">=</mo>
              <mfrac>
                <mn>1</mn>
                <mi>c</mi>
              </mfrac>
            </mrow>
          </mrow>
        </mtd>
      </mtr>
      <mtr>
        <mtd>
          <mrow>
            <mrow>
              <mo fence="true" stretchy="false">[</mo>
              <mrow>
                <msub>
                  <mi>s</mi>
                  <mi>z</mi>
                </msub>
              </mrow>
              <mo fence="true" stretchy="fals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sub>
                          <mi>s</mi>
                          <mi>z</mi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s</mi>
                          <mi>z</mi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subsup>
                          <mi>s</mi>
                          <mi>z</mi>
                          <mrow>
                            <mo stretchy="false">−</mo>
                            <mn>1</mn>
                          </mrow>
                        </msubsup>
                      </mtd>
                    </mtr>
                  </mtable>
                </mrow>
                <mo fence="true" stretchy="true">]</mo>
              </mrow>
              <mspace width="6em"/>
              <mrow>
                <msub>
                  <mi>s</mi>
                  <mi>z</mi>
                </msub>
                <mo stretchy="false">=</mo>
                <mrow>
                  <mi mathvariant="normal">α</mi>
                  <mo stretchy="false">−</mo>
                  <mi>j</mi>
                </mrow>
              </mrow>
              <mi mathvariant="normal">β</mi>
            </mrow>
          </mrow>
        </mtd>
      </mtr>
    </mtable>
    <annotation encoding="StarMath 5.0">alignl stack { {alignc
[ s ] = [ %imu_r ] = [ %ivarepsilon_r ] =
left[ matrix { a # 0 # 0 ## 0 # b # 0 ## 0 # 0 # c } right] ~~~ a = b = 1 over c}
#
[ s_z ] = {alignc left[ matrix { s_z # 0 # 0 ## 0 # s_z # 0 ## 0 # 0 # s_z^-1 } right] ~~~ s_z = %ialpha - j %ibeta }
}</annotation>
  </semantics>
</math>
</file>

<file path=Object 32/content.xml><?xml version="1.0" encoding="utf-8"?>
<math xmlns="http://www.w3.org/1998/Math/MathML" display="block">
  <semantics>
    <mrow>
      <mrow>
        <mo fence="true" stretchy="false">[</mo>
        <mrow>
          <msub>
            <mi>s</mi>
            <mi>i</mi>
          </msub>
        </mrow>
        <mo fence="true" stretchy="false">]</mo>
      </mrow>
      <mrow>
        <mspace width="2em"/>
        <mo stretchy="false">=</mo>
        <mspace width="2em"/>
      </mrow>
      <mrow>
        <mo fence="true" stretchy="true">[</mo>
        <mrow>
          <mtable>
            <mtr>
              <mtd>
                <msubsup>
                  <mi>s</mi>
                  <mi>i</mi>
                  <mrow>
                    <mo stretchy="false">−</mo>
                    <mn>1</mn>
                  </mrow>
                </msubsup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sub>
                  <mi>s</mi>
                  <mi>i</mi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d</mi>
                  <mi>i</mi>
                </msub>
              </mtd>
            </mtr>
          </mtable>
        </mrow>
        <mo fence="true" stretchy="true">]</mo>
      </mrow>
    </mrow>
    <annotation encoding="StarMath 5.0">[  s_i ] ~=~ left[ matrix { s_i^-1 # 0 # 0 ## 0 # s_i # 0 ## 0 # 0 # d_i } right]
</annotation>
  </semantics>
</math>
</file>

<file path=Object 33/content.xml><?xml version="1.0" encoding="utf-8"?>
<math xmlns="http://www.w3.org/1998/Math/MathML" display="block">
  <semantics>
    <mrow>
      <mrow>
        <mo fence="true" stretchy="false">[</mo>
        <mrow>
          <mi>s</mi>
        </mrow>
        <mo fence="true" stretchy="false">]</mo>
      </mrow>
      <mrow>
        <mspace width="2em"/>
        <mo stretchy="false">=</mo>
        <mspace width="2em"/>
      </mrow>
      <mrow>
        <mrow>
          <mo fence="true" stretchy="false">[</mo>
          <mrow>
            <msub>
              <mi>s</mi>
              <mi>x</mi>
            </msub>
          </mrow>
          <mo fence="true" stretchy="false">]</mo>
        </mrow>
        <mo stretchy="false">⋅</mo>
        <mrow>
          <mo fence="true" stretchy="false">[</mo>
          <mrow>
            <msub>
              <mi>s</mi>
              <mi>y</mi>
            </msub>
          </mrow>
          <mo fence="true" stretchy="false">]</mo>
        </mrow>
        <mo stretchy="false">⋅</mo>
        <mrow>
          <mo fence="true" stretchy="false">[</mo>
          <mrow>
            <msub>
              <mi>s</mi>
              <mi>z</mi>
            </msub>
          </mrow>
          <mo fence="true" stretchy="false">]</mo>
        </mrow>
      </mrow>
      <mrow>
        <mspace width="2em"/>
        <mo stretchy="false">=</mo>
        <mspace width="2em"/>
      </mrow>
      <mrow>
        <mo fence="true" stretchy="true">[</mo>
        <mrow>
          <mtable>
            <mtr>
              <mtd>
                <mfrac>
                  <mrow>
                    <msub>
                      <mi>s</mi>
                      <mi>y</mi>
                    </msub>
                    <msub>
                      <mi>s</mi>
                      <mi>z</mi>
                    </msub>
                  </mrow>
                  <msub>
                    <mi>s</mi>
                    <mi>x</mi>
                  </msub>
                </mfrac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frac>
                  <mrow>
                    <msub>
                      <mi>s</mi>
                      <mi>x</mi>
                    </msub>
                    <msub>
                      <mi>s</mi>
                      <mi>z</mi>
                    </msub>
                  </mrow>
                  <msub>
                    <mi>s</mi>
                    <mi>y</mi>
                  </msub>
                </mfrac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frac>
                  <mrow>
                    <msub>
                      <mi>s</mi>
                      <mi>x</mi>
                    </msub>
                    <msub>
                      <mi>s</mi>
                      <mi>y</mi>
                    </msub>
                  </mrow>
                  <msub>
                    <mi>s</mi>
                    <mi>z</mi>
                  </msub>
                </mfrac>
              </mtd>
            </mtr>
          </mtable>
        </mrow>
        <mo fence="true" stretchy="true">]</mo>
      </mrow>
    </mrow>
    <annotation encoding="StarMath 5.0">[s] ~=~ [s_x] cdot [s_y] cdot [s_z] ~=~
left[ matrix { {s_y s_z} over s_x # 0 # 0 ## 0 # {s_x s_z} over s_y # 0 ## 0 # 0 # {s_x s_y} over s_z } right]
</annotation>
  </semantics>
</math>
</file>

<file path=Object 34/content.xml><?xml version="1.0" encoding="utf-8"?>
<math xmlns="http://www.w3.org/1998/Math/MathML" display="block">
  <semantics>
    <mrow>
      <mrow>
        <mrow>
          <mo stretchy="false">∇</mo>
          <mo stretchy="false">×</mo>
          <mover accent="true">
            <mi>E</mi>
            <mo stretchy="false">⃗</mo>
          </mover>
        </mrow>
        <mo stretchy="false">=</mo>
        <msub>
          <mi>k</mi>
          <mn>0</mn>
        </msub>
      </mrow>
      <mrow>
        <mo fence="true" stretchy="false">[</mo>
        <mrow>
          <msub>
            <mi mathvariant="normal">μ</mi>
            <mi>r</mi>
          </msub>
        </mrow>
        <mo fence="true" stretchy="false">]</mo>
      </mrow>
      <mrow>
        <mo fence="true" stretchy="false">[</mo>
        <mrow>
          <mi>s</mi>
        </mrow>
        <mo fence="true" stretchy="false">]</mo>
      </mrow>
      <mover accent="true">
        <mover accent="true">
          <mi>H</mi>
          <mo stretchy="false">~</mo>
        </mover>
        <mo stretchy="false">⃗</mo>
      </mover>
      <mspace width="6em"/>
      <mrow>
        <mrow>
          <mo stretchy="false">∇</mo>
          <mo stretchy="false">×</mo>
          <mover accent="true">
            <mover accent="true">
              <mi>H</mi>
              <mo stretchy="false">~</mo>
            </mover>
            <mo stretchy="false">⃗</mo>
          </mover>
        </mrow>
        <mo stretchy="false">=</mo>
        <msub>
          <mi>k</mi>
          <mn>0</mn>
        </msub>
      </mrow>
      <mrow>
        <mo fence="true" stretchy="false">[</mo>
        <mrow>
          <msub>
            <mi mathvariant="normal">ε</mi>
            <mi>r</mi>
          </msub>
        </mrow>
        <mo fence="true" stretchy="false">]</mo>
      </mrow>
      <mrow>
        <mo fence="true" stretchy="false">[</mo>
        <mrow>
          <mi>s</mi>
        </mrow>
        <mo fence="true" stretchy="false">]</mo>
      </mrow>
      <mover accent="true">
        <mi>E</mi>
        <mo stretchy="false">⃗</mo>
      </mover>
    </mrow>
    <annotation encoding="StarMath 5.0">nabla times vec E = k_0 [ %imu_r ] [ s ] vec tilde H
~~~
nabla times vec tilde H = k_0 [ %ivarepsilon_r ] [ s ] vec E
</annotation>
  </semantics>
</math>
</file>

<file path=Object 35/content.xml><?xml version="1.0" encoding="utf-8"?>
<math xmlns="http://www.w3.org/1998/Math/MathML" display="block">
  <semantics>
    <mrow>
      <msup>
        <mrow>
          <mo fence="true" stretchy="false">[</mo>
          <mrow>
            <mi>s</mi>
          </mrow>
          <mo fence="true" stretchy="false">]</mo>
        </mrow>
        <mrow>
          <mo stretchy="false">−</mo>
          <mn>1</mn>
        </mrow>
      </msup>
      <mrow>
        <mrow>
          <mo stretchy="false">∇</mo>
          <mo stretchy="false">×</mo>
          <mover accent="true">
            <mi>E</mi>
            <mo stretchy="false">⃗</mo>
          </mover>
        </mrow>
        <mo stretchy="false">=</mo>
        <msub>
          <mi>k</mi>
          <mn>0</mn>
        </msub>
      </mrow>
      <mrow>
        <mo fence="true" stretchy="false">[</mo>
        <mrow>
          <msub>
            <mi mathvariant="normal">μ</mi>
            <mi>r</mi>
          </msub>
        </mrow>
        <mo fence="true" stretchy="false">]</mo>
      </mrow>
      <mover accent="true">
        <mover accent="true">
          <mi>H</mi>
          <mo stretchy="false">~</mo>
        </mover>
        <mo stretchy="false">⃗</mo>
      </mover>
      <mspace width="6em"/>
      <msup>
        <mrow>
          <mo fence="true" stretchy="false">[</mo>
          <mrow>
            <mi>s</mi>
          </mrow>
          <mo fence="true" stretchy="false">]</mo>
        </mrow>
        <mrow>
          <mo stretchy="false">−</mo>
          <mn>1</mn>
        </mrow>
      </msup>
      <mrow>
        <mrow>
          <mo stretchy="false">∇</mo>
          <mo stretchy="false">×</mo>
          <mover accent="true">
            <mover accent="true">
              <mi>H</mi>
              <mo stretchy="false">~</mo>
            </mover>
            <mo stretchy="false">⃗</mo>
          </mover>
        </mrow>
        <mo stretchy="false">=</mo>
        <msub>
          <mi>k</mi>
          <mn>0</mn>
        </msub>
      </mrow>
      <mrow>
        <mo fence="true" stretchy="false">[</mo>
        <mrow>
          <msub>
            <mi mathvariant="normal">ε</mi>
            <mi>r</mi>
          </msub>
        </mrow>
        <mo fence="true" stretchy="false">]</mo>
      </mrow>
      <mover accent="true">
        <mi>E</mi>
        <mo stretchy="false">⃗</mo>
      </mover>
    </mrow>
    <annotation encoding="StarMath 5.0">[ s ]^-1 nabla times vec E = k_0 [ %imu_r ] vec tilde H
~~~
[ s ]^-1 nabla times vec tilde H = k_0 [ %ivarepsilon_r ] vec E
</annotation>
  </semantics>
</math>
</file>

<file path=Object 36/content.xml><?xml version="1.0" encoding="utf-8"?>
<math xmlns="http://www.w3.org/1998/Math/MathML" display="block">
  <semantics>
    <mtable>
      <mtr>
        <mtd>
          <mrow>
            <msup>
              <mrow>
                <mo fence="true" stretchy="false">[</mo>
                <mrow>
                  <mi>s</mi>
                </mrow>
                <mo fence="true" stretchy="false">]</mo>
              </mrow>
              <mrow>
                <mo stretchy="false">−</mo>
                <mn>1</mn>
              </mrow>
            </msup>
            <mrow>
              <mrow>
                <mo stretchy="false">∇</mo>
                <mo stretchy="false">×</mo>
                <mspace width="2em"/>
              </mrow>
              <mo stretchy="false">=</mo>
              <mspace width="2em"/>
            </mrow>
            <mrow>
              <mo fence="true" stretchy="true">[</mo>
              <mrow>
                <mtable>
                  <mtr>
                    <mtd>
                      <mrow>
                        <msubsup>
                          <mi>s</mi>
                          <mi>z</mi>
                          <mrow>
                            <mo stretchy="false">−</mo>
                            <mn>1</mn>
                          </mrow>
                        </msubsup>
                        <msubsup>
                          <mi>s</mi>
                          <mi>y</mi>
                          <mrow>
                            <mo stretchy="false">−</mo>
                            <mn>1</mn>
                          </mrow>
                        </msubsup>
                        <msub>
                          <mi>s</mi>
                          <mi>x</mi>
                        </msub>
                      </mrow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row>
                        <msubsup>
                          <mi>s</mi>
                          <mi>z</mi>
                          <mrow>
                            <mo stretchy="false">−</mo>
                            <mn>1</mn>
                          </mrow>
                        </msubsup>
                        <msub>
                          <mi>s</mi>
                          <mi>y</mi>
                        </msub>
                        <msubsup>
                          <mi>s</mi>
                          <mi>x</mi>
                          <mrow>
                            <mo stretchy="false">−</mo>
                            <mn>1</mn>
                          </mrow>
                        </msubsup>
                      </mrow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row>
                        <msub>
                          <mi>s</mi>
                          <mi>z</mi>
                        </msub>
                        <msubsup>
                          <mi>s</mi>
                          <mi>y</mi>
                          <mrow>
                            <mo stretchy="false">−</mo>
                            <mn>1</mn>
                          </mrow>
                        </msubsup>
                        <msubsup>
                          <mi>s</mi>
                          <mi>x</mi>
                          <mrow>
                            <mo stretchy="false">−</mo>
                            <mn>1</mn>
                          </mrow>
                        </msubsup>
                      </mrow>
                    </mtd>
                  </mtr>
                </mtable>
              </mrow>
              <mo fence="true" stretchy="true">]</mo>
            </mrow>
            <mrow>
              <mo fence="true" stretchy="true">[</mo>
              <mrow>
                <mtable>
                  <mtr>
                    <mtd>
                      <mn>0</mn>
                    </mtd>
                    <mtd>
                      <mrow>
                        <mo stretchy="false">−</mo>
                        <mfrac>
                          <mo stretchy="false">∂</mo>
                          <mrow>
                            <mo stretchy="false">∂</mo>
                            <mi>z</mi>
                          </mrow>
                        </mfrac>
                      </mrow>
                    </mtd>
                    <mtd>
                      <mfrac>
                        <mo stretchy="false">∂</mo>
                        <mrow>
                          <mo stretchy="false">∂</mo>
                          <mi>y</mi>
                        </mrow>
                      </mfrac>
                    </mtd>
                  </mtr>
                  <mtr>
                    <mtd>
                      <mfrac>
                        <mo stretchy="false">∂</mo>
                        <mrow>
                          <mo stretchy="false">∂</mo>
                          <mi>z</mi>
                        </mrow>
                      </mfrac>
                    </mtd>
                    <mtd>
                      <mn>0</mn>
                    </mtd>
                    <mtd>
                      <mrow>
                        <mo stretchy="false">−</mo>
                        <mfrac>
                          <mo stretchy="false">∂</mo>
                          <mrow>
                            <mo stretchy="false">∂</mo>
                            <mi>x</mi>
                          </mrow>
                        </mfrac>
                      </mrow>
                    </mtd>
                  </mtr>
                  <mtr>
                    <mtd>
                      <mrow>
                        <mo stretchy="false">−</mo>
                        <mfrac>
                          <mo stretchy="false">∂</mo>
                          <mrow>
                            <mo stretchy="false">∂</mo>
                            <mi>y</mi>
                          </mrow>
                        </mfrac>
                      </mrow>
                    </mtd>
                    <mtd>
                      <mfrac>
                        <mo stretchy="false">∂</mo>
                        <mrow>
                          <mo stretchy="false">∂</mo>
                          <mi>x</mi>
                        </mrow>
                      </mfrac>
                    </mtd>
                    <mtd>
                      <mn>0</mn>
                    </mtd>
                  </mtr>
                </mtable>
              </mrow>
              <mo fence="true" stretchy="true">]</mo>
            </mrow>
          </mrow>
        </mtd>
      </mtr>
      <mtr>
        <mtd>
          <mrow>
            <mphantom>
              <mrow>
                <mo fence="true" stretchy="false">[</mo>
                <mrow>
                  <mi>s</mi>
                </mrow>
                <mo fence="true" stretchy="false">]</mo>
              </mrow>
            </mphantom>
            <mrow>
              <mspace width="2em"/>
              <mo stretchy="false">=</mo>
              <mspace width="2em"/>
            </mrow>
            <mrow>
              <mo fence="true" stretchy="true">[</mo>
              <mrow>
                <mtable>
                  <mtr>
                    <mtd>
                      <mn>0</mn>
                    </mtd>
                    <mtd>
                      <mrow>
                        <mrow>
                          <mo stretchy="false">−</mo>
                          <mfrac>
                            <msub>
                              <mi>s</mi>
                              <mi>x</mi>
                            </msub>
                            <msub>
                              <mi>s</mi>
                              <mi>y</mi>
                            </msub>
                          </mfrac>
                        </mrow>
                        <mrow>
                          <mo fence="true" stretchy="true">(</mo>
                          <mrow>
                            <mrow>
                              <mfrac>
                                <mn>1</mn>
                                <msub>
                                  <mi>s</mi>
                                  <mi>z</mi>
                                </msub>
                              </mfrac>
                              <mfrac>
                                <mo stretchy="false">∂</mo>
                                <mrow>
                                  <mo stretchy="false">∂</mo>
                                  <mi>z</mi>
                                </mrow>
                              </mfrac>
                            </mrow>
                          </mrow>
                          <mo fence="true" stretchy="true">)</mo>
                        </mrow>
                      </mrow>
                    </mtd>
                    <mtd>
                      <mrow>
                        <mfrac>
                          <msub>
                            <mi>s</mi>
                            <mi>x</mi>
                          </msub>
                          <msub>
                            <mi>s</mi>
                            <mi>z</mi>
                          </msub>
                        </mfrac>
                        <mrow>
                          <mo fence="true" stretchy="true">(</mo>
                          <mrow>
                            <mrow>
                              <mfrac>
                                <mn>1</mn>
                                <msub>
                                  <mi>s</mi>
                                  <mi>y</mi>
                                </msub>
                              </mfrac>
                              <mfrac>
                                <mo stretchy="false">∂</mo>
                                <mrow>
                                  <mo stretchy="false">∂</mo>
                                  <mi>y</mi>
                                </mrow>
                              </mfrac>
                            </mrow>
                          </mrow>
                          <mo fence="true" stretchy="true">)</mo>
                        </mrow>
                      </mrow>
                    </mtd>
                  </mtr>
                  <mtr>
                    <mtd>
                      <mrow>
                        <mfrac>
                          <msub>
                            <mi>s</mi>
                            <mi>y</mi>
                          </msub>
                          <msub>
                            <mi>s</mi>
                            <mi>x</mi>
                          </msub>
                        </mfrac>
                        <mrow>
                          <mo fence="true" stretchy="true">(</mo>
                          <mrow>
                            <mrow>
                              <mfrac>
                                <mn>1</mn>
                                <msub>
                                  <mi>s</mi>
                                  <mi>z</mi>
                                </msub>
                              </mfrac>
                              <mfrac>
                                <mo stretchy="false">∂</mo>
                                <mrow>
                                  <mo stretchy="false">∂</mo>
                                  <mi>z</mi>
                                </mrow>
                              </mfrac>
                            </mrow>
                          </mrow>
                          <mo fence="true" stretchy="true">)</mo>
                        </mrow>
                      </mrow>
                    </mtd>
                    <mtd>
                      <mn>0</mn>
                    </mtd>
                    <mtd>
                      <mrow>
                        <mrow>
                          <mo stretchy="false">−</mo>
                          <mfrac>
                            <msub>
                              <mi>s</mi>
                              <mi>y</mi>
                            </msub>
                            <msub>
                              <mi>s</mi>
                              <mi>z</mi>
                            </msub>
                          </mfrac>
                        </mrow>
                        <mrow>
                          <mo fence="true" stretchy="true">(</mo>
                          <mrow>
                            <mrow>
                              <mfrac>
                                <mn>1</mn>
                                <msub>
                                  <mi>s</mi>
                                  <mi>x</mi>
                                </msub>
                              </mfrac>
                              <mfrac>
                                <mo stretchy="false">∂</mo>
                                <mrow>
                                  <mo stretchy="false">∂</mo>
                                  <mi>x</mi>
                                </mrow>
                              </mfrac>
                            </mrow>
                          </mrow>
                          <mo fence="true" stretchy="true">)</mo>
                        </mrow>
                      </mrow>
                    </mtd>
                  </mtr>
                  <mtr>
                    <mtd>
                      <mrow>
                        <mrow>
                          <mo stretchy="false">−</mo>
                          <mfrac>
                            <msub>
                              <mi>s</mi>
                              <mi>z</mi>
                            </msub>
                            <msub>
                              <mi>s</mi>
                              <mi>x</mi>
                            </msub>
                          </mfrac>
                        </mrow>
                        <mrow>
                          <mo fence="true" stretchy="true">(</mo>
                          <mrow>
                            <mrow>
                              <mfrac>
                                <mn>1</mn>
                                <msub>
                                  <mi>s</mi>
                                  <mi>y</mi>
                                </msub>
                              </mfrac>
                              <mfrac>
                                <mo stretchy="false">∂</mo>
                                <mrow>
                                  <mo stretchy="false">∂</mo>
                                  <mi>y</mi>
                                </mrow>
                              </mfrac>
                            </mrow>
                          </mrow>
                          <mo fence="true" stretchy="true">)</mo>
                        </mrow>
                      </mrow>
                    </mtd>
                    <mtd>
                      <mrow>
                        <mfrac>
                          <msub>
                            <mi>s</mi>
                            <mi>z</mi>
                          </msub>
                          <msub>
                            <mi>s</mi>
                            <mi>y</mi>
                          </msub>
                        </mfrac>
                        <mrow>
                          <mo fence="true" stretchy="true">(</mo>
                          <mrow>
                            <mrow>
                              <mfrac>
                                <mn>1</mn>
                                <msub>
                                  <mi>s</mi>
                                  <mi>x</mi>
                                </msub>
                              </mfrac>
                              <mfrac>
                                <mo stretchy="false">∂</mo>
                                <mrow>
                                  <mo stretchy="false">∂</mo>
                                  <mi>x</mi>
                                </mrow>
                              </mfrac>
                            </mrow>
                          </mrow>
                          <mo fence="true" stretchy="true">)</mo>
                        </mrow>
                      </mrow>
                    </mtd>
                    <mtd>
                      <mn>0</mn>
                    </mtd>
                  </mtr>
                </mtable>
              </mrow>
              <mo fence="true" stretchy="true">]</mo>
            </mrow>
          </mrow>
        </mtd>
      </mtr>
    </mtable>
    <annotation encoding="StarMath 5.0">[s]^-1 nabla times ~=~ left[ matrix { s_z^-1 s_y^-1 s_x # 0 # 0 ## 0 # s_z^-1 s_y s_x^-1 # 0 ## 0 # 0 # s_z s_y^-1 s_x^-1 } right]
left[ matrix {0 # -{partial over {partial z}} # {partial over nospace{partial y}} ## {partial over {partial z}} # 0 # -{partial over {partial x}} ## -{partial over nospace{partial y}} # {partial over {partial x}} # 0} right]
newline
phantom {[s]} ~=~
left[ matrix {0 # -{s_x over s_y} left( {1 over s_z} {partial over {partial z}} right) # {s_x over s_z} left( {1 over s_y} {partial over nospace{partial y}} right) ## {s_y over s_x} left( {1 over s_z} {partial over {partial z}} right) # 0 # -{s_y over s_z} left( {1 over s_x} {partial over {partial x}} right) ## -{s_z over s_x} left( {1 over s_y} {partial over nospace{partial y}} right) # {s_z over s_y} left( {1 over s_x} {partial over {partial x}} right) # 0} right]
</annotation>
  </semantics>
</math>
</file>

<file path=Object 37/content.xml><?xml version="1.0" encoding="utf-8"?>
<math xmlns="http://www.w3.org/1998/Math/MathML" display="block">
  <semantics>
    <mrow>
      <mstyle mathsize="10.5pt">
        <mtext>Factors</mtext>
      </mstyle>
      <msub>
        <mi>s</mi>
        <mi>x</mi>
      </msub>
      <mi>,</mi>
      <msub>
        <mi>s</mi>
        <mi>y</mi>
      </msub>
      <mi>,</mi>
      <mstyle mathsize="10.5pt">
        <mtext>and</mtext>
      </mstyle>
      <msub>
        <mi>s</mi>
        <mi>z</mi>
      </msub>
      <mstyle mathsize="10.5pt">
        <mtext>are effectively stretching the coordinates into a complex space.</mtext>
      </mstyle>
    </mrow>
    <annotation encoding="StarMath 5.0">size 10.5 "Factors" s_x, s_y, size 10.5 "and" s_z size 10.5 "are effectively stretching the coordinates into a complex space."</annotation>
  </semantics>
</math>
</file>

<file path=Object 38/content.xml><?xml version="1.0" encoding="utf-8"?>
<math xmlns="http://www.w3.org/1998/Math/MathML" display="block">
  <semantics>
    <mrow>
      <mrow>
        <mrow>
          <msub>
            <mo stretchy="false">∇</mo>
            <mi>s</mi>
          </msub>
          <mo stretchy="false">×</mo>
          <mspace width="2em"/>
        </mrow>
        <mo stretchy="false">=</mo>
        <mspace width="2em"/>
      </mrow>
      <mrow>
        <mo fence="true" stretchy="true">[</mo>
        <mrow>
          <mtable>
            <mtr>
              <mtd>
                <mn>0</mn>
              </mtd>
              <mtd>
                <mrow>
                  <mrow>
                    <mo stretchy="false">−</mo>
                    <mfrac>
                      <mn>1</mn>
                      <msub>
                        <mi>s</mi>
                        <mi>z</mi>
                      </msub>
                    </mfrac>
                  </mrow>
                  <mfrac>
                    <mo stretchy="false">∂</mo>
                    <mrow>
                      <mo stretchy="false">∂</mo>
                      <mi>z</mi>
                    </mrow>
                  </mfrac>
                </mrow>
              </mtd>
              <mtd>
                <mrow>
                  <mfrac>
                    <mn>1</mn>
                    <msub>
                      <mi>s</mi>
                      <mi>y</mi>
                    </msub>
                  </mfrac>
                  <mfrac>
                    <mo stretchy="false">∂</mo>
                    <mrow>
                      <mo stretchy="false">∂</mo>
                      <mi>y</mi>
                    </mrow>
                  </mfrac>
                </mrow>
              </mtd>
            </mtr>
            <mtr>
              <mtd>
                <mrow>
                  <mfrac>
                    <mn>1</mn>
                    <msub>
                      <mi>s</mi>
                      <mi>z</mi>
                    </msub>
                  </mfrac>
                  <mfrac>
                    <mo stretchy="false">∂</mo>
                    <mrow>
                      <mo stretchy="false">∂</mo>
                      <mi>z</mi>
                    </mrow>
                  </mfrac>
                </mrow>
              </mtd>
              <mtd>
                <mn>0</mn>
              </mtd>
              <mtd>
                <mrow>
                  <mrow>
                    <mo stretchy="false">−</mo>
                    <mfrac>
                      <mn>1</mn>
                      <msub>
                        <mi>s</mi>
                        <mi>x</mi>
                      </msub>
                    </mfrac>
                  </mrow>
                  <mfrac>
                    <mo stretchy="false">∂</mo>
                    <mrow>
                      <mo stretchy="false">∂</mo>
                      <mi>x</mi>
                    </mrow>
                  </mfrac>
                </mrow>
              </mtd>
            </mtr>
            <mtr>
              <mtd>
                <mrow>
                  <mrow>
                    <mo stretchy="false">−</mo>
                    <mfrac>
                      <mn>1</mn>
                      <msub>
                        <mi>s</mi>
                        <mi>y</mi>
                      </msub>
                    </mfrac>
                  </mrow>
                  <mfrac>
                    <mo stretchy="false">∂</mo>
                    <mrow>
                      <mo stretchy="false">∂</mo>
                      <mi>y</mi>
                    </mrow>
                  </mfrac>
                </mrow>
              </mtd>
              <mtd>
                <mrow>
                  <mfrac>
                    <mn>1</mn>
                    <msub>
                      <mi>s</mi>
                      <mi>x</mi>
                    </msub>
                  </mfrac>
                  <mfrac>
                    <mo stretchy="false">∂</mo>
                    <mrow>
                      <mo stretchy="false">∂</mo>
                      <mi>x</mi>
                    </mrow>
                  </mfrac>
                </mrow>
              </mtd>
              <mtd>
                <mn>0</mn>
              </mtd>
            </mtr>
          </mtable>
        </mrow>
        <mo fence="true" stretchy="true">]</mo>
      </mrow>
    </mrow>
    <annotation encoding="StarMath 5.0">nabla _s times ~=~ left[ matrix {0 # -{1 over s_z} {partial over {partial z}} # {1 over s_y} {partial over nospace{partial y}} ## {1 over s_z} {partial over {partial z}} # 0 # -{1 over s_x} {partial over {partial x}} ## -{1 over s_y} {partial over nospace{partial y}} # {1 over s_x} {partial over {partial x}} # 0} right]
</annotation>
  </semantics>
</math>
</file>

<file path=Object 39/content.xml><?xml version="1.0" encoding="utf-8"?>
<math xmlns="http://www.w3.org/1998/Math/MathML" display="block">
  <semantics>
    <mtable>
      <mtr>
        <mtd>
          <mrow>
            <msub>
              <mi>s</mi>
              <mi>i</mi>
            </msub>
            <mrow>
              <mo fence="true" stretchy="false">(</mo>
              <mrow>
                <mi>i</mi>
              </mrow>
              <mo fence="true" stretchy="false">)</mo>
            </mrow>
            <mrow>
              <mspace width="2em"/>
              <mo stretchy="false">=</mo>
              <mspace width="2em"/>
            </mrow>
            <mrow>
              <mn>1</mn>
              <mo stretchy="false">+</mo>
              <mfrac>
                <mrow>
                  <mi mathvariant="normal">σ</mi>
                  <msub>
                    <mi>'</mi>
                    <mi>i</mi>
                  </msub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row>
                <mrow>
                  <mi>j</mi>
                  <mi mathvariant="normal">ω</mi>
                  <msub>
                    <mi mathvariant="normal">ε</mi>
                    <mn>0</mn>
                  </msub>
                </mrow>
              </mfrac>
            </mrow>
            <mspace width="6em"/>
            <mi mathvariant="normal">σ</mi>
            <msub>
              <mi>'</mi>
              <mi>i</mi>
            </msub>
            <mrow>
              <mrow>
                <mo fence="true" stretchy="false">(</mo>
                <mrow>
                  <mi>i</mi>
                </mrow>
                <mo fence="true" stretchy="false">)</mo>
              </mrow>
              <mo stretchy="false">=</mo>
              <mfrac>
                <msub>
                  <mi mathvariant="normal">ε</mi>
                  <mn>0</mn>
                </msub>
                <mrow>
                  <mn>2</mn>
                  <mi mathvariant="normal">Δ</mi>
                  <mi>t</mi>
                </mrow>
              </mfrac>
            </mrow>
            <msup>
              <mrow>
                <mo fence="true" stretchy="true">(</mo>
                <mrow>
                  <mfrac>
                    <mi>i</mi>
                    <msub>
                      <mi>L</mi>
                      <mi>i</mi>
                    </msub>
                  </mfrac>
                </mrow>
                <mo fence="true" stretchy="true">)</mo>
              </mrow>
              <mn>3</mn>
            </msup>
          </mrow>
        </mtd>
      </mtr>
      <mtr>
        <mtd>
          <mstyle mathsize="10.5pt">
            <mrow>
              <mtext>where </mtext>
              <mrow>
                <mi>i</mi>
                <mo stretchy="false">=</mo>
                <mi>x</mi>
              </mrow>
              <mi>,</mi>
              <mi>y</mi>
              <mi>,</mi>
              <mi>z</mi>
              <mtext>, and </mtext>
              <mrow>
                <msub>
                  <mi>L</mi>
                  <mi>i</mi>
                </msub>
                <mo stretchy="false">=</mo>
                <mtext>length of the PML in the i direction.</mtext>
              </mrow>
            </mrow>
          </mstyle>
        </mtd>
      </mtr>
    </mtable>
    <annotation encoding="StarMath 5.0">s_i(i) ~=~ 1+{ {%isigma'_i(i)} over {j%iomega %ivarepsilon_0} }
~~~
%isigma'_i(i) = %ivarepsilon_0 over {2 %iDELTA t} left( i over L_i right)^3
newline
size 10.5 {"where " i = x,y,z ", and " L_i = "length of the PML in the i direction."}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a</mi>
      </mrow>
      <msup>
        <mi>e</mi>
        <mrow>
          <mo stretchy="false">−</mo>
          <mrow>
            <msup>
              <mrow>
                <mo fence="true" stretchy="false">(</mo>
                <mrow>
                  <mrow>
                    <mi>x</mi>
                    <mo stretchy="false">−</mo>
                    <mi>b</mi>
                  </mrow>
                </mrow>
                <mo fence="true" stretchy="false">)</mo>
              </mrow>
              <mn>2</mn>
            </msup>
            <mo stretchy="false">/</mo>
            <mrow>
              <mo fence="true" stretchy="false">(</mo>
              <mrow>
                <mrow>
                  <mn>2</mn>
                  <msup>
                    <mi>c</mi>
                    <mn>2</mn>
                  </msup>
                </mrow>
              </mrow>
              <mo fence="true" stretchy="false">)</mo>
            </mrow>
          </mrow>
        </mrow>
      </msup>
    </mrow>
    <annotation encoding="StarMath 5.0">f(x) = a e^-{ (x-b)^2 / (2 c^2)}</annotation>
  </semantics>
</math>
</file>

<file path=Object 40/content.xml><?xml version="1.0" encoding="utf-8"?>
<math xmlns="http://www.w3.org/1998/Math/MathML" display="block">
  <semantics>
    <mtable>
      <mtr>
        <mtd columnalign="left">
          <mrow>
            <mrow>
              <mo stretchy="false">∇</mo>
              <mo stretchy="false">×</mo>
              <mover accent="true">
                <mi>E</mi>
                <mo stretchy="false">⃗</mo>
              </mover>
            </mrow>
            <mrow>
              <mo fence="true" stretchy="false">(</mo>
              <mrow>
                <mi mathvariant="normal">ω</mi>
              </mrow>
              <mo fence="true" stretchy="false">)</mo>
            </mrow>
            <mrow>
              <mspace width="2em"/>
              <mo stretchy="false">=</mo>
              <mrow>
                <mspace width="2em"/>
                <mo stretchy="false">−</mo>
                <mi>j</mi>
              </mrow>
            </mrow>
            <mi mathvariant="normal">ω</mi>
            <msub>
              <mi mathvariant="normal">μ</mi>
              <mn>0</mn>
            </msub>
            <mrow>
              <mo fence="true" stretchy="false">[</mo>
              <mrow>
                <msub>
                  <mi mathvariant="normal">μ</mi>
                  <mi>r</mi>
                </msub>
              </mrow>
              <mo fence="true" stretchy="false">]</mo>
            </mrow>
            <mstyle color="blue">
              <mrow>
                <mo fence="true" stretchy="false">[</mo>
                <mrow>
                  <mi>s</mi>
                </mrow>
                <mo fence="true" stretchy="false">]</mo>
              </mrow>
            </mstyle>
            <mover accent="true">
              <mi>H</mi>
              <mo stretchy="false">⃗</mo>
            </mover>
            <mrow>
              <mo fence="true" stretchy="false">(</mo>
              <mrow>
                <mi mathvariant="normal">ω</mi>
              </mrow>
              <mo fence="true" stretchy="false">)</mo>
            </mrow>
          </mrow>
        </mtd>
      </mtr>
      <mtr>
        <mtd>
          <mrow>
            <mrow>
              <mo stretchy="false">∇</mo>
              <mo stretchy="false">×</mo>
              <mover accent="true">
                <mi>H</mi>
                <mo stretchy="false">⃗</mo>
              </mover>
            </mrow>
            <mrow>
              <mo fence="true" stretchy="false">(</mo>
              <mrow>
                <mi mathvariant="normal">ω</mi>
              </mrow>
              <mo fence="true" stretchy="false">)</mo>
            </mrow>
            <mrow>
              <mspace width="2em"/>
              <mo stretchy="false">=</mo>
              <mspace width="2em"/>
            </mrow>
            <mi mathvariant="normal">σ</mi>
            <mover accent="true">
              <mi>E</mi>
              <mo stretchy="false">⃗</mo>
            </mover>
            <mrow>
              <mrow>
                <mo fence="true" stretchy="false">(</mo>
                <mrow>
                  <mi mathvariant="normal">ω</mi>
                </mrow>
                <mo fence="true" stretchy="false">)</mo>
              </mrow>
              <mo stretchy="false">+</mo>
              <mi>j</mi>
            </mrow>
            <mi mathvariant="normal">ω</mi>
            <mstyle color="blue">
              <mrow>
                <mo fence="true" stretchy="false">[</mo>
                <mrow>
                  <mi>s</mi>
                </mrow>
                <mo fence="true" stretchy="false">]</mo>
              </mrow>
            </mstyle>
            <mover accent="true">
              <mi>D</mi>
              <mo stretchy="false">⃗</mo>
            </mover>
            <mrow>
              <mo fence="true" stretchy="false">(</mo>
              <mrow>
                <mi mathvariant="normal">ω</mi>
              </mrow>
              <mo fence="true" stretchy="false">)</mo>
            </mrow>
            <mspace width="6em"/>
            <mover accent="true">
              <mi>D</mi>
              <mo stretchy="false">⃗</mo>
            </mover>
            <mrow>
              <mo fence="true" stretchy="false">(</mo>
              <mrow>
                <mi mathvariant="normal">ω</mi>
              </mrow>
              <mo fence="true" stretchy="false">)</mo>
            </mrow>
            <mrow>
              <mspace width="2em"/>
              <mo stretchy="false">=</mo>
              <mspace width="2em"/>
            </mrow>
            <msub>
              <mi mathvariant="normal">ε</mi>
              <mn>0</mn>
            </msub>
            <mrow>
              <mo fence="true" stretchy="false">[</mo>
              <mrow>
                <msub>
                  <mi mathvariant="normal">ε</mi>
                  <mi>r</mi>
                </msub>
              </mrow>
              <mo fence="true" stretchy="false">]</mo>
            </mrow>
            <mover accent="true">
              <mi>E</mi>
              <mo stretchy="false">⃗</mo>
            </mover>
            <mrow>
              <mo fence="true" stretchy="false">(</mo>
              <mrow>
                <mi mathvariant="normal">ω</mi>
              </mrow>
              <mo fence="true" stretchy="false">)</mo>
            </mrow>
          </mrow>
        </mtd>
      </mtr>
    </mtable>
    <annotation encoding="StarMath 5.0">alignl nabla times vec E(%iomega) ~=~ -j %iomega %imu_0 [%imu_r] color blue {[s]} vec H(%iomega)
newline
nabla times vec H(%iomega) ~=~ %isigma vec E(%iomega) + j %iomega color blue {[s]} vec D(%iomega)
~~~ 
vec D(%iomega) ~=~ %ivarepsilon_0 [ %ivarepsilon_r ] vec E(%iomega)</annotation>
  </semantics>
</math>
</file>

<file path=Object 41/content.xml><?xml version="1.0" encoding="utf-8"?>
<math xmlns="http://www.w3.org/1998/Math/MathML" display="block">
  <semantics>
    <mrow>
      <mrow>
        <mover accent="true">
          <mover accent="true">
            <mi>E</mi>
            <mo stretchy="false">~</mo>
          </mover>
          <mo stretchy="false">⃗</mo>
        </mover>
        <mo stretchy="false">=</mo>
        <msqrt>
          <mfrac>
            <msub>
              <mi mathvariant="normal">ε</mi>
              <mn>0</mn>
            </msub>
            <msub>
              <mi mathvariant="normal">μ</mi>
              <mn>0</mn>
            </msub>
          </mfrac>
        </msqrt>
      </mrow>
      <mrow>
        <mover accent="true">
          <mi>E</mi>
          <mo stretchy="false">⃗</mo>
        </mover>
        <mo stretchy="false">=</mo>
        <mfrac>
          <mn>1</mn>
          <msub>
            <mi mathvariant="normal">η</mi>
            <mn>0</mn>
          </msub>
        </mfrac>
      </mrow>
      <mover accent="true">
        <mi>E</mi>
        <mo stretchy="false">⃗</mo>
      </mover>
      <mspace width="6em"/>
      <mrow>
        <mover accent="true">
          <mover accent="true">
            <mi>D</mi>
            <mo stretchy="false">~</mo>
          </mover>
          <mo stretchy="false">⃗</mo>
        </mover>
        <mo stretchy="false">=</mo>
        <mfrac>
          <mn>1</mn>
          <msqrt>
            <mrow>
              <msub>
                <mi mathvariant="normal">μ</mi>
                <mn>0</mn>
              </msub>
              <msub>
                <mi mathvariant="normal">ε</mi>
                <mn>0</mn>
              </msub>
            </mrow>
          </msqrt>
        </mfrac>
      </mrow>
      <mrow>
        <mover accent="true">
          <mi>E</mi>
          <mo stretchy="false">⃗</mo>
        </mover>
        <mo stretchy="false">=</mo>
        <msub>
          <mi>c</mi>
          <mn>0</mn>
        </msub>
      </mrow>
      <mover accent="true">
        <mi>E</mi>
        <mo stretchy="false">⃗</mo>
      </mover>
    </mrow>
    <annotation encoding="StarMath 5.0">vec tilde E = sqrt { %ivarepsilon_0 over %imu_0 } vec E = 1 over %ieta_0 vec E
~~~
vec tilde D = 1 over sqrt { %imu_0 %ivarepsilon_0 } vec E = c_0 vec E
</annotation>
  </semantics>
</math>
</file>

<file path=Object 42/content.xml><?xml version="1.0" encoding="utf-8"?>
<math xmlns="http://www.w3.org/1998/Math/MathML" display="block">
  <semantics>
    <mtable>
      <mtr>
        <mtd columnalign="left">
          <mrow>
            <mrow>
              <mo stretchy="false">∇</mo>
              <mo stretchy="false">×</mo>
              <mover accent="true">
                <mover accent="true">
                  <mi>E</mi>
                  <mo stretchy="false">~</mo>
                </mover>
                <mo stretchy="false">⃗</mo>
              </mover>
            </mrow>
            <mrow>
              <mo fence="true" stretchy="false">(</mo>
              <mrow>
                <mi mathvariant="normal">ω</mi>
              </mrow>
              <mo fence="true" stretchy="false">)</mo>
            </mrow>
            <mrow>
              <mspace width="2em"/>
              <mo stretchy="false">=</mo>
              <mspace width="2em"/>
            </mrow>
            <mrow>
              <mrow>
                <mo stretchy="false">−</mo>
                <mi>j</mi>
              </mrow>
              <mi mathvariant="normal">ω</mi>
              <mfrac>
                <mrow>
                  <mo fence="true" stretchy="false">[</mo>
                  <mrow>
                    <msub>
                      <mi mathvariant="normal">μ</mi>
                      <mi>r</mi>
                    </msub>
                  </mrow>
                  <mo fence="true" stretchy="false">]</mo>
                </mrow>
                <msub>
                  <mi>c</mi>
                  <mn>0</mn>
                </msub>
              </mfrac>
              <mrow>
                <mo fence="true" stretchy="false">[</mo>
                <mrow>
                  <mi>s</mi>
                </mrow>
                <mo fence="true" stretchy="false">]</mo>
              </mrow>
              <mover accent="true">
                <mi>H</mi>
                <mo stretchy="false">⃗</mo>
              </mover>
              <mrow>
                <mo fence="true" stretchy="false">(</mo>
                <mrow>
                  <mi mathvariant="normal">ω</mi>
                </mrow>
                <mo fence="true" stretchy="false">)</mo>
              </mrow>
            </mrow>
          </mrow>
        </mtd>
      </mtr>
      <mtr>
        <mtd>
          <mrow>
            <mrow>
              <mo stretchy="false">∇</mo>
              <mo stretchy="false">×</mo>
              <mover accent="true">
                <mi>H</mi>
                <mo stretchy="false">⃗</mo>
              </mover>
            </mrow>
            <mrow>
              <mo fence="true" stretchy="false">(</mo>
              <mrow>
                <mi mathvariant="normal">ω</mi>
              </mrow>
              <mo fence="true" stretchy="false">)</mo>
            </mrow>
            <mrow>
              <mspace width="2em"/>
              <mo stretchy="false">=</mo>
              <mspace width="2em"/>
            </mrow>
            <msub>
              <mi mathvariant="normal">η</mi>
              <mn>0</mn>
            </msub>
            <mi mathvariant="normal">σ</mi>
            <mover accent="true">
              <mover accent="true">
                <mi>E</mi>
                <mo stretchy="false">~</mo>
              </mover>
              <mo stretchy="false">⃗</mo>
            </mover>
            <mrow>
              <mrow>
                <mo fence="true" stretchy="false">(</mo>
                <mrow>
                  <mi mathvariant="normal">ω</mi>
                </mrow>
                <mo fence="true" stretchy="false">)</mo>
              </mrow>
              <mo stretchy="false">+</mo>
              <mfrac>
                <mrow>
                  <mi>j</mi>
                  <mi mathvariant="normal">ω</mi>
                </mrow>
                <msub>
                  <mi>c</mi>
                  <mn>0</mn>
                </msub>
              </mfrac>
            </mrow>
            <mrow>
              <mo fence="true" stretchy="false">[</mo>
              <mrow>
                <mi>s</mi>
              </mrow>
              <mo fence="true" stretchy="false">]</mo>
            </mrow>
            <mover accent="true">
              <mover accent="true">
                <mi>D</mi>
                <mo stretchy="false">~</mo>
              </mover>
              <mo stretchy="false">⃗</mo>
            </mover>
            <mrow>
              <mo fence="true" stretchy="false">(</mo>
              <mrow>
                <mi mathvariant="normal">ω</mi>
              </mrow>
              <mo fence="true" stretchy="false">)</mo>
            </mrow>
            <mspace width="6em"/>
            <mover accent="true">
              <mover accent="true">
                <mi>D</mi>
                <mo stretchy="false">~</mo>
              </mover>
              <mo stretchy="false">⃗</mo>
            </mover>
            <mrow>
              <mo fence="true" stretchy="false">(</mo>
              <mrow>
                <mi mathvariant="normal">ω</mi>
              </mrow>
              <mo fence="true" stretchy="false">)</mo>
            </mrow>
            <mrow>
              <mspace width="2em"/>
              <mo stretchy="false">=</mo>
              <mspace width="2em"/>
            </mrow>
            <mrow>
              <mo fence="true" stretchy="false">[</mo>
              <mrow>
                <msub>
                  <mi mathvariant="normal">ε</mi>
                  <mi>r</mi>
                </msub>
              </mrow>
              <mo fence="true" stretchy="false">]</mo>
            </mrow>
            <mover accent="true">
              <mover accent="true">
                <mi>E</mi>
                <mo stretchy="false">~</mo>
              </mover>
              <mo stretchy="false">⃗</mo>
            </mover>
            <mrow>
              <mo fence="true" stretchy="false">(</mo>
              <mrow>
                <mi mathvariant="normal">ω</mi>
              </mrow>
              <mo fence="true" stretchy="false">)</mo>
            </mrow>
          </mrow>
        </mtd>
      </mtr>
    </mtable>
    <annotation encoding="StarMath 5.0">alignl nabla times vec tilde E(%iomega) ~=~ {alignc -j %iomega [%imu_r] over c_0 [s] vec H(%iomega) }
newline
nabla times vec H(%iomega) ~=~ %ieta_0 %isigma vec tilde E(%iomega) + {j %iomega} over c_0 [s] vec tilde D(%iomega)
~~~ 
vec tilde D(%iomega) ~=~ [ %ivarepsilon_r ] vec tilde E(%iomega)</annotation>
  </semantics>
</math>
</file>

<file path=Object 43/content.xml><?xml version="1.0" encoding="utf-8"?>
<math xmlns="http://www.w3.org/1998/Math/MathML" display="block">
  <semantics>
    <mtable>
      <mtr>
        <mtd columnalign="left">
          <mrow>
            <mrow>
              <mo fence="true" stretchy="true">[</mo>
              <mrow>
                <mtable>
                  <mtr>
                    <mtd>
                      <mn>0</mn>
                    </mtd>
                    <mtd>
                      <mrow>
                        <mo stretchy="false">−</mo>
                        <mfrac>
                          <mo stretchy="false">∂</mo>
                          <mrow>
                            <mo stretchy="false">∂</mo>
                            <mi>z</mi>
                          </mrow>
                        </mfrac>
                      </mrow>
                    </mtd>
                    <mtd>
                      <mfrac>
                        <mo stretchy="false">∂</mo>
                        <mrow>
                          <mo stretchy="false">∂</mo>
                          <mi>y</mi>
                        </mrow>
                      </mfrac>
                    </mtd>
                  </mtr>
                  <mtr>
                    <mtd>
                      <mfrac>
                        <mo stretchy="false">∂</mo>
                        <mrow>
                          <mo stretchy="false">∂</mo>
                          <mi>z</mi>
                        </mrow>
                      </mfrac>
                    </mtd>
                    <mtd>
                      <mn>0</mn>
                    </mtd>
                    <mtd>
                      <mrow>
                        <mo stretchy="false">−</mo>
                        <mfrac>
                          <mo stretchy="false">∂</mo>
                          <mrow>
                            <mo stretchy="false">∂</mo>
                            <mi>x</mi>
                          </mrow>
                        </mfrac>
                      </mrow>
                    </mtd>
                  </mtr>
                  <mtr>
                    <mtd>
                      <mrow>
                        <mo stretchy="false">−</mo>
                        <mfrac>
                          <mo stretchy="false">∂</mo>
                          <mrow>
                            <mo stretchy="false">∂</mo>
                            <mi>y</mi>
                          </mrow>
                        </mfrac>
                      </mrow>
                    </mtd>
                    <mtd>
                      <mfrac>
                        <mo stretchy="false">∂</mo>
                        <mrow>
                          <mo stretchy="false">∂</mo>
                          <mi>x</mi>
                        </mrow>
                      </mfrac>
                    </mtd>
                    <mtd>
                      <mn>0</mn>
                    </mtd>
                  </mtr>
                </mtable>
              </mrow>
              <mo fence="true" stretchy="true">]</mo>
            </mrow>
            <mrow>
              <mrow>
                <mo fence="true" stretchy="true">[</mo>
                <mrow>
                  <mtable>
                    <mtr>
                      <mtd>
                        <mrow>
                          <mover accent="true">
                            <msub>
                              <mi>E</mi>
                              <mi>x</mi>
                            </msub>
                            <mo stretchy="false">~</mo>
                          </mover>
                          <mrow>
                            <mo fence="true" stretchy="false">(</mo>
                            <mrow>
                              <mi mathvariant="normal">ω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over accent="true">
                            <msub>
                              <mi>E</mi>
                              <mi>y</mi>
                            </msub>
                            <mo stretchy="false">~</mo>
                          </mover>
                          <mrow>
                            <mo fence="true" stretchy="false">(</mo>
                            <mrow>
                              <mi mathvariant="normal">ω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over accent="true">
                            <msub>
                              <mi>E</mi>
                              <mi>z</mi>
                            </msub>
                            <mo stretchy="false">~</mo>
                          </mover>
                          <mrow>
                            <mo fence="true" stretchy="false">(</mo>
                            <mrow>
                              <mi mathvariant="normal">ω</mi>
                            </mrow>
                            <mo fence="true" stretchy="false">)</mo>
                          </mrow>
                        </mrow>
                      </mtd>
                    </mtr>
                  </mtable>
                </mrow>
                <mo fence="true" stretchy="true">]</mo>
              </mrow>
              <mo stretchy="false">=</mo>
              <mrow>
                <mrow>
                  <mo stretchy="false">−</mo>
                  <mfrac>
                    <mrow>
                      <mi>j</mi>
                      <mi mathvariant="normal">ω</mi>
                    </mrow>
                    <msub>
                      <mi>c</mi>
                      <mn>0</mn>
                    </msub>
                  </mfrac>
                </mrow>
                <mrow>
                  <mo fence="true" stretchy="true">[</mo>
                  <mrow>
                    <mtable>
                      <mtr>
                        <mtd>
                          <msub>
                            <mi mathvariant="normal">μ</mi>
                            <mi mathvariant="italic">xx</mi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n>0</mn>
                        </mtd>
                        <mtd>
                          <msub>
                            <mi mathvariant="normal">μ</mi>
                            <mi mathvariant="italic">yy</mi>
                          </msub>
                        </mtd>
                        <mtd>
                          <mn>0</mn>
                        </mtd>
                      </mtr>
                      <mtr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 mathvariant="normal">μ</mi>
                            <mi mathvariant="italic">zz</mi>
                          </msub>
                        </mtd>
                      </mtr>
                    </mtable>
                  </mrow>
                  <mo fence="true" stretchy="true">]</mo>
                </mrow>
                <mstyle color="red"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s</mi>
                                <mi>x</mi>
                                <mrow>
                                  <mo stretchy="false">−</mo>
                                  <mn>1</mn>
                                </mrow>
                              </msubsup>
                              <msub>
                                <mi>s</mi>
                                <mi>y</mi>
                              </msub>
                              <msub>
                                <mi>s</mi>
                                <mi>z</mi>
                              </msub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sub>
                                <mi>s</mi>
                                <mi>x</mi>
                              </msub>
                              <msubsup>
                                <mi>s</mi>
                                <mi>y</mi>
                                <mrow>
                                  <mo stretchy="false">−</mo>
                                  <mn>1</mn>
                                </mrow>
                              </msubsup>
                              <msub>
                                <mi>s</mi>
                                <mi>z</mi>
                              </msub>
                            </mrow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n>0</mn>
                          </mtd>
                          <mtd>
                            <mrow>
                              <msub>
                                <mi>s</mi>
                                <mi>x</mi>
                              </msub>
                              <msub>
                                <mi>s</mi>
                                <mi>y</mi>
                              </msub>
                              <msubsup>
                                <mi>s</mi>
                                <mi>z</mi>
                                <mrow>
                                  <mo stretchy="false">−</mo>
                                  <mn>1</mn>
                                </mrow>
                              </msubsup>
                            </mrow>
                          </mtd>
                        </mtr>
                      </mtable>
                    </mrow>
                    <mo fence="true" stretchy="true">]</mo>
                  </mrow>
                </mstyle>
                <mrow>
                  <mo fence="true" stretchy="true">[</mo>
                  <mrow>
                    <mtable>
                      <mtr>
                        <mtd>
                          <mrow>
                            <msub>
                              <mi>H</mi>
                              <mi>x</mi>
                            </msub>
                            <mrow>
                              <mo fence="true" stretchy="false">(</mo>
                              <mrow>
                                <mi mathvariant="normal">ω</mi>
                              </mrow>
                              <mo fence="true" stretchy="false">)</mo>
                            </mrow>
                          </mrow>
                        </mtd>
                      </mtr>
                      <mtr>
                        <mtd>
                          <mrow>
                            <msub>
                              <mi>H</mi>
                              <mi>y</mi>
                            </msub>
                            <mrow>
                              <mo fence="true" stretchy="false">(</mo>
                              <mrow>
                                <mi mathvariant="normal">ω</mi>
                              </mrow>
                              <mo fence="true" stretchy="false">)</mo>
                            </mrow>
                          </mrow>
                        </mtd>
                      </mtr>
                      <mtr>
                        <mtd>
                          <mrow>
                            <msub>
                              <mi>H</mi>
                              <mi>z</mi>
                            </msub>
                            <mrow>
                              <mo fence="true" stretchy="false">(</mo>
                              <mrow>
                                <mi mathvariant="normal">ω</mi>
                              </mrow>
                              <mo fence="true" stretchy="false">)</mo>
                            </mrow>
                          </mrow>
                        </mtd>
                      </mtr>
                    </mtable>
                  </mrow>
                  <mo fence="true" stretchy="true">]</mo>
                </mrow>
              </mrow>
            </mrow>
          </mrow>
        </mtd>
      </mtr>
      <mtr>
        <mtd>
          <mrow>
            <mrow>
              <mo fence="true" stretchy="true">[</mo>
              <mrow>
                <mtable>
                  <mtr>
                    <mtd>
                      <mn>0</mn>
                    </mtd>
                    <mtd>
                      <mrow>
                        <mo stretchy="false">−</mo>
                        <mfrac>
                          <mo stretchy="false">∂</mo>
                          <mrow>
                            <mo stretchy="false">∂</mo>
                            <mi>z</mi>
                          </mrow>
                        </mfrac>
                      </mrow>
                    </mtd>
                    <mtd>
                      <mfrac>
                        <mo stretchy="false">∂</mo>
                        <mrow>
                          <mo stretchy="false">∂</mo>
                          <mi>y</mi>
                        </mrow>
                      </mfrac>
                    </mtd>
                  </mtr>
                  <mtr>
                    <mtd>
                      <mfrac>
                        <mo stretchy="false">∂</mo>
                        <mrow>
                          <mo stretchy="false">∂</mo>
                          <mi>z</mi>
                        </mrow>
                      </mfrac>
                    </mtd>
                    <mtd>
                      <mn>0</mn>
                    </mtd>
                    <mtd>
                      <mrow>
                        <mo stretchy="false">−</mo>
                        <mfrac>
                          <mo stretchy="false">∂</mo>
                          <mrow>
                            <mo stretchy="false">∂</mo>
                            <mi>x</mi>
                          </mrow>
                        </mfrac>
                      </mrow>
                    </mtd>
                  </mtr>
                  <mtr>
                    <mtd>
                      <mrow>
                        <mo stretchy="false">−</mo>
                        <mfrac>
                          <mo stretchy="false">∂</mo>
                          <mrow>
                            <mo stretchy="false">∂</mo>
                            <mi>y</mi>
                          </mrow>
                        </mfrac>
                      </mrow>
                    </mtd>
                    <mtd>
                      <mfrac>
                        <mo stretchy="false">∂</mo>
                        <mrow>
                          <mo stretchy="false">∂</mo>
                          <mi>x</mi>
                        </mrow>
                      </mfrac>
                    </mtd>
                    <mtd>
                      <mn>0</mn>
                    </mtd>
                  </mtr>
                </mtable>
              </mrow>
              <mo fence="true" stretchy="true">]</mo>
            </mrow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H</mi>
                            <mi>x</mi>
                          </msub>
                          <mrow>
                            <mo fence="true" stretchy="false">(</mo>
                            <mrow>
                              <mi mathvariant="normal">ω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sub>
                            <mi>H</mi>
                            <mi>y</mi>
                          </msub>
                          <mrow>
                            <mo fence="true" stretchy="false">(</mo>
                            <mrow>
                              <mi mathvariant="normal">ω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sub>
                            <mi>H</mi>
                            <mi>z</mi>
                          </msub>
                          <mrow>
                            <mo fence="true" stretchy="false">(</mo>
                            <mrow>
                              <mi mathvariant="normal">ω</mi>
                            </mrow>
                            <mo fence="true" stretchy="false">)</mo>
                          </mrow>
                        </mrow>
                      </mtd>
                    </mtr>
                  </mtable>
                </mrow>
                <mo fence="true" stretchy="true">]</mo>
              </mrow>
              <mo stretchy="false">=</mo>
              <msub>
                <mi mathvariant="normal">η</mi>
                <mn>0</mn>
              </msub>
            </mrow>
            <mrow>
              <mo fence="true" stretchy="true">[</mo>
              <mrow>
                <mtable>
                  <mtr>
                    <mtd>
                      <msub>
                        <mi mathvariant="normal">σ</mi>
                        <mi mathvariant="italic">xx</mi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sub>
                        <mi mathvariant="normal">σ</mi>
                        <mi mathvariant="italic">yy</mi>
                      </msub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sub>
                        <mi mathvariant="normal">σ</mi>
                        <mi mathvariant="italic">zz</mi>
                      </msub>
                    </mtd>
                  </mtr>
                </mtable>
              </mrow>
              <mo fence="true" stretchy="true">]</mo>
            </mrow>
            <mrow>
              <mrow>
                <mo fence="true" stretchy="true">[</mo>
                <mrow>
                  <mtable>
                    <mtr>
                      <mtd>
                        <mrow>
                          <mover accent="true">
                            <msub>
                              <mi>E</mi>
                              <mi>x</mi>
                            </msub>
                            <mo stretchy="false">~</mo>
                          </mover>
                          <mrow>
                            <mo fence="true" stretchy="false">(</mo>
                            <mrow>
                              <mi mathvariant="normal">ω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over accent="true">
                            <msub>
                              <mi>E</mi>
                              <mi>y</mi>
                            </msub>
                            <mo stretchy="false">~</mo>
                          </mover>
                          <mrow>
                            <mo fence="true" stretchy="false">(</mo>
                            <mrow>
                              <mi mathvariant="normal">ω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over accent="true">
                            <msub>
                              <mi>E</mi>
                              <mi>z</mi>
                            </msub>
                            <mo stretchy="false">~</mo>
                          </mover>
                          <mrow>
                            <mo fence="true" stretchy="false">(</mo>
                            <mrow>
                              <mi mathvariant="normal">ω</mi>
                            </mrow>
                            <mo fence="true" stretchy="false">)</mo>
                          </mrow>
                        </mrow>
                      </mtd>
                    </mtr>
                  </mtable>
                </mrow>
                <mo fence="true" stretchy="true">]</mo>
              </mrow>
              <mo stretchy="false">+</mo>
              <mfrac>
                <mrow>
                  <mi>j</mi>
                  <mi mathvariant="normal">ω</mi>
                </mrow>
                <msub>
                  <mi>c</mi>
                  <mn>0</mn>
                </msub>
              </mfrac>
            </mrow>
            <mrow>
              <mo fence="true" stretchy="true">[</mo>
              <mrow>
                <mtable>
                  <mtr>
                    <mtd>
                      <mrow>
                        <msubsup>
                          <mi>s</mi>
                          <mi>x</mi>
                          <mrow>
                            <mo stretchy="false">−</mo>
                            <mn>1</mn>
                          </mrow>
                        </msubsup>
                        <msub>
                          <mi>s</mi>
                          <mi>y</mi>
                        </msub>
                        <msub>
                          <mi>s</mi>
                          <mi>z</mi>
                        </msub>
                      </mrow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row>
                        <msub>
                          <mi>s</mi>
                          <mi>x</mi>
                        </msub>
                        <msubsup>
                          <mi>s</mi>
                          <mi>y</mi>
                          <mrow>
                            <mo stretchy="false">−</mo>
                            <mn>1</mn>
                          </mrow>
                        </msubsup>
                        <msub>
                          <mi>s</mi>
                          <mi>z</mi>
                        </msub>
                      </mrow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row>
                        <msub>
                          <mi>s</mi>
                          <mi>x</mi>
                        </msub>
                        <msub>
                          <mi>s</mi>
                          <mi>y</mi>
                        </msub>
                        <msubsup>
                          <mi>s</mi>
                          <mi>z</mi>
                          <mrow>
                            <mo stretchy="false">−</mo>
                            <mn>1</mn>
                          </mrow>
                        </msubsup>
                      </mrow>
                    </mtd>
                  </mtr>
                </mtable>
              </mrow>
              <mo fence="true" stretchy="true">]</mo>
            </mrow>
            <mrow>
              <mo fence="true" stretchy="true">[</mo>
              <mrow>
                <mtable>
                  <mtr>
                    <mtd>
                      <mrow>
                        <mover accent="true">
                          <msub>
                            <mi>D</mi>
                            <mi>x</mi>
                          </msub>
                          <mo stretchy="false">~</mo>
                        </mover>
                        <mrow>
                          <mo fence="true" stretchy="false">(</mo>
                          <mrow>
                            <mi mathvariant="normal">ω</mi>
                          </mrow>
                          <mo fence="true" stretchy="false">)</mo>
                        </mrow>
                      </mrow>
                    </mtd>
                  </mtr>
                  <mtr>
                    <mtd>
                      <mrow>
                        <mover accent="true">
                          <msub>
                            <mi>D</mi>
                            <mi>y</mi>
                          </msub>
                          <mo stretchy="false">~</mo>
                        </mover>
                        <mrow>
                          <mo fence="true" stretchy="false">(</mo>
                          <mrow>
                            <mi mathvariant="normal">ω</mi>
                          </mrow>
                          <mo fence="true" stretchy="false">)</mo>
                        </mrow>
                      </mrow>
                    </mtd>
                  </mtr>
                  <mtr>
                    <mtd>
                      <mrow>
                        <mover accent="true">
                          <msub>
                            <mi>D</mi>
                            <mi>z</mi>
                          </msub>
                          <mo stretchy="false">~</mo>
                        </mover>
                        <mrow>
                          <mo fence="true" stretchy="false">(</mo>
                          <mrow>
                            <mi mathvariant="normal">ω</mi>
                          </mrow>
                          <mo fence="true" stretchy="false">)</mo>
                        </mrow>
                      </mrow>
                    </mtd>
                  </mtr>
                </mtable>
              </mrow>
              <mo fence="true" stretchy="true">]</mo>
            </mrow>
          </mrow>
        </mtd>
      </mtr>
      <mtr>
        <mtd columnalign="left">
          <mrow>
            <mrow>
              <mrow>
                <mo fence="true" stretchy="true">[</mo>
                <mrow>
                  <mtable>
                    <mtr>
                      <mtd>
                        <mrow>
                          <mover accent="true">
                            <msub>
                              <mi>D</mi>
                              <mi>x</mi>
                            </msub>
                            <mo stretchy="false">~</mo>
                          </mover>
                          <mrow>
                            <mo fence="true" stretchy="false">(</mo>
                            <mrow>
                              <mi mathvariant="normal">ω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over accent="true">
                            <msub>
                              <mi>D</mi>
                              <mi>y</mi>
                            </msub>
                            <mo stretchy="false">~</mo>
                          </mover>
                          <mrow>
                            <mo fence="true" stretchy="false">(</mo>
                            <mrow>
                              <mi mathvariant="normal">ω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over accent="true">
                            <msub>
                              <mi>D</mi>
                              <mi>z</mi>
                            </msub>
                            <mo stretchy="false">~</mo>
                          </mover>
                          <mrow>
                            <mo fence="true" stretchy="false">(</mo>
                            <mrow>
                              <mi mathvariant="normal">ω</mi>
                            </mrow>
                            <mo fence="true" stretchy="false">)</mo>
                          </mrow>
                        </mrow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sub>
                          <mi mathvariant="normal">ε</mi>
                          <mi mathvariant="italic">xx</mi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 mathvariant="normal">ε</mi>
                          <mi mathvariant="italic">yy</mi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 mathvariant="normal">ε</mi>
                          <mi mathvariant="italic">zz</mi>
                        </msub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row>
                        <mover accent="true">
                          <msub>
                            <mi>E</mi>
                            <mi>x</mi>
                          </msub>
                          <mo stretchy="false">~</mo>
                        </mover>
                        <mrow>
                          <mo fence="true" stretchy="false">(</mo>
                          <mrow>
                            <mi mathvariant="normal">ω</mi>
                          </mrow>
                          <mo fence="true" stretchy="false">)</mo>
                        </mrow>
                      </mrow>
                    </mtd>
                  </mtr>
                  <mtr>
                    <mtd>
                      <mrow>
                        <mover accent="true">
                          <msub>
                            <mi>E</mi>
                            <mi>y</mi>
                          </msub>
                          <mo stretchy="false">~</mo>
                        </mover>
                        <mrow>
                          <mo fence="true" stretchy="false">(</mo>
                          <mrow>
                            <mi mathvariant="normal">ω</mi>
                          </mrow>
                          <mo fence="true" stretchy="false">)</mo>
                        </mrow>
                      </mrow>
                    </mtd>
                  </mtr>
                  <mtr>
                    <mtd>
                      <mrow>
                        <mover accent="true">
                          <msub>
                            <mi>E</mi>
                            <mi>z</mi>
                          </msub>
                          <mo stretchy="false">~</mo>
                        </mover>
                        <mrow>
                          <mo fence="true" stretchy="false">(</mo>
                          <mrow>
                            <mi mathvariant="normal">ω</mi>
                          </mrow>
                          <mo fence="true" stretchy="false">)</mo>
                        </mrow>
                      </mrow>
                    </mtd>
                  </mtr>
                </mtable>
              </mrow>
              <mo fence="true" stretchy="true">]</mo>
            </mrow>
          </mrow>
        </mtd>
      </mtr>
    </mtable>
    <annotation encoding="StarMath 5.0">stack {
alignl left[ alignc matrix {0 # -{partial over {partial z}} # {partial over {partial y}} ## {partial over {partial z}} # 0 # -{partial over {partial x}} ## -{partial over {partial y}} # {partial over {partial x}} # 0} right]
left[ matrix {tilde E_x(%iomega) ## tilde E_y(%iomega) ## tilde E_z(%iomega) } right]
=
{alignc -{{j %iomega} over c_0}
left[ matrix { %imu_xx # 0 # 0 ## 0 # %imu_yy # 0 ## 0 # 0 # %imu_zz } right]
color red {left[ matrix { s_x^-1 s_y s_z # 0 # 0 ## 0 # s_x s_y^-1 s_z # 0 ## 0 # 0 # s_x s_y s_z^-1 } right] }
left[ matrix {H_x(%iomega) ## H_y(%iomega) ## H_z(%iomega) } right] }
#
left[ matrix {0 # -{partial over {partial z}} # {partial over {partial y}} ## {partial over {partial z}} # 0 # -{partial over {partial x}} ## -{partial over {partial y}} # {partial over {partial x}} # 0} right]
left[ matrix {H_x(%iomega) ## H_y(%iomega) ## H_z(%iomega) } right]
=
%ieta_0 left[ matrix { %isigma_xx # 0 # 0 ## 0 # %isigma_yy # 0 ## 0 # 0 # %isigma_zz } right]
left[ matrix {tilde E_x(%iomega) ## tilde E_y(%iomega) ## tilde E_z(%iomega) } right]
+
{j %iomega} over c_0
left[ matrix { s_x^-1 s_y s_z # 0 # 0 ## 0 # s_x s_y^-1 s_z # 0 ## 0 # 0 # s_x s_y s_z^-1 } right]
left[ matrix {tilde D_x(%iomega) ## tilde D_y(%iomega) ## tilde D_z(%iomega) } right]
#
alignl left[ alignc matrix {tilde D_x(%iomega) ## tilde D_y(%iomega) ## tilde D_z(%iomega) } right]
=
left[ alignc matrix { %ivarepsilon_xx # 0 # 0 ## 0 # %ivarepsilon_yy # 0 ## 0 # 0 # %ivarepsilon_zz } right]
left[ matrix {tilde E_x(%iomega) ## tilde E_y(%iomega) ## tilde E_z(%iomega) } right]
}</annotation>
  </semantics>
</math>
</file>

<file path=Object 44/content.xml><?xml version="1.0" encoding="utf-8"?>
<math xmlns="http://www.w3.org/1998/Math/MathML" display="block">
  <semantics>
    <mtable>
      <mtr>
        <mtd>
          <mrow>
            <mrow>
              <mo stretchy="false">∇</mo>
              <mo stretchy="false">×</mo>
              <mover accent="true">
                <mover accent="true">
                  <mi>E</mi>
                  <mo stretchy="false">~</mo>
                </mover>
                <mo stretchy="false">⃗</mo>
              </mover>
            </mrow>
            <mrow>
              <mrow>
                <mo fence="true" stretchy="false">(</mo>
                <mrow>
                  <mi mathvariant="normal">ω</mi>
                </mrow>
                <mo fence="true" stretchy="false">)</mo>
              </mrow>
              <mo stretchy="false">=</mo>
              <mrow>
                <mrow>
                  <mo stretchy="false">−</mo>
                  <mi>j</mi>
                </mrow>
                <mi mathvariant="normal">ω</mi>
                <mfrac>
                  <mrow>
                    <mo fence="true" stretchy="false">[</mo>
                    <mrow>
                      <msub>
                        <mi mathvariant="normal">μ</mi>
                        <mi>r</mi>
                      </msub>
                    </mrow>
                    <mo fence="true" stretchy="false">]</mo>
                  </mrow>
                  <msub>
                    <mi>c</mi>
                    <mn>0</mn>
                  </msub>
                </mfrac>
                <mrow>
                  <mo fence="true" stretchy="false">[</mo>
                  <mrow>
                    <mi>s</mi>
                  </mrow>
                  <mo fence="true" stretchy="false">]</mo>
                </mrow>
                <mover accent="true">
                  <mi>H</mi>
                  <mo stretchy="false">⃗</mo>
                </mover>
                <mrow>
                  <mo fence="true" stretchy="false">(</mo>
                  <mrow>
                    <mi mathvariant="normal">ω</mi>
                  </mrow>
                  <mo fence="true" stretchy="false">)</mo>
                </mrow>
              </mrow>
            </mrow>
            <mrow>
              <mspace width="4em"/>
              <mo stretchy="false">→</mo>
              <mspace width="4em"/>
            </mrow>
            <mtable>
              <mtr>
                <mtd>
                  <mrow>
                    <mrow>
                      <mrow>
                        <mfrac>
                          <mrow>
                            <mo stretchy="false">∂</mo>
                            <mover accent="true">
                              <msub>
                                <mi>E</mi>
                                <mi>z</mi>
                              </msub>
                              <mo stretchy="false">~</mo>
                            </mover>
                            <mrow>
                              <mo fence="true" stretchy="false">(</mo>
                              <mrow>
                                <mi mathvariant="normal">ω</mi>
                              </mrow>
                              <mo fence="true" stretchy="false">)</mo>
                            </mrow>
                          </mrow>
                          <mrow>
                            <mo stretchy="false">∂</mo>
                            <mi>y</mi>
                          </mrow>
                        </mfrac>
                        <mo stretchy="false">−</mo>
                        <mfrac>
                          <mrow>
                            <mo stretchy="false">∂</mo>
                            <mover accent="true">
                              <msub>
                                <mi>E</mi>
                                <mi>y</mi>
                              </msub>
                              <mo stretchy="false">~</mo>
                            </mover>
                            <mrow>
                              <mo fence="true" stretchy="false">(</mo>
                              <mrow>
                                <mi mathvariant="normal">ω</mi>
                              </mrow>
                              <mo fence="true" stretchy="false">)</mo>
                            </mrow>
                          </mrow>
                          <mrow>
                            <mo stretchy="false">∂</mo>
                            <mi>z</mi>
                          </mrow>
                        </mfrac>
                      </mrow>
                      <mo stretchy="false">=</mo>
                      <mrow>
                        <mo stretchy="false">−</mo>
                        <mi>j</mi>
                      </mrow>
                    </mrow>
                    <mi mathvariant="normal">ω</mi>
                    <mfrac>
                      <msub>
                        <mi mathvariant="normal">μ</mi>
                        <mi mathvariant="italic">xx</mi>
                      </msub>
                      <msub>
                        <mi>c</mi>
                        <mn>0</mn>
                      </msub>
                    </mfrac>
                    <mfrac>
                      <mrow>
                        <msub>
                          <mi>s</mi>
                          <mi>y</mi>
                        </msub>
                        <msub>
                          <mi>s</mi>
                          <mi>z</mi>
                        </msub>
                      </mrow>
                      <msub>
                        <mi>s</mi>
                        <mi>x</mi>
                      </msub>
                    </mfrac>
                    <msub>
                      <mi>H</mi>
                      <mi>x</mi>
                    </msub>
                    <mrow>
                      <mo fence="true" stretchy="false">(</mo>
                      <mrow>
                        <mi mathvariant="normal">ω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row>
                      <mrow>
                        <mfrac>
                          <mrow>
                            <mo stretchy="false">∂</mo>
                            <mover accent="true">
                              <msub>
                                <mi>E</mi>
                                <mi>x</mi>
                              </msub>
                              <mo stretchy="false">~</mo>
                            </mover>
                            <mrow>
                              <mo fence="true" stretchy="false">(</mo>
                              <mrow>
                                <mi mathvariant="normal">ω</mi>
                              </mrow>
                              <mo fence="true" stretchy="false">)</mo>
                            </mrow>
                          </mrow>
                          <mrow>
                            <mo stretchy="false">∂</mo>
                            <mi>z</mi>
                          </mrow>
                        </mfrac>
                        <mo stretchy="false">−</mo>
                        <mfrac>
                          <mrow>
                            <mo stretchy="false">∂</mo>
                            <mover accent="true">
                              <msub>
                                <mi>E</mi>
                                <mi>z</mi>
                              </msub>
                              <mo stretchy="false">~</mo>
                            </mover>
                            <mrow>
                              <mo fence="true" stretchy="false">(</mo>
                              <mrow>
                                <mi mathvariant="normal">ω</mi>
                              </mrow>
                              <mo fence="true" stretchy="false">)</mo>
                            </mrow>
                          </mrow>
                          <mrow>
                            <mo stretchy="false">∂</mo>
                            <mi>x</mi>
                          </mrow>
                        </mfrac>
                      </mrow>
                      <mo stretchy="false">=</mo>
                      <mrow>
                        <mo stretchy="false">−</mo>
                        <mi>j</mi>
                      </mrow>
                    </mrow>
                    <mi mathvariant="normal">ω</mi>
                    <mfrac>
                      <msub>
                        <mi mathvariant="normal">μ</mi>
                        <mi mathvariant="italic">yy</mi>
                      </msub>
                      <msub>
                        <mi>c</mi>
                        <mn>0</mn>
                      </msub>
                    </mfrac>
                    <mfrac>
                      <mrow>
                        <msub>
                          <mi>s</mi>
                          <mi>x</mi>
                        </msub>
                        <msub>
                          <mi>s</mi>
                          <mi>z</mi>
                        </msub>
                      </mrow>
                      <msub>
                        <mi>s</mi>
                        <mi>y</mi>
                      </msub>
                    </mfrac>
                    <msub>
                      <mi>H</mi>
                      <mi>y</mi>
                    </msub>
                    <mrow>
                      <mo fence="true" stretchy="false">(</mo>
                      <mrow>
                        <mi mathvariant="normal">ω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row>
                      <mrow>
                        <mfrac>
                          <mrow>
                            <mo stretchy="false">∂</mo>
                            <mover accent="true">
                              <msub>
                                <mi>E</mi>
                                <mi>y</mi>
                              </msub>
                              <mo stretchy="false">~</mo>
                            </mover>
                            <mrow>
                              <mo fence="true" stretchy="false">(</mo>
                              <mrow>
                                <mi mathvariant="normal">ω</mi>
                              </mrow>
                              <mo fence="true" stretchy="false">)</mo>
                            </mrow>
                          </mrow>
                          <mrow>
                            <mo stretchy="false">∂</mo>
                            <mi>x</mi>
                          </mrow>
                        </mfrac>
                        <mo stretchy="false">−</mo>
                        <mfrac>
                          <mrow>
                            <mo stretchy="false">∂</mo>
                            <mover accent="true">
                              <msub>
                                <mi>E</mi>
                                <mi>x</mi>
                              </msub>
                              <mo stretchy="false">~</mo>
                            </mover>
                            <mrow>
                              <mo fence="true" stretchy="false">(</mo>
                              <mrow>
                                <mi mathvariant="normal">ω</mi>
                              </mrow>
                              <mo fence="true" stretchy="false">)</mo>
                            </mrow>
                          </mrow>
                          <mrow>
                            <mo stretchy="false">∂</mo>
                            <mi>y</mi>
                          </mrow>
                        </mfrac>
                      </mrow>
                      <mo stretchy="false">=</mo>
                      <mrow>
                        <mo stretchy="false">−</mo>
                        <mi>j</mi>
                      </mrow>
                    </mrow>
                    <mi mathvariant="normal">ω</mi>
                    <mfrac>
                      <msub>
                        <mi mathvariant="normal">μ</mi>
                        <mi mathvariant="italic">zz</mi>
                      </msub>
                      <msub>
                        <mi>c</mi>
                        <mn>0</mn>
                      </msub>
                    </mfrac>
                    <mfrac>
                      <mrow>
                        <msub>
                          <mi>s</mi>
                          <mi>x</mi>
                        </msub>
                        <msub>
                          <mi>s</mi>
                          <mi>y</mi>
                        </msub>
                      </mrow>
                      <msub>
                        <mi>s</mi>
                        <mi>z</mi>
                      </msub>
                    </mfrac>
                    <msub>
                      <mi>H</mi>
                      <mi>z</mi>
                    </msub>
                    <mrow>
                      <mo fence="true" stretchy="false">(</mo>
                      <mrow>
                        <mi mathvariant="normal">ω</mi>
                      </mrow>
                      <mo fence="true" stretchy="false">)</mo>
                    </mrow>
                  </mrow>
                </mtd>
              </mtr>
            </mtable>
          </mrow>
        </mtd>
      </mtr>
      <mtr>
        <mtd>
          <mrow/>
        </mtd>
      </mtr>
      <mtr>
        <mtd>
          <mrow>
            <mrow>
              <mo stretchy="false">∇</mo>
              <mo stretchy="false">×</mo>
              <mover accent="true">
                <mi>H</mi>
                <mo stretchy="false">⃗</mo>
              </mover>
            </mrow>
            <mrow>
              <mrow>
                <mo fence="true" stretchy="false">(</mo>
                <mrow>
                  <mi mathvariant="normal">ω</mi>
                </mrow>
                <mo fence="true" stretchy="false">)</mo>
              </mrow>
              <mo stretchy="false">=</mo>
              <msub>
                <mi mathvariant="normal">η</mi>
                <mn>0</mn>
              </msub>
            </mrow>
            <mi mathvariant="normal">σ</mi>
            <mover accent="true">
              <mover accent="true">
                <mi>E</mi>
                <mo stretchy="false">~</mo>
              </mover>
              <mo stretchy="false">⃗</mo>
            </mover>
            <mrow>
              <mrow>
                <mo fence="true" stretchy="false">(</mo>
                <mrow>
                  <mi mathvariant="normal">ω</mi>
                </mrow>
                <mo fence="true" stretchy="false">)</mo>
              </mrow>
              <mo stretchy="false">+</mo>
              <mfrac>
                <mrow>
                  <mi>j</mi>
                  <mi mathvariant="normal">ω</mi>
                </mrow>
                <msub>
                  <mi>c</mi>
                  <mn>0</mn>
                </msub>
              </mfrac>
            </mrow>
            <mrow>
              <mo fence="true" stretchy="false">[</mo>
              <mrow>
                <mi>s</mi>
              </mrow>
              <mo fence="true" stretchy="false">]</mo>
            </mrow>
            <mover accent="true">
              <mover accent="true">
                <mi>D</mi>
                <mo stretchy="false">~</mo>
              </mover>
              <mo stretchy="false">⃗</mo>
            </mover>
            <mrow>
              <mo fence="true" stretchy="false">(</mo>
              <mrow>
                <mi mathvariant="normal">ω</mi>
              </mrow>
              <mo fence="true" stretchy="false">)</mo>
            </mrow>
            <mrow>
              <mspace width="4em"/>
              <mo stretchy="false">→</mo>
              <mspace width="4em"/>
            </mrow>
            <mtable>
              <mtr>
                <mtd>
                  <mrow>
                    <mrow>
                      <mrow>
                        <mfrac>
                          <mrow>
                            <mo stretchy="false">∂</mo>
                            <msub>
                              <mi>H</mi>
                              <mi>z</mi>
                            </msub>
                            <mrow>
                              <mo fence="true" stretchy="false">(</mo>
                              <mrow>
                                <mi mathvariant="normal">ω</mi>
                              </mrow>
                              <mo fence="true" stretchy="false">)</mo>
                            </mrow>
                          </mrow>
                          <mrow>
                            <mo stretchy="false">∂</mo>
                            <mi>y</mi>
                          </mrow>
                        </mfrac>
                        <mo stretchy="false">−</mo>
                        <mfrac>
                          <mrow>
                            <mo stretchy="false">∂</mo>
                            <msub>
                              <mi>H</mi>
                              <mi>y</mi>
                            </msub>
                            <mrow>
                              <mo fence="true" stretchy="false">(</mo>
                              <mrow>
                                <mi mathvariant="normal">ω</mi>
                              </mrow>
                              <mo fence="true" stretchy="false">)</mo>
                            </mrow>
                          </mrow>
                          <mrow>
                            <mo stretchy="false">∂</mo>
                            <mi>z</mi>
                          </mrow>
                        </mfrac>
                      </mrow>
                      <mo stretchy="false">=</mo>
                      <msub>
                        <mi mathvariant="normal">η</mi>
                        <mn>0</mn>
                      </msub>
                    </mrow>
                    <msub>
                      <mi mathvariant="normal">σ</mi>
                      <mi mathvariant="italic">xx</mi>
                    </msub>
                    <mover accent="true">
                      <msub>
                        <mi>E</mi>
                        <mi>x</mi>
                      </msub>
                      <mo stretchy="false">~</mo>
                    </mover>
                    <mrow>
                      <mrow>
                        <mo fence="true" stretchy="false">(</mo>
                        <mrow>
                          <mi mathvariant="normal">ω</mi>
                        </mrow>
                        <mo fence="true" stretchy="false">)</mo>
                      </mrow>
                      <mo stretchy="false">+</mo>
                      <mfrac>
                        <mrow>
                          <mi>j</mi>
                          <mi mathvariant="normal">ω</mi>
                        </mrow>
                        <msub>
                          <mi>c</mi>
                          <mn>0</mn>
                        </msub>
                      </mfrac>
                    </mrow>
                    <mfrac>
                      <mrow>
                        <msub>
                          <mi>s</mi>
                          <mi>y</mi>
                        </msub>
                        <msub>
                          <mi>s</mi>
                          <mi>z</mi>
                        </msub>
                      </mrow>
                      <msub>
                        <mi>s</mi>
                        <mi>x</mi>
                      </msub>
                    </mfrac>
                    <mover accent="true">
                      <msub>
                        <mi>D</mi>
                        <mi>x</mi>
                      </msub>
                      <mo stretchy="false">~</mo>
                    </mover>
                    <mrow>
                      <mo fence="true" stretchy="false">(</mo>
                      <mrow>
                        <mi mathvariant="normal">ω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row>
                      <mrow>
                        <mfrac>
                          <mrow>
                            <mo stretchy="false">∂</mo>
                            <msub>
                              <mi>H</mi>
                              <mi>x</mi>
                            </msub>
                            <mrow>
                              <mo fence="true" stretchy="false">(</mo>
                              <mrow>
                                <mi mathvariant="normal">ω</mi>
                              </mrow>
                              <mo fence="true" stretchy="false">)</mo>
                            </mrow>
                          </mrow>
                          <mrow>
                            <mo stretchy="false">∂</mo>
                            <mi>z</mi>
                          </mrow>
                        </mfrac>
                        <mo stretchy="false">−</mo>
                        <mfrac>
                          <mrow>
                            <mo stretchy="false">∂</mo>
                            <msub>
                              <mi>H</mi>
                              <mi>z</mi>
                            </msub>
                            <mrow>
                              <mo fence="true" stretchy="false">(</mo>
                              <mrow>
                                <mi mathvariant="normal">ω</mi>
                              </mrow>
                              <mo fence="true" stretchy="false">)</mo>
                            </mrow>
                          </mrow>
                          <mrow>
                            <mo stretchy="false">∂</mo>
                            <mi>x</mi>
                          </mrow>
                        </mfrac>
                      </mrow>
                      <mo stretchy="false">=</mo>
                      <msub>
                        <mi mathvariant="normal">η</mi>
                        <mn>0</mn>
                      </msub>
                    </mrow>
                    <msub>
                      <mi mathvariant="normal">σ</mi>
                      <mi mathvariant="italic">yy</mi>
                    </msub>
                    <mover accent="true">
                      <msub>
                        <mi>E</mi>
                        <mi>y</mi>
                      </msub>
                      <mo stretchy="false">~</mo>
                    </mover>
                    <mrow>
                      <mrow>
                        <mo fence="true" stretchy="false">(</mo>
                        <mrow>
                          <mi mathvariant="normal">ω</mi>
                        </mrow>
                        <mo fence="true" stretchy="false">)</mo>
                      </mrow>
                      <mo stretchy="false">+</mo>
                      <mfrac>
                        <mrow>
                          <mi>j</mi>
                          <mi mathvariant="normal">ω</mi>
                        </mrow>
                        <msub>
                          <mi>c</mi>
                          <mn>0</mn>
                        </msub>
                      </mfrac>
                    </mrow>
                    <mfrac>
                      <mrow>
                        <msub>
                          <mi>s</mi>
                          <mi>x</mi>
                        </msub>
                        <msub>
                          <mi>s</mi>
                          <mi>z</mi>
                        </msub>
                      </mrow>
                      <msub>
                        <mi>s</mi>
                        <mi>y</mi>
                      </msub>
                    </mfrac>
                    <mover accent="true">
                      <msub>
                        <mi>D</mi>
                        <mi>y</mi>
                      </msub>
                      <mo stretchy="false">~</mo>
                    </mover>
                    <mrow>
                      <mo fence="true" stretchy="false">(</mo>
                      <mrow>
                        <mi mathvariant="normal">ω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row>
                      <mrow>
                        <mfrac>
                          <mrow>
                            <mo stretchy="false">∂</mo>
                            <msub>
                              <mi>H</mi>
                              <mi>y</mi>
                            </msub>
                            <mrow>
                              <mo fence="true" stretchy="false">(</mo>
                              <mrow>
                                <mi mathvariant="normal">ω</mi>
                              </mrow>
                              <mo fence="true" stretchy="false">)</mo>
                            </mrow>
                          </mrow>
                          <mrow>
                            <mo stretchy="false">∂</mo>
                            <mi>x</mi>
                          </mrow>
                        </mfrac>
                        <mo stretchy="false">−</mo>
                        <mfrac>
                          <mrow>
                            <mo stretchy="false">∂</mo>
                            <msub>
                              <mi>H</mi>
                              <mi>x</mi>
                            </msub>
                            <mrow>
                              <mo fence="true" stretchy="false">(</mo>
                              <mrow>
                                <mi mathvariant="normal">ω</mi>
                              </mrow>
                              <mo fence="true" stretchy="false">)</mo>
                            </mrow>
                          </mrow>
                          <mrow>
                            <mo stretchy="false">∂</mo>
                            <mi>y</mi>
                          </mrow>
                        </mfrac>
                      </mrow>
                      <mo stretchy="false">=</mo>
                      <msub>
                        <mi mathvariant="normal">η</mi>
                        <mn>0</mn>
                      </msub>
                    </mrow>
                    <msub>
                      <mi mathvariant="normal">σ</mi>
                      <mi mathvariant="italic">zz</mi>
                    </msub>
                    <mover accent="true">
                      <msub>
                        <mi>E</mi>
                        <mi>z</mi>
                      </msub>
                      <mo stretchy="false">~</mo>
                    </mover>
                    <mrow>
                      <mrow>
                        <mo fence="true" stretchy="false">(</mo>
                        <mrow>
                          <mi mathvariant="normal">ω</mi>
                        </mrow>
                        <mo fence="true" stretchy="false">)</mo>
                      </mrow>
                      <mo stretchy="false">+</mo>
                      <mfrac>
                        <mrow>
                          <mi>j</mi>
                          <mi mathvariant="normal">ω</mi>
                        </mrow>
                        <msub>
                          <mi>c</mi>
                          <mn>0</mn>
                        </msub>
                      </mfrac>
                    </mrow>
                    <mfrac>
                      <mrow>
                        <msub>
                          <mi>s</mi>
                          <mi>x</mi>
                        </msub>
                        <msub>
                          <mi>s</mi>
                          <mi>y</mi>
                        </msub>
                      </mrow>
                      <msub>
                        <mi>s</mi>
                        <mi>z</mi>
                      </msub>
                    </mfrac>
                    <mover accent="true">
                      <msub>
                        <mi>D</mi>
                        <mi>z</mi>
                      </msub>
                      <mo stretchy="false">~</mo>
                    </mover>
                    <mrow>
                      <mo fence="true" stretchy="false">(</mo>
                      <mrow>
                        <mi mathvariant="normal">ω</mi>
                      </mrow>
                      <mo fence="true" stretchy="false">)</mo>
                    </mrow>
                  </mrow>
                </mtd>
              </mtr>
            </mtable>
          </mrow>
        </mtd>
      </mtr>
      <mtr>
        <mtd>
          <mrow/>
        </mtd>
      </mtr>
      <mtr>
        <mtd>
          <mrow>
            <mover accent="true">
              <mover accent="true">
                <mi>D</mi>
                <mo stretchy="false">~</mo>
              </mover>
              <mo stretchy="false">⃗</mo>
            </mover>
            <mrow>
              <mrow>
                <mo fence="true" stretchy="false">(</mo>
                <mrow>
                  <mi mathvariant="normal">ω</mi>
                </mrow>
                <mo fence="true" stretchy="false">)</mo>
              </mrow>
              <mo stretchy="false">=</mo>
              <mrow>
                <mo fence="true" stretchy="false">[</mo>
                <mrow>
                  <msub>
                    <mi mathvariant="normal">ε</mi>
                    <mi>r</mi>
                  </msub>
                </mrow>
                <mo fence="true" stretchy="false">]</mo>
              </mrow>
            </mrow>
            <mover accent="true">
              <mover accent="true">
                <mi>E</mi>
                <mo stretchy="false">~</mo>
              </mover>
              <mo stretchy="false">⃗</mo>
            </mover>
            <mrow>
              <mo fence="true" stretchy="false">(</mo>
              <mrow>
                <mi mathvariant="normal">ω</mi>
              </mrow>
              <mo fence="true" stretchy="false">)</mo>
            </mrow>
            <mrow>
              <mspace width="4em"/>
              <mo stretchy="false">→</mo>
              <mspace width="4em"/>
            </mrow>
            <mtable>
              <mtr>
                <mtd>
                  <mrow>
                    <mover accent="true">
                      <msub>
                        <mi>D</mi>
                        <mi>x</mi>
                      </msub>
                      <mo stretchy="false">~</mo>
                    </mover>
                    <mrow>
                      <mrow>
                        <mo fence="true" stretchy="false">(</mo>
                        <mrow>
                          <mi mathvariant="normal">ω</mi>
                        </mrow>
                        <mo fence="true" stretchy="false">)</mo>
                      </mrow>
                      <mo stretchy="false">=</mo>
                      <msub>
                        <mi mathvariant="normal">ε</mi>
                        <mi mathvariant="italic">xx</mi>
                      </msub>
                    </mrow>
                    <mover accent="true">
                      <msub>
                        <mi>E</mi>
                        <mi>x</mi>
                      </msub>
                      <mo stretchy="false">~</mo>
                    </mover>
                    <mrow>
                      <mo fence="true" stretchy="false">(</mo>
                      <mrow>
                        <mi mathvariant="normal">ω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over accent="true">
                      <msub>
                        <mi>D</mi>
                        <mi>y</mi>
                      </msub>
                      <mo stretchy="false">~</mo>
                    </mover>
                    <mrow>
                      <mrow>
                        <mo fence="true" stretchy="false">(</mo>
                        <mrow>
                          <mi mathvariant="normal">ω</mi>
                        </mrow>
                        <mo fence="true" stretchy="false">)</mo>
                      </mrow>
                      <mo stretchy="false">=</mo>
                      <msub>
                        <mi mathvariant="normal">ε</mi>
                        <mi mathvariant="italic">yy</mi>
                      </msub>
                    </mrow>
                    <mover accent="true">
                      <msub>
                        <mi>E</mi>
                        <mi>y</mi>
                      </msub>
                      <mo stretchy="false">~</mo>
                    </mover>
                    <mrow>
                      <mo fence="true" stretchy="false">(</mo>
                      <mrow>
                        <mi mathvariant="normal">ω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over accent="true">
                      <msub>
                        <mi>D</mi>
                        <mi>z</mi>
                      </msub>
                      <mo stretchy="false">~</mo>
                    </mover>
                    <mrow>
                      <mrow>
                        <mo fence="true" stretchy="false">(</mo>
                        <mrow>
                          <mi mathvariant="normal">ω</mi>
                        </mrow>
                        <mo fence="true" stretchy="false">)</mo>
                      </mrow>
                      <mo stretchy="false">=</mo>
                      <msub>
                        <mi mathvariant="normal">ε</mi>
                        <mi mathvariant="italic">zz</mi>
                      </msub>
                    </mrow>
                    <mover accent="true">
                      <msub>
                        <mi>E</mi>
                        <mi>z</mi>
                      </msub>
                      <mo stretchy="false">~</mo>
                    </mover>
                    <mrow>
                      <mo fence="true" stretchy="false">(</mo>
                      <mrow>
                        <mi mathvariant="normal">ω</mi>
                      </mrow>
                      <mo fence="true" stretchy="false">)</mo>
                    </mrow>
                  </mrow>
                </mtd>
              </mtr>
            </mtable>
          </mrow>
        </mtd>
      </mtr>
    </mtable>
    <annotation encoding="StarMath 5.0">nabla times vec tilde E(%iomega) = {-j %iomega [%imu_r] over c_0 [s] vec H(%iomega) }
~~toward~~ 
matrix {
{partial tilde E_z(%iomega)} over {partial y} - {partial tilde E_y(%iomega)} over {partial z} = -j %iomega { %imu_xx over c_0}{{s_y s_z} over s_x} H_x(%iomega)
##
{partial tilde E_x(%iomega)} over {partial z} - {partial tilde E_z(%iomega)} over {partial x} = -j %iomega { %imu_yy over c_0}{{s_x s_z} over s_y} H_y(%iomega)
##
{partial tilde E_y(%iomega)} over {partial x} - {partial tilde E_x(%iomega)} over {partial y} = -j %iomega { %imu_zz over c_0}{{s_x s_y} over s_z} H_z(%iomega)
}
newline newline
nabla times vec H(%iomega) = %ieta_0 %isigma vec tilde E(%iomega) + {j %iomega} over c_0 [s] vec tilde D(%iomega)
~~toward~~ 
matrix {
{partial H_z(%iomega)} over {partial y} - {partial H_y(%iomega)} over {partial z} = %ieta_0 %isigma_xx tilde E_x(%iomega) + { {j %iomega} over c_0}{{s_y s_z} over s_x} tilde D_x(%iomega)
##
{partial H_x(%iomega)} over {partial z} - {partial H_z(%iomega)} over {partial x} = %ieta_0 %isigma_yy tilde E_y(%iomega) + { {j %iomega} over c_0}{{s_x s_z} over s_y} tilde D_y(%iomega)
##
{partial H_y(%iomega)} over {partial x} - {partial H_x(%iomega)} over {partial y} = %ieta_0 %isigma_zz tilde E_z(%iomega) + { {j %iomega} over c_0}{{s_x s_y} over s_z} tilde D_z(%iomega)
}
newline newline
vec tilde D(%iomega) = [ %ivarepsilon_r ] vec tilde E(%iomega)
~~toward~~ 
matrix {
tilde D_x(%iomega) = %ivarepsilon_xx tilde E_x(%iomega)
##
tilde D_y(%iomega) = %ivarepsilon_yy tilde E_y(%iomega)
##
tilde D_z(%iomega) = %ivarepsilon_zz tilde E_z(%iomega)
}</annotation>
  </semantics>
</math>
</file>

<file path=Object 45/content.xml><?xml version="1.0" encoding="utf-8"?>
<math xmlns="http://www.w3.org/1998/Math/MathML" display="block">
  <semantics>
    <mtable>
      <mtr>
        <mtd>
          <mrow>
            <mi>j</mi>
            <mi mathvariant="normal">ω</mi>
            <msup>
              <mrow>
                <mo fence="true" stretchy="true">(</mo>
                <mrow>
                  <mrow>
                    <mn>1</mn>
                    <mo stretchy="false">+</mo>
                    <mfrac>
                      <mrow>
                        <mi mathvariant="normal">σ</mi>
                        <msub>
                          <mi>'</mi>
                          <mi>x</mi>
                        </msub>
                      </mrow>
                      <mrow>
                        <mi>j</mi>
                        <mi mathvariant="normal">ω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  <mrow>
                <mo stretchy="false">−</mo>
                <mn>1</mn>
              </mrow>
            </msup>
            <mrow>
              <mo fence="true" stretchy="true">(</mo>
              <mrow>
                <mrow>
                  <mn>1</mn>
                  <mo stretchy="false">+</mo>
                  <mfrac>
                    <mrow>
                      <mi mathvariant="normal">σ</mi>
                      <msub>
                        <mi>'</mi>
                        <mi>y</mi>
                      </msub>
                    </mrow>
                    <mrow>
                      <mi>j</mi>
                      <mi mathvariant="normal">ω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  <mrow>
              <mo fence="true" stretchy="true">(</mo>
              <mrow>
                <mrow>
                  <mn>1</mn>
                  <mo stretchy="false">+</mo>
                  <mfrac>
                    <mrow>
                      <mi mathvariant="normal">σ</mi>
                      <msub>
                        <mi>'</mi>
                        <mi>z</mi>
                      </msub>
                    </mrow>
                    <mrow>
                      <mi>j</mi>
                      <mi mathvariant="normal">ω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  <msub>
              <mi>H</mi>
              <mi>x</mi>
            </msub>
            <mrow>
              <mrow>
                <mo fence="true" stretchy="false">(</mo>
                <mrow>
                  <mi mathvariant="normal">ω</mi>
                </mrow>
                <mo fence="true" stretchy="false">)</mo>
              </mrow>
              <mo stretchy="false">=</mo>
              <mrow>
                <mo stretchy="false">−</mo>
                <mfrac>
                  <msub>
                    <mi>c</mi>
                    <mn>0</mn>
                  </msub>
                  <msub>
                    <mi mathvariant="normal">μ</mi>
                    <mi mathvariant="italic">xx</mi>
                  </msub>
                </mfrac>
              </mrow>
            </mrow>
            <mrow>
              <mo fence="true" stretchy="true">[</mo>
              <mrow>
                <mrow>
                  <mfrac>
                    <mrow>
                      <mo stretchy="false">∂</mo>
                      <mover accent="true">
                        <msub>
                          <mi>E</mi>
                          <mi>z</mi>
                        </msub>
                        <mo stretchy="false">~</mo>
                      </mover>
                      <mrow>
                        <mo fence="true" stretchy="false">(</mo>
                        <mrow>
                          <mi mathvariant="normal">ω</mi>
                        </mrow>
                        <mo fence="true" stretchy="false">)</mo>
                      </mrow>
                    </mrow>
                    <mrow>
                      <mo stretchy="false">∂</mo>
                      <mi>y</mi>
                    </mrow>
                  </mfrac>
                  <mo stretchy="false">−</mo>
                  <mfrac>
                    <mrow>
                      <mo stretchy="false">∂</mo>
                      <mover accent="true">
                        <msub>
                          <mi>E</mi>
                          <mi>y</mi>
                        </msub>
                        <mo stretchy="false">~</mo>
                      </mover>
                      <mrow>
                        <mo fence="true" stretchy="false">(</mo>
                        <mrow>
                          <mi mathvariant="normal">ω</mi>
                        </mrow>
                        <mo fence="true" stretchy="false">)</mo>
                      </mrow>
                    </mrow>
                    <mrow>
                      <mo stretchy="false">∂</mo>
                      <mi>z</mi>
                    </mrow>
                  </mfrac>
                </mrow>
              </mrow>
              <mo fence="true" stretchy="true">]</mo>
            </mrow>
          </mrow>
        </mtd>
      </mtr>
      <mtr>
        <mtd>
          <mrow>
            <mi>j</mi>
            <mi mathvariant="normal">ω</mi>
            <mrow>
              <mo fence="true" stretchy="true">(</mo>
              <mrow>
                <mrow>
                  <mn>1</mn>
                  <mo stretchy="false">+</mo>
                  <mfrac>
                    <mrow>
                      <mi mathvariant="normal">σ</mi>
                      <msub>
                        <mi>'</mi>
                        <mi>x</mi>
                      </msub>
                    </mrow>
                    <mrow>
                      <mi>j</mi>
                      <mi mathvariant="normal">ω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  <msup>
              <mrow>
                <mo fence="true" stretchy="true">(</mo>
                <mrow>
                  <mrow>
                    <mn>1</mn>
                    <mo stretchy="false">+</mo>
                    <mfrac>
                      <mrow>
                        <mi mathvariant="normal">σ</mi>
                        <msub>
                          <mi>'</mi>
                          <mi>y</mi>
                        </msub>
                      </mrow>
                      <mrow>
                        <mi>j</mi>
                        <mi mathvariant="normal">ω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  <mrow>
                <mo stretchy="false">−</mo>
                <mn>1</mn>
              </mrow>
            </msup>
            <mrow>
              <mo fence="true" stretchy="true">(</mo>
              <mrow>
                <mrow>
                  <mn>1</mn>
                  <mo stretchy="false">+</mo>
                  <mfrac>
                    <mrow>
                      <mi mathvariant="normal">σ</mi>
                      <msub>
                        <mi>'</mi>
                        <mi>z</mi>
                      </msub>
                    </mrow>
                    <mrow>
                      <mi>j</mi>
                      <mi mathvariant="normal">ω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  <msub>
              <mi>H</mi>
              <mi>y</mi>
            </msub>
            <mrow>
              <mrow>
                <mo fence="true" stretchy="false">(</mo>
                <mrow>
                  <mi mathvariant="normal">ω</mi>
                </mrow>
                <mo fence="true" stretchy="false">)</mo>
              </mrow>
              <mo stretchy="false">=</mo>
              <mrow>
                <mo stretchy="false">−</mo>
                <mfrac>
                  <msub>
                    <mi>c</mi>
                    <mn>0</mn>
                  </msub>
                  <msub>
                    <mi mathvariant="normal">μ</mi>
                    <mi mathvariant="italic">yy</mi>
                  </msub>
                </mfrac>
              </mrow>
            </mrow>
            <mrow>
              <mo fence="true" stretchy="true">[</mo>
              <mrow>
                <mrow>
                  <mfrac>
                    <mrow>
                      <mo stretchy="false">∂</mo>
                      <mover accent="true">
                        <msub>
                          <mi>E</mi>
                          <mi>x</mi>
                        </msub>
                        <mo stretchy="false">~</mo>
                      </mover>
                      <mrow>
                        <mo fence="true" stretchy="false">(</mo>
                        <mrow>
                          <mi mathvariant="normal">ω</mi>
                        </mrow>
                        <mo fence="true" stretchy="false">)</mo>
                      </mrow>
                    </mrow>
                    <mrow>
                      <mo stretchy="false">∂</mo>
                      <mi>z</mi>
                    </mrow>
                  </mfrac>
                  <mo stretchy="false">−</mo>
                  <mfrac>
                    <mrow>
                      <mo stretchy="false">∂</mo>
                      <mover accent="true">
                        <msub>
                          <mi>E</mi>
                          <mi>z</mi>
                        </msub>
                        <mo stretchy="false">~</mo>
                      </mover>
                      <mrow>
                        <mo fence="true" stretchy="false">(</mo>
                        <mrow>
                          <mi mathvariant="normal">ω</mi>
                        </mrow>
                        <mo fence="true" stretchy="false">)</mo>
                      </mrow>
                    </mrow>
                    <mrow>
                      <mo stretchy="false">∂</mo>
                      <mi>x</mi>
                    </mrow>
                  </mfrac>
                </mrow>
              </mrow>
              <mo fence="true" stretchy="true">]</mo>
            </mrow>
          </mrow>
        </mtd>
      </mtr>
      <mtr>
        <mtd>
          <mrow>
            <mi>j</mi>
            <mi mathvariant="normal">ω</mi>
            <mrow>
              <mo fence="true" stretchy="true">(</mo>
              <mrow>
                <mrow>
                  <mn>1</mn>
                  <mo stretchy="false">+</mo>
                  <mfrac>
                    <mrow>
                      <mi mathvariant="normal">σ</mi>
                      <msub>
                        <mi>'</mi>
                        <mi>x</mi>
                      </msub>
                    </mrow>
                    <mrow>
                      <mi>j</mi>
                      <mi mathvariant="normal">ω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  <mrow>
              <mo fence="true" stretchy="true">(</mo>
              <mrow>
                <mrow>
                  <mn>1</mn>
                  <mo stretchy="false">+</mo>
                  <mfrac>
                    <mrow>
                      <mi mathvariant="normal">σ</mi>
                      <msub>
                        <mi>'</mi>
                        <mi>y</mi>
                      </msub>
                    </mrow>
                    <mrow>
                      <mi>j</mi>
                      <mi mathvariant="normal">ω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  <msup>
              <mrow>
                <mo fence="true" stretchy="true">(</mo>
                <mrow>
                  <mrow>
                    <mn>1</mn>
                    <mo stretchy="false">+</mo>
                    <mfrac>
                      <mrow>
                        <mi mathvariant="normal">σ</mi>
                        <msub>
                          <mi>'</mi>
                          <mi>z</mi>
                        </msub>
                      </mrow>
                      <mrow>
                        <mi>j</mi>
                        <mi mathvariant="normal">ω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  <mrow>
                <mo stretchy="false">−</mo>
                <mn>1</mn>
              </mrow>
            </msup>
            <msub>
              <mi>H</mi>
              <mi>z</mi>
            </msub>
            <mrow>
              <mrow>
                <mo fence="true" stretchy="false">(</mo>
                <mrow>
                  <mi mathvariant="normal">ω</mi>
                </mrow>
                <mo fence="true" stretchy="false">)</mo>
              </mrow>
              <mo stretchy="false">=</mo>
              <mrow>
                <mo stretchy="false">−</mo>
                <mfrac>
                  <msub>
                    <mi>c</mi>
                    <mn>0</mn>
                  </msub>
                  <msub>
                    <mi mathvariant="normal">μ</mi>
                    <mi mathvariant="italic">zz</mi>
                  </msub>
                </mfrac>
              </mrow>
            </mrow>
            <mrow>
              <mo fence="true" stretchy="true">[</mo>
              <mrow>
                <mrow>
                  <mfrac>
                    <mrow>
                      <mo stretchy="false">∂</mo>
                      <mover accent="true">
                        <msub>
                          <mi>E</mi>
                          <mi>y</mi>
                        </msub>
                        <mo stretchy="false">~</mo>
                      </mover>
                      <mrow>
                        <mo fence="true" stretchy="false">(</mo>
                        <mrow>
                          <mi mathvariant="normal">ω</mi>
                        </mrow>
                        <mo fence="true" stretchy="false">)</mo>
                      </mrow>
                    </mrow>
                    <mrow>
                      <mo stretchy="false">∂</mo>
                      <mi>x</mi>
                    </mrow>
                  </mfrac>
                  <mo stretchy="false">−</mo>
                  <mfrac>
                    <mrow>
                      <mo stretchy="false">∂</mo>
                      <mover accent="true">
                        <msub>
                          <mi>E</mi>
                          <mi>x</mi>
                        </msub>
                        <mo stretchy="false">~</mo>
                      </mover>
                      <mrow>
                        <mo fence="true" stretchy="false">(</mo>
                        <mrow>
                          <mi mathvariant="normal">ω</mi>
                        </mrow>
                        <mo fence="true" stretchy="false">)</mo>
                      </mrow>
                    </mrow>
                    <mrow>
                      <mo stretchy="false">∂</mo>
                      <mi>y</mi>
                    </mrow>
                  </mfrac>
                </mrow>
              </mrow>
              <mo fence="true" stretchy="true">]</mo>
            </mrow>
          </mrow>
        </mtd>
      </mtr>
    </mtable>
    <annotation encoding="StarMath 5.0">j %iomega left( 1 + {{%isigma'_x} over {j %iomega %ivarepsilon_0}} right)^-1 left( 1 + {{%isigma'_y} over {j %iomega %ivarepsilon_0}} right) left( 1 + {{%isigma'_z} over {j %iomega %ivarepsilon_0}} right) H_x(%iomega)
= -{ c_0 over %imu_xx }
left[ {partial tilde E_z(%iomega)} over {partial y} - {partial tilde E_y(%iomega)} over {partial z} right]
newline
j %iomega left( 1 + {{%isigma'_x} over {j %iomega %ivarepsilon_0}} right) left( 1 + {{%isigma'_y} over {j %iomega %ivarepsilon_0}} right)^-1 left( 1 + {{%isigma'_z} over {j %iomega %ivarepsilon_0}} right) H_y(%iomega)
= -{ c_0 over %imu_yy }
left[ {partial tilde E_x(%iomega)} over {partial z} - {partial tilde E_z(%iomega)} over {partial x} right]
newline
j %iomega left( 1 + {{%isigma'_x} over {j %iomega %ivarepsilon_0}} right) left( 1 + {{%isigma'_y} over {j %iomega %ivarepsilon_0}} right) left( 1 + {{%isigma'_z} over {j %iomega %ivarepsilon_0}} right)^-1 H_z(%iomega)
= -{ c_0 over %imu_zz }
left[ {partial tilde E_y(%iomega)} over {partial x} - {partial tilde E_x(%iomega)} over {partial y} right]
</annotation>
  </semantics>
</math>
</file>

<file path=Object 46/content.xml><?xml version="1.0" encoding="utf-8"?>
<math xmlns="http://www.w3.org/1998/Math/MathML" display="block">
  <semantics>
    <mtable>
      <mtr>
        <mtd>
          <mrow>
            <mi>j</mi>
            <mi mathvariant="normal">ω</mi>
            <msup>
              <mrow>
                <mo fence="true" stretchy="true">(</mo>
                <mrow>
                  <mrow>
                    <mn>1</mn>
                    <mo stretchy="false">+</mo>
                    <mfrac>
                      <mrow>
                        <mi mathvariant="normal">σ</mi>
                        <msub>
                          <mi>'</mi>
                          <mi>x</mi>
                        </msub>
                      </mrow>
                      <mrow>
                        <mi>j</mi>
                        <mi mathvariant="normal">ω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  <mrow>
                <mo stretchy="false">−</mo>
                <mn>1</mn>
              </mrow>
            </msup>
            <mrow>
              <mo fence="true" stretchy="true">(</mo>
              <mrow>
                <mrow>
                  <mn>1</mn>
                  <mo stretchy="false">+</mo>
                  <mfrac>
                    <mrow>
                      <mi mathvariant="normal">σ</mi>
                      <msub>
                        <mi>'</mi>
                        <mi>y</mi>
                      </msub>
                    </mrow>
                    <mrow>
                      <mi>j</mi>
                      <mi mathvariant="normal">ω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  <mrow>
              <mo fence="true" stretchy="true">(</mo>
              <mrow>
                <mrow>
                  <mn>1</mn>
                  <mo stretchy="false">+</mo>
                  <mfrac>
                    <mrow>
                      <mi mathvariant="normal">σ</mi>
                      <msub>
                        <mi>'</mi>
                        <mi>z</mi>
                      </msub>
                    </mrow>
                    <mrow>
                      <mi>j</mi>
                      <mi mathvariant="normal">ω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  <mover accent="true">
              <msub>
                <mi>D</mi>
                <mi>x</mi>
              </msub>
              <mo stretchy="false">~</mo>
            </mover>
            <mrow>
              <mrow>
                <mo fence="true" stretchy="false">(</mo>
                <mrow>
                  <mi mathvariant="normal">ω</mi>
                </mrow>
                <mo fence="true" stretchy="false">)</mo>
              </mrow>
              <mo stretchy="false">=</mo>
              <msub>
                <mi>c</mi>
                <mn>0</mn>
              </msub>
            </mrow>
            <mrow>
              <mrow>
                <mo fence="true" stretchy="true">[</mo>
                <mrow>
                  <mrow>
                    <mfrac>
                      <mrow>
                        <mo stretchy="false">∂</mo>
                        <msub>
                          <mi>H</mi>
                          <mi>z</mi>
                        </msub>
                        <mrow>
                          <mo fence="true" stretchy="false">(</mo>
                          <mrow>
                            <mi mathvariant="normal">ω</mi>
                          </mrow>
                          <mo fence="true" stretchy="false">)</mo>
                        </mrow>
                      </mrow>
                      <mrow>
                        <mo stretchy="false">∂</mo>
                        <mi>y</mi>
                      </mrow>
                    </mfrac>
                    <mo stretchy="false">−</mo>
                    <mfrac>
                      <mrow>
                        <mo stretchy="false">∂</mo>
                        <msub>
                          <mi>H</mi>
                          <mi>y</mi>
                        </msub>
                        <mrow>
                          <mo fence="true" stretchy="false">(</mo>
                          <mrow>
                            <mi mathvariant="normal">ω</mi>
                          </mrow>
                          <mo fence="true" stretchy="false">)</mo>
                        </mrow>
                      </mrow>
                      <mrow>
                        <mo stretchy="false">∂</mo>
                        <mi>z</mi>
                      </mrow>
                    </mfrac>
                  </mrow>
                </mrow>
                <mo fence="true" stretchy="true">]</mo>
              </mrow>
              <mo stretchy="false">−</mo>
              <mfrac>
                <msub>
                  <mi mathvariant="normal">σ</mi>
                  <mi mathvariant="italic">xx</mi>
                </msub>
                <msub>
                  <mi mathvariant="normal">ε</mi>
                  <mn>0</mn>
                </msub>
              </mfrac>
            </mrow>
            <mover accent="true">
              <msub>
                <mi>E</mi>
                <mi>x</mi>
              </msub>
              <mo stretchy="false">~</mo>
            </mover>
            <mrow>
              <mo fence="true" stretchy="false">(</mo>
              <mrow>
                <mi mathvariant="normal">ω</mi>
              </mrow>
              <mo fence="true" stretchy="false">)</mo>
            </mrow>
          </mrow>
        </mtd>
      </mtr>
      <mtr>
        <mtd>
          <mrow>
            <mi>j</mi>
            <mi mathvariant="normal">ω</mi>
            <mrow>
              <mo fence="true" stretchy="true">(</mo>
              <mrow>
                <mrow>
                  <mn>1</mn>
                  <mo stretchy="false">+</mo>
                  <mfrac>
                    <mrow>
                      <mi mathvariant="normal">σ</mi>
                      <msub>
                        <mi>'</mi>
                        <mi>x</mi>
                      </msub>
                    </mrow>
                    <mrow>
                      <mi>j</mi>
                      <mi mathvariant="normal">ω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  <msup>
              <mrow>
                <mo fence="true" stretchy="true">(</mo>
                <mrow>
                  <mrow>
                    <mn>1</mn>
                    <mo stretchy="false">+</mo>
                    <mfrac>
                      <mrow>
                        <mi mathvariant="normal">σ</mi>
                        <msub>
                          <mi>'</mi>
                          <mi>y</mi>
                        </msub>
                      </mrow>
                      <mrow>
                        <mi>j</mi>
                        <mi mathvariant="normal">ω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  <mrow>
                <mo stretchy="false">−</mo>
                <mn>1</mn>
              </mrow>
            </msup>
            <mrow>
              <mo fence="true" stretchy="true">(</mo>
              <mrow>
                <mrow>
                  <mn>1</mn>
                  <mo stretchy="false">+</mo>
                  <mfrac>
                    <mrow>
                      <mi mathvariant="normal">σ</mi>
                      <msub>
                        <mi>'</mi>
                        <mi>z</mi>
                      </msub>
                    </mrow>
                    <mrow>
                      <mi>j</mi>
                      <mi mathvariant="normal">ω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  <mover accent="true">
              <msub>
                <mi>D</mi>
                <mi>y</mi>
              </msub>
              <mo stretchy="false">~</mo>
            </mover>
            <mrow>
              <mrow>
                <mo fence="true" stretchy="false">(</mo>
                <mrow>
                  <mi mathvariant="normal">ω</mi>
                </mrow>
                <mo fence="true" stretchy="false">)</mo>
              </mrow>
              <mo stretchy="false">=</mo>
              <msub>
                <mi>c</mi>
                <mn>0</mn>
              </msub>
            </mrow>
            <mrow>
              <mrow>
                <mo fence="true" stretchy="true">[</mo>
                <mrow>
                  <mrow>
                    <mfrac>
                      <mrow>
                        <mo stretchy="false">∂</mo>
                        <msub>
                          <mi>H</mi>
                          <mi>x</mi>
                        </msub>
                        <mrow>
                          <mo fence="true" stretchy="false">(</mo>
                          <mrow>
                            <mi mathvariant="normal">ω</mi>
                          </mrow>
                          <mo fence="true" stretchy="false">)</mo>
                        </mrow>
                      </mrow>
                      <mrow>
                        <mo stretchy="false">∂</mo>
                        <mi>z</mi>
                      </mrow>
                    </mfrac>
                    <mo stretchy="false">−</mo>
                    <mfrac>
                      <mrow>
                        <mo stretchy="false">∂</mo>
                        <msub>
                          <mi>H</mi>
                          <mi>z</mi>
                        </msub>
                        <mrow>
                          <mo fence="true" stretchy="false">(</mo>
                          <mrow>
                            <mi mathvariant="normal">ω</mi>
                          </mrow>
                          <mo fence="true" stretchy="false">)</mo>
                        </mrow>
                      </mrow>
                      <mrow>
                        <mo stretchy="false">∂</mo>
                        <mi>x</mi>
                      </mrow>
                    </mfrac>
                  </mrow>
                </mrow>
                <mo fence="true" stretchy="true">]</mo>
              </mrow>
              <mo stretchy="false">−</mo>
              <mfrac>
                <msub>
                  <mi mathvariant="normal">σ</mi>
                  <mi mathvariant="italic">yy</mi>
                </msub>
                <msub>
                  <mi mathvariant="normal">ε</mi>
                  <mn>0</mn>
                </msub>
              </mfrac>
            </mrow>
            <mover accent="true">
              <msub>
                <mi>E</mi>
                <mi>y</mi>
              </msub>
              <mo stretchy="false">~</mo>
            </mover>
            <mrow>
              <mo fence="true" stretchy="false">(</mo>
              <mrow>
                <mi mathvariant="normal">ω</mi>
              </mrow>
              <mo fence="true" stretchy="false">)</mo>
            </mrow>
          </mrow>
        </mtd>
      </mtr>
      <mtr>
        <mtd>
          <mrow>
            <mi>j</mi>
            <mi mathvariant="normal">ω</mi>
            <mrow>
              <mo fence="true" stretchy="true">(</mo>
              <mrow>
                <mrow>
                  <mn>1</mn>
                  <mo stretchy="false">+</mo>
                  <mfrac>
                    <mrow>
                      <mi mathvariant="normal">σ</mi>
                      <msub>
                        <mi>'</mi>
                        <mi>x</mi>
                      </msub>
                    </mrow>
                    <mrow>
                      <mi>j</mi>
                      <mi mathvariant="normal">ω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  <mrow>
              <mo fence="true" stretchy="true">(</mo>
              <mrow>
                <mrow>
                  <mn>1</mn>
                  <mo stretchy="false">+</mo>
                  <mfrac>
                    <mrow>
                      <mi mathvariant="normal">σ</mi>
                      <msub>
                        <mi>'</mi>
                        <mi>y</mi>
                      </msub>
                    </mrow>
                    <mrow>
                      <mi>j</mi>
                      <mi mathvariant="normal">ω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  <msup>
              <mrow>
                <mo fence="true" stretchy="true">(</mo>
                <mrow>
                  <mrow>
                    <mn>1</mn>
                    <mo stretchy="false">+</mo>
                    <mfrac>
                      <mrow>
                        <mi mathvariant="normal">σ</mi>
                        <msub>
                          <mi>'</mi>
                          <mi>z</mi>
                        </msub>
                      </mrow>
                      <mrow>
                        <mi>j</mi>
                        <mi mathvariant="normal">ω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  <mrow>
                <mo stretchy="false">−</mo>
                <mn>1</mn>
              </mrow>
            </msup>
            <mover accent="true">
              <msub>
                <mi>D</mi>
                <mi>z</mi>
              </msub>
              <mo stretchy="false">~</mo>
            </mover>
            <mrow>
              <mrow>
                <mo fence="true" stretchy="false">(</mo>
                <mrow>
                  <mi mathvariant="normal">ω</mi>
                </mrow>
                <mo fence="true" stretchy="false">)</mo>
              </mrow>
              <mo stretchy="false">=</mo>
              <msub>
                <mi>c</mi>
                <mn>0</mn>
              </msub>
            </mrow>
            <mrow>
              <mrow>
                <mo fence="true" stretchy="true">[</mo>
                <mrow>
                  <mrow>
                    <mfrac>
                      <mrow>
                        <mo stretchy="false">∂</mo>
                        <msub>
                          <mi>H</mi>
                          <mi>y</mi>
                        </msub>
                        <mrow>
                          <mo fence="true" stretchy="false">(</mo>
                          <mrow>
                            <mi mathvariant="normal">ω</mi>
                          </mrow>
                          <mo fence="true" stretchy="false">)</mo>
                        </mrow>
                      </mrow>
                      <mrow>
                        <mo stretchy="false">∂</mo>
                        <mi>x</mi>
                      </mrow>
                    </mfrac>
                    <mo stretchy="false">−</mo>
                    <mfrac>
                      <mrow>
                        <mo stretchy="false">∂</mo>
                        <msub>
                          <mi>H</mi>
                          <mi>x</mi>
                        </msub>
                        <mrow>
                          <mo fence="true" stretchy="false">(</mo>
                          <mrow>
                            <mi mathvariant="normal">ω</mi>
                          </mrow>
                          <mo fence="true" stretchy="false">)</mo>
                        </mrow>
                      </mrow>
                      <mrow>
                        <mo stretchy="false">∂</mo>
                        <mi>y</mi>
                      </mrow>
                    </mfrac>
                  </mrow>
                </mrow>
                <mo fence="true" stretchy="true">]</mo>
              </mrow>
              <mo stretchy="false">−</mo>
              <mfrac>
                <msub>
                  <mi mathvariant="normal">σ</mi>
                  <mi mathvariant="italic">zz</mi>
                </msub>
                <msub>
                  <mi mathvariant="normal">ε</mi>
                  <mn>0</mn>
                </msub>
              </mfrac>
            </mrow>
            <mover accent="true">
              <msub>
                <mi>E</mi>
                <mi>z</mi>
              </msub>
              <mo stretchy="false">~</mo>
            </mover>
            <mrow>
              <mo fence="true" stretchy="false">(</mo>
              <mrow>
                <mi mathvariant="normal">ω</mi>
              </mrow>
              <mo fence="true" stretchy="false">)</mo>
            </mrow>
          </mrow>
        </mtd>
      </mtr>
    </mtable>
    <annotation encoding="StarMath 5.0">j %iomega left( 1 + {{%isigma'_x} over {j %iomega %ivarepsilon_0}} right)^-1 left( 1 + {{%isigma'_y} over {j %iomega %ivarepsilon_0}} right) left( 1 + {{%isigma'_z} over {j %iomega %ivarepsilon_0}} right) tilde D_x(%iomega)
= c_0
left[ {partial H_z(%iomega)} over {partial y} - {partial H_y(%iomega)} over {partial z} right] -
{ %isigma_xx over %ivarepsilon_0 } tilde E_x(%iomega)
newline
j %iomega left( 1 + {{%isigma'_x} over {j %iomega %ivarepsilon_0}} right) left( 1 + {{%isigma'_y} over {j %iomega %ivarepsilon_0}} right)^-1 left( 1 + {{%isigma'_z} over {j %iomega %ivarepsilon_0}} right) tilde D_y(%iomega)
= c_0
left[ {partial H_x(%iomega)} over {partial z} - {partial H_z(%iomega)} over {partial x} right] -
{ %isigma_yy over %ivarepsilon_0 } tilde E_y(%iomega)
newline
j %iomega left( 1 + {{%isigma'_x} over {j %iomega %ivarepsilon_0}} right) left( 1 + {{%isigma'_y} over {j %iomega %ivarepsilon_0}} right) left( 1 + {{%isigma'_z} over {j %iomega %ivarepsilon_0}} right)^-1 tilde D_z(%iomega)
= c_0
left[ {partial H_y(%iomega)} over {partial x} - {partial H_x(%iomega)} over {partial y} right] -
{ %isigma_zz over %ivarepsilon_0 } tilde E_z(%iomega)
</annotation>
  </semantics>
</math>
</file>

<file path=Object 47/content.xml><?xml version="1.0" encoding="utf-8"?>
<math xmlns="http://www.w3.org/1998/Math/MathML" display="block">
  <semantics>
    <mrow>
      <mi>F</mi>
      <mrow>
        <mrow>
          <mo fence="true" stretchy="false">{</mo>
          <mrow>
            <mrow>
              <mfrac>
                <msup>
                  <mi>d</mi>
                  <mi>a</mi>
                </msup>
                <msup>
                  <mi mathvariant="italic">dt</mi>
                  <mi>a</mi>
                </msup>
              </mfrac>
              <mi>g</mi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}</mo>
        </mrow>
        <mo stretchy="false">=</mo>
        <msup>
          <mrow>
            <mo fence="true" stretchy="false">(</mo>
            <mrow>
              <mrow>
                <mi>j</mi>
                <mi mathvariant="normal">ω</mi>
              </mrow>
            </mrow>
            <mo fence="true" stretchy="false">)</mo>
          </mrow>
          <mi>a</mi>
        </msup>
      </mrow>
      <mi>G</mi>
      <mrow>
        <mo fence="true" stretchy="false">(</mo>
        <mrow>
          <mi mathvariant="normal">ω</mi>
        </mrow>
        <mo fence="true" stretchy="false">)</mo>
      </mrow>
    </mrow>
    <annotation encoding="StarMath 5.0">F lbrace d^a over dt^a g(t) rbrace = (j %iomega)^a G(%iomega)</annotation>
  </semantics>
</math>
</file>

<file path=Object 48/content.xml><?xml version="1.0" encoding="utf-8"?>
<math xmlns="http://www.w3.org/1998/Math/MathML" display="block">
  <semantics>
    <mrow>
      <msubsup>
        <mi>C</mi>
        <mi>x</mi>
        <mi>E</mi>
      </msubsup>
      <mrow>
        <mo fence="true" stretchy="false">(</mo>
        <mrow>
          <mi mathvariant="normal">ω</mi>
        </mrow>
        <mo fence="true" stretchy="false">)</mo>
      </mrow>
      <mrow>
        <mspace width="2em"/>
        <mo stretchy="false">=</mo>
        <mspace width="2em"/>
      </mrow>
      <mrow>
        <mfrac>
          <mrow>
            <mo stretchy="false">∂</mo>
            <mover accent="true">
              <msub>
                <mi>E</mi>
                <mi>z</mi>
              </msub>
              <mo stretchy="false">~</mo>
            </mover>
            <mrow>
              <mo fence="true" stretchy="false">(</mo>
              <mrow>
                <mi mathvariant="normal">ω</mi>
              </mrow>
              <mo fence="true" stretchy="false">)</mo>
            </mrow>
          </mrow>
          <mrow>
            <mo stretchy="false">∂</mo>
            <mi>y</mi>
          </mrow>
        </mfrac>
        <mo stretchy="false">−</mo>
        <mfrac>
          <mrow>
            <mo stretchy="false">∂</mo>
            <mover accent="true">
              <msub>
                <mi>E</mi>
                <mi>y</mi>
              </msub>
              <mo stretchy="false">~</mo>
            </mover>
            <mrow>
              <mo fence="true" stretchy="false">(</mo>
              <mrow>
                <mi mathvariant="normal">ω</mi>
              </mrow>
              <mo fence="true" stretchy="false">)</mo>
            </mrow>
          </mrow>
          <mrow>
            <mo stretchy="false">∂</mo>
            <mi>z</mi>
          </mrow>
        </mfrac>
      </mrow>
    </mrow>
    <annotation encoding="StarMath 5.0">C_x^E(%iomega) ~=~ {partial tilde E_z(%iomega)} over {partial y} - {partial tilde E_y(%iomega)} over {partial z}</annotation>
  </semantics>
</math>
</file>

<file path=Object 49/content.xml><?xml version="1.0" encoding="utf-8"?>
<math xmlns="http://www.w3.org/1998/Math/MathML" display="block">
  <semantics>
    <mrow>
      <mi>j</mi>
      <mi mathvariant="normal">ω</mi>
      <msup>
        <mrow>
          <mo fence="true" stretchy="true">(</mo>
          <mrow>
            <mrow>
              <mn>1</mn>
              <mo stretchy="false">+</mo>
              <mfrac>
                <mrow>
                  <mi mathvariant="normal">σ</mi>
                  <msub>
                    <mi>'</mi>
                    <mi>x</mi>
                  </msub>
                </mrow>
                <mrow>
                  <mi>j</mi>
                  <mi mathvariant="normal">ω</mi>
                  <msub>
                    <mi mathvariant="normal">ε</mi>
                    <mn>0</mn>
                  </msub>
                </mrow>
              </mfrac>
            </mrow>
          </mrow>
          <mo fence="true" stretchy="true">)</mo>
        </mrow>
        <mrow>
          <mo stretchy="false">−</mo>
          <mn>1</mn>
        </mrow>
      </msup>
      <mrow>
        <mo fence="true" stretchy="true">(</mo>
        <mrow>
          <mrow>
            <mn>1</mn>
            <mo stretchy="false">+</mo>
            <mfrac>
              <mrow>
                <mi mathvariant="normal">σ</mi>
                <msub>
                  <mi>'</mi>
                  <mi>y</mi>
                </msub>
              </mrow>
              <mrow>
                <mi>j</mi>
                <mi mathvariant="normal">ω</mi>
                <msub>
                  <mi mathvariant="normal">ε</mi>
                  <mn>0</mn>
                </msub>
              </mrow>
            </mfrac>
          </mrow>
        </mrow>
        <mo fence="true" stretchy="true">)</mo>
      </mrow>
      <mrow>
        <mo fence="true" stretchy="true">(</mo>
        <mrow>
          <mrow>
            <mn>1</mn>
            <mo stretchy="false">+</mo>
            <mfrac>
              <mrow>
                <mi mathvariant="normal">σ</mi>
                <msub>
                  <mi>'</mi>
                  <mi>z</mi>
                </msub>
              </mrow>
              <mrow>
                <mi>j</mi>
                <mi mathvariant="normal">ω</mi>
                <msub>
                  <mi mathvariant="normal">ε</mi>
                  <mn>0</mn>
                </msub>
              </mrow>
            </mfrac>
          </mrow>
        </mrow>
        <mo fence="true" stretchy="true">)</mo>
      </mrow>
      <msub>
        <mi>H</mi>
        <mi>x</mi>
      </msub>
      <mrow>
        <mo fence="true" stretchy="false">(</mo>
        <mrow>
          <mi mathvariant="normal">ω</mi>
        </mrow>
        <mo fence="true" stretchy="false">)</mo>
      </mrow>
      <mrow>
        <mspace width="2em"/>
        <mo stretchy="false">=</mo>
        <mrow>
          <mspace width="2em"/>
          <mo stretchy="false">−</mo>
          <mfrac>
            <msub>
              <mi>c</mi>
              <mn>0</mn>
            </msub>
            <msub>
              <mi mathvariant="normal">μ</mi>
              <mi mathvariant="italic">xx</mi>
            </msub>
          </mfrac>
        </mrow>
      </mrow>
      <msubsup>
        <mi>C</mi>
        <mi>x</mi>
        <mi>E</mi>
      </msubsup>
      <mrow>
        <mo fence="true" stretchy="false">(</mo>
        <mrow>
          <mi mathvariant="normal">ω</mi>
        </mrow>
        <mo fence="true" stretchy="false">)</mo>
      </mrow>
    </mrow>
    <annotation encoding="StarMath 5.0">j %iomega left( 1 + {{%isigma'_x} over {j %iomega %ivarepsilon_0}} right)^-1 left( 1 + {{%isigma'_y} over {j %iomega %ivarepsilon_0}} right) left( 1 + {{%isigma'_z} over {j %iomega %ivarepsilon_0}} right) H_x(%iomega)
~=~ -{ c_0 over %imu_xx } C_x^E(%iomega)</annotation>
  </semantics>
</math>
</file>

<file path=Object 5/content.xml><?xml version="1.0" encoding="utf-8"?>
<math xmlns="http://www.w3.org/1998/Math/MathML" display="block">
  <semantics>
    <mrow>
      <msub>
        <mi>f</mi>
        <mi mathvariant="italic">mat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n>1</mn>
                </mtd>
                <mtd columnalign="left">
                  <mrow>
                    <mi mathvariant="italic">for</mi>
                    <mspace width="2em"/>
                    <mrow>
                      <msub>
                        <mi>x</mi>
                        <mi>s</mi>
                      </msub>
                      <mo stretchy="false">≤</mo>
                      <mi>x</mi>
                      <mo stretchy="false">&lt;</mo>
                      <msub>
                        <mi>x</mi>
                        <mi>e</mi>
                      </msub>
                    </mrow>
                  </mrow>
                </mtd>
              </mtr>
              <mtr>
                <mtd>
                  <mn>0</mn>
                </mtd>
                <mtd columnalign="left">
                  <mi mathvariant="italic">otherwise</mi>
                </mtd>
              </mtr>
            </mtable>
          </mrow>
        </mrow>
      </mrow>
    </mrow>
    <annotation encoding="StarMath 5.0">f_mat(x) = left lbrace matrix {
1 # alignl for~ x_s &lt;= x &lt; x_e ##
0 # alignl otherwise } right none
</annotation>
  </semantics>
</math>
</file>

<file path=Object 50/content.xml><?xml version="1.0" encoding="utf-8"?>
<math xmlns="http://www.w3.org/1998/Math/MathML" display="block">
  <semantics>
    <mrow>
      <mi>j</mi>
      <mi mathvariant="normal">ω</mi>
      <msub>
        <mi>H</mi>
        <mi>x</mi>
      </msub>
      <mrow>
        <mrow>
          <mo fence="true" stretchy="false">(</mo>
          <mrow>
            <mi mathvariant="normal">ω</mi>
          </mrow>
          <mo fence="true" stretchy="false">)</mo>
        </mrow>
        <mo stretchy="false">+</mo>
        <mfrac>
          <mrow>
            <mi mathvariant="normal">σ</mi>
            <mrow>
              <msub>
                <mi>'</mi>
                <mi>y</mi>
              </msub>
              <mo stretchy="false">+</mo>
              <mi mathvariant="normal">σ</mi>
            </mrow>
            <msub>
              <mi>'</mi>
              <mi>z</mi>
            </msub>
          </mrow>
          <msub>
            <mi mathvariant="normal">ε</mi>
            <mn>0</mn>
          </msub>
        </mfrac>
      </mrow>
      <msub>
        <mi>H</mi>
        <mi>x</mi>
      </msub>
      <mrow>
        <mrow>
          <mo fence="true" stretchy="false">(</mo>
          <mrow>
            <mi mathvariant="normal">ω</mi>
          </mrow>
          <mo fence="true" stretchy="false">)</mo>
        </mrow>
        <mo stretchy="false">+</mo>
        <mfrac>
          <mn>1</mn>
          <mrow>
            <mi>j</mi>
            <mi mathvariant="normal">ω</mi>
          </mrow>
        </mfrac>
      </mrow>
      <mfrac>
        <mrow>
          <mi mathvariant="normal">σ</mi>
          <msub>
            <mi>'</mi>
            <mi>y</mi>
          </msub>
          <mi mathvariant="normal">σ</mi>
          <msub>
            <mi>'</mi>
            <mi>z</mi>
          </msub>
        </mrow>
        <msubsup>
          <mi mathvariant="normal">ε</mi>
          <mn>0</mn>
          <mn>2</mn>
        </msubsup>
      </mfrac>
      <msub>
        <mi>H</mi>
        <mi>x</mi>
      </msub>
      <mrow>
        <mo fence="true" stretchy="false">(</mo>
        <mrow>
          <mi mathvariant="normal">ω</mi>
        </mrow>
        <mo fence="true" stretchy="false">)</mo>
      </mrow>
      <mrow>
        <mspace width="2em"/>
        <mo stretchy="false">=</mo>
        <mrow>
          <mspace width="2em"/>
          <mo stretchy="false">−</mo>
          <mfrac>
            <msub>
              <mi>c</mi>
              <mn>0</mn>
            </msub>
            <msub>
              <mi mathvariant="normal">μ</mi>
              <mi mathvariant="italic">xx</mi>
            </msub>
          </mfrac>
        </mrow>
      </mrow>
      <msubsup>
        <mi>C</mi>
        <mi>x</mi>
        <mi>E</mi>
      </msubsup>
      <mrow>
        <mrow>
          <mo fence="true" stretchy="false">(</mo>
          <mrow>
            <mi mathvariant="normal">ω</mi>
          </mrow>
          <mo fence="true" stretchy="false">)</mo>
        </mrow>
        <mo stretchy="false">−</mo>
        <mfrac>
          <mn>1</mn>
          <mrow>
            <mi>j</mi>
            <mi mathvariant="normal">ω</mi>
          </mrow>
        </mfrac>
      </mrow>
      <mfrac>
        <mrow>
          <msub>
            <mi>c</mi>
            <mn>0</mn>
          </msub>
          <mi mathvariant="normal">σ</mi>
          <msub>
            <mi>'</mi>
            <mi>x</mi>
          </msub>
        </mrow>
        <mrow>
          <msub>
            <mi mathvariant="normal">ε</mi>
            <mn>0</mn>
          </msub>
          <msub>
            <mi mathvariant="normal">μ</mi>
            <mi mathvariant="italic">xx</mi>
          </msub>
        </mrow>
      </mfrac>
      <msubsup>
        <mi>C</mi>
        <mi>x</mi>
        <mi>E</mi>
      </msubsup>
      <mrow>
        <mo fence="true" stretchy="false">(</mo>
        <mrow>
          <mi mathvariant="normal">ω</mi>
        </mrow>
        <mo fence="true" stretchy="false">)</mo>
      </mrow>
    </mrow>
    <annotation encoding="StarMath 5.0">j %iomega H_x(%iomega) + {%isigma'_y + %isigma'_z} over %ivarepsilon_0 H_x(%iomega) + 1 over {j %iomega} { {%isigma'_y %isigma'_z} over %ivarepsilon_0^2 } H_x(%iomega)
~=~
 -{ c_0 over %imu_xx } C_x^E(%iomega) - 1 over {j %iomega} { {c_0 %isigma'_x} over {%ivarepsilon_0 %imu_xx} } C_x^E(%iomega)</annotation>
  </semantics>
</math>
</file>

<file path=Object 51/content.xml><?xml version="1.0" encoding="utf-8"?>
<math xmlns="http://www.w3.org/1998/Math/MathML" display="block">
  <semantics>
    <mrow>
      <mrow>
        <mfrac>
          <mrow>
            <mo stretchy="false">∂</mo>
            <msub>
              <mi>H</mi>
              <mi>x</mi>
            </msub>
            <mrow>
              <mo fence="true" stretchy="false">(</mo>
              <mrow>
                <mi>t</mi>
              </mrow>
              <mo fence="true" stretchy="false">)</mo>
            </mrow>
          </mrow>
          <mrow>
            <mo stretchy="false">∂</mo>
            <mi>t</mi>
          </mrow>
        </mfrac>
        <mo stretchy="false">+</mo>
        <mfrac>
          <mrow>
            <mi mathvariant="normal">σ</mi>
            <mrow>
              <msub>
                <mi>'</mi>
                <mi>y</mi>
              </msub>
              <mo stretchy="false">+</mo>
              <mi mathvariant="normal">σ</mi>
            </mrow>
            <msub>
              <mi>'</mi>
              <mi>z</mi>
            </msub>
          </mrow>
          <msub>
            <mi mathvariant="normal">ε</mi>
            <mn>0</mn>
          </msub>
        </mfrac>
      </mrow>
      <msub>
        <mi>H</mi>
        <mi>x</mi>
      </msub>
      <mrow>
        <mrow>
          <mo fence="true" stretchy="false">(</mo>
          <mrow>
            <mi>t</mi>
          </mrow>
          <mo fence="true" stretchy="false">)</mo>
        </mrow>
        <mo stretchy="false">+</mo>
        <mrow>
          <munderover>
            <mo stretchy="false">∫</mo>
            <mrow>
              <mo stretchy="false">−</mo>
              <mi mathvariant="normal">∞</mi>
            </mrow>
            <mi>t</mi>
          </munderover>
          <mfrac>
            <mrow>
              <mi mathvariant="normal">σ</mi>
              <msub>
                <mi>'</mi>
                <mi>y</mi>
              </msub>
              <mi mathvariant="normal">σ</mi>
              <msub>
                <mi>'</mi>
                <mi>z</mi>
              </msub>
            </mrow>
            <msubsup>
              <mi mathvariant="normal">ε</mi>
              <mn>0</mn>
              <mn>2</mn>
            </msubsup>
          </mfrac>
        </mrow>
      </mrow>
      <msub>
        <mi>H</mi>
        <mi>x</mi>
      </msub>
      <mrow>
        <mo fence="true" stretchy="false">(</mo>
        <mrow>
          <mi mathvariant="normal">τ</mi>
        </mrow>
        <mo fence="true" stretchy="false">)</mo>
      </mrow>
      <mi>d</mi>
      <mi mathvariant="normal">τ</mi>
      <mrow>
        <mspace width="2em"/>
        <mo stretchy="false">=</mo>
        <mrow>
          <mspace width="2em"/>
          <mo stretchy="false">−</mo>
          <mfrac>
            <msub>
              <mi>c</mi>
              <mn>0</mn>
            </msub>
            <msub>
              <mi mathvariant="normal">μ</mi>
              <mi mathvariant="italic">xx</mi>
            </msub>
          </mfrac>
        </mrow>
      </mrow>
      <msubsup>
        <mi>C</mi>
        <mi>x</mi>
        <mi>E</mi>
      </msubsup>
      <mrow>
        <mrow>
          <mo fence="true" stretchy="false">(</mo>
          <mrow>
            <mi>t</mi>
          </mrow>
          <mo fence="true" stretchy="false">)</mo>
        </mrow>
        <mo stretchy="false">−</mo>
        <mrow>
          <munderover>
            <mo stretchy="false">∫</mo>
            <mrow>
              <mo stretchy="false">−</mo>
              <mi mathvariant="normal">∞</mi>
            </mrow>
            <mi>t</mi>
          </munderover>
          <mfrac>
            <mrow>
              <msub>
                <mi>c</mi>
                <mn>0</mn>
              </msub>
              <mi mathvariant="normal">σ</mi>
              <msub>
                <mi>'</mi>
                <mi>x</mi>
              </msub>
            </mrow>
            <mrow>
              <msub>
                <mi mathvariant="normal">ε</mi>
                <mn>0</mn>
              </msub>
              <msub>
                <mi mathvariant="normal">μ</mi>
                <mi mathvariant="italic">xx</mi>
              </msub>
            </mrow>
          </mfrac>
        </mrow>
      </mrow>
      <msubsup>
        <mi>C</mi>
        <mi>x</mi>
        <mi>E</mi>
      </msubsup>
      <mrow>
        <mo fence="true" stretchy="false">(</mo>
        <mrow>
          <mi mathvariant="normal">τ</mi>
        </mrow>
        <mo fence="true" stretchy="false">)</mo>
      </mrow>
      <mi>d</mi>
      <mi mathvariant="normal">τ</mi>
    </mrow>
    <annotation encoding="StarMath 5.0">{partial H_x(t)} over {partial t} + {%isigma'_y + %isigma'_z} over %ivarepsilon_0 H_x(t) + int from {- %infinite } to {t} { {%isigma'_y %isigma'_z} over %ivarepsilon_0^2 } H_x(%itau) d %itau
~ = ~
 -{ c_0 over %imu_xx } C_x^E(t) - int from {- %infinite } to {t} { {c_0 %isigma'_x} over {%ivarepsilon_0 %imu_xx} } C_x^E(%itau) d %itau</annotation>
  </semantics>
</math>
</file>

<file path=Object 52/content.xml><?xml version="1.0" encoding="utf-8"?>
<math xmlns="http://www.w3.org/1998/Math/MathML" display="block">
  <semantics>
    <mrow>
      <mfrac>
        <mo stretchy="false">∂</mo>
        <mrow>
          <mo stretchy="false">∂</mo>
          <mi>t</mi>
        </mrow>
      </mfrac>
      <msub>
        <mi>H</mi>
        <mi>x</mi>
      </msub>
      <mrow>
        <mo fence="true" stretchy="false">(</mo>
        <mrow>
          <mi>t</mi>
        </mrow>
        <mo fence="true" stretchy="false">)</mo>
      </mrow>
      <mrow>
        <mspace width="2em"/>
        <mo stretchy="false">+</mo>
        <mspace width="2em"/>
      </mrow>
      <mfrac>
        <mrow>
          <mi mathvariant="normal">σ</mi>
          <mrow>
            <msub>
              <mi>'</mi>
              <mi>y</mi>
            </msub>
            <mo stretchy="false">+</mo>
            <mi mathvariant="normal">σ</mi>
          </mrow>
          <msub>
            <mi>'</mi>
            <mi>z</mi>
          </msub>
        </mrow>
        <msub>
          <mi mathvariant="normal">ε</mi>
          <mn>0</mn>
        </msub>
      </mfrac>
      <msub>
        <mi>H</mi>
        <mi>x</mi>
      </msub>
      <mrow>
        <mo fence="true" stretchy="false">(</mo>
        <mrow>
          <mi>t</mi>
        </mrow>
        <mo fence="true" stretchy="false">)</mo>
      </mrow>
      <mrow>
        <mspace width="2em"/>
        <mo stretchy="false">+</mo>
        <mspace width="2em"/>
      </mrow>
      <mfrac>
        <mrow>
          <mi mathvariant="normal">σ</mi>
          <msub>
            <mi>'</mi>
            <mi>y</mi>
          </msub>
          <mi mathvariant="normal">σ</mi>
          <msub>
            <mi>'</mi>
            <mi>z</mi>
          </msub>
        </mrow>
        <msubsup>
          <mi mathvariant="normal">ε</mi>
          <mn>0</mn>
          <mn>2</mn>
        </msubsup>
      </mfrac>
      <mrow>
        <munderover>
          <mo stretchy="false">∫</mo>
          <mrow>
            <mo stretchy="false">−</mo>
            <mi mathvariant="normal">∞</mi>
          </mrow>
          <mi>t</mi>
        </munderover>
        <msub>
          <mi>H</mi>
          <mi>x</mi>
        </msub>
      </mrow>
      <mrow>
        <mo fence="true" stretchy="false">(</mo>
        <mrow>
          <mi mathvariant="normal">τ</mi>
        </mrow>
        <mo fence="true" stretchy="false">)</mo>
      </mrow>
      <mi>d</mi>
      <mi mathvariant="normal">τ</mi>
      <mrow>
        <mspace width="2em"/>
        <mo stretchy="false">=</mo>
        <mrow>
          <mspace width="2em"/>
          <mo stretchy="false">−</mo>
          <mfrac>
            <msub>
              <mi>c</mi>
              <mn>0</mn>
            </msub>
            <msub>
              <mi mathvariant="normal">μ</mi>
              <mi mathvariant="italic">xx</mi>
            </msub>
          </mfrac>
        </mrow>
      </mrow>
      <msubsup>
        <mi>C</mi>
        <mi>x</mi>
        <mi>E</mi>
      </msubsup>
      <mrow>
        <mo fence="true" stretchy="false">(</mo>
        <mrow>
          <mi>t</mi>
        </mrow>
        <mo fence="true" stretchy="false">)</mo>
      </mrow>
      <mrow>
        <mspace width="2em"/>
        <mo stretchy="false">−</mo>
        <mspace width="2em"/>
      </mrow>
      <mfrac>
        <mrow>
          <msub>
            <mi>c</mi>
            <mn>0</mn>
          </msub>
          <mi mathvariant="normal">σ</mi>
          <msub>
            <mi>'</mi>
            <mi>x</mi>
          </msub>
        </mrow>
        <mrow>
          <msub>
            <mi mathvariant="normal">ε</mi>
            <mn>0</mn>
          </msub>
          <msub>
            <mi mathvariant="normal">μ</mi>
            <mi mathvariant="italic">xx</mi>
          </msub>
        </mrow>
      </mfrac>
      <mrow>
        <munderover>
          <mo stretchy="false">∫</mo>
          <mrow>
            <mo stretchy="false">−</mo>
            <mi mathvariant="normal">∞</mi>
          </mrow>
          <mi>t</mi>
        </munderover>
        <msubsup>
          <mi>C</mi>
          <mi>x</mi>
          <mi>E</mi>
        </msubsup>
      </mrow>
      <mrow>
        <mo fence="true" stretchy="false">(</mo>
        <mrow>
          <mi mathvariant="normal">τ</mi>
        </mrow>
        <mo fence="true" stretchy="false">)</mo>
      </mrow>
      <mi>d</mi>
      <mi mathvariant="normal">τ</mi>
    </mrow>
    <annotation encoding="StarMath 5.0">{partial} over {partial t} H_x(t)
~+~
{%isigma'_y + %isigma'_z} over %ivarepsilon_0 H_x(t)
~+~
{ {%isigma'_y %isigma'_z} over %ivarepsilon_0^2 } int from {- %infinite } to {t}  H_x(%itau) d %itau
~=~
-{c_0 over %imu_xx} C_x^E(t)  
~-~
{ {c_0 %isigma'_x} over {%ivarepsilon_0 %imu_xx} } int from {- %infinite } to {t}  C_x^E(%itau) d %itau
</annotation>
  </semantics>
</math>
</file>

<file path=Object 53/content.xml><?xml version="1.0" encoding="utf-8"?>
<math xmlns="http://www.w3.org/1998/Math/MathML" display="block">
  <semantics>
    <mrow>
      <mfrac>
        <mo stretchy="false">∂</mo>
        <mrow>
          <mo stretchy="false">∂</mo>
          <mi>t</mi>
        </mrow>
      </mfrac>
      <msub>
        <mi>H</mi>
        <mi>x</mi>
      </msub>
      <mrow>
        <mo fence="true" stretchy="false">(</mo>
        <mrow>
          <mi>t</mi>
        </mrow>
        <mo fence="true" stretchy="false">)</mo>
      </mrow>
      <mrow>
        <mspace width="4em"/>
        <mo stretchy="false">≈</mo>
        <mspace width="4em"/>
      </mrow>
      <mfrac>
        <mrow>
          <msubsup>
            <mi>H</mi>
            <mrow>
              <mi>x</mi>
              <mi>,</mi>
              <mrow>
                <mi>t</mi>
                <mo stretchy="false">+</mo>
                <mrow>
                  <mrow>
                    <mi mathvariant="normal">Δ</mi>
                    <mi>t</mi>
                  </mrow>
                  <mo stretchy="false">/</mo>
                  <mn>2</mn>
                </mrow>
              </mrow>
            </mrow>
            <mrow>
              <mi>i</mi>
              <mi>,</mi>
              <mi>j</mi>
              <mi>,</mi>
              <mi>k</mi>
            </mrow>
          </msubsup>
          <mo stretchy="false">−</mo>
          <msubsup>
            <mi>H</mi>
            <mrow>
              <mi>x</mi>
              <mi>,</mi>
              <mrow>
                <mi>t</mi>
                <mo stretchy="false">−</mo>
                <mrow>
                  <mrow>
                    <mi mathvariant="normal">Δ</mi>
                    <mi>t</mi>
                  </mrow>
                  <mo stretchy="false">/</mo>
                  <mn>2</mn>
                </mrow>
              </mrow>
            </mrow>
            <mrow>
              <mi>i</mi>
              <mi>,</mi>
              <mi>j</mi>
              <mi>,</mi>
              <mi>k</mi>
            </mrow>
          </msubsup>
        </mrow>
        <mrow>
          <mi mathvariant="normal">Δ</mi>
          <mi>t</mi>
        </mrow>
      </mfrac>
    </mrow>
    <annotation encoding="StarMath 5.0">{partial} over {partial t} H_x(t)
~~approx~~
{ { H_{x,t+nospace{%iDELTA t}/2}^{i,j,k} - H_{x,t-nospace{%iDELTA t}/2}^{i,j,k} } over nospace{%iDELTA t} }</annotation>
  </semantics>
</math>
</file>

<file path=Object 54/content.xml><?xml version="1.0" encoding="utf-8"?>
<math xmlns="http://www.w3.org/1998/Math/MathML" display="block">
  <semantics>
    <mrow>
      <mfrac>
        <mrow>
          <mi mathvariant="normal">σ</mi>
          <mrow>
            <msub>
              <mi>'</mi>
              <mi>y</mi>
            </msub>
            <mo stretchy="false">+</mo>
            <mi mathvariant="normal">σ</mi>
          </mrow>
          <msub>
            <mi>'</mi>
            <mi>z</mi>
          </msub>
        </mrow>
        <msub>
          <mi mathvariant="normal">ε</mi>
          <mn>0</mn>
        </msub>
      </mfrac>
      <msub>
        <mi>H</mi>
        <mi>x</mi>
      </msub>
      <mrow>
        <mo fence="true" stretchy="false">(</mo>
        <mrow>
          <mi>t</mi>
        </mrow>
        <mo fence="true" stretchy="false">)</mo>
      </mrow>
      <mrow>
        <mspace width="4em"/>
        <mo stretchy="false">≈</mo>
        <mspace width="4em"/>
      </mrow>
      <mfrac>
        <mrow>
          <mi mathvariant="normal">σ</mi>
          <mrow>
            <msubsup>
              <mi>'</mi>
              <mi>y</mi>
              <mrow>
                <mi>i</mi>
                <mi>,</mi>
                <mi>j</mi>
                <mi>,</mi>
                <mi>k</mi>
              </mrow>
            </msubsup>
            <mo stretchy="false">+</mo>
            <mi mathvariant="normal">σ</mi>
          </mrow>
          <msubsup>
            <mi>'</mi>
            <mi>z</mi>
            <mrow>
              <mi>i</mi>
              <mi>,</mi>
              <mi>j</mi>
              <mi>,</mi>
              <mi>k</mi>
            </mrow>
          </msubsup>
        </mrow>
        <msub>
          <mi mathvariant="normal">ε</mi>
          <mn>0</mn>
        </msub>
      </mfrac>
      <mfrac>
        <mrow>
          <msubsup>
            <mi>H</mi>
            <mrow>
              <mi>x</mi>
              <mi>,</mi>
              <mrow>
                <mi>t</mi>
                <mo stretchy="false">+</mo>
                <mrow>
                  <mrow>
                    <mi mathvariant="normal">Δ</mi>
                    <mi>t</mi>
                  </mrow>
                  <mo stretchy="false">/</mo>
                  <mn>2</mn>
                </mrow>
              </mrow>
            </mrow>
            <mrow>
              <mi>i</mi>
              <mi>,</mi>
              <mi>j</mi>
              <mi>,</mi>
              <mi>k</mi>
            </mrow>
          </msubsup>
          <mo stretchy="false">−</mo>
          <msubsup>
            <mi>H</mi>
            <mrow>
              <mi>x</mi>
              <mi>,</mi>
              <mrow>
                <mi>t</mi>
                <mo stretchy="false">−</mo>
                <mrow>
                  <mrow>
                    <mi mathvariant="normal">Δ</mi>
                    <mi>t</mi>
                  </mrow>
                  <mo stretchy="false">/</mo>
                  <mn>2</mn>
                </mrow>
              </mrow>
            </mrow>
            <mrow>
              <mi>i</mi>
              <mi>,</mi>
              <mi>j</mi>
              <mi>,</mi>
              <mi>k</mi>
            </mrow>
          </msubsup>
        </mrow>
        <mn>2</mn>
      </mfrac>
    </mrow>
    <annotation encoding="StarMath 5.0">{%isigma'_y + %isigma'_z} over %ivarepsilon_0 H_x(t)
~~approx~~
{%isigma'_y^{i,j,k} + %isigma'_z^{i,j,k}} over { %ivarepsilon_0 }
{ { H_{x,t+nospace{%iDELTA t}/2}^{i,j,k} - H_{x,t-nospace{%iDELTA t}/2}^{i,j,k} } over 2 }</annotation>
  </semantics>
</math>
</file>

<file path=Object 55/content.xml><?xml version="1.0" encoding="utf-8"?>
<math xmlns="http://www.w3.org/1998/Math/MathML" display="block">
  <semantics>
    <mtable>
      <mtr>
        <mtd>
          <mrow>
            <mrow>
              <munderover>
                <mo stretchy="false">∫</mo>
                <mrow>
                  <mo stretchy="false">−</mo>
                  <mi mathvariant="normal">∞</mi>
                </mrow>
                <mi>t</mi>
              </munderover>
              <mfrac>
                <mrow>
                  <mi mathvariant="normal">σ</mi>
                  <msub>
                    <mi>'</mi>
                    <mi>y</mi>
                  </msub>
                  <mi mathvariant="normal">σ</mi>
                  <msub>
                    <mi>'</mi>
                    <mi>z</mi>
                  </msub>
                </mrow>
                <msubsup>
                  <mi mathvariant="normal">ε</mi>
                  <mn>0</mn>
                  <mn>2</mn>
                </msubsup>
              </mfrac>
            </mrow>
            <msub>
              <mi>H</mi>
              <mi>x</mi>
            </msub>
            <mrow>
              <mo fence="true" stretchy="false">(</mo>
              <mrow>
                <mi mathvariant="normal">τ</mi>
              </mrow>
              <mo fence="true" stretchy="false">)</mo>
            </mrow>
            <mi>d</mi>
            <mi mathvariant="normal">τ</mi>
            <mrow>
              <mspace width="4em"/>
              <mo stretchy="false">≈</mo>
              <mspace width="4em"/>
            </mrow>
            <mfrac>
              <mrow>
                <mi mathvariant="normal">σ</mi>
                <mrow>
                  <msub>
                    <mi>'</mi>
                    <mi>y</mi>
                  </msub>
                  <mo stretchy="false">+</mo>
                  <mi mathvariant="normal">σ</mi>
                </mrow>
                <msub>
                  <mi>'</mi>
                  <mi>z</mi>
                </msub>
              </mrow>
              <msub>
                <mi mathvariant="normal">ε</mi>
                <mn>0</mn>
              </msub>
            </mfrac>
            <mrow>
              <munderover>
                <mo stretchy="false">∑</mo>
                <mrow>
                  <mi>T</mi>
                  <mo stretchy="false">=</mo>
                  <mrow>
                    <mrow>
                      <mi mathvariant="normal">Δ</mi>
                      <mi>t</mi>
                    </mrow>
                    <mo stretchy="false">/</mo>
                    <mn>2</mn>
                  </mrow>
                </mrow>
                <mrow>
                  <mi>t</mi>
                  <mo stretchy="false">+</mo>
                  <mrow>
                    <mrow>
                      <mi mathvariant="normal">Δ</mi>
                      <mi>t</mi>
                    </mrow>
                    <mo stretchy="false">/</mo>
                    <mn>2</mn>
                  </mrow>
                </mrow>
              </munderover>
              <msubsup>
                <mi>H</mi>
                <mrow>
                  <mi>x</mi>
                  <mi>,</mi>
                  <mi>T</mi>
                </mrow>
                <mrow>
                  <mi>i</mi>
                  <mi>,</mi>
                  <mi>j</mi>
                  <mi>,</mi>
                  <mi>k</mi>
                </mrow>
              </msubsup>
            </mrow>
            <mrow>
              <mi mathvariant="normal">Δ</mi>
              <mi>t</mi>
            </mrow>
          </mrow>
        </mtd>
      </mtr>
      <mtr>
        <mtd>
          <mrow>
            <mrow>
              <mspace width="4em"/>
              <mo stretchy="false">≈</mo>
              <mspace width="4em"/>
            </mrow>
            <mfrac>
              <mrow>
                <mi mathvariant="normal">σ</mi>
                <mrow>
                  <msub>
                    <mi>'</mi>
                    <mi>y</mi>
                  </msub>
                  <mo stretchy="false">+</mo>
                  <mi mathvariant="normal">σ</mi>
                </mrow>
                <msub>
                  <mi>'</mi>
                  <mi>z</mi>
                </msub>
              </mrow>
              <msub>
                <mi mathvariant="normal">ε</mi>
                <mn>0</mn>
              </msub>
            </mfrac>
            <mrow>
              <mo fence="true" stretchy="true">(</mo>
              <mrow>
                <mrow>
                  <mstyle color="red">
                    <mrow>
                      <msubsup>
                        <mi>H</mi>
                        <mrow>
                          <mi>x</mi>
                          <mi>,</mi>
                          <mrow>
                            <mi>t</mi>
                            <mo stretchy="false">+</mo>
                            <mrow>
                              <mrow>
                                <mi mathvariant="normal">Δ</mi>
                                <mi>t</mi>
                              </mrow>
                              <mo stretchy="false">/</mo>
                              <mn>2</mn>
                            </mrow>
                          </mrow>
                        </mrow>
                        <mrow>
                          <mi>i</mi>
                          <mi>,</mi>
                          <mi>j</mi>
                          <mi>,</mi>
                          <mi>k</mi>
                        </mrow>
                      </msubsup>
                      <mfrac>
                        <mrow>
                          <mi mathvariant="normal">Δ</mi>
                          <mi>t</mi>
                        </mrow>
                        <mn>2</mn>
                      </mfrac>
                    </mrow>
                  </mstyle>
                  <mrow>
                    <mspace width="2em"/>
                    <mo stretchy="false">+</mo>
                    <mspace width="2em"/>
                  </mrow>
                  <mrow>
                    <munderover>
                      <mo stretchy="false">∑</mo>
                      <mrow>
                        <mi>T</mi>
                        <mo stretchy="false">=</mo>
                        <mrow>
                          <mrow>
                            <mi mathvariant="normal">Δ</mi>
                            <mi>t</mi>
                          </mrow>
                          <mo stretchy="false">/</mo>
                          <mn>2</mn>
                        </mrow>
                      </mrow>
                      <mstyle color="red">
                        <mrow>
                          <mi>t</mi>
                          <mo stretchy="false">−</mo>
                          <mrow>
                            <mrow>
                              <mi mathvariant="normal">Δ</mi>
                              <mi>t</mi>
                            </mrow>
                            <mo stretchy="false">/</mo>
                            <mn>2</mn>
                          </mrow>
                        </mrow>
                      </mstyle>
                    </munderover>
                    <msubsup>
                      <mi>H</mi>
                      <mrow>
                        <mi>x</mi>
                        <mi>,</mi>
                        <mi>T</mi>
                      </mrow>
                      <mrow>
                        <mi>i</mi>
                        <mi>,</mi>
                        <mi>j</mi>
                        <mi>,</mi>
                        <mi>k</mi>
                      </mrow>
                    </msubsup>
                  </mrow>
                  <mrow>
                    <mi mathvariant="normal">Δ</mi>
                    <mi>t</mi>
                  </mrow>
                </mrow>
              </mrow>
              <mo fence="true" stretchy="true">)</mo>
            </mrow>
          </mrow>
        </mtd>
      </mtr>
    </mtable>
    <annotation encoding="StarMath 5.0">int from {- %infinite } to {t} { {%isigma'_y %isigma'_z} over %ivarepsilon_0^2 } H_x(%itau) d %itau
~~approx~~
{%isigma'_y + %isigma'_z} over %ivarepsilon_0
sum from { T={nospace{%iDELTA t} / 2} } to {t+nospace{%iDELTA t} / 2} { H_{x,T}^{i,j,k} } nospace{%iDELTA t}
newline
~~approx~~
{%isigma'_y + %isigma'_z} over %ivarepsilon_0
left ( color red {{ H_{x,t+nospace{%iDELTA t} / 2}^{i,j,k} } nospace{%iDELTA t} over 2} ~+~
sum from { T={nospace{%iDELTA t} / 2} } to color red {t-nospace{%iDELTA t} / 2} { H_{x,T}^{i,j,k} } nospace{%iDELTA t}
right )</annotation>
  </semantics>
</math>
</file>

<file path=Object 56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 mathvariant="normal">∞</mi>
          </mrow>
          <mi>t</mi>
        </munderover>
        <mfrac>
          <mrow>
            <mi mathvariant="normal">σ</mi>
            <msub>
              <mi>'</mi>
              <mi>y</mi>
            </msub>
            <mi mathvariant="normal">σ</mi>
            <msub>
              <mi>'</mi>
              <mi>z</mi>
            </msub>
          </mrow>
          <msubsup>
            <mi mathvariant="normal">ε</mi>
            <mn>0</mn>
            <mn>2</mn>
          </msubsup>
        </mfrac>
      </mrow>
      <msub>
        <mi>H</mi>
        <mi>x</mi>
      </msub>
      <mrow>
        <mo fence="true" stretchy="false">(</mo>
        <mrow>
          <mi mathvariant="normal">τ</mi>
        </mrow>
        <mo fence="true" stretchy="false">)</mo>
      </mrow>
      <mi>d</mi>
      <mi mathvariant="normal">τ</mi>
      <mrow>
        <mspace width="4em"/>
        <mo stretchy="false">≈</mo>
        <mspace width="4em"/>
      </mrow>
      <mfrac>
        <mrow>
          <mi mathvariant="normal">σ</mi>
          <mrow>
            <msub>
              <mi>'</mi>
              <mi>y</mi>
            </msub>
            <mo stretchy="false">+</mo>
            <mi mathvariant="normal">σ</mi>
          </mrow>
          <msub>
            <mi>'</mi>
            <mi>z</mi>
          </msub>
        </mrow>
        <msub>
          <mi mathvariant="normal">ε</mi>
          <mn>0</mn>
        </msub>
      </mfrac>
      <mrow>
        <mo fence="true" stretchy="true">(</mo>
        <mrow>
          <mrow>
            <mstyle color="green">
              <mrow>
                <mfrac>
                  <mrow>
                    <mo fence="true" stretchy="false">(</mo>
                    <mrow>
                      <mrow>
                        <msubsup>
                          <mi>H</mi>
                          <mrow>
                            <mi>x</mi>
                            <mi>,</mi>
                            <mrow>
                              <mi>t</mi>
                              <mo stretchy="false">+</mo>
                              <mrow>
                                <mrow>
                                  <mi mathvariant="normal">Δ</mi>
                                  <mi>t</mi>
                                </mrow>
                                <mo stretchy="false">/</mo>
                                <mn>2</mn>
                              </mrow>
                            </mrow>
                          </mrow>
                          <mrow>
                            <mi>i</mi>
                            <mi>,</mi>
                            <mi>j</mi>
                            <mi>,</mi>
                            <mi>k</mi>
                          </mrow>
                        </msubsup>
                        <mo stretchy="false">+</mo>
                        <msubsup>
                          <mi>H</mi>
                          <mrow>
                            <mi>x</mi>
                            <mi>,</mi>
                            <mrow>
                              <mi>t</mi>
                              <mo stretchy="false">−</mo>
                              <mrow>
                                <mrow>
                                  <mi mathvariant="normal">Δ</mi>
                                  <mi>t</mi>
                                </mrow>
                                <mo stretchy="false">/</mo>
                                <mn>2</mn>
                              </mrow>
                            </mrow>
                          </mrow>
                          <mrow>
                            <mi>i</mi>
                            <mi>,</mi>
                            <mi>j</mi>
                            <mi>,</mi>
                            <mi>k</mi>
                          </mrow>
                        </msubsup>
                      </mrow>
                    </mrow>
                    <mo fence="true" stretchy="false">)</mo>
                  </mrow>
                  <mn>2</mn>
                </mfrac>
                <mfrac>
                  <mrow>
                    <mi mathvariant="normal">Δ</mi>
                    <mi>t</mi>
                  </mrow>
                  <mn>2</mn>
                </mfrac>
              </mrow>
            </mstyle>
            <mrow>
              <mspace width="2em"/>
              <mo stretchy="false">+</mo>
              <mspace width="2em"/>
            </mrow>
            <mrow>
              <munderover>
                <mo stretchy="false">∑</mo>
                <mrow>
                  <mi>T</mi>
                  <mo stretchy="false">=</mo>
                  <mrow>
                    <mrow>
                      <mi mathvariant="normal">Δ</mi>
                      <mi>t</mi>
                    </mrow>
                    <mo stretchy="false">/</mo>
                    <mn>2</mn>
                  </mrow>
                </mrow>
                <mrow>
                  <mi>t</mi>
                  <mo stretchy="false">−</mo>
                  <mrow>
                    <mrow>
                      <mi mathvariant="normal">Δ</mi>
                      <mi>t</mi>
                    </mrow>
                    <mo stretchy="false">/</mo>
                    <mn>2</mn>
                  </mrow>
                </mrow>
              </munderover>
              <msubsup>
                <mi>H</mi>
                <mrow>
                  <mi>x</mi>
                  <mi>,</mi>
                  <mi>T</mi>
                </mrow>
                <mrow>
                  <mi>i</mi>
                  <mi>,</mi>
                  <mi>j</mi>
                  <mi>,</mi>
                  <mi>k</mi>
                </mrow>
              </msubsup>
            </mrow>
            <mrow>
              <mi mathvariant="normal">Δ</mi>
              <mi>t</mi>
            </mrow>
          </mrow>
        </mrow>
        <mo fence="true" stretchy="true">)</mo>
      </mrow>
    </mrow>
    <annotation encoding="StarMath 5.0">int from {- %infinite } to {t} { {%isigma'_y %isigma'_z} over %ivarepsilon_0^2 } H_x(%itau) d %itau
~~approx~~
{%isigma'_y + %isigma'_z} over %ivarepsilon_0
left ( color green {(
{ H_{x,t+nospace{%iDELTA t} / 2}^{i,j,k} } +
{ H_{x,t-nospace{%iDELTA t} / 2}^{i,j,k} }) over 2
 nospace{%iDELTA t} over 2} ~+~
sum from { T={nospace{%iDELTA t} / 2} } to {t-nospace{%iDELTA t} / 2} { H_{x,T}^{i,j,k} } nospace{%iDELTA t}
right )</annotation>
  </semantics>
</math>
</file>

<file path=Object 57/content.xml><?xml version="1.0" encoding="utf-8"?>
<math xmlns="http://www.w3.org/1998/Math/MathML" display="block">
  <semantics>
    <mrow>
      <mrow>
        <mo stretchy="false">−</mo>
        <mfrac>
          <msub>
            <mi>c</mi>
            <mn>0</mn>
          </msub>
          <msub>
            <mi mathvariant="normal">μ</mi>
            <mi mathvariant="italic">xx</mi>
          </msub>
        </mfrac>
      </mrow>
      <msubsup>
        <mi>C</mi>
        <mi>x</mi>
        <mi>E</mi>
      </msubsup>
      <mrow>
        <mo fence="true" stretchy="false">(</mo>
        <mrow>
          <mi>t</mi>
        </mrow>
        <mo fence="true" stretchy="false">)</mo>
      </mrow>
      <mrow>
        <mspace width="4em"/>
        <mo stretchy="false">≈</mo>
        <mrow>
          <mspace width="4em"/>
          <mo stretchy="false">−</mo>
          <mfrac>
            <msub>
              <mi>c</mi>
              <mn>0</mn>
            </msub>
            <msubsup>
              <mi mathvariant="normal">μ</mi>
              <mi mathvariant="italic">xx</mi>
              <mrow>
                <mi>i</mi>
                <mi>,</mi>
                <mi>j</mi>
                <mi>,</mi>
                <mi>k</mi>
              </mrow>
            </msubsup>
          </mfrac>
        </mrow>
      </mrow>
      <msubsup>
        <mi>C</mi>
        <mrow>
          <mi>x</mi>
          <mi>,</mi>
          <mi>t</mi>
        </mrow>
        <mrow>
          <mi>E</mi>
          <mi>,</mi>
          <mi>i</mi>
          <mi>,</mi>
          <mi>j</mi>
          <mi>,</mi>
          <mi>k</mi>
        </mrow>
      </msubsup>
    </mrow>
    <annotation encoding="StarMath 5.0">-{c_0 over %imu_xx} C_x^E(t)  
~~approx~~
-{c_0 over %imu_xx^{i,j,k}} C_{x,t}^{E,i,j,k}  </annotation>
  </semantics>
</math>
</file>

<file path=Object 58/content.xml><?xml version="1.0" encoding="utf-8"?>
<math xmlns="http://www.w3.org/1998/Math/MathML" display="block">
  <semantics>
    <mrow>
      <msubsup>
        <mi>C</mi>
        <mrow>
          <mi>x</mi>
          <mi>,</mi>
          <mi>t</mi>
        </mrow>
        <mrow>
          <mi>E</mi>
          <mi>,</mi>
          <mi>i</mi>
          <mi>,</mi>
          <mi>j</mi>
          <mi>,</mi>
          <mi>k</mi>
        </mrow>
      </msubsup>
      <mrow>
        <mspace width="2em"/>
        <mo stretchy="false">=</mo>
        <mspace width="2em"/>
      </mrow>
      <mfrac>
        <mrow>
          <msubsup>
            <mover accent="true">
              <mi>E</mi>
              <mo stretchy="false">~</mo>
            </mover>
            <mrow>
              <mi>z</mi>
              <mi>,</mi>
              <mi>t</mi>
            </mrow>
            <mrow>
              <mi>i</mi>
              <mi>,</mi>
              <mrow>
                <mi>j</mi>
                <mo stretchy="false">+</mo>
                <mn>1</mn>
              </mrow>
              <mi>,</mi>
              <mi>k</mi>
            </mrow>
          </msubsup>
          <mo stretchy="false">−</mo>
          <msubsup>
            <mover accent="true">
              <mi>E</mi>
              <mo stretchy="false">~</mo>
            </mover>
            <mrow>
              <mi>z</mi>
              <mi>,</mi>
              <mi>t</mi>
            </mrow>
            <mrow>
              <mi>i</mi>
              <mi>,</mi>
              <mi>j</mi>
              <mi>,</mi>
              <mi>k</mi>
            </mrow>
          </msubsup>
        </mrow>
        <mrow>
          <mi mathvariant="normal">Δ</mi>
          <mi>y</mi>
        </mrow>
      </mfrac>
      <mrow>
        <mspace width="2em"/>
        <mo stretchy="false">−</mo>
        <mspace width="2em"/>
      </mrow>
      <mfrac>
        <mrow>
          <msubsup>
            <mover accent="true">
              <mi>E</mi>
              <mo stretchy="false">~</mo>
            </mover>
            <mrow>
              <mi>y</mi>
              <mi>,</mi>
              <mi>t</mi>
            </mrow>
            <mrow>
              <mi>i</mi>
              <mi>,</mi>
              <mi>j</mi>
              <mi>,</mi>
              <mrow>
                <mi>k</mi>
                <mo stretchy="false">+</mo>
                <mn>1</mn>
              </mrow>
            </mrow>
          </msubsup>
          <mo stretchy="false">−</mo>
          <msubsup>
            <mover accent="true">
              <mi>E</mi>
              <mo stretchy="false">~</mo>
            </mover>
            <mrow>
              <mi>y</mi>
              <mi>,</mi>
              <mi>t</mi>
            </mrow>
            <mrow>
              <mi>i</mi>
              <mi>,</mi>
              <mi>j</mi>
              <mi>,</mi>
              <mi>k</mi>
            </mrow>
          </msubsup>
        </mrow>
        <mrow>
          <mi mathvariant="normal">Δ</mi>
          <mi>z</mi>
        </mrow>
      </mfrac>
    </mrow>
    <annotation encoding="StarMath 5.0">C_{x,t}^{E,i,j,k} ~=~ { { {tilde E}_{z,t}^{i,j+1,k} - {tilde E}_{z,t}^{i,j,k} } over nospace{%iDELTA y} } ~-~ { { {tilde E}_{y,t}^{i,j,k+1} - {tilde E}_{y,t}^{i,j,k} } over nospace{%iDELTA z} }
</annotation>
  </semantics>
</math>
</file>

<file path=Object 59/content.xml><?xml version="1.0" encoding="utf-8"?>
<math xmlns="http://www.w3.org/1998/Math/MathML" display="block">
  <semantics>
    <mrow>
      <mrow>
        <mo stretchy="false">−</mo>
        <mfrac>
          <mrow>
            <msub>
              <mi>c</mi>
              <mn>0</mn>
            </msub>
            <mi mathvariant="normal">σ</mi>
            <msub>
              <mi>'</mi>
              <mi>x</mi>
            </msub>
          </mrow>
          <mrow>
            <msub>
              <mi mathvariant="normal">ε</mi>
              <mn>0</mn>
            </msub>
            <msub>
              <mi mathvariant="normal">μ</mi>
              <mi mathvariant="italic">xx</mi>
            </msub>
          </mrow>
        </mfrac>
      </mrow>
      <mrow>
        <munderover>
          <mo stretchy="false">∫</mo>
          <mrow>
            <mo stretchy="false">−</mo>
            <mi mathvariant="normal">∞</mi>
          </mrow>
          <mi>t</mi>
        </munderover>
        <msubsup>
          <mi>C</mi>
          <mi>x</mi>
          <mi>E</mi>
        </msubsup>
      </mrow>
      <mrow>
        <mo fence="true" stretchy="false">(</mo>
        <mrow>
          <mi mathvariant="normal">τ</mi>
        </mrow>
        <mo fence="true" stretchy="false">)</mo>
      </mrow>
      <mi>d</mi>
      <mi mathvariant="normal">τ</mi>
      <mrow>
        <mspace width="4em"/>
        <mo stretchy="false">≈</mo>
        <mspace width="4em"/>
      </mrow>
      <mfrac>
        <mrow>
          <msub>
            <mi>c</mi>
            <mn>0</mn>
          </msub>
          <mi mathvariant="normal">σ</mi>
          <msubsup>
            <mi>'</mi>
            <mi>x</mi>
            <mrow>
              <mi>i</mi>
              <mi>,</mi>
              <mi>j</mi>
              <mi>,</mi>
              <mi>k</mi>
            </mrow>
          </msubsup>
        </mrow>
        <mrow>
          <msub>
            <mi mathvariant="normal">ε</mi>
            <mn>0</mn>
          </msub>
          <msubsup>
            <mi mathvariant="normal">μ</mi>
            <mi mathvariant="italic">xx</mi>
            <mrow>
              <mi>i</mi>
              <mi>,</mi>
              <mi>j</mi>
              <mi>,</mi>
              <mi>k</mi>
            </mrow>
          </msubsup>
        </mrow>
      </mfrac>
      <mrow>
        <munderover>
          <mo stretchy="false">∑</mo>
          <mrow>
            <mi>T</mi>
            <mo stretchy="false">=</mo>
            <mn>0</mn>
          </mrow>
          <mi>t</mi>
        </munderover>
        <msubsup>
          <mi>C</mi>
          <mrow>
            <mi>x</mi>
            <mi>,</mi>
            <mi>T</mi>
          </mrow>
          <mrow>
            <mi>E</mi>
            <mi>,</mi>
            <mi>i</mi>
            <mi>,</mi>
            <mi>j</mi>
            <mi>,</mi>
            <mi>k</mi>
          </mrow>
        </msubsup>
      </mrow>
      <mrow>
        <mi mathvariant="normal">Δ</mi>
        <mi>t</mi>
      </mrow>
    </mrow>
    <annotation encoding="StarMath 5.0">-{ {c_0 %isigma'_x} over {%ivarepsilon_0 %imu_xx} }
int from {- %infinite } to {t}  C_x^E(%itau) d %itau
~~approx~~
{c_0 %isigma'_x^{i,j,k}} over {%ivarepsilon_0 %imu_xx^{i,j,k}}
sum from { T=0 } to t { C_{x,T}^{E,i,j,k} } nospace{%iDELTA t}
</annotation>
  </semantics>
</math>
</file>

<file path=Object 6/content.xml><?xml version="1.0" encoding="utf-8"?>
<math xmlns="http://www.w3.org/1998/Math/MathML" display="block">
  <semantics>
    <mrow>
      <msub>
        <mi>f</mi>
        <mi mathvariant="italic">pos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4</mn>
                    <mrow>
                      <mo fence="true" stretchy="false">(</mo>
                      <mrow>
                        <mrow>
                          <mi>x</mi>
                          <mo stretchy="false">+</mo>
                          <mfrac>
                            <mn>1</mn>
                            <mn>2</mn>
                          </mfrac>
                          <mo stretchy="false">−</mo>
                          <msub>
                            <mi>x</mi>
                            <mi>p</mi>
                          </msub>
                        </mrow>
                      </mrow>
                      <mo fence="true" stretchy="false">)</mo>
                    </mrow>
                  </mrow>
                </mtd>
                <mtd columnalign="left">
                  <mrow>
                    <mi mathvariant="italic">for</mi>
                    <mrow>
                      <mrow>
                        <mspace width="2em"/>
                        <mo stretchy="false">−</mo>
                        <mfrac>
                          <mn>1</mn>
                          <mn>2</mn>
                        </mfrac>
                      </mrow>
                      <mo stretchy="false">≤</mo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sub>
                              <mi>x</mi>
                              <mi>p</mi>
                            </msub>
                          </mrow>
                        </mrow>
                        <mo fence="true" stretchy="false">)</mo>
                      </mrow>
                      <mo stretchy="false">&lt;</mo>
                      <mn>0</mn>
                    </mrow>
                  </mrow>
                </mtd>
              </mtr>
              <mtr>
                <mtd>
                  <mrow>
                    <mrow>
                      <mo stretchy="false">−</mo>
                      <mn>4</mn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frac>
                            <mn>1</mn>
                            <mn>2</mn>
                          </mfrac>
                          <mo stretchy="false">−</mo>
                          <msub>
                            <mi>x</mi>
                            <mi>p</mi>
                          </msub>
                        </mrow>
                      </mrow>
                      <mo fence="true" stretchy="false">)</mo>
                    </mrow>
                  </mrow>
                </mtd>
                <mtd columnalign="left">
                  <mrow>
                    <mi mathvariant="italic">for</mi>
                    <mspace width="2em"/>
                    <mrow>
                      <mn>0</mn>
                      <mo stretchy="false">≤</mo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sub>
                              <mi>x</mi>
                              <mi>p</mi>
                            </msub>
                          </mrow>
                        </mrow>
                        <mo fence="true" stretchy="false">)</mo>
                      </mrow>
                      <mo stretchy="false">&lt;</mo>
                      <mfrac>
                        <mn>1</mn>
                        <mn>2</mn>
                      </mfrac>
                    </mrow>
                  </mrow>
                </mtd>
              </mtr>
              <mtr>
                <mtd>
                  <mn>0</mn>
                </mtd>
                <mtd columnalign="left">
                  <mi mathvariant="italic">otherwise</mi>
                </mtd>
              </mtr>
            </mtable>
          </mrow>
        </mrow>
      </mrow>
    </mrow>
    <annotation encoding="StarMath 5.0">f_pos(x) = left lbrace matrix {
4(x+1over2-x_p) # alignl for~ -1over2 &lt;= (x-x_p) &lt; 0 ##
-4(x-1over2-x_p) # alignl for~ 0 &lt;= (x-x_p) &lt; 1over2 ##
0 # alignl otherwise } right none</annotation>
  </semantics>
</math>
</file>

<file path=Object 60/content.xml><?xml version="1.0" encoding="utf-8"?>
<math xmlns="http://www.w3.org/1998/Math/MathML" display="block">
  <semantics>
    <mrow>
      <msubsup>
        <mi>H</mi>
        <mrow>
          <mi>x</mi>
          <mi>,</mi>
          <mrow>
            <mi>t</mi>
            <mo stretchy="false">+</mo>
            <mrow>
              <mrow>
                <mi mathvariant="normal">Δ</mi>
                <mi>t</mi>
              </mrow>
              <mo stretchy="false">/</mo>
              <mn>2</mn>
            </mrow>
          </mrow>
        </mrow>
        <mrow>
          <mi>i</mi>
          <mi>,</mi>
          <mi>j</mi>
          <mi>,</mi>
          <mi>k</mi>
        </mrow>
      </msubsup>
      <mrow>
        <mspace width="2em"/>
        <mo stretchy="false">=</mo>
        <mspace width="2em"/>
      </mrow>
      <mrow>
        <mo fence="true" stretchy="true">(</mo>
        <mrow>
          <msubsup>
            <mi>m</mi>
            <mrow>
              <mi mathvariant="italic">Hx</mi>
              <mn>1</mn>
            </mrow>
            <mrow>
              <mi>i</mi>
              <mi>,</mi>
              <mi>j</mi>
              <mi>,</mi>
              <mi>k</mi>
            </mrow>
          </msubsup>
        </mrow>
        <mo fence="true" stretchy="true">)</mo>
      </mrow>
      <msubsup>
        <mi>H</mi>
        <mrow>
          <mi>x</mi>
          <mi>,</mi>
          <mrow>
            <mi>t</mi>
            <mo stretchy="false">−</mo>
            <mrow>
              <mrow>
                <mi mathvariant="normal">Δ</mi>
                <mi>t</mi>
              </mrow>
              <mo stretchy="false">/</mo>
              <mn>2</mn>
            </mrow>
          </mrow>
        </mrow>
        <mrow>
          <mi>i</mi>
          <mi>,</mi>
          <mi>j</mi>
          <mi>,</mi>
          <mi>k</mi>
        </mrow>
      </msubsup>
      <mrow>
        <mspace width="2em"/>
        <mo stretchy="false">+</mo>
        <mspace width="2em"/>
      </mrow>
      <mrow>
        <mo fence="true" stretchy="true">(</mo>
        <mrow>
          <msubsup>
            <mi>m</mi>
            <mrow>
              <mi mathvariant="italic">Hx</mi>
              <mn>2</mn>
            </mrow>
            <mrow>
              <mi>i</mi>
              <mi>,</mi>
              <mi>j</mi>
              <mi>,</mi>
              <mi>k</mi>
            </mrow>
          </msubsup>
        </mrow>
        <mo fence="true" stretchy="true">)</mo>
      </mrow>
      <msubsup>
        <mi>C</mi>
        <mrow>
          <mi>x</mi>
          <mi>,</mi>
          <mi>t</mi>
        </mrow>
        <mrow>
          <mi>E</mi>
          <mi>,</mi>
          <mi>i</mi>
          <mi>,</mi>
          <mi>j</mi>
          <mi>,</mi>
          <mi>k</mi>
        </mrow>
      </msubsup>
      <mrow>
        <mspace width="2em"/>
        <mo stretchy="false">+</mo>
        <mspace width="2em"/>
      </mrow>
      <mrow>
        <mo fence="true" stretchy="true">(</mo>
        <mrow>
          <msubsup>
            <mi>m</mi>
            <mrow>
              <mi mathvariant="italic">Hx</mi>
              <mn>3</mn>
            </mrow>
            <mrow>
              <mi>i</mi>
              <mi>,</mi>
              <mi>j</mi>
              <mi>,</mi>
              <mi>k</mi>
            </mrow>
          </msubsup>
        </mrow>
        <mo fence="true" stretchy="true">)</mo>
      </mrow>
      <msubsup>
        <mi>I</mi>
        <mrow>
          <mi mathvariant="italic">CEx</mi>
          <mi>,</mi>
          <mi>t</mi>
        </mrow>
        <mrow>
          <mi>i</mi>
          <mi>,</mi>
          <mi>j</mi>
          <mi>,</mi>
          <mi>k</mi>
        </mrow>
      </msubsup>
      <mrow>
        <mspace width="2em"/>
        <mo stretchy="false">+</mo>
        <mspace width="2em"/>
      </mrow>
      <mrow>
        <mo fence="true" stretchy="true">(</mo>
        <mrow>
          <msubsup>
            <mi>m</mi>
            <mrow>
              <mi mathvariant="italic">Hx</mi>
              <mn>4</mn>
            </mrow>
            <mrow>
              <mi>i</mi>
              <mi>,</mi>
              <mi>j</mi>
              <mi>,</mi>
              <mi>k</mi>
            </mrow>
          </msubsup>
        </mrow>
        <mo fence="true" stretchy="true">)</mo>
      </mrow>
      <msubsup>
        <mi>I</mi>
        <mrow>
          <mi mathvariant="italic">Hx</mi>
          <mi>,</mi>
          <mi>t</mi>
        </mrow>
        <mrow>
          <mi>i</mi>
          <mi>,</mi>
          <mi>j</mi>
          <mi>,</mi>
          <mi>k</mi>
        </mrow>
      </msubsup>
    </mrow>
    <annotation encoding="StarMath 5.0">H_{x,t+nospace{%iDELTA t} / 2}^{i,j,k} ~=~ left( m_Hx1^{i,j,k} right) H_{x,t-nospace{%iDELTA t} / 2}^{i,j,k} ~+~ left( m_Hx2^{i,j,k} right) C_{x,t}^{E,i,j,k} ~+~ left( m_Hx3^{i,j,k} right) I_{CEx,t}^{i,j,k} ~+~ left( m_Hx4^{i,j,k} right) I_{Hx,t}^{i,j,k}</annotation>
  </semantics>
</math>
</file>

<file path=Object 61/content.xml><?xml version="1.0" encoding="utf-8"?>
<math xmlns="http://www.w3.org/1998/Math/MathML" display="block">
  <semantics>
    <mtable>
      <mtr>
        <mtd>
          <mrow>
            <msubsup>
              <mi>m</mi>
              <mrow>
                <mi mathvariant="italic">Hx</mi>
                <mn>0</mn>
              </mrow>
              <mrow>
                <mi>i</mi>
                <mi>,</mi>
                <mi>j</mi>
                <mi>,</mi>
                <mi>k</mi>
              </mrow>
            </msubsup>
            <mo stretchy="false">=</mo>
            <mrow>
              <mfrac>
                <mn>1</mn>
                <mrow>
                  <mi mathvariant="normal">Δ</mi>
                  <mi>t</mi>
                </mrow>
              </mfrac>
              <mo stretchy="false">+</mo>
              <mrow>
                <mo fence="true" stretchy="true">(</mo>
                <mrow>
                  <mfrac>
                    <mrow>
                      <msubsup>
                        <mi mathvariant="normal">σ</mi>
                        <mi>y</mi>
                        <mrow>
                          <mi>H</mi>
                          <mi>,</mi>
                          <mi>i</mi>
                          <mi>,</mi>
                          <mi>j</mi>
                          <mi>,</mi>
                          <mi>k</mi>
                        </mrow>
                      </msubsup>
                      <mo stretchy="false">+</mo>
                      <msubsup>
                        <mi mathvariant="normal">σ</mi>
                        <mi>z</mi>
                        <mrow>
                          <mi>H</mi>
                          <mi>,</mi>
                          <mi>i</mi>
                          <mi>,</mi>
                          <mi>j</mi>
                          <mi>,</mi>
                          <mi>k</mi>
                        </mrow>
                      </msubsup>
                    </mrow>
                    <mrow>
                      <mn>2</mn>
                      <msub>
                        <mi mathvariant="normal">ε</mi>
                        <mn>0</mn>
                      </msub>
                    </mrow>
                  </mfrac>
                </mrow>
                <mo fence="true" stretchy="true">)</mo>
              </mrow>
              <mo stretchy="false">+</mo>
              <mfrac>
                <mrow>
                  <mrow>
                    <mo fence="true" stretchy="true">(</mo>
                    <mrow>
                      <msubsup>
                        <mi mathvariant="normal">σ</mi>
                        <mi>y</mi>
                        <mrow>
                          <mi>H</mi>
                          <mi>,</mi>
                          <mi>i</mi>
                          <mi>,</mi>
                          <mi>j</mi>
                          <mi>,</mi>
                          <mi>k</mi>
                        </mrow>
                      </msubsup>
                    </mrow>
                    <mo fence="true" stretchy="true">)</mo>
                  </mrow>
                  <mrow>
                    <mo fence="true" stretchy="true">(</mo>
                    <mrow>
                      <msubsup>
                        <mi mathvariant="normal">σ</mi>
                        <mi>z</mi>
                        <mrow>
                          <mi>H</mi>
                          <mi>,</mi>
                          <mi>i</mi>
                          <mi>,</mi>
                          <mi>j</mi>
                          <mi>,</mi>
                          <mi>k</mi>
                        </mrow>
                      </msubsup>
                    </mrow>
                    <mo fence="true" stretchy="true">)</mo>
                  </mrow>
                  <mrow>
                    <mi mathvariant="normal">Δ</mi>
                    <mi>t</mi>
                  </mrow>
                </mrow>
                <mrow>
                  <mn>4</mn>
                  <msubsup>
                    <mi mathvariant="normal">ε</mi>
                    <mn>0</mn>
                    <mn>2</mn>
                  </msubsup>
                </mrow>
              </mfrac>
            </mrow>
          </mrow>
        </mtd>
      </mtr>
      <mtr>
        <mtd>
          <mrow>
            <mrow>
              <msubsup>
                <mi>m</mi>
                <mrow>
                  <mi mathvariant="italic">Hx</mi>
                  <mn>1</mn>
                </mrow>
                <mrow>
                  <mi>i</mi>
                  <mi>,</mi>
                  <mi>j</mi>
                  <mi>,</mi>
                  <mi>k</mi>
                </mrow>
              </msubsup>
              <mo stretchy="false">=</mo>
              <mfrac>
                <mn>1</mn>
                <msubsup>
                  <mi>m</mi>
                  <mrow>
                    <mi mathvariant="italic">Hx</mi>
                    <mn>0</mn>
                  </mrow>
                  <mrow>
                    <mi>i</mi>
                    <mi>,</mi>
                    <mi>j</mi>
                    <mi>,</mi>
                    <mi>k</mi>
                  </mrow>
                </msubsup>
              </mfrac>
            </mrow>
            <mrow>
              <mo fence="true" stretchy="true">[</mo>
              <mrow>
                <mrow>
                  <mfrac>
                    <mn>1</mn>
                    <mrow>
                      <mi mathvariant="normal">Δ</mi>
                      <mi>t</mi>
                    </mrow>
                  </mfrac>
                  <mo stretchy="false">−</mo>
                  <mrow>
                    <mo fence="true" stretchy="true">(</mo>
                    <mrow>
                      <mfrac>
                        <mrow>
                          <msubsup>
                            <mi mathvariant="normal">σ</mi>
                            <mi>y</mi>
                            <mrow>
                              <mi>H</mi>
                              <mi>,</mi>
                              <mi>i</mi>
                              <mi>,</mi>
                              <mi>j</mi>
                              <mi>,</mi>
                              <mi>k</mi>
                            </mrow>
                          </msubsup>
                          <mo stretchy="false">+</mo>
                          <msubsup>
                            <mi mathvariant="normal">σ</mi>
                            <mi>z</mi>
                            <mrow>
                              <mi>H</mi>
                              <mi>,</mi>
                              <mi>i</mi>
                              <mi>,</mi>
                              <mi>j</mi>
                              <mi>,</mi>
                              <mi>k</mi>
                            </mrow>
                          </msubsup>
                        </mrow>
                        <mrow>
                          <mn>2</mn>
                          <msub>
                            <mi mathvariant="normal">ε</mi>
                            <mn>0</mn>
                          </msub>
                        </mrow>
                      </mfrac>
                    </mrow>
                    <mo fence="true" stretchy="true">)</mo>
                  </mrow>
                  <mo stretchy="false">−</mo>
                  <mfrac>
                    <mrow>
                      <mrow>
                        <mo fence="true" stretchy="true">(</mo>
                        <mrow>
                          <msubsup>
                            <mi mathvariant="normal">σ</mi>
                            <mi>y</mi>
                            <mrow>
                              <mi>H</mi>
                              <mi>,</mi>
                              <mi>i</mi>
                              <mi>,</mi>
                              <mi>j</mi>
                              <mi>,</mi>
                              <mi>k</mi>
                            </mrow>
                          </msubsup>
                        </mrow>
                        <mo fence="true" stretchy="true">)</mo>
                      </mrow>
                      <mrow>
                        <mo fence="true" stretchy="true">(</mo>
                        <mrow>
                          <msubsup>
                            <mi mathvariant="normal">σ</mi>
                            <mi>z</mi>
                            <mrow>
                              <mi>H</mi>
                              <mi>,</mi>
                              <mi>i</mi>
                              <mi>,</mi>
                              <mi>j</mi>
                              <mi>,</mi>
                              <mi>k</mi>
                            </mrow>
                          </msubsup>
                        </mrow>
                        <mo fence="true" stretchy="true">)</mo>
                      </mrow>
                      <mrow>
                        <mi mathvariant="normal">Δ</mi>
                        <mi>t</mi>
                      </mrow>
                    </mrow>
                    <mrow>
                      <mn>4</mn>
                      <msubsup>
                        <mi mathvariant="normal">ε</mi>
                        <mn>0</mn>
                        <mn>2</mn>
                      </msubsup>
                    </mrow>
                  </mfrac>
                </mrow>
              </mrow>
              <mo fence="true" stretchy="true">]</mo>
            </mrow>
          </mrow>
        </mtd>
      </mtr>
      <mtr>
        <mtd>
          <mrow>
            <msubsup>
              <mi>m</mi>
              <mrow>
                <mi mathvariant="italic">Hx</mi>
                <mn>2</mn>
              </mrow>
              <mrow>
                <mi>i</mi>
                <mi>,</mi>
                <mi>j</mi>
                <mi>,</mi>
                <mi>k</mi>
              </mrow>
            </msubsup>
            <mo stretchy="false">=</mo>
            <mrow>
              <mrow>
                <mo stretchy="false">−</mo>
                <mfrac>
                  <mn>1</mn>
                  <msubsup>
                    <mi>m</mi>
                    <mrow>
                      <mi mathvariant="italic">Hx</mi>
                      <mn>0</mn>
                    </mrow>
                    <mrow>
                      <mi>i</mi>
                      <mi>,</mi>
                      <mi>j</mi>
                      <mi>,</mi>
                      <mi>k</mi>
                    </mrow>
                  </msubsup>
                </mfrac>
              </mrow>
              <mfrac>
                <msub>
                  <mi>c</mi>
                  <mn>0</mn>
                </msub>
                <msubsup>
                  <mi mathvariant="normal">μ</mi>
                  <mi>x</mi>
                  <mrow>
                    <mi>i</mi>
                    <mi>,</mi>
                    <mi>j</mi>
                    <mi>,</mi>
                    <mi>k</mi>
                  </mrow>
                </msubsup>
              </mfrac>
            </mrow>
          </mrow>
        </mtd>
      </mtr>
      <mtr>
        <mtd>
          <mrow>
            <msubsup>
              <mi>m</mi>
              <mrow>
                <mi mathvariant="italic">Hx</mi>
                <mn>3</mn>
              </mrow>
              <mrow>
                <mi>i</mi>
                <mi>,</mi>
                <mi>j</mi>
                <mi>,</mi>
                <mi>k</mi>
              </mrow>
            </msubsup>
            <mo stretchy="false">=</mo>
            <mrow>
              <mrow>
                <mo stretchy="false">−</mo>
                <mfrac>
                  <mn>1</mn>
                  <msubsup>
                    <mi>m</mi>
                    <mrow>
                      <mi mathvariant="italic">Hx</mi>
                      <mn>0</mn>
                    </mrow>
                    <mrow>
                      <mi>i</mi>
                      <mi>,</mi>
                      <mi>j</mi>
                      <mi>,</mi>
                      <mi>k</mi>
                    </mrow>
                  </msubsup>
                </mfrac>
              </mrow>
              <mfrac>
                <mrow>
                  <msub>
                    <mi>c</mi>
                    <mn>0</mn>
                  </msub>
                  <mi mathvariant="normal">Δ</mi>
                  <mi>t</mi>
                </mrow>
                <msub>
                  <mi mathvariant="normal">ε</mi>
                  <mn>0</mn>
                </msub>
              </mfrac>
              <mfrac>
                <msubsup>
                  <mi mathvariant="normal">σ</mi>
                  <mi>x</mi>
                  <mrow>
                    <mi>H</mi>
                    <mi>,</mi>
                    <mi>i</mi>
                    <mi>,</mi>
                    <mi>j</mi>
                    <mi>,</mi>
                    <mi>k</mi>
                  </mrow>
                </msubsup>
                <msubsup>
                  <mi mathvariant="normal">μ</mi>
                  <mi mathvariant="italic">xx</mi>
                  <mrow>
                    <mi>i</mi>
                    <mi>,</mi>
                    <mi>j</mi>
                    <mi>,</mi>
                    <mi>k</mi>
                  </mrow>
                </msubsup>
              </mfrac>
            </mrow>
          </mrow>
        </mtd>
      </mtr>
      <mtr>
        <mtd>
          <mrow>
            <msubsup>
              <mi>m</mi>
              <mrow>
                <mi mathvariant="italic">Hx</mi>
                <mn>4</mn>
              </mrow>
              <mrow>
                <mi>i</mi>
                <mi>,</mi>
                <mi>j</mi>
                <mi>,</mi>
                <mi>k</mi>
              </mrow>
            </msubsup>
            <mo stretchy="false">=</mo>
            <mrow>
              <mrow>
                <mo stretchy="false">−</mo>
                <mfrac>
                  <mn>1</mn>
                  <msubsup>
                    <mi>m</mi>
                    <mrow>
                      <mi mathvariant="italic">Hx</mi>
                      <mn>0</mn>
                    </mrow>
                    <mrow>
                      <mi>i</mi>
                      <mi>,</mi>
                      <mi>j</mi>
                      <mi>,</mi>
                      <mi>k</mi>
                    </mrow>
                  </msubsup>
                </mfrac>
              </mrow>
              <mfrac>
                <mrow>
                  <mi mathvariant="normal">Δ</mi>
                  <mi>t</mi>
                </mrow>
                <msubsup>
                  <mi mathvariant="normal">ε</mi>
                  <mn>0</mn>
                  <mn>2</mn>
                </msubsup>
              </mfrac>
              <mrow>
                <mo fence="true" stretchy="true">(</mo>
                <mrow>
                  <msubsup>
                    <mi mathvariant="normal">σ</mi>
                    <mi>y</mi>
                    <mrow>
                      <mi>H</mi>
                      <mi>,</mi>
                      <mi>i</mi>
                      <mi>,</mi>
                      <mi>j</mi>
                      <mi>,</mi>
                      <mi>k</mi>
                    </mrow>
                  </msubsup>
                </mrow>
                <mo fence="true" stretchy="true">)</mo>
              </mrow>
              <mrow>
                <mo fence="true" stretchy="true">(</mo>
                <mrow>
                  <msubsup>
                    <mi mathvariant="normal">σ</mi>
                    <mi>z</mi>
                    <mrow>
                      <mi>H</mi>
                      <mi>,</mi>
                      <mi>i</mi>
                      <mi>,</mi>
                      <mi>j</mi>
                      <mi>,</mi>
                      <mi>k</mi>
                    </mrow>
                  </msubsup>
                </mrow>
                <mo fence="true" stretchy="true">)</mo>
              </mrow>
            </mrow>
          </mrow>
        </mtd>
      </mtr>
    </mtable>
    <annotation encoding="StarMath 5.0">alignl stack { alignc m_{Hx0}^{i,j,k} = 1 over nospace{%iDELTA t} + left( {%isigma_y^{H,i,j,k} + %isigma_z^{H,i,j,k}} over { 2 %ivarepsilon_0 } right) + {left( %isigma_y^{H,i,j,k} right) left( %isigma_z^{H,i,j,k} right) nospace{%iDELTA t}} over {4 %ivarepsilon_0^2} # 
alignc m_{Hx1}^{i,j,k} = 1 over m_{Hx0}^{i,j,k} left[ 1 over nospace{%iDELTA t} - left( {%isigma_y^{H,i,j,k} + %isigma_z^{H,i,j,k}} over { 2 %ivarepsilon_0 } right) - {left( %isigma_y^{H,i,j,k} right) left( %isigma_z^{H,i,j,k} right) nospace{%iDELTA t}} over {4 %ivarepsilon_0^2} right]
#
m_{Hx2}^{i,j,k} = {alignc -{1 over m_{Hx0}^{i,j,k}} { c_0 over %imu_x^{i,j,k}}}
#
m_{Hx3}^{i,j,k} = {alignc -{ 1 over m_{Hx0}^{i,j,k}} { nospace{c_0 %iDELTA t} over %ivarepsilon_0} { %isigma_x^{H,i,j,k} over %imu_xx^{i,j,k}}}
#
 m_{Hx4}^{i,j,k} = {alignc -{1 over m_{Hx0}^{i,j,k}} { nospace{%iDELTA t} over %ivarepsilon_0^2} left( %isigma_y^{H,i,j,k} right) left( %isigma_z^{H,i,j,k} right)}
} </annotation>
  </semantics>
</math>
</file>

<file path=Object 62/content.xml><?xml version="1.0" encoding="utf-8"?>
<math xmlns="http://www.w3.org/1998/Math/MathML" display="block">
  <semantics>
    <mtable>
      <mtr>
        <mtd>
          <mrow>
            <msubsup>
              <mi>I</mi>
              <mrow>
                <mi mathvariant="italic">CEx</mi>
                <mi>,</mi>
                <mi>t</mi>
              </mrow>
              <mrow>
                <mi>i</mi>
                <mi>,</mi>
                <mi>j</mi>
                <mi>,</mi>
                <mi>k</mi>
              </mrow>
            </msubsup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T</mi>
                  <mo stretchy="false">=</mo>
                  <mn>0</mn>
                </mrow>
                <mi>t</mi>
              </munderover>
              <msubsup>
                <mi>C</mi>
                <mrow>
                  <mi>x</mi>
                  <mi>,</mi>
                  <mi>T</mi>
                </mrow>
                <mrow>
                  <mi>E</mi>
                  <mi>,</mi>
                  <mi>i</mi>
                  <mi>,</mi>
                  <mi>j</mi>
                  <mi>,</mi>
                  <mi>k</mi>
                </mrow>
              </msubsup>
            </mrow>
            <mspace width="6em"/>
            <msubsup>
              <mi>I</mi>
              <mrow>
                <mi mathvariant="italic">Hx</mi>
                <mi>,</mi>
                <mrow>
                  <mi>t</mi>
                  <mo stretchy="false">−</mo>
                  <mfrac>
                    <mrow>
                      <mi mathvariant="normal">Δ</mi>
                      <mi>t</mi>
                    </mrow>
                    <mn>2</mn>
                  </mfrac>
                </mrow>
              </mrow>
              <mrow>
                <mi>i</mi>
                <mi>,</mi>
                <mi>j</mi>
                <mi>,</mi>
                <mi>k</mi>
              </mrow>
            </msubsup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T</mi>
                  <mo stretchy="false">=</mo>
                  <mn>0</mn>
                </mrow>
                <mrow>
                  <mi>t</mi>
                  <mo stretchy="false">−</mo>
                  <mfrac>
                    <mrow>
                      <mi mathvariant="normal">Δ</mi>
                      <mi>t</mi>
                    </mrow>
                    <mn>2</mn>
                  </mfrac>
                </mrow>
              </munderover>
              <msubsup>
                <mi>H</mi>
                <mrow>
                  <mi>x</mi>
                  <mi>,</mi>
                  <mi>T</mi>
                </mrow>
                <mrow>
                  <mi>i</mi>
                  <mi>,</mi>
                  <mi>j</mi>
                  <mi>,</mi>
                  <mi>k</mi>
                </mrow>
              </msubsup>
            </mrow>
          </mrow>
        </mtd>
      </mtr>
      <mtr>
        <mtd>
          <mrow/>
        </mtd>
      </mtr>
      <mtr>
        <mtd>
          <mrow>
            <msubsup>
              <mi>C</mi>
              <mrow>
                <mi>x</mi>
                <mi>,</mi>
                <mi>t</mi>
              </mrow>
              <mrow>
                <mi>E</mi>
                <mi>,</mi>
                <mi>i</mi>
                <mi>,</mi>
                <mi>j</mi>
                <mi>,</mi>
                <mi>k</mi>
              </mrow>
            </msubsup>
            <mrow>
              <mspace width="2em"/>
              <mo stretchy="false">=</mo>
              <mspace width="2em"/>
            </mrow>
            <mfrac>
              <mrow>
                <msubsup>
                  <mover accent="true">
                    <mi>E</mi>
                    <mo stretchy="false">~</mo>
                  </mover>
                  <mrow>
                    <mi>z</mi>
                    <mi>,</mi>
                    <mi>t</mi>
                  </mrow>
                  <mrow>
                    <mi>i</mi>
                    <mi>,</mi>
                    <mrow>
                      <mi>j</mi>
                      <mo stretchy="false">+</mo>
                      <mn>1</mn>
                    </mrow>
                    <mi>,</mi>
                    <mi>k</mi>
                  </mrow>
                </msubsup>
                <mo stretchy="false">−</mo>
                <msubsup>
                  <mover accent="true">
                    <mi>E</mi>
                    <mo stretchy="false">~</mo>
                  </mover>
                  <mrow>
                    <mi>z</mi>
                    <mi>,</mi>
                    <mi>t</mi>
                  </mrow>
                  <mrow>
                    <mi>i</mi>
                    <mi>,</mi>
                    <mi>j</mi>
                    <mi>,</mi>
                    <mi>k</mi>
                  </mrow>
                </msubsup>
              </mrow>
              <mrow>
                <mi mathvariant="normal">Δ</mi>
                <mi>y</mi>
              </mrow>
            </mfrac>
            <mrow>
              <mspace width="2em"/>
              <mo stretchy="false">−</mo>
              <mspace width="2em"/>
            </mrow>
            <mfrac>
              <mrow>
                <msubsup>
                  <mover accent="true">
                    <mi>E</mi>
                    <mo stretchy="false">~</mo>
                  </mover>
                  <mrow>
                    <mi>y</mi>
                    <mi>,</mi>
                    <mi>t</mi>
                  </mrow>
                  <mrow>
                    <mi>i</mi>
                    <mi>,</mi>
                    <mi>j</mi>
                    <mi>,</mi>
                    <mrow>
                      <mi>k</mi>
                      <mo stretchy="false">+</mo>
                      <mn>1</mn>
                    </mrow>
                  </mrow>
                </msubsup>
                <mo stretchy="false">−</mo>
                <msubsup>
                  <mover accent="true">
                    <mi>E</mi>
                    <mo stretchy="false">~</mo>
                  </mover>
                  <mrow>
                    <mi>y</mi>
                    <mi>,</mi>
                    <mi>t</mi>
                  </mrow>
                  <mrow>
                    <mi>i</mi>
                    <mi>,</mi>
                    <mi>j</mi>
                    <mi>,</mi>
                    <mi>k</mi>
                  </mrow>
                </msubsup>
              </mrow>
              <mrow>
                <mi mathvariant="normal">Δ</mi>
                <mi>z</mi>
              </mrow>
            </mfrac>
          </mrow>
        </mtd>
      </mtr>
    </mtable>
    <annotation encoding="StarMath 5.0">I_{CEx,t}^{ i,j,k} ~=~ sum from { T=0 } to t { C_{x,T}^{E,i,j,k} }
~~~
I_{Hx,t-nospace{%iDELTA t} over 2}^{i,j,k} ~=~ sum from { T=0 } to {t-nospace{%iDELTA t} over 2} { H_{x,T}^{i,j,k} }
newline newline
C_{x,t}^{E,i,j,k} ~=~ { { {tilde E}_{z,t}^{i,j+1,k} - {tilde E}_{z,t}^{i,j,k} } over nospace{%iDELTA y} } ~-~ { { {tilde E}_{y,t}^{i,j,k+1} - {tilde E}_{y,t}^{i,j,k} } over nospace{%iDELTA z} }
</annotation>
  </semantics>
</math>
</file>

<file path=Object 63/content.xml><?xml version="1.0" encoding="utf-8"?>
<math xmlns="http://www.w3.org/1998/Math/MathML" display="block">
  <semantics>
    <mrow>
      <msubsup>
        <mover accent="true">
          <mi>D</mi>
          <mo stretchy="false">~</mo>
        </mover>
        <mrow>
          <mi>x</mi>
          <mi>,</mi>
          <mrow>
            <mi>t</mi>
            <mo stretchy="false">+</mo>
            <mrow>
              <mi mathvariant="normal">Δ</mi>
              <mi>t</mi>
            </mrow>
          </mrow>
        </mrow>
        <mrow>
          <mi>i</mi>
          <mi>,</mi>
          <mi>j</mi>
          <mi>,</mi>
          <mi>k</mi>
        </mrow>
      </msubsup>
      <mrow>
        <mspace width="2em"/>
        <mo stretchy="false">=</mo>
        <mspace width="2em"/>
      </mrow>
      <mrow>
        <mo fence="true" stretchy="true">(</mo>
        <mrow>
          <msubsup>
            <mi>m</mi>
            <mrow>
              <mi mathvariant="italic">Dx</mi>
              <mn>1</mn>
            </mrow>
            <mrow>
              <mi>i</mi>
              <mi>,</mi>
              <mi>j</mi>
              <mi>,</mi>
              <mi>k</mi>
            </mrow>
          </msubsup>
        </mrow>
        <mo fence="true" stretchy="true">)</mo>
      </mrow>
      <msubsup>
        <mover accent="true">
          <mi>D</mi>
          <mo stretchy="false">~</mo>
        </mover>
        <mrow>
          <mi>x</mi>
          <mi>,</mi>
          <mi>t</mi>
        </mrow>
        <mrow>
          <mi>i</mi>
          <mi>,</mi>
          <mi>j</mi>
          <mi>,</mi>
          <mi>k</mi>
        </mrow>
      </msubsup>
      <mrow>
        <mspace width="2em"/>
        <mo stretchy="false">+</mo>
        <mspace width="2em"/>
      </mrow>
      <mrow>
        <mo fence="true" stretchy="true">(</mo>
        <mrow>
          <msubsup>
            <mi>m</mi>
            <mrow>
              <mi mathvariant="italic">Dx</mi>
              <mn>2</mn>
            </mrow>
            <mrow>
              <mi>i</mi>
              <mi>,</mi>
              <mi>j</mi>
              <mi>,</mi>
              <mi>k</mi>
            </mrow>
          </msubsup>
        </mrow>
        <mo fence="true" stretchy="true">)</mo>
      </mrow>
      <msubsup>
        <mi>C</mi>
        <mrow>
          <mi>x</mi>
          <mi>,</mi>
          <mrow>
            <mi>t</mi>
            <mo stretchy="false">+</mo>
            <mfrac>
              <mrow>
                <mi mathvariant="normal">Δ</mi>
                <mi>t</mi>
              </mrow>
              <mn>2</mn>
            </mfrac>
          </mrow>
        </mrow>
        <mrow>
          <mi>H</mi>
          <mi>,</mi>
          <mi>i</mi>
          <mi>,</mi>
          <mi>j</mi>
          <mi>,</mi>
          <mi>k</mi>
        </mrow>
      </msubsup>
      <mrow>
        <mspace width="2em"/>
        <mo stretchy="false">+</mo>
        <mspace width="2em"/>
      </mrow>
      <mrow>
        <mo fence="true" stretchy="true">(</mo>
        <mrow>
          <msubsup>
            <mi>m</mi>
            <mrow>
              <mi mathvariant="italic">Dx</mi>
              <mn>3</mn>
            </mrow>
            <mrow>
              <mi>i</mi>
              <mi>,</mi>
              <mi>j</mi>
              <mi>,</mi>
              <mi>k</mi>
            </mrow>
          </msubsup>
        </mrow>
        <mo fence="true" stretchy="true">)</mo>
      </mrow>
      <msubsup>
        <mi>I</mi>
        <mrow>
          <mi mathvariant="italic">CHx</mi>
          <mi>,</mi>
          <mrow>
            <mi>t</mi>
            <mo stretchy="false">−</mo>
            <mfrac>
              <mrow>
                <mi mathvariant="normal">Δ</mi>
                <mi>t</mi>
              </mrow>
              <mn>2</mn>
            </mfrac>
          </mrow>
        </mrow>
        <mrow>
          <mi>i</mi>
          <mi>,</mi>
          <mi>j</mi>
          <mi>,</mi>
          <mi>k</mi>
        </mrow>
      </msubsup>
      <mrow>
        <mspace width="2em"/>
        <mo stretchy="false">+</mo>
        <mspace width="2em"/>
      </mrow>
      <mrow>
        <mo fence="true" stretchy="true">(</mo>
        <mrow>
          <msubsup>
            <mi>m</mi>
            <mrow>
              <mi mathvariant="italic">Dx</mi>
              <mn>4</mn>
            </mrow>
            <mrow>
              <mi>i</mi>
              <mi>,</mi>
              <mi>j</mi>
              <mi>,</mi>
              <mi>k</mi>
            </mrow>
          </msubsup>
        </mrow>
        <mo fence="true" stretchy="true">)</mo>
      </mrow>
      <msubsup>
        <mi>I</mi>
        <mrow>
          <mi mathvariant="italic">Dx</mi>
          <mi>,</mi>
          <mrow>
            <mi>t</mi>
            <mo stretchy="false">−</mo>
            <mrow>
              <mi mathvariant="normal">Δ</mi>
              <mi>t</mi>
            </mrow>
          </mrow>
        </mrow>
        <mrow>
          <mi>i</mi>
          <mi>,</mi>
          <mi>j</mi>
          <mi>,</mi>
          <mi>k</mi>
        </mrow>
      </msubsup>
    </mrow>
    <annotation encoding="StarMath 5.0">{tilde D}_{x,t+nospace{%iDELTA t}}^{i,j,k} ~=~ left( m_Dx1^{i,j,k} right) {tilde D}_{x,t}^{i,j,k} ~+~ left( m_Dx2^{i,j,k} right) C_{x,t+nospace{%iDELTA t} over 2}^{H,i,j,k} ~+~ left( m_Dx3^{i,j,k} right) I_{CHx,t-nospace{%iDELTA t} over 2}^{i,j,k} ~+~ left( m_Dx4^{i,j,k} right) I_{Dx,t-nospace{%iDELTA t}}^{i,j,k}</annotation>
  </semantics>
</math>
</file>

<file path=Object 64/content.xml><?xml version="1.0" encoding="utf-8"?>
<math xmlns="http://www.w3.org/1998/Math/MathML" display="block">
  <semantics>
    <mtable>
      <mtr>
        <mtd>
          <mrow>
            <msubsup>
              <mi>m</mi>
              <mrow>
                <mi mathvariant="italic">Dx</mi>
                <mn>0</mn>
              </mrow>
              <mrow>
                <mi>i</mi>
                <mi>,</mi>
                <mi>j</mi>
                <mi>,</mi>
                <mi>k</mi>
              </mrow>
            </msubsup>
            <mo stretchy="false">=</mo>
            <mrow>
              <mfrac>
                <mn>1</mn>
                <mrow>
                  <mi mathvariant="normal">Δ</mi>
                  <mi>t</mi>
                </mrow>
              </mfrac>
              <mo stretchy="false">+</mo>
              <mrow>
                <mo fence="true" stretchy="true">(</mo>
                <mrow>
                  <mfrac>
                    <mrow>
                      <msubsup>
                        <mi mathvariant="normal">σ</mi>
                        <mi>y</mi>
                        <mrow>
                          <mi>D</mi>
                          <mi>,</mi>
                          <mi>i</mi>
                          <mi>,</mi>
                          <mi>j</mi>
                          <mi>,</mi>
                          <mi>k</mi>
                        </mrow>
                      </msubsup>
                      <mo stretchy="false">+</mo>
                      <msubsup>
                        <mi mathvariant="normal">σ</mi>
                        <mi>z</mi>
                        <mrow>
                          <mi>D</mi>
                          <mi>,</mi>
                          <mi>i</mi>
                          <mi>,</mi>
                          <mi>j</mi>
                          <mi>,</mi>
                          <mi>k</mi>
                        </mrow>
                      </msubsup>
                    </mrow>
                    <mrow>
                      <mn>2</mn>
                      <msub>
                        <mi mathvariant="normal">ε</mi>
                        <mn>0</mn>
                      </msub>
                    </mrow>
                  </mfrac>
                </mrow>
                <mo fence="true" stretchy="true">)</mo>
              </mrow>
              <mo stretchy="false">+</mo>
              <mfrac>
                <mrow>
                  <mrow>
                    <mo fence="true" stretchy="true">(</mo>
                    <mrow>
                      <msubsup>
                        <mi mathvariant="normal">σ</mi>
                        <mi>y</mi>
                        <mrow>
                          <mi>D</mi>
                          <mi>,</mi>
                          <mi>i</mi>
                          <mi>,</mi>
                          <mi>j</mi>
                          <mi>,</mi>
                          <mi>k</mi>
                        </mrow>
                      </msubsup>
                    </mrow>
                    <mo fence="true" stretchy="true">)</mo>
                  </mrow>
                  <mrow>
                    <mo fence="true" stretchy="true">(</mo>
                    <mrow>
                      <msubsup>
                        <mi mathvariant="normal">σ</mi>
                        <mi>z</mi>
                        <mrow>
                          <mi>D</mi>
                          <mi>,</mi>
                          <mi>i</mi>
                          <mi>,</mi>
                          <mi>j</mi>
                          <mi>,</mi>
                          <mi>k</mi>
                        </mrow>
                      </msubsup>
                    </mrow>
                    <mo fence="true" stretchy="true">)</mo>
                  </mrow>
                  <mrow>
                    <mi mathvariant="normal">Δ</mi>
                    <mi>t</mi>
                  </mrow>
                </mrow>
                <mrow>
                  <mn>4</mn>
                  <msubsup>
                    <mi mathvariant="normal">ε</mi>
                    <mn>0</mn>
                    <mn>2</mn>
                  </msubsup>
                </mrow>
              </mfrac>
            </mrow>
          </mrow>
        </mtd>
      </mtr>
      <mtr>
        <mtd>
          <mrow>
            <mrow>
              <msubsup>
                <mi>m</mi>
                <mrow>
                  <mi mathvariant="italic">Dx</mi>
                  <mn>1</mn>
                </mrow>
                <mrow>
                  <mi>i</mi>
                  <mi>,</mi>
                  <mi>j</mi>
                  <mi>,</mi>
                  <mi>k</mi>
                </mrow>
              </msubsup>
              <mo stretchy="false">=</mo>
              <mfrac>
                <mn>1</mn>
                <msubsup>
                  <mi>m</mi>
                  <mrow>
                    <mi mathvariant="italic">Dx</mi>
                    <mn>0</mn>
                  </mrow>
                  <mrow>
                    <mi>i</mi>
                    <mi>,</mi>
                    <mi>j</mi>
                    <mi>,</mi>
                    <mi>k</mi>
                  </mrow>
                </msubsup>
              </mfrac>
            </mrow>
            <mrow>
              <mo fence="true" stretchy="true">[</mo>
              <mrow>
                <mrow>
                  <mfrac>
                    <mn>1</mn>
                    <mrow>
                      <mi mathvariant="normal">Δ</mi>
                      <mi>t</mi>
                    </mrow>
                  </mfrac>
                  <mo stretchy="false">−</mo>
                  <mrow>
                    <mo fence="true" stretchy="true">(</mo>
                    <mrow>
                      <mfrac>
                        <mrow>
                          <msubsup>
                            <mi mathvariant="normal">σ</mi>
                            <mi>y</mi>
                            <mrow>
                              <mi>D</mi>
                              <mi>,</mi>
                              <mi>i</mi>
                              <mi>,</mi>
                              <mi>j</mi>
                              <mi>,</mi>
                              <mi>k</mi>
                            </mrow>
                          </msubsup>
                          <mo stretchy="false">+</mo>
                          <msubsup>
                            <mi mathvariant="normal">σ</mi>
                            <mi>z</mi>
                            <mrow>
                              <mi>D</mi>
                              <mi>,</mi>
                              <mi>i</mi>
                              <mi>,</mi>
                              <mi>j</mi>
                              <mi>,</mi>
                              <mi>k</mi>
                            </mrow>
                          </msubsup>
                        </mrow>
                        <mrow>
                          <mn>2</mn>
                          <msub>
                            <mi mathvariant="normal">ε</mi>
                            <mn>0</mn>
                          </msub>
                        </mrow>
                      </mfrac>
                    </mrow>
                    <mo fence="true" stretchy="true">)</mo>
                  </mrow>
                  <mo stretchy="false">−</mo>
                  <mfrac>
                    <mrow>
                      <mrow>
                        <mo fence="true" stretchy="true">(</mo>
                        <mrow>
                          <msubsup>
                            <mi mathvariant="normal">σ</mi>
                            <mi>y</mi>
                            <mrow>
                              <mi>D</mi>
                              <mi>,</mi>
                              <mi>i</mi>
                              <mi>,</mi>
                              <mi>j</mi>
                              <mi>,</mi>
                              <mi>k</mi>
                            </mrow>
                          </msubsup>
                        </mrow>
                        <mo fence="true" stretchy="true">)</mo>
                      </mrow>
                      <mrow>
                        <mo fence="true" stretchy="true">(</mo>
                        <mrow>
                          <msubsup>
                            <mi mathvariant="normal">σ</mi>
                            <mi>z</mi>
                            <mrow>
                              <mi>D</mi>
                              <mi>,</mi>
                              <mi>i</mi>
                              <mi>,</mi>
                              <mi>j</mi>
                              <mi>,</mi>
                              <mi>k</mi>
                            </mrow>
                          </msubsup>
                        </mrow>
                        <mo fence="true" stretchy="true">)</mo>
                      </mrow>
                      <mrow>
                        <mi mathvariant="normal">Δ</mi>
                        <mi>t</mi>
                      </mrow>
                    </mrow>
                    <mrow>
                      <mn>4</mn>
                      <msubsup>
                        <mi mathvariant="normal">ε</mi>
                        <mn>0</mn>
                        <mn>2</mn>
                      </msubsup>
                    </mrow>
                  </mfrac>
                </mrow>
              </mrow>
              <mo fence="true" stretchy="true">]</mo>
            </mrow>
          </mrow>
        </mtd>
      </mtr>
      <mtr>
        <mtd>
          <mrow>
            <msubsup>
              <mi>m</mi>
              <mrow>
                <mi mathvariant="italic">Dx</mi>
                <mn>2</mn>
              </mrow>
              <mrow>
                <mi>i</mi>
                <mi>,</mi>
                <mi>j</mi>
                <mi>,</mi>
                <mi>k</mi>
              </mrow>
            </msubsup>
            <mo stretchy="false">=</mo>
            <mfrac>
              <msub>
                <mi>c</mi>
                <mn>0</mn>
              </msub>
              <msubsup>
                <mi>m</mi>
                <mrow>
                  <mi mathvariant="italic">Dx</mi>
                  <mn>0</mn>
                </mrow>
                <mrow>
                  <mi>i</mi>
                  <mi>,</mi>
                  <mi>j</mi>
                  <mi>,</mi>
                  <mi>k</mi>
                </mrow>
              </msubsup>
            </mfrac>
          </mrow>
        </mtd>
      </mtr>
      <mtr>
        <mtd>
          <mrow>
            <msubsup>
              <mi>m</mi>
              <mrow>
                <mi mathvariant="italic">Dx</mi>
                <mn>3</mn>
              </mrow>
              <mrow>
                <mi>i</mi>
                <mi>,</mi>
                <mi>j</mi>
                <mi>,</mi>
                <mi>k</mi>
              </mrow>
            </msubsup>
            <mo stretchy="false">=</mo>
            <mrow>
              <mfrac>
                <mn>1</mn>
                <msubsup>
                  <mi>m</mi>
                  <mrow>
                    <mi mathvariant="italic">Dx</mi>
                    <mn>0</mn>
                  </mrow>
                  <mrow>
                    <mi>i</mi>
                    <mi>,</mi>
                    <mi>j</mi>
                    <mi>,</mi>
                    <mi>k</mi>
                  </mrow>
                </msubsup>
              </mfrac>
              <mfrac>
                <mrow>
                  <msub>
                    <mi>c</mi>
                    <mn>0</mn>
                  </msub>
                  <mspace width="0.5em"/>
                  <mrow>
                    <mi mathvariant="normal">Δ</mi>
                    <mi>t</mi>
                  </mrow>
                  <mspace width="0.5em"/>
                  <msubsup>
                    <mi mathvariant="normal">σ</mi>
                    <mi>x</mi>
                    <mrow>
                      <mi>D</mi>
                      <mi>,</mi>
                      <mi>i</mi>
                      <mi>,</mi>
                      <mi>j</mi>
                      <mi>,</mi>
                      <mi>k</mi>
                    </mrow>
                  </msubsup>
                </mrow>
                <msub>
                  <mi mathvariant="normal">ε</mi>
                  <mn>0</mn>
                </msub>
              </mfrac>
            </mrow>
          </mrow>
        </mtd>
      </mtr>
      <mtr>
        <mtd>
          <mrow>
            <msubsup>
              <mi>m</mi>
              <mrow>
                <mi mathvariant="italic">Dx</mi>
                <mn>4</mn>
              </mrow>
              <mrow>
                <mi>i</mi>
                <mi>,</mi>
                <mi>j</mi>
                <mi>,</mi>
                <mi>k</mi>
              </mrow>
            </msubsup>
            <mo stretchy="false">=</mo>
            <mrow>
              <mrow>
                <mo stretchy="false">−</mo>
                <mfrac>
                  <mn>1</mn>
                  <msubsup>
                    <mi>m</mi>
                    <mrow>
                      <mi mathvariant="italic">Dx</mi>
                      <mn>0</mn>
                    </mrow>
                    <mrow>
                      <mi>i</mi>
                      <mi>,</mi>
                      <mi>j</mi>
                      <mi>,</mi>
                      <mi>k</mi>
                    </mrow>
                  </msubsup>
                </mfrac>
              </mrow>
              <mfrac>
                <mrow>
                  <mi mathvariant="normal">Δ</mi>
                  <mi>t</mi>
                </mrow>
                <msubsup>
                  <mi mathvariant="normal">ε</mi>
                  <mn>0</mn>
                  <mn>2</mn>
                </msubsup>
              </mfrac>
              <mrow>
                <mo fence="true" stretchy="true">(</mo>
                <mrow>
                  <msubsup>
                    <mi mathvariant="normal">σ</mi>
                    <mi>y</mi>
                    <mrow>
                      <mi>D</mi>
                      <mi>,</mi>
                      <mi>i</mi>
                      <mi>,</mi>
                      <mi>j</mi>
                      <mi>,</mi>
                      <mi>k</mi>
                    </mrow>
                  </msubsup>
                </mrow>
                <mo fence="true" stretchy="true">)</mo>
              </mrow>
              <mrow>
                <mo fence="true" stretchy="true">(</mo>
                <mrow>
                  <msubsup>
                    <mi mathvariant="normal">σ</mi>
                    <mi>z</mi>
                    <mrow>
                      <mi>D</mi>
                      <mi>,</mi>
                      <mi>i</mi>
                      <mi>,</mi>
                      <mi>j</mi>
                      <mi>,</mi>
                      <mi>k</mi>
                    </mrow>
                  </msubsup>
                </mrow>
                <mo fence="true" stretchy="true">)</mo>
              </mrow>
            </mrow>
          </mrow>
        </mtd>
      </mtr>
    </mtable>
    <annotation encoding="StarMath 5.0">alignl stack { alignc m_{Dx0}^{i,j,k} = 1 over nospace{%iDELTA t} + left( {%isigma_y^{D,i,j,k} + %isigma_z^{D,i,j,k}} over { 2 %ivarepsilon_0 } right) + {left( %isigma_y^{D,i,j,k} right) left( %isigma_z^{D,i,j,k} right) nospace{%iDELTA t}} over {4 %ivarepsilon_0^2} # 
alignc m_{Dx1}^{i,j,k} = 1 over m_{Dx0}^{i,j,k} left[ 1 over nospace{%iDELTA t} - left( {%isigma_y^{D,i,j,k} + %isigma_z^{D,i,j,k}} over { 2 %ivarepsilon_0 } right) - {left( %isigma_y^{D,i,j,k} right) left( %isigma_z^{D,i,j,k} right) nospace{%iDELTA t}} over {4 %ivarepsilon_0^2} right]
#
m_{Dx2}^{i,j,k} = {alignc {c_0 over m_{Dx0}^{i,j,k}}}
#
m_{Dx3}^{i,j,k} = {alignc { 1 over m_{Dx0}^{i,j,k}} {c_0 `nospace{%iDELTA t}` %isigma_x^{D,i,j,k}} over {%ivarepsilon_0}}
#
 m_{Dx4}^{i,j,k} = {alignc -{1 over m_{Dx0}^{i,j,k}} { nospace{%iDELTA t} over %ivarepsilon_0^2} left( %isigma_y^{D,i,j,k} right) left( %isigma_z^{D,i,j,k} right)}
} </annotation>
  </semantics>
</math>
</file>

<file path=Object 65/content.xml><?xml version="1.0" encoding="utf-8"?>
<math xmlns="http://www.w3.org/1998/Math/MathML" display="block">
  <semantics>
    <mtable>
      <mtr>
        <mtd>
          <mrow>
            <msubsup>
              <mi>I</mi>
              <mrow>
                <mi mathvariant="italic">CHx</mi>
                <mi>,</mi>
                <mrow>
                  <mi>t</mi>
                  <mo stretchy="false">−</mo>
                  <mfrac>
                    <mrow>
                      <mi mathvariant="normal">Δ</mi>
                      <mi>t</mi>
                    </mrow>
                    <mn>2</mn>
                  </mfrac>
                </mrow>
              </mrow>
              <mrow>
                <mi>i</mi>
                <mi>,</mi>
                <mi>j</mi>
                <mi>,</mi>
                <mi>k</mi>
              </mrow>
            </msubsup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T</mi>
                  <mo stretchy="false">=</mo>
                  <mn>0</mn>
                </mrow>
                <mrow>
                  <mi>t</mi>
                  <mo stretchy="false">−</mo>
                  <mfrac>
                    <mrow>
                      <mi mathvariant="normal">Δ</mi>
                      <mi>t</mi>
                    </mrow>
                    <mn>2</mn>
                  </mfrac>
                </mrow>
              </munderover>
              <msubsup>
                <mi>C</mi>
                <mrow>
                  <mi>x</mi>
                  <mi>,</mi>
                  <mi>T</mi>
                </mrow>
                <mrow>
                  <mi>H</mi>
                  <mi>,</mi>
                  <mi>i</mi>
                  <mi>,</mi>
                  <mi>j</mi>
                  <mi>,</mi>
                  <mi>k</mi>
                </mrow>
              </msubsup>
            </mrow>
            <mspace width="6em"/>
            <msubsup>
              <mi>I</mi>
              <mrow>
                <mi mathvariant="italic">Dx</mi>
                <mi>,</mi>
                <mrow>
                  <mi>t</mi>
                  <mo stretchy="false">−</mo>
                  <mrow>
                    <mi mathvariant="normal">Δ</mi>
                    <mi>t</mi>
                  </mrow>
                </mrow>
              </mrow>
              <mrow>
                <mi>i</mi>
                <mi>,</mi>
                <mi>j</mi>
                <mi>,</mi>
                <mi>k</mi>
              </mrow>
            </msubsup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T</mi>
                  <mo stretchy="false">=</mo>
                  <mn>0</mn>
                </mrow>
                <mrow>
                  <mi>t</mi>
                  <mo stretchy="false">−</mo>
                  <mrow>
                    <mi mathvariant="normal">Δ</mi>
                    <mi>t</mi>
                  </mrow>
                </mrow>
              </munderover>
              <msubsup>
                <mover accent="true">
                  <mi>D</mi>
                  <mo stretchy="false">~</mo>
                </mover>
                <mrow>
                  <mi>x</mi>
                  <mi>,</mi>
                  <mi>T</mi>
                </mrow>
                <mrow>
                  <mi>i</mi>
                  <mi>,</mi>
                  <mi>j</mi>
                  <mi>,</mi>
                  <mi>k</mi>
                </mrow>
              </msubsup>
            </mrow>
          </mrow>
        </mtd>
      </mtr>
      <mtr>
        <mtd>
          <mrow>
            <msubsup>
              <mi>C</mi>
              <mrow>
                <mi>x</mi>
                <mi>,</mi>
                <mrow>
                  <mi>t</mi>
                  <mo stretchy="false">−</mo>
                  <mfrac>
                    <mrow>
                      <mi mathvariant="normal">Δ</mi>
                      <mi>t</mi>
                    </mrow>
                    <mn>2</mn>
                  </mfrac>
                </mrow>
              </mrow>
              <mrow>
                <mi>H</mi>
                <mi>,</mi>
                <mi>i</mi>
                <mi>,</mi>
                <mi>j</mi>
                <mi>,</mi>
                <mi>k</mi>
              </mrow>
            </msubsup>
            <mrow>
              <mspace width="2em"/>
              <mo stretchy="false">=</mo>
              <mspace width="2em"/>
            </mrow>
            <mfrac>
              <mrow>
                <msubsup>
                  <mi>H</mi>
                  <mrow>
                    <mi>z</mi>
                    <mi>,</mi>
                    <mrow>
                      <mi>t</mi>
                      <mo stretchy="false">+</mo>
                      <mfrac>
                        <mrow>
                          <mi mathvariant="normal">Δ</mi>
                          <mi>t</mi>
                        </mrow>
                        <mn>2</mn>
                      </mfrac>
                    </mrow>
                  </mrow>
                  <mrow>
                    <mi>i</mi>
                    <mi>,</mi>
                    <mi>j</mi>
                    <mi>,</mi>
                    <mi>k</mi>
                  </mrow>
                </msubsup>
                <mo stretchy="false">−</mo>
                <msubsup>
                  <mi>H</mi>
                  <mrow>
                    <mi>z</mi>
                    <mi>,</mi>
                    <mrow>
                      <mi>t</mi>
                      <mo stretchy="false">+</mo>
                      <mfrac>
                        <mrow>
                          <mi mathvariant="normal">Δ</mi>
                          <mi>t</mi>
                        </mrow>
                        <mn>2</mn>
                      </mfrac>
                    </mrow>
                  </mrow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  <mi>,</mi>
                    <mi>k</mi>
                  </mrow>
                </msubsup>
              </mrow>
              <mrow>
                <mi mathvariant="normal">Δ</mi>
                <mi>y</mi>
              </mrow>
            </mfrac>
            <mrow>
              <mspace width="2em"/>
              <mo stretchy="false">−</mo>
              <mspace width="2em"/>
            </mrow>
            <mfrac>
              <mrow>
                <msubsup>
                  <mi>H</mi>
                  <mrow>
                    <mi>y</mi>
                    <mi>,</mi>
                    <mrow>
                      <mi>t</mi>
                      <mo stretchy="false">+</mo>
                      <mfrac>
                        <mrow>
                          <mi mathvariant="normal">Δ</mi>
                          <mi>t</mi>
                        </mrow>
                        <mn>2</mn>
                      </mfrac>
                    </mrow>
                  </mrow>
                  <mrow>
                    <mi>i</mi>
                    <mi>,</mi>
                    <mi>j</mi>
                    <mi>,</mi>
                    <mi>k</mi>
                  </mrow>
                </msubsup>
                <mo stretchy="false">−</mo>
                <msubsup>
                  <mi>H</mi>
                  <mrow>
                    <mi>y</mi>
                    <mi>,</mi>
                    <mrow>
                      <mi>t</mi>
                      <mo stretchy="false">+</mo>
                      <mfrac>
                        <mrow>
                          <mi mathvariant="normal">Δ</mi>
                          <mi>t</mi>
                        </mrow>
                        <mn>2</mn>
                      </mfrac>
                    </mrow>
                  </mrow>
                  <mrow>
                    <mi>i</mi>
                    <mi>,</mi>
                    <mi>j</mi>
                    <mi>,</mi>
                    <mrow>
                      <mi>k</mi>
                      <mo stretchy="false">−</mo>
                      <mn>1</mn>
                    </mrow>
                  </mrow>
                </msubsup>
              </mrow>
              <mrow>
                <mi mathvariant="normal">Δ</mi>
                <mi>z</mi>
              </mrow>
            </mfrac>
          </mrow>
        </mtd>
      </mtr>
    </mtable>
    <annotation encoding="StarMath 5.0">stack{ I_{CHx,t-nospace{%iDELTA t} over 2}^{ i,j,k} ~=~ sum from { T=0 } to t-nospace{%iDELTA t} over 2 { C_{x,T}^{H,i,j,k} }
~~~
I_{Dx,t-nospace{%iDELTA t}}^{i,j,k} ~=~ sum from { T=0 } to {t-nospace{%iDELTA t}} { {tilde D}_{x,T}^{i,j,k} }
#
C_{x,t-nospace{%iDELTA t} over 2}^{H,i,j,k} ~=~ { { H_{z,t+nospace{%iDELTA t} over 2}^{i,j,k} - H_{z,t+nospace{%iDELTA t} over 2}^{i,j-1,k} } over nospace{%iDELTA y} } ~-~
{ { H_{y,t+nospace{%iDELTA t} over 2}^{i,j,k} - H_{y,t+nospace{%iDELTA t} over 2}^{i,j,k-1} } over nospace{%iDELTA z} }
}</annotation>
  </semantics>
</math>
</file>

<file path=Object 66/content.xml><?xml version="1.0" encoding="utf-8"?>
<math xmlns="http://www.w3.org/1998/Math/MathML" display="block">
  <semantics>
    <mrow>
      <mrow>
        <msubsup>
          <mi>m</mi>
          <mrow>
            <mi mathvariant="italic">Ex</mi>
            <mn>1</mn>
          </mrow>
          <mrow>
            <mi>i</mi>
            <mi>,</mi>
            <mi>j</mi>
            <mi>,</mi>
            <mi>k</mi>
          </mrow>
        </msubsup>
        <mo stretchy="false">=</mo>
        <mfrac>
          <mn>1</mn>
          <msup>
            <msub>
              <mi mathvariant="normal">ε</mi>
              <mi mathvariant="italic">xx</mi>
            </msub>
            <mrow>
              <mi>i</mi>
              <mi>,</mi>
              <mi>j</mi>
              <mi>,</mi>
              <mi>k</mi>
            </mrow>
          </msup>
        </mfrac>
      </mrow>
      <mspace width="6em"/>
      <mrow>
        <msubsup>
          <mi>m</mi>
          <mrow>
            <mi mathvariant="italic">Ey</mi>
            <mn>1</mn>
          </mrow>
          <mrow>
            <mi>i</mi>
            <mi>,</mi>
            <mi>j</mi>
            <mi>,</mi>
            <mi>k</mi>
          </mrow>
        </msubsup>
        <mo stretchy="false">=</mo>
        <mfrac>
          <mn>1</mn>
          <msup>
            <msub>
              <mi mathvariant="normal">ε</mi>
              <mi mathvariant="italic">yy</mi>
            </msub>
            <mrow>
              <mi>i</mi>
              <mi>,</mi>
              <mi>j</mi>
              <mi>,</mi>
              <mi>k</mi>
            </mrow>
          </msup>
        </mfrac>
      </mrow>
      <mspace width="6em"/>
      <mrow>
        <msubsup>
          <mi>m</mi>
          <mrow>
            <mi mathvariant="italic">Ez</mi>
            <mn>1</mn>
          </mrow>
          <mrow>
            <mi>i</mi>
            <mi>,</mi>
            <mi>j</mi>
            <mi>,</mi>
            <mi>k</mi>
          </mrow>
        </msubsup>
        <mo stretchy="false">=</mo>
        <mfrac>
          <mn>1</mn>
          <msup>
            <msub>
              <mi mathvariant="normal">ε</mi>
              <mi mathvariant="italic">zz</mi>
            </msub>
            <mrow>
              <mi>i</mi>
              <mi>,</mi>
              <mi>j</mi>
              <mi>,</mi>
              <mi>k</mi>
            </mrow>
          </msup>
        </mfrac>
      </mrow>
    </mrow>
    <annotation encoding="StarMath 5.0">m_{Ex1}^{i,j,k} = 1 over {{%ivarepsilon_xx}^{i,j,k}}
~~~
m_{Ey1}^{i,j,k} = 1 over {{%ivarepsilon_yy}^{i,j,k}}
~~~
m_{Ez1}^{i,j,k} = 1 over {{%ivarepsilon_zz}^{i,j,k}}
</annotation>
  </semantics>
</math>
</file>

<file path=Object 67/content.xml><?xml version="1.0" encoding="utf-8"?>
<math xmlns="http://www.w3.org/1998/Math/MathML" display="block">
  <semantics>
    <mtable>
      <mtr>
        <mtd>
          <mrow>
            <msubsup>
              <mover accent="true">
                <mi>E</mi>
                <mo stretchy="false">~</mo>
              </mover>
              <mrow>
                <mi>x</mi>
                <mi>,</mi>
                <mrow>
                  <mi>t</mi>
                  <mo stretchy="false">+</mo>
                  <mrow>
                    <mi mathvariant="normal">Δ</mi>
                    <mi>t</mi>
                  </mrow>
                </mrow>
              </mrow>
              <mrow>
                <mi>i</mi>
                <mi>,</mi>
                <mi>j</mi>
                <mi>,</mi>
                <mi>k</mi>
              </mrow>
            </msubsup>
            <mrow>
              <mspace width="2em"/>
              <mo stretchy="false">=</mo>
              <mspace width="2em"/>
            </mrow>
            <mrow>
              <mo fence="true" stretchy="true">(</mo>
              <mrow>
                <msubsup>
                  <mi>m</mi>
                  <mrow>
                    <mi mathvariant="italic">Ex</mi>
                    <mn>1</mn>
                  </mrow>
                  <mrow>
                    <mi>i</mi>
                    <mi>,</mi>
                    <mi>j</mi>
                    <mi>,</mi>
                    <mi>k</mi>
                  </mrow>
                </msubsup>
              </mrow>
              <mo fence="true" stretchy="true">)</mo>
            </mrow>
            <msubsup>
              <mover accent="true">
                <mi>D</mi>
                <mo stretchy="false">~</mo>
              </mover>
              <mrow>
                <mi>x</mi>
                <mi>,</mi>
                <mrow>
                  <mi>t</mi>
                  <mo stretchy="false">+</mo>
                  <mrow>
                    <mi mathvariant="normal">Δ</mi>
                    <mi>t</mi>
                  </mrow>
                </mrow>
              </mrow>
              <mrow>
                <mi>i</mi>
                <mi>,</mi>
                <mi>j</mi>
                <mi>,</mi>
                <mi>k</mi>
              </mrow>
            </msubsup>
          </mrow>
        </mtd>
      </mtr>
      <mtr>
        <mtd>
          <mrow/>
        </mtd>
      </mtr>
      <mtr>
        <mtd>
          <mrow>
            <msubsup>
              <mover accent="true">
                <mi>E</mi>
                <mo stretchy="false">~</mo>
              </mover>
              <mrow>
                <mi>y</mi>
                <mi>,</mi>
                <mrow>
                  <mi>t</mi>
                  <mo stretchy="false">+</mo>
                  <mrow>
                    <mi mathvariant="normal">Δ</mi>
                    <mi>t</mi>
                  </mrow>
                </mrow>
              </mrow>
              <mrow>
                <mi>i</mi>
                <mi>,</mi>
                <mi>j</mi>
                <mi>,</mi>
                <mi>k</mi>
              </mrow>
            </msubsup>
            <mrow>
              <mspace width="2em"/>
              <mo stretchy="false">=</mo>
              <mspace width="2em"/>
            </mrow>
            <mrow>
              <mo fence="true" stretchy="true">(</mo>
              <mrow>
                <msubsup>
                  <mi>m</mi>
                  <mrow>
                    <mi mathvariant="italic">Ey</mi>
                    <mn>1</mn>
                  </mrow>
                  <mrow>
                    <mi>i</mi>
                    <mi>,</mi>
                    <mi>j</mi>
                    <mi>,</mi>
                    <mi>k</mi>
                  </mrow>
                </msubsup>
              </mrow>
              <mo fence="true" stretchy="true">)</mo>
            </mrow>
            <msubsup>
              <mover accent="true">
                <mi>D</mi>
                <mo stretchy="false">~</mo>
              </mover>
              <mrow>
                <mi>y</mi>
                <mi>,</mi>
                <mrow>
                  <mi>t</mi>
                  <mo stretchy="false">+</mo>
                  <mrow>
                    <mi mathvariant="normal">Δ</mi>
                    <mi>t</mi>
                  </mrow>
                </mrow>
              </mrow>
              <mrow>
                <mi>i</mi>
                <mi>,</mi>
                <mi>j</mi>
                <mi>,</mi>
                <mi>k</mi>
              </mrow>
            </msubsup>
          </mrow>
        </mtd>
      </mtr>
      <mtr>
        <mtd>
          <mrow/>
        </mtd>
      </mtr>
      <mtr>
        <mtd>
          <mrow>
            <msubsup>
              <mover accent="true">
                <mi>E</mi>
                <mo stretchy="false">~</mo>
              </mover>
              <mrow>
                <mi>z</mi>
                <mi>,</mi>
                <mrow>
                  <mi>t</mi>
                  <mo stretchy="false">+</mo>
                  <mrow>
                    <mi mathvariant="normal">Δ</mi>
                    <mi>t</mi>
                  </mrow>
                </mrow>
              </mrow>
              <mrow>
                <mi>i</mi>
                <mi>,</mi>
                <mi>j</mi>
                <mi>,</mi>
                <mi>k</mi>
              </mrow>
            </msubsup>
            <mrow>
              <mspace width="2em"/>
              <mo stretchy="false">=</mo>
              <mspace width="2em"/>
            </mrow>
            <mrow>
              <mo fence="true" stretchy="true">(</mo>
              <mrow>
                <msubsup>
                  <mi>m</mi>
                  <mrow>
                    <mi mathvariant="italic">Ez</mi>
                    <mn>1</mn>
                  </mrow>
                  <mrow>
                    <mi>i</mi>
                    <mi>,</mi>
                    <mi>j</mi>
                    <mi>,</mi>
                    <mi>k</mi>
                  </mrow>
                </msubsup>
              </mrow>
              <mo fence="true" stretchy="true">)</mo>
            </mrow>
            <msubsup>
              <mover accent="true">
                <mi>D</mi>
                <mo stretchy="false">~</mo>
              </mover>
              <mrow>
                <mi>z</mi>
                <mi>,</mi>
                <mrow>
                  <mi>t</mi>
                  <mo stretchy="false">+</mo>
                  <mrow>
                    <mi mathvariant="normal">Δ</mi>
                    <mi>t</mi>
                  </mrow>
                </mrow>
              </mrow>
              <mrow>
                <mi>i</mi>
                <mi>,</mi>
                <mi>j</mi>
                <mi>,</mi>
                <mi>k</mi>
              </mrow>
            </msubsup>
          </mrow>
        </mtd>
      </mtr>
    </mtable>
    <annotation encoding="StarMath 5.0">{tilde E}_{x,t+nospace{%iDELTA t}}^{i,j,k} ~=~ left( m_Ex1^{i,j,k} right) {tilde D}_{x,t+nospace{%iDELTA t}}^{i,j,k}
newline newline
{tilde E}_{y,t+nospace{%iDELTA t}}^{i,j,k} ~=~ left( m_Ey1^{i,j,k} right) {tilde D}_{y,t+nospace{%iDELTA t}}^{i,j,k}
newline newline
{tilde E}_{z,t+nospace{%iDELTA t}}^{i,j,k} ~=~ left( m_Ez1^{i,j,k} right) {tilde D}_{z,t+nospace{%iDELTA t}}^{i,j,k}
</annotation>
  </semantics>
</math>
</file>

<file path=Object 68/content.xml><?xml version="1.0" encoding="utf-8"?>
<math xmlns="http://www.w3.org/1998/Math/MathML" display="block">
  <semantics>
    <mstyle mathsize="10.5pt">
      <mrow>
        <mtext>Hatted variables (</mtext>
        <mover accent="true">
          <mi mathvariant="normal">σ</mi>
          <mo stretchy="false">^</mo>
        </mover>
        <mtext>) are my versions.</mtext>
      </mrow>
    </mstyle>
    <annotation encoding="StarMath 5.0">size 10.5 {nospace {"Hatted variables ("hat %isigma") are my versions."}}</annotation>
  </semantics>
</math>
</file>

<file path=Object 69/content.xml><?xml version="1.0" encoding="utf-8"?>
<math xmlns="http://www.w3.org/1998/Math/MathML" display="block">
  <semantics>
    <mrow>
      <mi mathvariant="normal">σ</mi>
      <mrow>
        <mi>'</mi>
        <mo stretchy="false">=</mo>
        <mn>2</mn>
      </mrow>
      <msub>
        <mi mathvariant="normal">ε</mi>
        <mn>0</mn>
      </msub>
      <mover accent="true">
        <mi mathvariant="normal">σ</mi>
        <mo stretchy="false">^</mo>
      </mover>
      <mspace width="6em"/>
      <mrow>
        <msub>
          <mi>L</mi>
          <mi>i</mi>
        </msub>
        <mo stretchy="false">=</mo>
        <msub>
          <mi>n</mi>
          <mi>b</mi>
        </msub>
      </mrow>
      <mspace width="6em"/>
      <mrow>
        <mi>b</mi>
        <mo stretchy="false">=</mo>
        <mrow>
          <msub>
            <mi>n</mi>
            <mi>b</mi>
          </msub>
          <mo stretchy="false">+</mo>
          <mn>1</mn>
        </mrow>
      </mrow>
      <mspace width="6em"/>
      <msup>
        <mover accent="true">
          <mi mathvariant="normal">σ</mi>
          <mo stretchy="false">^</mo>
        </mover>
        <mi>H</mi>
      </msup>
      <mrow>
        <mrow>
          <mo fence="true" stretchy="false">(</mo>
          <mrow>
            <mi>i</mi>
          </mrow>
          <mo fence="true" stretchy="false">)</mo>
        </mrow>
        <mo stretchy="false">=</mo>
        <mfrac>
          <mn>1</mn>
          <mrow>
            <mn>2</mn>
            <msub>
              <mi mathvariant="normal">ε</mi>
              <mn>0</mn>
            </msub>
          </mrow>
        </mfrac>
      </mrow>
      <mfrac>
        <msub>
          <mi mathvariant="normal">ε</mi>
          <mn>0</mn>
        </msub>
        <mrow>
          <mn>2</mn>
          <mi mathvariant="normal">Δ</mi>
          <mi>t</mi>
        </mrow>
      </mfrac>
      <mrow>
        <msup>
          <mrow>
            <mo fence="true" stretchy="true">(</mo>
            <mrow>
              <mfrac>
                <mi>i</mi>
                <msub>
                  <mi>L</mi>
                  <mi>i</mi>
                </msub>
              </mfrac>
            </mrow>
            <mo fence="true" stretchy="true">)</mo>
          </mrow>
          <mn>3</mn>
        </msup>
        <mo stretchy="false">=</mo>
        <mfrac>
          <mn>1</mn>
          <mrow>
            <mn>4</mn>
            <mi mathvariant="normal">Δ</mi>
            <mi>t</mi>
          </mrow>
        </mfrac>
      </mrow>
      <msup>
        <mrow>
          <mo fence="true" stretchy="true">(</mo>
          <mrow>
            <mfrac>
              <mi>i</mi>
              <msub>
                <mi>n</mi>
                <mi>b</mi>
              </msub>
            </mfrac>
          </mrow>
          <mo fence="true" stretchy="true">)</mo>
        </mrow>
        <mn>3</mn>
      </msup>
    </mrow>
    <annotation encoding="StarMath 5.0">%isigma' = 2 %ivarepsilon_0 {hat %isigma}
~~~
L_i = n_b
~~~
b = n_b+1
~~~
{hat %isigma}^H(i) = {1 over {2 %ivarepsilon_0}} %ivarepsilon_0 over {2 %iDELTA t} left( i over L_i right)^3
 = 1 over {4 %iDELTA t} left( i over n_b right)^3</annotation>
  </semantics>
</math>
</file>

<file path=Object 7/Object 1/content.xml><?xml version="1.0" encoding="utf-8"?>
<math xmlns="http://www.w3.org/1998/Math/MathML" display="block">
  <semantics>
    <mrow>
      <msub>
        <mi>X</mi>
        <mi>p</mi>
      </msub>
      <mo stretchy="false">+</mo>
      <mfrac>
        <mn>1</mn>
        <mn>2</mn>
      </mfrac>
    </mrow>
    <annotation encoding="StarMath 5.0">X_p+1over2</annotation>
  </semantics>
</math>
</file>

<file path=Object 7/Object 2/content.xml><?xml version="1.0" encoding="utf-8"?>
<math xmlns="http://www.w3.org/1998/Math/MathML" display="block">
  <semantics>
    <mrow>
      <msub>
        <mi>X</mi>
        <mi>p</mi>
      </msub>
      <mo stretchy="false">−</mo>
      <mfrac>
        <mn>1</mn>
        <mn>2</mn>
      </mfrac>
    </mrow>
    <annotation encoding="StarMath 5.0">X_p-1over2</annotation>
  </semantics>
</math>
</file>

<file path=Object 7/Object 3/content.xml><?xml version="1.0" encoding="utf-8"?>
<math xmlns="http://www.w3.org/1998/Math/MathML" display="block">
  <semantics>
    <msub>
      <mi>X</mi>
      <mi>p</mi>
    </msub>
    <annotation encoding="StarMath 5.0">X_p</annotation>
  </semantics>
</math>
</file>

<file path=Object 7/Object 4/content.xml><?xml version="1.0" encoding="utf-8"?>
<math xmlns="http://www.w3.org/1998/Math/MathML" display="block">
  <semantics>
    <mn>2</mn>
    <annotation encoding="StarMath 5.0">2</annotation>
  </semantics>
</math>
</file>

<file path=Object 7/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stroke="dash" draw:stroke-dash="Dashed_20__28_var_29_"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111cm" svg:y1="4.826cm" svg:x2="3.159cm" svg:y2="4.826cm">
          <text:p/>
        </draw:line>
        <draw:line draw:style-name="gr1" draw:text-style-name="P1" draw:layer="layout" svg:x1="5.236cm" svg:y1="2.286cm" svg:x2="3.204cm" svg:y2="4.826cm">
          <text:p/>
        </draw:line>
        <draw:line draw:style-name="gr1" draw:text-style-name="P1" draw:layer="layout" svg:x1="6.887cm" svg:y1="4.826cm" svg:x2="5.236cm" svg:y2="2.286cm">
          <text:p/>
        </draw:line>
        <draw:line draw:style-name="gr1" draw:text-style-name="P1" draw:layer="layout" svg:x1="10.062cm" svg:y1="4.826cm" svg:x2="6.887cm" svg:y2="4.826cm">
          <text:p/>
        </draw:line>
        <draw:line draw:style-name="gr2" draw:text-style-name="P1" draw:layer="layout" svg:x1="5.236cm" svg:y1="0cm" svg:x2="5.236cm" svg:y2="6.477cm">
          <text:p/>
        </draw:line>
        <draw:frame draw:style-name="gr3" draw:text-style-name="P2" draw:layer="layout" svg:width="1.275cm" svg:height="0.998cm" svg:x="6.63cm" svg:y="5.2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draw:layer="layout" svg:width="1.339cm" svg:height="0.998cm" svg:x="2.439cm" svg:y="5.34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2" draw:layer="layout" svg:width="0.688cm" svg:height="0.53cm" svg:x="4.852cm" svg:y="6.73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2" draw:layer="layout" svg:width="0.413cm" svg:height="0.467cm" svg:x="5.064cm" svg:y="1.76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</office:drawing>
  </office:body>
</office:document-content>
</file>

<file path=Object 7/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10.16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70/content.xml><?xml version="1.0" encoding="utf-8"?>
<math xmlns="http://www.w3.org/1998/Math/MathML" display="block">
  <semantics>
    <mrow>
      <msubsup>
        <mover accent="true">
          <mi mathvariant="normal">σ</mi>
          <mo stretchy="false">^</mo>
        </mover>
        <mi>x</mi>
        <mrow>
          <mi>H</mi>
          <mi>,</mi>
          <mi>i</mi>
          <mi>,</mi>
          <mi>j</mi>
          <mi>,</mi>
          <mi>k</mi>
        </mrow>
      </msubsup>
      <mo stretchy="false">=</mo>
      <mrow>
        <mo fence="true" stretchy="true">{</mo>
        <mrow>
          <mtable>
            <mtr>
              <mtd>
                <mrow>
                  <msup>
                    <mover accent="true">
                      <mi mathvariant="normal">σ</mi>
                      <mo stretchy="false">^</mo>
                    </mover>
                    <mi>H</mi>
                  </msup>
                  <mrow>
                    <mo fence="true" stretchy="false">(</mo>
                    <mrow>
                      <mrow>
                        <mi>b</mi>
                        <mo stretchy="false">−</mo>
                        <mi>i</mi>
                        <mo stretchy="false">+</mo>
                        <mn>1</mn>
                      </mrow>
                    </mrow>
                    <mo fence="true" stretchy="false">)</mo>
                  </mrow>
                </mrow>
              </mtd>
              <mtd columnalign="left">
                <mrow>
                  <mi mathvariant="italic">for</mi>
                  <mrow>
                    <mi>i</mi>
                    <mo stretchy="false">&lt;</mo>
                    <mi>b</mi>
                  </mrow>
                </mrow>
              </mtd>
            </mtr>
            <mtr>
              <mtd>
                <mn>0</mn>
              </mtd>
              <mtd columnalign="left">
                <mrow>
                  <mi mathvariant="italic">for</mi>
                  <mrow>
                    <mi>b</mi>
                    <mo stretchy="false">≤</mo>
                    <mi>i</mi>
                    <mo stretchy="false">&lt;</mo>
                    <mrow>
                      <msub>
                        <mi>n</mi>
                        <mi>x</mi>
                      </msub>
                      <mo stretchy="false">−</mo>
                      <mi>b</mi>
                    </mrow>
                  </mrow>
                </mrow>
              </mtd>
            </mtr>
            <mtr>
              <mtd>
                <mrow>
                  <msup>
                    <mover accent="true">
                      <mi mathvariant="normal">σ</mi>
                      <mo stretchy="false">^</mo>
                    </mover>
                    <mi>H</mi>
                  </msup>
                  <mrow>
                    <mo fence="true" stretchy="false">(</mo>
                    <mrow>
                      <mrow>
                        <mi>i</mi>
                        <mo stretchy="false">−</mo>
                        <msub>
                          <mi>n</mi>
                          <mi>x</mi>
                        </msub>
                        <mo stretchy="false">+</mo>
                        <mi>b</mi>
                      </mrow>
                    </mrow>
                    <mo fence="true" stretchy="false">)</mo>
                  </mrow>
                </mrow>
              </mtd>
              <mtd columnalign="left">
                <mrow>
                  <mi mathvariant="italic">for</mi>
                  <mrow>
                    <mi>i</mi>
                    <mo stretchy="false">≥</mo>
                    <mrow>
                      <msub>
                        <mi>n</mi>
                        <mi>x</mi>
                      </msub>
                      <mo stretchy="false">−</mo>
                      <mi>b</mi>
                    </mrow>
                  </mrow>
                </mrow>
              </mtd>
            </mtr>
          </mtable>
        </mrow>
      </mrow>
    </mrow>
    <annotation encoding="StarMath 5.0">{hat %isigma}_x^{H,i,j,k} = left lbrace matrix { {hat %isigma}^H (b-i+1) # alignl for i&lt;b ## 0 # alignl for b&lt;=i&lt;n_x-b ## {hat %isigma}^H (i-n_x+b) # alignl for i&gt;=n_x-b}
right none
</annotation>
  </semantics>
</math>
</file>

<file path=Object 71/content.xml><?xml version="1.0" encoding="utf-8"?>
<math xmlns="http://www.w3.org/1998/Math/MathML" display="block">
  <semantics>
    <mrow>
      <msubsup>
        <mi>m</mi>
        <mrow>
          <mi mathvariant="italic">Hx</mi>
          <mn>0</mn>
        </mrow>
        <mrow>
          <mi>i</mi>
          <mi>,</mi>
          <mi>j</mi>
          <mi>,</mi>
          <mi>k</mi>
        </mrow>
      </msubsup>
      <mo stretchy="false">=</mo>
      <mrow>
        <mfrac>
          <mn>1</mn>
          <mrow>
            <mi mathvariant="normal">Δ</mi>
            <mi>t</mi>
          </mrow>
        </mfrac>
        <mo stretchy="false">+</mo>
        <mi>A</mi>
        <mo stretchy="false">+</mo>
        <mi>B</mi>
      </mrow>
    </mrow>
    <annotation encoding="StarMath 5.0">m_{Hx0}^{i,j,k} = 1 over {%iDELTA t} + A + B
</annotation>
  </semantics>
</math>
</file>

<file path=Object 72/content.xml><?xml version="1.0" encoding="utf-8"?>
<math xmlns="http://www.w3.org/1998/Math/MathML" display="block">
  <semantics>
    <mtable>
      <mtr>
        <mtd>
          <mrow>
            <mi>A</mi>
            <mo stretchy="false">=</mo>
            <mfrac>
              <mrow>
                <msubsup>
                  <mi mathvariant="normal">σ</mi>
                  <mi>y</mi>
                  <mrow>
                    <mi>H</mi>
                    <mi>,</mi>
                    <mi>i</mi>
                    <mi>,</mi>
                    <mi>j</mi>
                    <mi>,</mi>
                    <mi>k</mi>
                  </mrow>
                </msubsup>
                <mo stretchy="false">+</mo>
                <msubsup>
                  <mi mathvariant="normal">σ</mi>
                  <mi>z</mi>
                  <mrow>
                    <mi>H</mi>
                    <mi>,</mi>
                    <mi>i</mi>
                    <mi>,</mi>
                    <mi>j</mi>
                    <mi>,</mi>
                    <mi>k</mi>
                  </mrow>
                </msubsup>
              </mrow>
              <mrow>
                <mn>2</mn>
                <msub>
                  <mi mathvariant="normal">ε</mi>
                  <mn>0</mn>
                </msub>
              </mrow>
            </mfrac>
            <mo stretchy="false">=</mo>
            <mfrac>
              <mrow>
                <mrow>
                  <mn>2</mn>
                  <msub>
                    <mi mathvariant="normal">ε</mi>
                    <mn>0</mn>
                  </msub>
                </mrow>
                <mrow>
                  <mo fence="true" stretchy="true">(</mo>
                  <mrow>
                    <mrow>
                      <msubsup>
                        <mover accent="true">
                          <mi mathvariant="normal">σ</mi>
                          <mo stretchy="false">^</mo>
                        </mover>
                        <mi>y</mi>
                        <mrow>
                          <mi>H</mi>
                          <mi>,</mi>
                          <mi>i</mi>
                          <mi>,</mi>
                          <mi>j</mi>
                          <mi>,</mi>
                          <mi>k</mi>
                        </mrow>
                      </msubsup>
                      <mo stretchy="false">+</mo>
                      <msubsup>
                        <mover accent="true">
                          <mi mathvariant="normal">σ</mi>
                          <mo stretchy="false">^</mo>
                        </mover>
                        <mi>z</mi>
                        <mrow>
                          <mi>H</mi>
                          <mi>,</mi>
                          <mi>i</mi>
                          <mi>,</mi>
                          <mi>j</mi>
                          <mi>,</mi>
                          <mi>k</mi>
                        </mrow>
                      </msubsup>
                    </mrow>
                  </mrow>
                  <mo fence="true" stretchy="true">)</mo>
                </mrow>
              </mrow>
              <mrow>
                <mn>2</mn>
                <msub>
                  <mi mathvariant="normal">ε</mi>
                  <mn>0</mn>
                </msub>
              </mrow>
            </mfrac>
            <mo stretchy="false">=</mo>
            <mrow>
              <msubsup>
                <mover accent="true">
                  <mi mathvariant="normal">σ</mi>
                  <mo stretchy="false">^</mo>
                </mover>
                <mi>y</mi>
                <mrow>
                  <mi>H</mi>
                  <mi>,</mi>
                  <mi>i</mi>
                  <mi>,</mi>
                  <mi>j</mi>
                  <mi>,</mi>
                  <mi>k</mi>
                </mrow>
              </msubsup>
              <mo stretchy="false">+</mo>
              <msubsup>
                <mover accent="true">
                  <mi mathvariant="normal">σ</mi>
                  <mo stretchy="false">^</mo>
                </mover>
                <mi>z</mi>
                <mrow>
                  <mi>H</mi>
                  <mi>,</mi>
                  <mi>i</mi>
                  <mi>,</mi>
                  <mi>j</mi>
                  <mi>,</mi>
                  <mi>k</mi>
                </mrow>
              </msubsup>
            </mrow>
          </mrow>
        </mtd>
      </mtr>
      <mtr>
        <mtd>
          <mrow/>
        </mtd>
      </mtr>
      <mtr>
        <mtd>
          <mrow>
            <mi>B</mi>
            <mo stretchy="false">=</mo>
            <mfrac>
              <mrow>
                <mrow>
                  <mo fence="true" stretchy="true">(</mo>
                  <mrow>
                    <msubsup>
                      <mi mathvariant="normal">σ</mi>
                      <mi>y</mi>
                      <mrow>
                        <mi>H</mi>
                        <mi>,</mi>
                        <mi>i</mi>
                        <mi>,</mi>
                        <mi>j</mi>
                        <mi>,</mi>
                        <mi>k</mi>
                      </mrow>
                    </msubsup>
                  </mrow>
                  <mo fence="true" stretchy="true">)</mo>
                </mrow>
                <mrow>
                  <mo fence="true" stretchy="true">(</mo>
                  <mrow>
                    <msubsup>
                      <mi mathvariant="normal">σ</mi>
                      <mi>z</mi>
                      <mrow>
                        <mi>H</mi>
                        <mi>,</mi>
                        <mi>i</mi>
                        <mi>,</mi>
                        <mi>j</mi>
                        <mi>,</mi>
                        <mi>k</mi>
                      </mrow>
                    </msubsup>
                  </mrow>
                  <mo fence="true" stretchy="true">)</mo>
                </mrow>
                <mrow>
                  <mi mathvariant="normal">Δ</mi>
                  <mi>t</mi>
                </mrow>
              </mrow>
              <mrow>
                <mn>4</mn>
                <msubsup>
                  <mi mathvariant="normal">ε</mi>
                  <mn>0</mn>
                  <mn>2</mn>
                </msubsup>
              </mrow>
            </mfrac>
            <mo stretchy="false">=</mo>
            <mfrac>
              <mrow>
                <mrow>
                  <mo fence="true" stretchy="true">(</mo>
                  <mrow>
                    <mrow>
                      <mrow>
                        <mn>2</mn>
                        <msub>
                          <mi mathvariant="normal">ε</mi>
                          <mn>0</mn>
                        </msub>
                      </mrow>
                      <msubsup>
                        <mover accent="true">
                          <mi mathvariant="normal">σ</mi>
                          <mo stretchy="false">^</mo>
                        </mover>
                        <mi>y</mi>
                        <mrow>
                          <mi>H</mi>
                          <mi>,</mi>
                          <mi>i</mi>
                          <mi>,</mi>
                          <mi>j</mi>
                          <mi>,</mi>
                          <mi>k</mi>
                        </mrow>
                      </msubsup>
                    </mrow>
                  </mrow>
                  <mo fence="true" stretchy="true">)</mo>
                </mrow>
                <mrow>
                  <mo fence="true" stretchy="true">(</mo>
                  <mrow>
                    <mrow>
                      <mrow>
                        <mn>2</mn>
                        <msub>
                          <mi mathvariant="normal">ε</mi>
                          <mn>0</mn>
                        </msub>
                      </mrow>
                      <msubsup>
                        <mover accent="true">
                          <mi mathvariant="normal">σ</mi>
                          <mo stretchy="false">^</mo>
                        </mover>
                        <mi>z</mi>
                        <mrow>
                          <mi>H</mi>
                          <mi>,</mi>
                          <mi>i</mi>
                          <mi>,</mi>
                          <mi>j</mi>
                          <mi>,</mi>
                          <mi>k</mi>
                        </mrow>
                      </msubsup>
                    </mrow>
                  </mrow>
                  <mo fence="true" stretchy="true">)</mo>
                </mrow>
                <mrow>
                  <mi mathvariant="normal">Δ</mi>
                  <mi>t</mi>
                </mrow>
              </mrow>
              <mrow>
                <mn>4</mn>
                <msubsup>
                  <mi mathvariant="normal">ε</mi>
                  <mn>0</mn>
                  <mn>2</mn>
                </msubsup>
              </mrow>
            </mfrac>
            <mo stretchy="false">=</mo>
            <mrow>
              <mrow>
                <mo fence="true" stretchy="true">(</mo>
                <mrow>
                  <msubsup>
                    <mover accent="true">
                      <mi mathvariant="normal">σ</mi>
                      <mo stretchy="false">^</mo>
                    </mover>
                    <mi>y</mi>
                    <mrow>
                      <mi>H</mi>
                      <mi>,</mi>
                      <mi>i</mi>
                      <mi>,</mi>
                      <mi>j</mi>
                      <mi>,</mi>
                      <mi>k</mi>
                    </mrow>
                  </msubsup>
                </mrow>
                <mo fence="true" stretchy="true">)</mo>
              </mrow>
              <mrow>
                <mo fence="true" stretchy="true">(</mo>
                <mrow>
                  <msubsup>
                    <mover accent="true">
                      <mi mathvariant="normal">σ</mi>
                      <mo stretchy="false">^</mo>
                    </mover>
                    <mi>z</mi>
                    <mrow>
                      <mi>H</mi>
                      <mi>,</mi>
                      <mi>i</mi>
                      <mi>,</mi>
                      <mi>j</mi>
                      <mi>,</mi>
                      <mi>k</mi>
                    </mrow>
                  </msubsup>
                </mrow>
                <mo fence="true" stretchy="true">)</mo>
              </mrow>
              <mrow>
                <mi mathvariant="normal">Δ</mi>
                <mi>t</mi>
              </mrow>
            </mrow>
          </mrow>
        </mtd>
      </mtr>
    </mtable>
    <annotation encoding="StarMath 5.0">A = {%isigma_y^{H,i,j,k} + %isigma_z^{H,i,j,k}} over { 2 %ivarepsilon_0 }
= {{2 %ivarepsilon_0} left({hat %isigma}_y^{H,i,j,k} + {hat %isigma}_z^{H,i,j,k} right)} over { 2 %ivarepsilon_0 }
 = {{hat %isigma}_y^{H,i,j,k} + {hat %isigma}_z^{H,i,j,k}}
newline newline
B = {left( %isigma_y^{H,i,j,k} right) left( %isigma_z^{H,i,j,k} right) {%iDELTA t}} over {4 %ivarepsilon_0^2}
= {left( {2 %ivarepsilon_0} {hat %isigma}_y^{H,i,j,k} right) left( {2 %ivarepsilon_0} {hat %isigma}_z^{H,i,j,k} right) {%iDELTA t}} over {4 %ivarepsilon_0^2}
= {left( {hat %isigma}_y^{H,i,j,k} right) left( {hat %isigma}_z^{H,i,j,k} right) {%iDELTA t}} </annotation>
  </semantics>
</math>
</file>

<file path=Object 73/content.xml><?xml version="1.0" encoding="utf-8"?>
<math xmlns="http://www.w3.org/1998/Math/MathML" display="block">
  <semantics>
    <mtable>
      <mtr>
        <mtd>
          <mrow>
            <mrow>
              <mrow>
                <mo stretchy="false">∇</mo>
                <mo stretchy="false">×</mo>
                <mi>E</mi>
              </mrow>
              <mo stretchy="false">=</mo>
              <mrow>
                <mo stretchy="false">−</mo>
                <mi mathvariant="normal">μ</mi>
              </mrow>
            </mrow>
            <mfrac>
              <mi mathvariant="italic">dH</mi>
              <mi mathvariant="italic">dt</mi>
            </mfrac>
            <mrow>
              <mspace width="4em"/>
              <mo stretchy="false">→</mo>
              <mspace width="4em"/>
            </mrow>
            <mrow>
              <mrow>
                <mo fence="true" stretchy="false">(</mo>
                <mrow>
                  <mrow>
                    <msup>
                      <mi mathvariant="italic">kg</mi>
                      <mn>1</mn>
                    </msup>
                    <msup>
                      <mi>m</mi>
                      <mn>0</mn>
                    </msup>
                    <msup>
                      <mi>s</mi>
                      <mrow>
                        <mo stretchy="false">−</mo>
                        <mn>3</mn>
                      </mrow>
                    </msup>
                    <msup>
                      <mi>A</mi>
                      <mrow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sup>
                      <mi mathvariant="italic">kg</mi>
                      <mn>1</mn>
                    </msup>
                    <msup>
                      <mi>m</mi>
                      <mn>1</mn>
                    </msup>
                    <msup>
                      <mi>s</mi>
                      <mrow>
                        <mo stretchy="false">−</mo>
                        <mn>2</mn>
                      </mrow>
                    </msup>
                    <msup>
                      <mi>A</mi>
                      <mrow>
                        <mo stretchy="false">−</mo>
                        <mn>2</mn>
                      </mrow>
                    </msup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sup>
                    <mi mathvariant="italic">kg</mi>
                    <mn>0</mn>
                  </msup>
                  <msup>
                    <mi>m</mi>
                    <mrow>
                      <mo stretchy="false">−</mo>
                      <mn>1</mn>
                    </mrow>
                  </msup>
                  <msup>
                    <mi>s</mi>
                    <mrow>
                      <mo stretchy="false">−</mo>
                      <mn>1</mn>
                    </mrow>
                  </msup>
                  <msup>
                    <mi>A</mi>
                    <mn>1</mn>
                  </msup>
                </mrow>
              </mrow>
              <mo fence="true" stretchy="false">)</mo>
            </mrow>
          </mrow>
        </mtd>
      </mtr>
      <mtr>
        <mtd>
          <mrow>
            <mrow>
              <msubsup>
                <mi>c</mi>
                <mn>0</mn>
                <mn>2</mn>
              </msubsup>
              <mo stretchy="false">=</mo>
              <mfrac>
                <mn>1</mn>
                <mrow>
                  <msub>
                    <mi mathvariant="normal">μ</mi>
                    <mn>0</mn>
                  </msub>
                  <msub>
                    <mi mathvariant="normal">ε</mi>
                    <mn>0</mn>
                  </msub>
                </mrow>
              </mfrac>
            </mrow>
            <mrow>
              <mspace width="4em"/>
              <mo stretchy="false">→</mo>
              <mspace width="4em"/>
            </mrow>
            <mrow>
              <mrow>
                <mo fence="true" stretchy="false">(</mo>
                <mrow>
                  <mrow>
                    <msup>
                      <mi mathvariant="italic">kg</mi>
                      <mn>0</mn>
                    </msup>
                    <msup>
                      <mi>m</mi>
                      <mn>2</mn>
                    </msup>
                    <msup>
                      <mi>s</mi>
                      <mrow>
                        <mo stretchy="false">−</mo>
                        <mn>2</mn>
                      </mrow>
                    </msup>
                    <msup>
                      <mi>A</mi>
                      <mn>0</mn>
                    </msup>
                  </mrow>
                </mrow>
                <mo fence="true" stretchy="false">)</mo>
              </mrow>
              <mo stretchy="false">=</mo>
              <mfrac>
                <mn>1</mn>
                <mrow>
                  <mrow>
                    <mo fence="true" stretchy="false">(</mo>
                    <mrow>
                      <mrow>
                        <msup>
                          <mi mathvariant="italic">kg</mi>
                          <mn>1</mn>
                        </msup>
                        <msup>
                          <mi>m</mi>
                          <mn>1</mn>
                        </msup>
                        <msup>
                          <mi>s</mi>
                          <mrow>
                            <mo stretchy="false">−</mo>
                            <mn>2</mn>
                          </mrow>
                        </msup>
                        <msup>
                          <mi>A</mi>
                          <mrow>
                            <mo stretchy="false">−</mo>
                            <mn>2</mn>
                          </mrow>
                        </msup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sup>
                          <mi mathvariant="italic">kg</mi>
                          <mrow>
                            <mo stretchy="false">−</mo>
                            <mn>1</mn>
                          </mrow>
                        </msup>
                        <msup>
                          <mi>m</mi>
                          <mrow>
                            <mo stretchy="false">−</mo>
                            <mn>3</mn>
                          </mrow>
                        </msup>
                        <msup>
                          <mi>s</mi>
                          <mn>4</mn>
                        </msup>
                        <msup>
                          <mi>A</mi>
                          <mn>2</mn>
                        </msup>
                      </mrow>
                    </mrow>
                    <mo fence="true" stretchy="false">)</mo>
                  </mrow>
                </mrow>
              </mfrac>
            </mrow>
          </mrow>
        </mtd>
      </mtr>
    </mtable>
    <annotation encoding="StarMath 5.0">nabla times E = -%imu dH over dt
~~toward~~
(kg^1 m^0 s^-3 A^-1) = (kg^1 m^1 s^-2 A^-2)(kg^0 m^-1 s^-1 A^1)
newline
c_0^2 = 1 over { %imu_0 %ivarepsilon_0 }
~~toward~~
(kg^0 m^2 s^-2 A^0) = 1 over {(kg^1 m^1 s^-2 A^-2)(kg^-1 m^-3 s^4 A^2)}
</annotation>
  </semantics>
</math>
</file>

<file path=Object 74/content.xml><?xml version="1.0" encoding="utf-8"?>
<math xmlns="http://www.w3.org/1998/Math/MathML" display="block">
  <semantics>
    <mrow>
      <mrow>
        <msubsup>
          <mi>m</mi>
          <mrow>
            <mi mathvariant="italic">Hx</mi>
            <mn>0</mn>
          </mrow>
          <mrow>
            <mi>i</mi>
            <mi>,</mi>
            <mi>j</mi>
            <mi>,</mi>
            <mi>k</mi>
          </mrow>
        </msubsup>
        <mo stretchy="false">=</mo>
        <mrow>
          <mfrac>
            <mn>1</mn>
            <mrow>
              <mi mathvariant="normal">Δ</mi>
              <mi>t</mi>
            </mrow>
          </mfrac>
          <mo stretchy="false">+</mo>
          <mrow>
            <mo fence="true" stretchy="true">(</mo>
            <mrow>
              <mfrac>
                <mrow>
                  <msubsup>
                    <mi mathvariant="normal">σ</mi>
                    <mi>y</mi>
                    <mrow>
                      <mi>H</mi>
                      <mi>,</mi>
                      <mi>i</mi>
                      <mi>,</mi>
                      <mi>j</mi>
                      <mi>,</mi>
                      <mi>k</mi>
                    </mrow>
                  </msubsup>
                  <mo stretchy="false">+</mo>
                  <msubsup>
                    <mi mathvariant="normal">σ</mi>
                    <mi>z</mi>
                    <mrow>
                      <mi>H</mi>
                      <mi>,</mi>
                      <mi>i</mi>
                      <mi>,</mi>
                      <mi>j</mi>
                      <mi>,</mi>
                      <mi>k</mi>
                    </mrow>
                  </msubsup>
                </mrow>
                <mrow>
                  <mn>2</mn>
                  <msub>
                    <mi mathvariant="normal">ε</mi>
                    <mn>0</mn>
                  </msub>
                </mrow>
              </mfrac>
            </mrow>
            <mo fence="true" stretchy="true">)</mo>
          </mrow>
          <mo stretchy="false">+</mo>
          <mfrac>
            <mrow>
              <mrow>
                <mo fence="true" stretchy="true">(</mo>
                <mrow>
                  <msubsup>
                    <mi mathvariant="normal">σ</mi>
                    <mi>y</mi>
                    <mrow>
                      <mi>H</mi>
                      <mi>,</mi>
                      <mi>i</mi>
                      <mi>,</mi>
                      <mi>j</mi>
                      <mi>,</mi>
                      <mi>k</mi>
                    </mrow>
                  </msubsup>
                </mrow>
                <mo fence="true" stretchy="true">)</mo>
              </mrow>
              <mrow>
                <mo fence="true" stretchy="true">(</mo>
                <mrow>
                  <msubsup>
                    <mi mathvariant="normal">σ</mi>
                    <mi>z</mi>
                    <mrow>
                      <mi>H</mi>
                      <mi>,</mi>
                      <mi>i</mi>
                      <mi>,</mi>
                      <mi>j</mi>
                      <mi>,</mi>
                      <mi>k</mi>
                    </mrow>
                  </msubsup>
                </mrow>
                <mo fence="true" stretchy="true">)</mo>
              </mrow>
              <mrow>
                <mi mathvariant="normal">Δ</mi>
                <mi>t</mi>
              </mrow>
            </mrow>
            <mrow>
              <mn>4</mn>
              <msubsup>
                <mi mathvariant="normal">ε</mi>
                <mn>0</mn>
                <mn>2</mn>
              </msubsup>
            </mrow>
          </mfrac>
        </mrow>
      </mrow>
      <mrow>
        <mspace width="4em"/>
        <mo stretchy="false">→</mo>
        <mspace width="4em"/>
      </mrow>
      <mrow>
        <mfrac>
          <mn>1</mn>
          <mrow>
            <mo fence="true" stretchy="false">(</mo>
            <mrow>
              <msup>
                <mi>s</mi>
                <mn>1</mn>
              </msup>
            </mrow>
            <mo fence="true" stretchy="false">)</mo>
          </mrow>
        </mfrac>
        <mo stretchy="false">+</mo>
        <mfrac>
          <mrow>
            <mo fence="true" stretchy="false">(</mo>
            <mrow>
              <mrow>
                <msup>
                  <mi>s</mi>
                  <mrow>
                    <mo stretchy="false">−</mo>
                    <mn>1</mn>
                  </mrow>
                </msup>
                <msub>
                  <mi mathvariant="normal">ε</mi>
                  <mn>0</mn>
                </msub>
              </mrow>
            </mrow>
            <mo fence="true" stretchy="false">)</mo>
          </mrow>
          <mrow>
            <mo fence="true" stretchy="false">(</mo>
            <mrow>
              <msub>
                <mi mathvariant="normal">ε</mi>
                <mn>0</mn>
              </msub>
            </mrow>
            <mo fence="true" stretchy="false">)</mo>
          </mrow>
        </mfrac>
        <mo stretchy="false">+</mo>
        <mfrac>
          <mrow>
            <mrow>
              <mo fence="true" stretchy="false">(</mo>
              <mrow>
                <mrow>
                  <msup>
                    <mi>s</mi>
                    <mrow>
                      <mo stretchy="false">−</mo>
                      <mn>1</mn>
                    </mrow>
                  </msup>
                  <msub>
                    <mi mathvariant="normal">ε</mi>
                    <mn>0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sup>
                    <mi>s</mi>
                    <mrow>
                      <mo stretchy="false">−</mo>
                      <mn>1</mn>
                    </mrow>
                  </msup>
                  <msub>
                    <mi mathvariant="normal">ε</mi>
                    <mn>0</mn>
                  </msub>
                </mrow>
              </mrow>
              <mo fence="true" stretchy="false">)</mo>
            </mrow>
            <mrow>
              <mo fence="true" stretchy="false">(</mo>
              <mrow>
                <mi>s</mi>
              </mrow>
              <mo fence="true" stretchy="false">)</mo>
            </mrow>
          </mrow>
          <msup>
            <mrow>
              <mo fence="true" stretchy="false">(</mo>
              <mrow>
                <msub>
                  <mi mathvariant="normal">ε</mi>
                  <mn>0</mn>
                </msub>
              </mrow>
              <mo fence="true" stretchy="false">)</mo>
            </mrow>
            <mn>2</mn>
          </msup>
        </mfrac>
      </mrow>
    </mrow>
    <annotation encoding="StarMath 5.0">{ m_{Hx0}^{i,j,k} = 1 over {%iDELTA t} + left( {%isigma_y^{H,i,j,k} + %isigma_z^{H,i,j,k}} over { 2 %ivarepsilon_0 } right) + {left( %isigma_y^{H,i,j,k} right) left( %isigma_z^{H,i,j,k} right) {%iDELTA t}} over {4 %ivarepsilon_0^2} }
~~toward~~
{1 over (s^1) + {(s^-1 %ivarepsilon_0) over (%ivarepsilon_0)} + {{(s^-1 %ivarepsilon_0)(s^-1 %ivarepsilon_0)(s)} over (%ivarepsilon_0)^2}}
</annotation>
  </semantics>
</math>
</file>

<file path=Object 75/content.xml><?xml version="1.0" encoding="utf-8"?>
<math xmlns="http://www.w3.org/1998/Math/MathML" display="block">
  <semantics>
    <mrow>
      <mrow>
        <mrow>
          <msubsup>
            <mi>m</mi>
            <mrow>
              <mi mathvariant="italic">Hx</mi>
              <mn>1</mn>
            </mrow>
            <mrow>
              <mi>i</mi>
              <mi>,</mi>
              <mi>j</mi>
              <mi>,</mi>
              <mi>k</mi>
            </mrow>
          </msubsup>
          <mo stretchy="false">=</mo>
          <mfrac>
            <mn>1</mn>
            <msubsup>
              <mi>m</mi>
              <mrow>
                <mi mathvariant="italic">Hx</mi>
                <mn>0</mn>
              </mrow>
              <mrow>
                <mi>i</mi>
                <mi>,</mi>
                <mi>j</mi>
                <mi>,</mi>
                <mi>k</mi>
              </mrow>
            </msubsup>
          </mfrac>
        </mrow>
        <mrow>
          <mo fence="true" stretchy="true">[</mo>
          <mrow>
            <mrow>
              <mfrac>
                <mrow>
                  <msubsup>
                    <mi mathvariant="normal">σ</mi>
                    <mi>y</mi>
                    <mrow>
                      <mi>H</mi>
                      <mi>,</mi>
                      <mi>i</mi>
                      <mi>,</mi>
                      <mi>j</mi>
                      <mi>,</mi>
                      <mi>k</mi>
                    </mrow>
                  </msubsup>
                  <mo stretchy="false">+</mo>
                  <msubsup>
                    <mi mathvariant="normal">σ</mi>
                    <mi>z</mi>
                    <mrow>
                      <mi>H</mi>
                      <mi>,</mi>
                      <mi>i</mi>
                      <mi>,</mi>
                      <mi>j</mi>
                      <mi>,</mi>
                      <mi>k</mi>
                    </mrow>
                  </msubsup>
                </mrow>
                <mrow>
                  <mn>2</mn>
                  <msub>
                    <mi mathvariant="normal">ε</mi>
                    <mn>0</mn>
                  </msub>
                </mrow>
              </mfrac>
              <mo stretchy="false">−</mo>
              <mfrac>
                <mrow>
                  <mrow>
                    <mo fence="true" stretchy="true">(</mo>
                    <mrow>
                      <msubsup>
                        <mi mathvariant="normal">σ</mi>
                        <mi>y</mi>
                        <mrow>
                          <mi>H</mi>
                          <mi>,</mi>
                          <mi>i</mi>
                          <mi>,</mi>
                          <mi>j</mi>
                          <mi>,</mi>
                          <mi>k</mi>
                        </mrow>
                      </msubsup>
                    </mrow>
                    <mo fence="true" stretchy="true">)</mo>
                  </mrow>
                  <mrow>
                    <mo fence="true" stretchy="true">(</mo>
                    <mrow>
                      <msubsup>
                        <mi mathvariant="normal">σ</mi>
                        <mi>z</mi>
                        <mrow>
                          <mi>H</mi>
                          <mi>,</mi>
                          <mi>i</mi>
                          <mi>,</mi>
                          <mi>j</mi>
                          <mi>,</mi>
                          <mi>k</mi>
                        </mrow>
                      </msubsup>
                    </mrow>
                    <mo fence="true" stretchy="true">)</mo>
                  </mrow>
                  <mrow>
                    <mi mathvariant="normal">Δ</mi>
                    <mi>t</mi>
                  </mrow>
                </mrow>
                <mrow>
                  <mn>4</mn>
                  <msubsup>
                    <mi mathvariant="normal">ε</mi>
                    <mn>0</mn>
                    <mn>2</mn>
                  </msubsup>
                </mrow>
              </mfrac>
            </mrow>
          </mrow>
          <mo fence="true" stretchy="true">]</mo>
        </mrow>
      </mrow>
      <mrow>
        <mspace width="4em"/>
        <mo stretchy="false">→</mo>
        <mspace width="4em"/>
      </mrow>
      <mrow>
        <mfrac>
          <mn>1</mn>
          <mrow>
            <mo fence="true" stretchy="false">(</mo>
            <mrow>
              <msup>
                <mi>s</mi>
                <mrow>
                  <mo stretchy="false">−</mo>
                  <mn>1</mn>
                </mrow>
              </msup>
            </mrow>
            <mo fence="true" stretchy="false">)</mo>
          </mrow>
        </mfrac>
        <mrow>
          <mo fence="true" stretchy="false">(</mo>
          <mrow>
            <msup>
              <mi>s</mi>
              <mrow>
                <mo stretchy="false">−</mo>
                <mn>1</mn>
              </mrow>
            </msup>
          </mrow>
          <mo fence="true" stretchy="false">)</mo>
        </mrow>
      </mrow>
      <mrow>
        <mspace width="4em"/>
        <mo stretchy="false">→</mo>
        <mspace width="4em"/>
      </mrow>
      <mn>1</mn>
    </mrow>
    <annotation encoding="StarMath 5.0">{ m_{Hx1}^{i,j,k} = 1 over m_{Hx0}^{i,j,k} left[ {%isigma_y^{H,i,j,k} + %isigma_z^{H,i,j,k}} over { 2 %ivarepsilon_0 } - {left( %isigma_y^{H,i,j,k} right) left( %isigma_z^{H,i,j,k} right) {%iDELTA t}} over {4 %ivarepsilon_0^2} right] }
~~toward~~ {{1 over (s^-1)} {(s^-1)}}
~~toward~~ {1}
</annotation>
  </semantics>
</math>
</file>

<file path=Object 76/content.xml><?xml version="1.0" encoding="utf-8"?>
<math xmlns="http://www.w3.org/1998/Math/MathML" display="block">
  <semantics>
    <mrow>
      <mrow>
        <msubsup>
          <mover accent="true">
            <mi>m</mi>
            <mo stretchy="false">^</mo>
          </mover>
          <mrow>
            <mi mathvariant="italic">Hx</mi>
            <mn>2</mn>
          </mrow>
          <mrow>
            <mi>i</mi>
            <mi>,</mi>
            <mi>j</mi>
            <mi>,</mi>
            <mi>k</mi>
          </mrow>
        </msubsup>
        <mo stretchy="false">=</mo>
        <mrow>
          <mo stretchy="false">−</mo>
          <mrow>
            <mfrac>
              <mn>1</mn>
              <msubsup>
                <mi>m</mi>
                <mrow>
                  <mi mathvariant="italic">Hx</mi>
                  <mn>0</mn>
                </mrow>
                <mrow>
                  <mi>i</mi>
                  <mi>,</mi>
                  <mi>j</mi>
                  <mi>,</mi>
                  <mi>k</mi>
                </mrow>
              </msubsup>
            </mfrac>
            <mfrac>
              <msub>
                <mi>c</mi>
                <mn>0</mn>
              </msub>
              <mrow>
                <msubsup>
                  <mi mathvariant="normal">μ</mi>
                  <mi>r</mi>
                  <mrow>
                    <mi>i</mi>
                    <mi>,</mi>
                    <mi>j</mi>
                    <mi>,</mi>
                    <mi>k</mi>
                  </mrow>
                </msubsup>
                <mrow>
                  <mi mathvariant="normal">Δ</mi>
                  <mi>x</mi>
                </mrow>
              </mrow>
            </mfrac>
          </mrow>
        </mrow>
      </mrow>
      <mrow>
        <mspace width="4em"/>
        <mo stretchy="false">→</mo>
        <mspace width="4em"/>
      </mrow>
      <mfrac>
        <mn>1</mn>
        <mrow>
          <mo fence="true" stretchy="false">(</mo>
          <mrow>
            <msup>
              <mi>s</mi>
              <mrow>
                <mo stretchy="false">−</mo>
                <mn>1</mn>
              </mrow>
            </msup>
          </mrow>
          <mo fence="true" stretchy="false">)</mo>
        </mrow>
      </mfrac>
      <mfrac>
        <mrow>
          <mo fence="true" stretchy="false">(</mo>
          <mrow>
            <mrow>
              <mi>m</mi>
              <mo stretchy="false">/</mo>
              <mi>s</mi>
            </mrow>
          </mrow>
          <mo fence="true" stretchy="false">)</mo>
        </mrow>
        <mi>m</mi>
      </mfrac>
      <mrow>
        <mspace width="4em"/>
        <mo stretchy="false">→</mo>
        <mspace width="4em"/>
      </mrow>
      <mn>1</mn>
    </mrow>
    <annotation encoding="StarMath 5.0">{ {hat m}_{Hx2}^{i,j,k} = {alignc -{1 over m_{Hx0}^{i,j,k}  { c_0 over {%imu_r^{i,j,k}nospace{%iDELTA x}}}}}
 }
~~toward~~ 
{1 over (s^-1)} {(m/s) over m}
~~toward~~
1</annotation>
  </semantics>
</math>
</file>

<file path=Object 77/content.xml><?xml version="1.0" encoding="utf-8"?>
<math xmlns="http://www.w3.org/1998/Math/MathML" display="block">
  <semantics>
    <mrow>
      <mrow>
        <msubsup>
          <mover accent="true">
            <mi>m</mi>
            <mo stretchy="false">^</mo>
          </mover>
          <mrow>
            <mi mathvariant="italic">Hx</mi>
            <mn>3</mn>
          </mrow>
          <mrow>
            <mi>i</mi>
            <mi>,</mi>
            <mi>j</mi>
            <mi>,</mi>
            <mi>k</mi>
          </mrow>
        </msubsup>
        <mo stretchy="false">=</mo>
        <mrow>
          <mrow>
            <mo stretchy="false">−</mo>
            <mfrac>
              <mn>1</mn>
              <msubsup>
                <mi>m</mi>
                <mrow>
                  <mi mathvariant="italic">Hx</mi>
                  <mn>0</mn>
                </mrow>
                <mrow>
                  <mi>i</mi>
                  <mi>,</mi>
                  <mi>j</mi>
                  <mi>,</mi>
                  <mi>k</mi>
                </mrow>
              </msubsup>
            </mfrac>
          </mrow>
          <mfrac>
            <mrow>
              <msub>
                <mi>c</mi>
                <mn>0</mn>
              </msub>
              <mi mathvariant="normal">Δ</mi>
              <mi>t</mi>
            </mrow>
            <msub>
              <mi mathvariant="normal">ε</mi>
              <mn>0</mn>
            </msub>
          </mfrac>
          <mfrac>
            <msubsup>
              <mi mathvariant="normal">σ</mi>
              <mi>x</mi>
              <mrow>
                <mi>H</mi>
                <mi>,</mi>
                <mi>i</mi>
                <mi>,</mi>
                <mi>j</mi>
                <mi>,</mi>
                <mi>k</mi>
              </mrow>
            </msubsup>
            <mrow>
              <msubsup>
                <mi mathvariant="normal">μ</mi>
                <mi>r</mi>
                <mrow>
                  <mi>i</mi>
                  <mi>,</mi>
                  <mi>j</mi>
                  <mi>,</mi>
                  <mi>k</mi>
                </mrow>
              </msubsup>
              <mrow>
                <mi mathvariant="normal">Δ</mi>
                <mi>x</mi>
              </mrow>
            </mrow>
          </mfrac>
        </mrow>
      </mrow>
      <mrow>
        <mspace width="4em"/>
        <mo stretchy="false">→</mo>
        <mspace width="4em"/>
      </mrow>
      <mrow>
        <mfrac>
          <mn>1</mn>
          <mrow>
            <mo fence="true" stretchy="false">(</mo>
            <mrow>
              <msup>
                <mi>s</mi>
                <mrow>
                  <mo stretchy="false">−</mo>
                  <mn>1</mn>
                </mrow>
              </msup>
            </mrow>
            <mo fence="true" stretchy="false">)</mo>
          </mrow>
        </mfrac>
        <mfrac>
          <mrow>
            <mrow>
              <mo fence="true" stretchy="false">(</mo>
              <mrow>
                <mrow>
                  <msup>
                    <mi mathvariant="italic">kg</mi>
                    <mn>0</mn>
                  </msup>
                  <msup>
                    <mi>m</mi>
                    <mn>1</mn>
                  </msup>
                  <msup>
                    <mi>s</mi>
                    <mrow>
                      <mo stretchy="false">−</mo>
                      <mn>1</mn>
                    </mrow>
                  </msup>
                  <msup>
                    <mi>A</mi>
                    <mn>0</mn>
                  </msup>
                </mrow>
              </mrow>
              <mo fence="true" stretchy="false">)</mo>
            </mrow>
            <mrow>
              <mo fence="true" stretchy="false">(</mo>
              <mrow>
                <mi>s</mi>
              </mrow>
              <mo fence="true" stretchy="false">)</mo>
            </mrow>
          </mrow>
          <mrow>
            <mo fence="true" stretchy="false">(</mo>
            <mrow>
              <msub>
                <mi mathvariant="normal">ε</mi>
                <mn>0</mn>
              </msub>
            </mrow>
            <mo fence="true" stretchy="false">)</mo>
          </mrow>
        </mfrac>
        <mfrac>
          <mrow>
            <mo fence="true" stretchy="false">(</mo>
            <mrow>
              <mrow>
                <msup>
                  <mi>s</mi>
                  <mrow>
                    <mo stretchy="false">−</mo>
                    <mn>1</mn>
                  </mrow>
                </msup>
                <msub>
                  <mi mathvariant="normal">ε</mi>
                  <mn>0</mn>
                </msub>
              </mrow>
            </mrow>
            <mo fence="true" stretchy="false">)</mo>
          </mrow>
          <mrow>
            <mo fence="true" stretchy="false">(</mo>
            <mrow>
              <mi>m</mi>
            </mrow>
            <mo fence="true" stretchy="false">)</mo>
          </mrow>
        </mfrac>
      </mrow>
      <mrow>
        <mspace width="4em"/>
        <mo stretchy="false">→</mo>
        <mspace width="4em"/>
      </mrow>
      <mn>1</mn>
    </mrow>
    <annotation encoding="StarMath 5.0">{ {hat m}_{Hx3}^{i,j,k} = {alignc -{ 1 over m_{Hx0}^{i,j,k}} { {c_0 %iDELTA t} over %ivarepsilon_0} { %isigma_x^{H,i,j,k} over {%imu_r^{i,j,k} nospace{%iDELTA x}}}} }
~~toward~~
{ 1 over (s^-1) { (kg^0 m^1 s^-1 A^0) (s) } over (%ivarepsilon_0) (s^-1 %ivarepsilon_0) over (m)}
~~toward~~
1</annotation>
  </semantics>
</math>
</file>

<file path=Object 78/content.xml><?xml version="1.0" encoding="utf-8"?>
<math xmlns="http://www.w3.org/1998/Math/MathML" display="block">
  <semantics>
    <mrow>
      <mrow>
        <msubsup>
          <mi>m</mi>
          <mrow>
            <mi mathvariant="italic">Hx</mi>
            <mn>4</mn>
          </mrow>
          <mrow>
            <mi>i</mi>
            <mi>,</mi>
            <mi>j</mi>
            <mi>,</mi>
            <mi>k</mi>
          </mrow>
        </msubsup>
        <mo stretchy="false">=</mo>
        <mrow>
          <mrow>
            <mo stretchy="false">−</mo>
            <mfrac>
              <mn>1</mn>
              <msubsup>
                <mi>m</mi>
                <mrow>
                  <mi mathvariant="italic">Hx</mi>
                  <mn>0</mn>
                </mrow>
                <mrow>
                  <mi>i</mi>
                  <mi>,</mi>
                  <mi>j</mi>
                  <mi>,</mi>
                  <mi>k</mi>
                </mrow>
              </msubsup>
            </mfrac>
          </mrow>
          <mfrac>
            <mrow>
              <mi mathvariant="normal">Δ</mi>
              <mi>t</mi>
            </mrow>
            <msubsup>
              <mi mathvariant="normal">ε</mi>
              <mn>0</mn>
              <mn>2</mn>
            </msubsup>
          </mfrac>
          <mrow>
            <mo fence="true" stretchy="true">(</mo>
            <mrow>
              <msubsup>
                <mi mathvariant="normal">σ</mi>
                <mi>y</mi>
                <mrow>
                  <mi>H</mi>
                  <mi>,</mi>
                  <mi>i</mi>
                  <mi>,</mi>
                  <mi>j</mi>
                  <mi>,</mi>
                  <mi>k</mi>
                </mrow>
              </msubsup>
            </mrow>
            <mo fence="true" stretchy="true">)</mo>
          </mrow>
          <mrow>
            <mo fence="true" stretchy="true">(</mo>
            <mrow>
              <msubsup>
                <mi mathvariant="normal">σ</mi>
                <mi>z</mi>
                <mrow>
                  <mi>H</mi>
                  <mi>,</mi>
                  <mi>i</mi>
                  <mi>,</mi>
                  <mi>j</mi>
                  <mi>,</mi>
                  <mi>k</mi>
                </mrow>
              </msubsup>
            </mrow>
            <mo fence="true" stretchy="true">)</mo>
          </mrow>
        </mrow>
      </mrow>
      <mrow>
        <mspace width="4em"/>
        <mo stretchy="false">→</mo>
        <mspace width="4em"/>
      </mrow>
      <mrow>
        <mfrac>
          <mn>1</mn>
          <mrow>
            <mo fence="true" stretchy="false">(</mo>
            <mrow>
              <msup>
                <mi>s</mi>
                <mrow>
                  <mo stretchy="false">−</mo>
                  <mn>1</mn>
                </mrow>
              </msup>
            </mrow>
            <mo fence="true" stretchy="false">)</mo>
          </mrow>
        </mfrac>
        <mfrac>
          <mrow>
            <mo fence="true" stretchy="false">(</mo>
            <mrow>
              <mi>s</mi>
            </mrow>
            <mo fence="true" stretchy="false">)</mo>
          </mrow>
          <msup>
            <mrow>
              <mo fence="true" stretchy="false">(</mo>
              <mrow>
                <msub>
                  <mi mathvariant="normal">ε</mi>
                  <mn>0</mn>
                </msub>
              </mrow>
              <mo fence="true" stretchy="false">)</mo>
            </mrow>
            <mn>2</mn>
          </msup>
        </mfrac>
        <msup>
          <mrow>
            <mo fence="true" stretchy="false">(</mo>
            <mrow>
              <mrow>
                <msup>
                  <mi>s</mi>
                  <mrow>
                    <mo stretchy="false">−</mo>
                    <mn>1</mn>
                  </mrow>
                </msup>
                <msub>
                  <mi mathvariant="normal">ε</mi>
                  <mn>0</mn>
                </msub>
              </mrow>
            </mrow>
            <mo fence="true" stretchy="false">)</mo>
          </mrow>
          <mn>2</mn>
        </msup>
      </mrow>
      <mrow>
        <mspace width="4em"/>
        <mo stretchy="false">→</mo>
        <mspace width="4em"/>
      </mrow>
      <mn>1</mn>
    </mrow>
    <annotation encoding="StarMath 5.0">{ m_{Hx4}^{i,j,k} = {alignc -{1 over m_{Hx0}^{i,j,k}} { {%iDELTA t} over %ivarepsilon_0^2} left( %isigma_y^{H,i,j,k} right) left( %isigma_z^{H,i,j,k} right)} }
~~toward~~
{1 over (s^-1) (s) over (%ivarepsilon_0)^2  (s^-1 %ivarepsilon_0)^2}
~~toward~~
1</annotation>
  </semantics>
</math>
</file>

<file path=Object 79/content.xml><?xml version="1.0" encoding="utf-8"?>
<math xmlns="http://www.w3.org/1998/Math/MathML" display="block">
  <semantics>
    <mrow>
      <mrow>
        <mrow>
          <mi mathvariant="normal">Δ</mi>
          <msub>
            <mi>E</mi>
            <mi>z</mi>
          </msub>
        </mrow>
        <mo stretchy="false">=</mo>
        <mfrac>
          <mrow>
            <mo stretchy="false">−</mo>
            <mrow>
              <mi mathvariant="normal">Δ</mi>
              <mi>t</mi>
            </mrow>
          </mrow>
          <mi mathvariant="normal">ε</mi>
        </mfrac>
      </mrow>
      <mrow>
        <mo fence="true" stretchy="true">[</mo>
        <mrow>
          <mfrac>
            <msub>
              <mi>I</mi>
              <mi>z</mi>
            </msub>
            <mrow>
              <mrow>
                <mi mathvariant="normal">Δ</mi>
                <mi>x</mi>
              </mrow>
              <mrow>
                <mi mathvariant="normal">Δ</mi>
                <mi>y</mi>
              </mrow>
            </mrow>
          </mfrac>
        </mrow>
        <mo fence="true" stretchy="true">]</mo>
      </mrow>
      <mrow>
        <mspace width="4em"/>
        <mo stretchy="false">→</mo>
        <mspace width="4em"/>
      </mrow>
      <mrow>
        <mrow>
          <mo fence="true" stretchy="false">(</mo>
          <mrow>
            <mrow>
              <msup>
                <mi mathvariant="italic">kg</mi>
                <mn>1</mn>
              </msup>
              <msup>
                <mi>m</mi>
                <mn>1</mn>
              </msup>
              <msup>
                <mi>s</mi>
                <mrow>
                  <mo stretchy="false">−</mo>
                  <mn>3</mn>
                </mrow>
              </msup>
              <msup>
                <mi>A</mi>
                <mrow>
                  <mo stretchy="false">−</mo>
                  <mn>1</mn>
                </mrow>
              </msup>
            </mrow>
          </mrow>
          <mo fence="true" stretchy="false">)</mo>
        </mrow>
        <mo stretchy="false">=</mo>
        <mfrac>
          <mrow>
            <mrow>
              <mo fence="true" stretchy="false">(</mo>
              <mrow>
                <mi>s</mi>
              </mrow>
              <mo fence="true" stretchy="false">)</mo>
            </mrow>
            <mrow>
              <mo fence="true" stretchy="false">(</mo>
              <mrow>
                <mi>A</mi>
              </mrow>
              <mo fence="true" stretchy="false">)</mo>
            </mrow>
          </mrow>
          <mrow>
            <mrow>
              <mo fence="true" stretchy="false">(</mo>
              <mrow>
                <mrow>
                  <msup>
                    <mi mathvariant="italic">kg</mi>
                    <mrow>
                      <mo stretchy="false">−</mo>
                      <mn>1</mn>
                    </mrow>
                  </msup>
                  <msup>
                    <mi>m</mi>
                    <mrow>
                      <mo stretchy="false">−</mo>
                      <mn>3</mn>
                    </mrow>
                  </msup>
                  <msup>
                    <mi>s</mi>
                    <mn>4</mn>
                  </msup>
                  <msup>
                    <mi>A</mi>
                    <mn>2</mn>
                  </msup>
                </mrow>
              </mrow>
              <mo fence="true" stretchy="false">)</mo>
            </mrow>
            <mrow>
              <mo fence="true" stretchy="false">(</mo>
              <mrow>
                <mi>m</mi>
              </mrow>
              <mo fence="true" stretchy="false">)</mo>
            </mrow>
            <mrow>
              <mo fence="true" stretchy="false">(</mo>
              <mrow>
                <mi>m</mi>
              </mrow>
              <mo fence="true" stretchy="false">)</mo>
            </mrow>
          </mrow>
        </mfrac>
      </mrow>
    </mrow>
    <annotation encoding="StarMath 5.0"> nospace{%iDELTA E_z} = -nospace{%iDELTA t} over %ivarepsilon left [ I_z over {nospace{%iDELTA x} nospace{%iDELTA y}} right ]
~~toward~~
(kg^1 m^1 s^-3 A^-1) = {(s)(A)} over {(kg^-1 m^-3 s^4 A^2)(m)(m)}
</annotation>
  </semantics>
</math>
</file>

<file path=Object 8/content.xml><?xml version="1.0" encoding="utf-8"?>
<math xmlns="http://www.w3.org/1998/Math/MathML" display="block">
  <semantics>
    <mrow>
      <mi>c</mi>
      <mrow>
        <mspace width="2em"/>
        <mo stretchy="false">=</mo>
        <mspace width="2em"/>
      </mrow>
      <msubsup>
        <mrow>
          <mrow>
            <mi>x</mi>
          </mrow>
          <mo fence="true" stretchy="true">|</mo>
        </mrow>
        <msub>
          <mi>x</mi>
          <mi>e</mi>
        </msub>
        <msub>
          <mi>x</mi>
          <mi>s</mi>
        </msub>
      </msubsup>
      <mrow>
        <mspace width="2em"/>
        <mo stretchy="false">=</mo>
        <mspace width="2em"/>
      </mrow>
      <mrow>
        <msub>
          <mi>x</mi>
          <mi>s</mi>
        </msub>
        <mo stretchy="false">−</mo>
        <msub>
          <mi>x</mi>
          <mi>e</mi>
        </msub>
      </mrow>
    </mrow>
    <annotation encoding="StarMath 5.0">c ~=~ left none  x right rline_{x_e}^{x_s} ~=~ x_s - x_e</annotation>
  </semantics>
</math>
</file>

<file path=Object 80/content.xml><?xml version="1.0" encoding="utf-8"?>
<math xmlns="http://www.w3.org/1998/Math/MathML" display="block">
  <semantics>
    <mstyle color="blue">
      <mrow>
        <msubsup>
          <mi>E</mi>
          <mi>z</mi>
          <mrow>
            <mi>q</mi>
            <mo stretchy="false">+</mo>
            <mn>1</mn>
          </mrow>
        </msubsup>
        <mrow>
          <mo fence="true" stretchy="false">[</mo>
          <mrow>
            <mi>m</mi>
          </mrow>
          <mo fence="true" stretchy="false">]</mo>
        </mrow>
        <mrow>
          <mspace width="2em"/>
          <mo stretchy="false">=</mo>
          <mspace width="2em"/>
        </mrow>
        <mfrac>
          <mrow>
            <mn>1</mn>
            <mo stretchy="false">−</mo>
            <mfrac>
              <mrow>
                <mi mathvariant="normal">σ</mi>
                <mi mathvariant="normal">Δ</mi>
                <mi>t</mi>
              </mrow>
              <mrow>
                <mn>2</mn>
                <mi mathvariant="normal">ϵ</mi>
              </mrow>
            </mfrac>
          </mrow>
          <mrow>
            <mn>1</mn>
            <mo stretchy="false">+</mo>
            <mfrac>
              <mrow>
                <mi mathvariant="normal">σ</mi>
                <mi mathvariant="normal">Δ</mi>
                <mi>t</mi>
              </mrow>
              <mrow>
                <mn>2</mn>
                <mi mathvariant="normal">ϵ</mi>
              </mrow>
            </mfrac>
          </mrow>
        </mfrac>
        <msubsup>
          <mi>E</mi>
          <mi>z</mi>
          <mi>q</mi>
        </msubsup>
        <mrow>
          <mo fence="true" stretchy="false">[</mo>
          <mrow>
            <mi>m</mi>
          </mrow>
          <mo fence="true" stretchy="false">]</mo>
        </mrow>
        <mrow>
          <mspace width="2em"/>
          <mo stretchy="false">+</mo>
          <mspace width="2em"/>
        </mrow>
        <mfrac>
          <mfrac>
            <mrow>
              <mi mathvariant="normal">Δ</mi>
              <mi>t</mi>
            </mrow>
            <mrow>
              <mi mathvariant="normal">ϵ</mi>
              <mi mathvariant="normal">Δ</mi>
              <mi>x</mi>
            </mrow>
          </mfrac>
          <mrow>
            <mn>1</mn>
            <mo stretchy="false">+</mo>
            <mfrac>
              <mrow>
                <mi mathvariant="normal">σ</mi>
                <mi mathvariant="normal">Δ</mi>
                <mi>t</mi>
              </mrow>
              <mrow>
                <mn>2</mn>
                <mi mathvariant="normal">ϵ</mi>
              </mrow>
            </mfrac>
          </mrow>
        </mfrac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frac>
                    <mn>1</mn>
                    <mn>2</mn>
                  </mfrac>
                </mrow>
              </msubsup>
              <mrow>
                <mrow>
                  <mo fence="true" stretchy="true">[</mo>
                  <mrow>
                    <mrow>
                      <mi>m</mi>
                      <mo stretchy="false">+</mo>
                      <mfrac>
                        <mn>1</mn>
                        <mn>2</mn>
                      </mfrac>
                    </mrow>
                  </mrow>
                  <mo fence="true" stretchy="tru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frac>
                      <mn>1</mn>
                      <mn>2</mn>
                    </mfrac>
                  </mrow>
                </msubsup>
              </mrow>
              <mrow>
                <mo fence="true" stretchy="true">[</mo>
                <mrow>
                  <mrow>
                    <mi>m</mi>
                    <mo stretchy="false">−</mo>
                    <mfrac>
                      <mn>1</mn>
                      <mn>2</mn>
                    </mfrac>
                  </mrow>
                </mrow>
                <mo fence="true" stretchy="true">]</mo>
              </mrow>
            </mrow>
          </mrow>
          <mo fence="true" stretchy="true">)</mo>
        </mrow>
      </mrow>
    </mstyle>
    <annotation encoding="StarMath 5.0">color blue {E_z^{q+1}[m] ~=~
{{ 1-{%isigma %DELTA t} over {2 %iepsilon} } } over { 1+{%isigma %DELTA t} over {2 %iepsilon} } E_z^{q}[m]
~+~
{{ {%DELTA t} over {%iepsilon %DELTA x} } } over { 1+{%isigma %DELTA t} over {2%iepsilon} } left ( H_y^{q+1over2} left[ m+1over2 right] - H_y^{q+1over2} left[ m-1over2 right] right )}
</annotation>
  </semantics>
</math>
</file>

<file path=Object 81/content.xml><?xml version="1.0" encoding="utf-8"?>
<math xmlns="http://www.w3.org/1998/Math/MathML" display="block">
  <semantics>
    <mtable>
      <mtr>
        <mtd>
          <mrow>
            <msubsup>
              <mi>E</mi>
              <mrow>
                <mi>z</mi>
                <mi>,</mi>
                <mrow>
                  <mi>t</mi>
                  <mo stretchy="false">+</mo>
                  <mi mathvariant="normal">Δ</mi>
                </mrow>
                <mi>t</mi>
              </mrow>
              <mrow>
                <mi>i</mi>
                <mi>,</mi>
                <mi>j</mi>
                <mi>,</mi>
                <mi>k</mi>
              </mrow>
            </msubsup>
            <mrow>
              <mspace width="2em"/>
              <mo stretchy="false">=</mo>
              <mspace width="2em"/>
            </mrow>
            <msubsup>
              <mi>m</mi>
              <mrow>
                <mi mathvariant="italic">Ez</mi>
                <mn>1</mn>
              </mrow>
              <mrow>
                <mi>i</mi>
                <mi>,</mi>
                <mi>j</mi>
                <mi>,</mi>
                <mi>k</mi>
              </mrow>
            </msubsup>
            <msubsup>
              <mi>E</mi>
              <mrow>
                <mi>z</mi>
                <mi>,</mi>
                <mi>t</mi>
              </mrow>
              <mrow>
                <mi>i</mi>
                <mi>,</mi>
                <mi>j</mi>
                <mi>,</mi>
                <mi>k</mi>
              </mrow>
            </msubsup>
            <mrow>
              <mspace width="2em"/>
              <mo stretchy="false">+</mo>
              <mspace width="2em"/>
            </mrow>
            <msubsup>
              <mi>m</mi>
              <mrow>
                <mi mathvariant="italic">Ez</mi>
                <mn>2</mn>
              </mrow>
              <mrow>
                <mi>i</mi>
                <mi>,</mi>
                <mi>j</mi>
                <mi>,</mi>
                <mi>k</mi>
              </mrow>
            </msubsup>
            <mrow>
              <mo fence="true" form="prefix" stretchy="true">(</mo>
              <mrow>
                <mrow>
                  <msubsup>
                    <mi>H</mi>
                    <mrow>
                      <mi>y</mi>
                      <mi>,</mi>
                      <mrow>
                        <mi>t</mi>
                        <mo stretchy="false">+</mo>
                        <mi mathvariant="normal">Δ</mi>
                      </mrow>
                      <mfrac>
                        <mi>t</mi>
                        <mn>2</mn>
                      </mfrac>
                    </mrow>
                    <mrow>
                      <mi>i</mi>
                      <mi>,</mi>
                      <mi>j</mi>
                      <mi>,</mi>
                      <mi>k</mi>
                    </mrow>
                  </msubsup>
                  <mo stretchy="false">−</mo>
                  <msubsup>
                    <mi>H</mi>
                    <mrow>
                      <mi>y</mi>
                      <mi>,</mi>
                      <mrow>
                        <mi>t</mi>
                        <mo stretchy="false">+</mo>
                        <mi mathvariant="normal">Δ</mi>
                      </mrow>
                      <mfrac>
                        <mi>t</mi>
                        <mn>2</mn>
                      </mfrac>
                    </mrow>
                    <mrow>
                      <mi>i</mi>
                      <mi>,</mi>
                      <mrow>
                        <mi>j</mi>
                        <mo stretchy="false">−</mo>
                        <mn>1</mn>
                      </mrow>
                      <mi>,</mi>
                      <mi>k</mi>
                    </mrow>
                  </msubsup>
                </mrow>
              </mrow>
              <mo fence="true" form="postfix" stretchy="true">)</mo>
            </mrow>
          </mrow>
        </mtd>
      </mtr>
      <mtr>
        <mtd>
          <mrow>
            <mrow>
              <msubsup>
                <mi>m</mi>
                <mrow>
                  <mi mathvariant="italic">Ez</mi>
                  <mn>0</mn>
                </mrow>
                <mrow>
                  <mi>i</mi>
                  <mi>,</mi>
                  <mi>j</mi>
                  <mi>,</mi>
                  <mi>k</mi>
                </mrow>
              </msubsup>
              <mo stretchy="false">=</mo>
              <mrow>
                <mn>1</mn>
                <mo stretchy="false">+</mo>
                <mfrac>
                  <mrow>
                    <msup>
                      <mi>σ</mi>
                      <mi>E</mi>
                    </msup>
                    <mi mathvariant="normal">Δ</mi>
                    <mi>t</mi>
                  </mrow>
                  <mrow>
                    <mn>2</mn>
                    <mi>ε</mi>
                  </mrow>
                </mfrac>
              </mrow>
            </mrow>
            <mi>,</mi>
            <mspace width="4em"/>
            <mrow>
              <msubsup>
                <mi>m</mi>
                <mrow>
                  <mi mathvariant="italic">Ez</mi>
                  <mn>1</mn>
                </mrow>
                <mrow>
                  <mi>i</mi>
                  <mi>,</mi>
                  <mi>j</mi>
                  <mi>,</mi>
                  <mi>k</mi>
                </mrow>
              </msubsup>
              <mo stretchy="false">=</mo>
              <mfrac>
                <mn>1</mn>
                <msubsup>
                  <mi>m</mi>
                  <mrow>
                    <mi mathvariant="italic">Ez</mi>
                    <mn>1</mn>
                  </mrow>
                  <mrow>
                    <mi>i</mi>
                    <mi>,</mi>
                    <mi>j</mi>
                    <mi>,</mi>
                    <mi>k</mi>
                  </mrow>
                </msubsup>
              </mfrac>
            </mrow>
            <mrow>
              <mo fence="true" form="prefix" stretchy="true">[</mo>
              <mrow>
                <mrow>
                  <mn>1</mn>
                  <mo stretchy="false">−</mo>
                  <mfrac>
                    <mrow>
                      <msup>
                        <mi>σ</mi>
                        <mi>E</mi>
                      </msup>
                      <mi mathvariant="normal">Δ</mi>
                      <mi>t</mi>
                    </mrow>
                    <mrow>
                      <mn>2</mn>
                      <mi>ε</mi>
                    </mrow>
                  </mfrac>
                </mrow>
              </mrow>
              <mo fence="true" form="postfix" stretchy="true">]</mo>
            </mrow>
            <mi>,</mi>
            <mspace width="4em"/>
            <mrow>
              <msubsup>
                <mi>m</mi>
                <mrow>
                  <mi mathvariant="italic">Ez</mi>
                  <mn>2</mn>
                </mrow>
                <mrow>
                  <mi>i</mi>
                  <mi>,</mi>
                  <mi>j</mi>
                  <mi>,</mi>
                  <mi>k</mi>
                </mrow>
              </msubsup>
              <mo stretchy="false">=</mo>
              <mfrac>
                <mn>1</mn>
                <msubsup>
                  <mi>m</mi>
                  <mrow>
                    <mi mathvariant="italic">Ez</mi>
                    <mn>1</mn>
                  </mrow>
                  <mrow>
                    <mi>i</mi>
                    <mi>,</mi>
                    <mi>j</mi>
                    <mi>,</mi>
                    <mi>k</mi>
                  </mrow>
                </msubsup>
              </mfrac>
            </mrow>
            <mrow>
              <mo fence="true" form="prefix" stretchy="true">[</mo>
              <mrow>
                <mfrac>
                  <mrow>
                    <mi mathvariant="normal">Δ</mi>
                    <mi>t</mi>
                  </mrow>
                  <mrow>
                    <mi>ε</mi>
                    <mi mathvariant="normal">Δ</mi>
                    <mi>x</mi>
                  </mrow>
                </mfrac>
              </mrow>
              <mo fence="true" form="postfix" stretchy="true">]</mo>
            </mrow>
            <mi>,</mi>
          </mrow>
        </mtd>
      </mtr>
    </mtable>
    <annotation encoding="StarMath 5.0">E_{z,t+%DELTA t}^{i,j,k} ~=~
m_Ez1^{i,j,k} E_{z,t}^{i,j,k}
~+~
m_Ez2^{i,j,k} left ( H_{y,t+%DELTA t over 2}^{i,j,k} - H_{y,t+%DELTA t over 2}^{i,j-1,k} right )
newline
m_Ez0^{i,j,k} = 1+{%isigma^E %DELTA t} over {2%ivarepsilon},~~
m_Ez1^{i,j,k} = {1 over m_Ez1^{i,j,k}} left[ 1-{%isigma^E %DELTA t} over {2 %ivarepsilon} right],~~
m_Ez2^{i,j,k} = {1 over m_Ez1^{i,j,k}} left[ { {%DELTA t} over {%ivarepsilon %DELTA x} } right],
</annotation>
  </semantics>
</math>
</file>

<file path=Object 82/content.xml><?xml version="1.0" encoding="utf-8"?>
<math xmlns="http://www.w3.org/1998/Math/MathML" display="block">
  <semantics>
    <mtable>
      <mtr>
        <mtd>
          <mrow>
            <msubsup>
              <mi>m</mi>
              <mrow>
                <mi mathvariant="italic">Ex</mi>
                <mn>0</mn>
              </mrow>
              <mrow>
                <mi>i</mi>
                <mi>,</mi>
                <mi>j</mi>
                <mi>,</mi>
                <mi>k</mi>
              </mrow>
            </msubsup>
            <mo stretchy="false">=</mo>
            <mrow>
              <mfrac>
                <mn>1</mn>
                <mrow>
                  <mi>Δ</mi>
                  <mi>t</mi>
                </mrow>
              </mfrac>
              <mo stretchy="false">+</mo>
              <mrow>
                <mo fence="true" form="prefix" stretchy="true">(</mo>
                <mrow>
                  <mfrac>
                    <mrow>
                      <msubsup>
                        <mi>σ</mi>
                        <mi>y</mi>
                        <mrow>
                          <mi>D</mi>
                          <mi>,</mi>
                          <mi>i</mi>
                          <mi>,</mi>
                          <mi>j</mi>
                          <mi>,</mi>
                          <mi>k</mi>
                        </mrow>
                      </msubsup>
                      <mo stretchy="false">+</mo>
                      <msubsup>
                        <mi>σ</mi>
                        <mi>z</mi>
                        <mrow>
                          <mi>D</mi>
                          <mi>,</mi>
                          <mi>i</mi>
                          <mi>,</mi>
                          <mi>j</mi>
                          <mi>,</mi>
                          <mi>k</mi>
                        </mrow>
                      </msubsup>
                    </mrow>
                    <mrow>
                      <mn>2</mn>
                      <msub>
                        <mi>ε</mi>
                        <mn>0</mn>
                      </msub>
                    </mrow>
                  </mfrac>
                </mrow>
                <mo fence="true" form="postfix" stretchy="true">)</mo>
              </mrow>
              <mo stretchy="false">+</mo>
              <mfrac>
                <mrow>
                  <mrow>
                    <mo fence="true" form="prefix" stretchy="true">(</mo>
                    <mrow>
                      <msubsup>
                        <mi>σ</mi>
                        <mi>y</mi>
                        <mrow>
                          <mi>D</mi>
                          <mi>,</mi>
                          <mi>i</mi>
                          <mi>,</mi>
                          <mi>j</mi>
                          <mi>,</mi>
                          <mi>k</mi>
                        </mrow>
                      </msubsup>
                    </mrow>
                    <mo fence="true" form="postfix" stretchy="true">)</mo>
                  </mrow>
                  <mrow>
                    <mo fence="true" form="prefix" stretchy="true">(</mo>
                    <mrow>
                      <msubsup>
                        <mi>σ</mi>
                        <mi>z</mi>
                        <mrow>
                          <mi>D</mi>
                          <mi>,</mi>
                          <mi>i</mi>
                          <mi>,</mi>
                          <mi>j</mi>
                          <mi>,</mi>
                          <mi>k</mi>
                        </mrow>
                      </msubsup>
                    </mrow>
                    <mo fence="true" form="postfix" stretchy="true">)</mo>
                  </mrow>
                  <mrow>
                    <mi>Δ</mi>
                    <mi>t</mi>
                  </mrow>
                </mrow>
                <mrow>
                  <mn>4</mn>
                  <msubsup>
                    <mi>ε</mi>
                    <mn>0</mn>
                    <mn>2</mn>
                  </msubsup>
                </mrow>
              </mfrac>
            </mrow>
          </mrow>
        </mtd>
      </mtr>
      <mtr>
        <mtd>
          <mrow>
            <mrow>
              <msubsup>
                <mi>m</mi>
                <mrow>
                  <mi mathvariant="italic">Ex</mi>
                  <mn>1</mn>
                </mrow>
                <mrow>
                  <mi>i</mi>
                  <mi>,</mi>
                  <mi>j</mi>
                  <mi>,</mi>
                  <mi>k</mi>
                </mrow>
              </msubsup>
              <mo stretchy="false">=</mo>
              <mfrac>
                <mn>1</mn>
                <msubsup>
                  <mi>m</mi>
                  <mrow>
                    <mi mathvariant="italic">Ex</mi>
                    <mn>0</mn>
                  </mrow>
                  <mrow>
                    <mi>i</mi>
                    <mi>,</mi>
                    <mi>j</mi>
                    <mi>,</mi>
                    <mi>k</mi>
                  </mrow>
                </msubsup>
              </mfrac>
            </mrow>
            <mrow>
              <mo fence="true" form="prefix" stretchy="true">[</mo>
              <mrow>
                <mrow>
                  <mfrac>
                    <mn>1</mn>
                    <mrow>
                      <mi>Δ</mi>
                      <mi>t</mi>
                    </mrow>
                  </mfrac>
                  <mo stretchy="false">−</mo>
                  <mrow>
                    <mo fence="true" form="prefix" stretchy="true">(</mo>
                    <mrow>
                      <mfrac>
                        <mrow>
                          <msubsup>
                            <mi>σ</mi>
                            <mi>y</mi>
                            <mrow>
                              <mi>D</mi>
                              <mi>,</mi>
                              <mi>i</mi>
                              <mi>,</mi>
                              <mi>j</mi>
                              <mi>,</mi>
                              <mi>k</mi>
                            </mrow>
                          </msubsup>
                          <mo stretchy="false">+</mo>
                          <msubsup>
                            <mi>σ</mi>
                            <mi>z</mi>
                            <mrow>
                              <mi>D</mi>
                              <mi>,</mi>
                              <mi>i</mi>
                              <mi>,</mi>
                              <mi>j</mi>
                              <mi>,</mi>
                              <mi>k</mi>
                            </mrow>
                          </msubsup>
                        </mrow>
                        <mrow>
                          <mn>2</mn>
                          <msub>
                            <mi>ε</mi>
                            <mn>0</mn>
                          </msub>
                        </mrow>
                      </mfrac>
                    </mrow>
                    <mo fence="true" form="postfix" stretchy="true">)</mo>
                  </mrow>
                  <mo stretchy="false">−</mo>
                  <mfrac>
                    <mrow>
                      <mrow>
                        <mo fence="true" form="prefix" stretchy="true">(</mo>
                        <mrow>
                          <msubsup>
                            <mi>σ</mi>
                            <mi>y</mi>
                            <mrow>
                              <mi>D</mi>
                              <mi>,</mi>
                              <mi>i</mi>
                              <mi>,</mi>
                              <mi>j</mi>
                              <mi>,</mi>
                              <mi>k</mi>
                            </mrow>
                          </msubsup>
                        </mrow>
                        <mo fence="true" form="postfix" stretchy="true">)</mo>
                      </mrow>
                      <mrow>
                        <mo fence="true" form="prefix" stretchy="true">(</mo>
                        <mrow>
                          <msubsup>
                            <mi>σ</mi>
                            <mi>z</mi>
                            <mrow>
                              <mi>D</mi>
                              <mi>,</mi>
                              <mi>i</mi>
                              <mi>,</mi>
                              <mi>j</mi>
                              <mi>,</mi>
                              <mi>k</mi>
                            </mrow>
                          </msubsup>
                        </mrow>
                        <mo fence="true" form="postfix" stretchy="true">)</mo>
                      </mrow>
                      <mrow>
                        <mi>Δ</mi>
                        <mi>t</mi>
                      </mrow>
                    </mrow>
                    <mrow>
                      <mn>4</mn>
                      <msubsup>
                        <mi>ε</mi>
                        <mn>0</mn>
                        <mn>2</mn>
                      </msubsup>
                    </mrow>
                  </mfrac>
                </mrow>
              </mrow>
              <mo fence="true" form="postfix" stretchy="true">]</mo>
            </mrow>
          </mrow>
        </mtd>
      </mtr>
      <mtr>
        <mtd>
          <mrow>
            <mrow>
              <msubsup>
                <mover accent="true">
                  <mi>m</mi>
                  <mo stretchy="false">^</mo>
                </mover>
                <mrow>
                  <mi mathvariant="italic">Ex</mi>
                  <mn>2</mn>
                </mrow>
                <mrow>
                  <mi>i</mi>
                  <mi>,</mi>
                  <mi>j</mi>
                  <mi>,</mi>
                  <mi>k</mi>
                </mrow>
              </msubsup>
              <mo stretchy="false">=</mo>
              <mrow>
                <mo fence="true" form="prefix" stretchy="true">(</mo>
                <mrow>
                  <mfrac>
                    <mn>1</mn>
                    <msub>
                      <mi>ε</mi>
                      <mi>r</mi>
                    </msub>
                  </mfrac>
                </mrow>
                <mo fence="true" form="postfix" stretchy="true">)</mo>
              </mrow>
            </mrow>
            <mfrac>
              <msub>
                <mi>c</mi>
                <mn>0</mn>
              </msub>
              <mrow>
                <msubsup>
                  <mi>m</mi>
                  <mrow>
                    <mi mathvariant="italic">Ex</mi>
                    <mn>0</mn>
                  </mrow>
                  <mrow>
                    <mi>i</mi>
                    <mi>,</mi>
                    <mi>j</mi>
                    <mi>,</mi>
                    <mi>k</mi>
                  </mrow>
                </msubsup>
                <mrow>
                  <mi>Δ</mi>
                  <mi>x</mi>
                </mrow>
              </mrow>
            </mfrac>
          </mrow>
        </mtd>
      </mtr>
    </mtable>
    <annotation encoding="StarMath 5.0">m_{Ex0}^{i,j,k} =
1 over nospace{%iDELTA t} +
left( {%isigma_y^{D,i,j,k} + %isigma_z^{D,i,j,k}} over { 2 %ivarepsilon_0 } right) +
{left( %isigma_y^{D,i,j,k} right) left( %isigma_z^{D,i,j,k} right) nospace{%iDELTA t}} over {4 %ivarepsilon_0^2}

newline

m_{Ex1}^{i,j,k} =
1 over m_{Ex0}^{i,j,k} left[ 1 over nospace{%iDELTA t} -
left( {%isigma_y^{D,i,j,k} + %isigma_z^{D,i,j,k}} over { 2 %ivarepsilon_0 } right) -
{left( %isigma_y^{D,i,j,k} right) left( %isigma_z^{D,i,j,k} right) nospace{%iDELTA t}} over {4 %ivarepsilon_0^2} right]

newline

{hat m}_{Ex2}^{i,j,k} =
left( 1 over %ivarepsilon_r right) {c_0 over {m_{Ex0}^{i,j,k} nospace {%iDELTA x}}}
</annotation>
  </semantics>
</math>
</file>

<file path=Object 83/content.xml><?xml version="1.0" encoding="utf-8"?>
<math xmlns="http://www.w3.org/1998/Math/MathML" display="block">
  <semantics>
    <mtable>
      <mtr>
        <mtd>
          <mrow>
            <msubsup>
              <mi>m</mi>
              <mrow>
                <mi mathvariant="italic">Ex</mi>
                <mn>0</mn>
              </mrow>
              <mrow>
                <mi>i</mi>
                <mi>,</mi>
                <mi>j</mi>
                <mi>,</mi>
                <mi>k</mi>
              </mrow>
            </msubsup>
            <mo stretchy="false">=</mo>
            <mrow>
              <mfrac>
                <mn>1</mn>
                <mrow>
                  <mi>Δ</mi>
                  <mi>t</mi>
                </mrow>
              </mfrac>
              <mo stretchy="false">+</mo>
              <mrow>
                <mo fence="true" form="prefix" stretchy="true">(</mo>
                <mrow>
                  <mfrac>
                    <msup>
                      <mi>σ</mi>
                      <mrow>
                        <mi>D</mi>
                        <mi>,</mi>
                        <mi>i</mi>
                        <mi>,</mi>
                        <mi>j</mi>
                        <mi>,</mi>
                        <mi>k</mi>
                      </mrow>
                    </msup>
                    <msub>
                      <mi>ε</mi>
                      <mn>0</mn>
                    </msub>
                  </mfrac>
                </mrow>
                <mo fence="true" form="postfix" stretchy="true">)</mo>
              </mrow>
              <mo stretchy="false">+</mo>
              <mfrac>
                <mrow>
                  <msup>
                    <mrow>
                      <mo fence="true" form="prefix" stretchy="true">(</mo>
                      <mrow>
                        <msup>
                          <mi>σ</mi>
                          <mrow>
                            <mi>D</mi>
                            <mi>,</mi>
                            <mi>i</mi>
                            <mi>,</mi>
                            <mi>j</mi>
                            <mi>,</mi>
                            <mi>k</mi>
                          </mrow>
                        </msup>
                      </mrow>
                      <mo fence="true" form="postfix" stretchy="true">)</mo>
                    </mrow>
                    <mn>2</mn>
                  </msup>
                  <mrow>
                    <mi>Δ</mi>
                    <mi>t</mi>
                  </mrow>
                </mrow>
                <mrow>
                  <mn>4</mn>
                  <msubsup>
                    <mi>ε</mi>
                    <mn>0</mn>
                    <mn>2</mn>
                  </msubsup>
                </mrow>
              </mfrac>
            </mrow>
          </mrow>
        </mtd>
      </mtr>
      <mtr>
        <mtd>
          <mrow>
            <mrow>
              <msubsup>
                <mi>m</mi>
                <mrow>
                  <mi mathvariant="italic">Ex</mi>
                  <mn>1</mn>
                </mrow>
                <mrow>
                  <mi>i</mi>
                  <mi>,</mi>
                  <mi>j</mi>
                  <mi>,</mi>
                  <mi>k</mi>
                </mrow>
              </msubsup>
              <mo stretchy="false">=</mo>
              <mfrac>
                <mn>1</mn>
                <msubsup>
                  <mi>m</mi>
                  <mrow>
                    <mi mathvariant="italic">Ex</mi>
                    <mn>0</mn>
                  </mrow>
                  <mrow>
                    <mi>i</mi>
                    <mi>,</mi>
                    <mi>j</mi>
                    <mi>,</mi>
                    <mi>k</mi>
                  </mrow>
                </msubsup>
              </mfrac>
            </mrow>
            <mrow>
              <mo fence="true" form="prefix" stretchy="true">[</mo>
              <mrow>
                <mrow>
                  <mfrac>
                    <mn>1</mn>
                    <mrow>
                      <mi>Δ</mi>
                      <mi>t</mi>
                    </mrow>
                  </mfrac>
                  <mo stretchy="false">−</mo>
                  <mrow>
                    <mo fence="true" form="prefix" stretchy="true">(</mo>
                    <mrow>
                      <mfrac>
                        <msup>
                          <mi>σ</mi>
                          <mrow>
                            <mi>D</mi>
                            <mi>,</mi>
                            <mi>i</mi>
                            <mi>,</mi>
                            <mi>j</mi>
                            <mi>,</mi>
                            <mi>k</mi>
                          </mrow>
                        </msup>
                        <msub>
                          <mi>ε</mi>
                          <mn>0</mn>
                        </msub>
                      </mfrac>
                    </mrow>
                    <mo fence="true" form="postfix" stretchy="true">)</mo>
                  </mrow>
                  <mo stretchy="false">−</mo>
                  <mfrac>
                    <mrow>
                      <msup>
                        <mrow>
                          <mo fence="true" form="prefix" stretchy="true">(</mo>
                          <mrow>
                            <msup>
                              <mi>σ</mi>
                              <mrow>
                                <mi>D</mi>
                                <mi>,</mi>
                                <mi>i</mi>
                                <mi>,</mi>
                                <mi>j</mi>
                                <mi>,</mi>
                                <mi>k</mi>
                              </mrow>
                            </msup>
                          </mrow>
                          <mo fence="true" form="postfix" stretchy="true">)</mo>
                        </mrow>
                        <mn>2</mn>
                      </msup>
                      <mrow>
                        <mi>Δ</mi>
                        <mi>t</mi>
                      </mrow>
                    </mrow>
                    <mrow>
                      <mn>4</mn>
                      <msubsup>
                        <mi>ε</mi>
                        <mn>0</mn>
                        <mn>2</mn>
                      </msubsup>
                    </mrow>
                  </mfrac>
                </mrow>
              </mrow>
              <mo fence="true" form="postfix" stretchy="true">]</mo>
            </mrow>
          </mrow>
        </mtd>
      </mtr>
      <mtr>
        <mtd>
          <mrow>
            <msubsup>
              <mover accent="true">
                <mi>m</mi>
                <mo stretchy="false">^</mo>
              </mover>
              <mrow>
                <mi mathvariant="italic">Ex</mi>
                <mn>2</mn>
              </mrow>
              <mrow>
                <mi>i</mi>
                <mi>,</mi>
                <mi>j</mi>
                <mi>,</mi>
                <mi>k</mi>
              </mrow>
            </msubsup>
            <mo stretchy="false">=</mo>
            <mfrac>
              <msub>
                <mi>c</mi>
                <mn>0</mn>
              </msub>
              <mrow>
                <msub>
                  <mi>ε</mi>
                  <mi>r</mi>
                </msub>
                <msubsup>
                  <mi>m</mi>
                  <mrow>
                    <mi mathvariant="italic">Ex</mi>
                    <mn>0</mn>
                  </mrow>
                  <mrow>
                    <mi>i</mi>
                    <mi>,</mi>
                    <mi>j</mi>
                    <mi>,</mi>
                    <mi>k</mi>
                  </mrow>
                </msubsup>
                <mrow>
                  <mi>Δ</mi>
                  <mi>x</mi>
                </mrow>
              </mrow>
            </mfrac>
          </mrow>
        </mtd>
      </mtr>
    </mtable>
    <annotation encoding="StarMath 5.0">m_{Ex0}^{i,j,k} =
1 over nospace{%iDELTA t} +
left( {%isigma^{D,i,j,k}} over { %ivarepsilon_0 } right) +
{left( %isigma^{D,i,j,k} right)^2 nospace{%iDELTA t}} over {4 %ivarepsilon_0^2}

newline

m_{Ex1}^{i,j,k} =
1 over m_{Ex0}^{i,j,k} left[ 1 over nospace{%iDELTA t} -
left( {%isigma^{D,i,j,k}} over { %ivarepsilon_0 } right) -
{left( %isigma^{D,i,j,k} right)^2 nospace{%iDELTA t}} over {4 %ivarepsilon_0^2} right]

newline

{hat m}_{Ex2}^{i,j,k} =
c_0 over {%ivarepsilon_r m_{Ex0}^{i,j,k} nospace{%iDELTA x}}
</annotation>
  </semantics>
</math>
</file>

<file path=Object 84/content.xml><?xml version="1.0" encoding="utf-8"?>
<math xmlns="http://www.w3.org/1998/Math/MathML" display="block">
  <semantics>
    <mtable>
      <mtr>
        <mtd>
          <mrow>
            <mrow>
              <msubsup>
                <mi>m</mi>
                <mrow>
                  <mi mathvariant="italic">Ex</mi>
                  <mn>1</mn>
                </mrow>
                <mrow>
                  <mi>i</mi>
                  <mi>,</mi>
                  <mi>j</mi>
                  <mi>,</mi>
                  <mi>k</mi>
                </mrow>
              </msubsup>
              <mo stretchy="false">=</mo>
              <mfrac>
                <mrow>
                  <mn>1</mn>
                  <mo stretchy="false">−</mo>
                  <mi>B</mi>
                </mrow>
                <mrow>
                  <mn>1</mn>
                  <mo stretchy="false">+</mo>
                  <mi>B</mi>
                </mrow>
              </mfrac>
            </mrow>
            <mi>,</mi>
            <mspace width="4em"/>
            <mrow>
              <mrow>
                <mi>B</mi>
                <mo stretchy="false">=</mo>
                <mn>2</mn>
              </mrow>
              <mrow>
                <mi>A</mi>
                <mo stretchy="false">+</mo>
                <msup>
                  <mi>A</mi>
                  <mn>2</mn>
                </msup>
              </mrow>
            </mrow>
            <mi>,</mi>
            <mspace width="4em"/>
            <mrow>
              <mi>A</mi>
              <mo stretchy="false">=</mo>
              <mfrac>
                <mrow>
                  <msup>
                    <mi>σ</mi>
                    <mrow>
                      <mi>E</mi>
                      <mi>,</mi>
                      <mi>i</mi>
                      <mi>,</mi>
                      <mi>j</mi>
                      <mi>,</mi>
                      <mi>k</mi>
                    </mrow>
                  </msup>
                  <mrow>
                    <mi>Δ</mi>
                    <mi>t</mi>
                  </mrow>
                </mrow>
                <mrow>
                  <mn>2</mn>
                  <msub>
                    <mi>ε</mi>
                    <mn>0</mn>
                  </msub>
                </mrow>
              </mfrac>
            </mrow>
          </mrow>
        </mtd>
      </mtr>
      <mtr>
        <mtd>
          <mrow>
            <msubsup>
              <mover accent="true">
                <mi>m</mi>
                <mo stretchy="false">^</mo>
              </mover>
              <mrow>
                <mi mathvariant="italic">Ex</mi>
                <mn>2</mn>
              </mrow>
              <mrow>
                <mi>i</mi>
                <mi>,</mi>
                <mi>j</mi>
                <mi>,</mi>
                <mi>k</mi>
              </mrow>
            </msubsup>
            <mo stretchy="false">=</mo>
            <mfrac>
              <mrow>
                <msub>
                  <mi>c</mi>
                  <mn>0</mn>
                </msub>
                <mrow>
                  <mi>Δ</mi>
                  <mi>t</mi>
                </mrow>
              </mrow>
              <mrow>
                <msub>
                  <mi>ε</mi>
                  <mi>r</mi>
                </msub>
                <mrow>
                  <mi>Δ</mi>
                  <mi>x</mi>
                </mrow>
                <mrow>
                  <mo fence="true" form="prefix" stretchy="false">(</mo>
                  <mrow>
                    <mrow>
                      <mn>1</mn>
                      <mo stretchy="false">+</mo>
                      <mi>B</mi>
                    </mrow>
                  </mrow>
                  <mo fence="true" form="postfix" stretchy="false">)</mo>
                </mrow>
              </mrow>
            </mfrac>
          </mrow>
        </mtd>
      </mtr>
    </mtable>
    <annotation encoding="StarMath 5.0">{m_{Ex1}^{i,j,k} = { 1 - B } over { 1 + B }}, ~~
{B = 2A + A^2}, ~~
A =  {%isigma^{E,i,j,k} nospace{%iDELTA t}} over  {2 %ivarepsilon_0}
newline
{hat m}_{Ex2}^{i,j,k} = {c_0 nospace{%iDELTA t}} over {%ivarepsilon_r nospace{%iDELTA x} (1 + B)}
</annotation>
  </semantics>
</math>
</file>

<file path=Object 85/content.xml><?xml version="1.0" encoding="utf-8"?>
<math xmlns="http://www.w3.org/1998/Math/MathML" display="block">
  <semantics>
    <mrow>
      <mrow>
        <mfrac>
          <mrow>
            <msup>
              <mi>σ</mi>
              <mi>E</mi>
            </msup>
            <mrow>
              <mi>Δ</mi>
              <mi>t</mi>
            </mrow>
          </mrow>
          <msub>
            <mi>ε</mi>
            <mn>0</mn>
          </msub>
        </mfrac>
        <mo stretchy="false">=</mo>
        <mi>k</mi>
      </mrow>
      <mrow>
        <mspace width="2em"/>
        <mo stretchy="false">→</mo>
        <mspace width="2em"/>
      </mrow>
      <mrow>
        <mfrac>
          <mrow>
            <mrow>
              <mo fence="true" form="prefix" stretchy="false">(</mo>
              <mrow>
                <mrow>
                  <msup>
                    <mi mathvariant="italic">kg</mi>
                    <mrow>
                      <mo stretchy="false">−</mo>
                      <mn>1</mn>
                    </mrow>
                  </msup>
                  <msup>
                    <mi>m</mi>
                    <mrow>
                      <mo stretchy="false">−</mo>
                      <mn>3</mn>
                    </mrow>
                  </msup>
                  <msup>
                    <mi>s</mi>
                    <mn>3</mn>
                  </msup>
                  <msup>
                    <mi>A</mi>
                    <mn>2</mn>
                  </msup>
                </mrow>
              </mrow>
              <mo fence="true" form="postfix" stretchy="false">)</mo>
            </mrow>
            <mrow>
              <mo fence="true" form="prefix" stretchy="false">(</mo>
              <mrow>
                <mi>s</mi>
              </mrow>
              <mo fence="true" form="postfix" stretchy="false">)</mo>
            </mrow>
          </mrow>
          <mrow>
            <mo fence="true" form="prefix" stretchy="false">(</mo>
            <mrow>
              <mrow>
                <msup>
                  <mi mathvariant="italic">kg</mi>
                  <mrow>
                    <mo stretchy="false">−</mo>
                    <mn>1</mn>
                  </mrow>
                </msup>
                <msup>
                  <mi>m</mi>
                  <mrow>
                    <mo stretchy="false">−</mo>
                    <mn>3</mn>
                  </mrow>
                </msup>
                <msup>
                  <mi>s</mi>
                  <mn>4</mn>
                </msup>
                <msup>
                  <mi>A</mi>
                  <mn>2</mn>
                </msup>
              </mrow>
            </mrow>
            <mo fence="true" form="postfix" stretchy="false">)</mo>
          </mrow>
        </mfrac>
        <mo stretchy="false">=</mo>
        <mn>1</mn>
      </mrow>
    </mrow>
    <annotation encoding="StarMath 5.0">{%isigma^E nospace{%iDELTA t}} over  {%ivarepsilon_0} = k
~toward~
{(kg^-1 m^-3 s^3 A^2) (s)} over (kg^-1 m^-3 s^4 A^2) = 1

</annotation>
  </semantics>
</math>
</file>

<file path=Object 86/content.xml><?xml version="1.0" encoding="utf-8"?>
<math xmlns="http://www.w3.org/1998/Math/MathML" display="block">
  <semantics>
    <mstyle mathcolor="blue">
      <mrow>
        <mrow>
          <mo fence="true" form="prefix" stretchy="true">(</mo>
          <mrow>
            <mrow>
              <mn>1</mn>
              <mo stretchy="false">+</mo>
              <mfrac>
                <mrow>
                  <mi>σ</mi>
                  <mi mathvariant="normal">Δ</mi>
                  <mi>t</mi>
                </mrow>
                <mrow>
                  <mn>2</mn>
                  <mi>ϵ</mi>
                </mrow>
              </mfrac>
            </mrow>
          </mrow>
          <mo fence="true" form="postfix" stretchy="true">)</mo>
        </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i>m</mi>
          </mrow>
          <mo fence="true" form="postfix" stretchy="false">]</mo>
        </mrow>
        <mrow>
          <mspace width="2em"/>
          <mo stretchy="false">=</mo>
          <mspace width="2em"/>
        </mrow>
        <mrow>
          <mo fence="true" form="prefix" stretchy="true">(</mo>
          <mrow>
            <mrow>
              <mn>1</mn>
              <mo stretchy="false">−</mo>
              <mfrac>
                <mrow>
                  <mi>σ</mi>
                  <mi mathvariant="normal">Δ</mi>
                  <mi>t</mi>
                </mrow>
                <mrow>
                  <mn>2</mn>
                  <mi>ϵ</mi>
                </mrow>
              </mfrac>
            </mrow>
          </mrow>
          <mo fence="true" form="postfix" stretchy="true">)</mo>
        </mrow>
        <msubsup>
          <mi>E</mi>
          <mi>z</mi>
          <mi>q</mi>
        </msubsup>
        <mrow>
          <mo fence="true" form="prefix" stretchy="false">[</mo>
          <mrow>
            <mi>m</mi>
          </mrow>
          <mo fence="true" form="postfix" stretchy="false">]</mo>
        </mrow>
        <mrow>
          <mspace width="2em"/>
          <mo stretchy="false">+</mo>
          <mspace width="2em"/>
        </mrow>
        <mfrac>
          <mrow>
            <mi mathvariant="normal">Δ</mi>
            <mi>t</mi>
          </mrow>
          <mrow>
            <mi>ϵ</mi>
            <mi mathvariant="normal">Δ</mi>
            <mi>x</mi>
          </mrow>
        </mfrac>
        <mrow>
          <mo fence="true" form="prefix" stretchy="true">(</mo>
          <mrow>
            <mrow>
              <msubsup>
                <mi>H</mi>
                <mi>y</mi>
                <mrow>
                  <mi>q</mi>
                  <mo stretchy="false">+</mo>
                  <mfrac>
                    <mn>1</mn>
                    <mn>2</mn>
                  </mfrac>
                </mrow>
              </msubsup>
              <mrow>
                <mrow>
                  <mo fence="true" form="prefix" stretchy="true">[</mo>
                  <mrow>
                    <mrow>
                      <mi>m</mi>
                      <mo stretchy="false">+</mo>
                      <mfrac>
                        <mn>1</mn>
                        <mn>2</mn>
                      </mfrac>
                    </mrow>
                  </mrow>
                  <mo fence="true" form="postfix" stretchy="tru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frac>
                      <mn>1</mn>
                      <mn>2</mn>
                    </mfrac>
                  </mrow>
                </msubsup>
              </mrow>
              <mrow>
                <mo fence="true" form="prefix" stretchy="true">[</mo>
                <mrow>
                  <mrow>
                    <mi>m</mi>
                    <mo stretchy="false">−</mo>
                    <mfrac>
                      <mn>1</mn>
                      <mn>2</mn>
                    </mfrac>
                  </mrow>
                </mrow>
                <mo fence="true" form="postfix" stretchy="true">]</mo>
              </mrow>
            </mrow>
          </mrow>
          <mo fence="true" form="postfix" stretchy="true">)</mo>
        </mrow>
      </mrow>
    </mstyle>
    <annotation encoding="StarMath 5.0">color blue { left( 1+{%isigma %DELTA t} over {2 %iepsilon} right)E_z^{q+1}[m] ~=~
{left( 1-{%isigma %DELTA t} over {2 %iepsilon} right) } E_z^{q}[m]
~+~
{{ {%DELTA t} over {%iepsilon %DELTA x} }  } left ( H_y^{q+1over2} left[ m+1over2 right] - H_y^{q+1over2} left[ m-1over2 right] right )}
</annotation>
  </semantics>
</math>
</file>

<file path=Object 87/content.xml><?xml version="1.0" encoding="utf-8"?>
<math xmlns="http://www.w3.org/1998/Math/MathML" display="block">
  <semantics>
    <mrow>
      <mi>μ</mi>
      <msub>
        <mrow>
          <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t</mi>
              </mrow>
            </mfrac>
          </mrow>
          <mo fence="true" form="postfix" stretchy="true">|</mo>
        </mrow>
        <mrow>
          <mrow>
            <mo fence="true" form="prefix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form="postfix" stretchy="false">)</mo>
          </mrow>
          <mi>Δ</mi>
          <mi>x</mi>
          <mi>,</mi>
          <mi>q</mi>
          <mi>Δ</mi>
          <mi>t</mi>
        </mrow>
      </msub>
    </mrow>
    <annotation encoding="StarMath 5.0">%imu {left none {partial H_y} over {partial t} right rline}_{ (m+1/2) %iDELTA x, q %iDELTA t }
</annotation>
  </semantics>
</math>
</file>

<file path=Object 88/content.xml><?xml version="1.0" encoding="utf-8"?>
<math xmlns="http://www.w3.org/1998/Math/MathML" display="block">
  <semantics>
    <mstyle mathcolor="blue">
      <mrow>
        <mi>σ</mi>
        <mrow>
          <mover accent="true">
            <mi>E</mi>
            <mo stretchy="false">⃗</mo>
          </mover>
          <mo stretchy="false">+</mo>
          <mi>ε</mi>
        </mrow>
        <mrow>
          <mfrac>
            <mrow>
              <mo stretchy="false">∂</mo>
              <mover accent="true">
                <mi>E</mi>
                <mo stretchy="false">⃗</mo>
              </mover>
            </mrow>
            <mrow>
              <mo stretchy="false">∂</mo>
              <mi>t</mi>
            </mrow>
          </mfrac>
          <mo stretchy="false">=</mo>
          <mrow>
            <mo stretchy="false">∇</mo>
            <mo stretchy="false">×</mo>
            <mover accent="true">
              <mi>H</mi>
              <mo stretchy="false">⃗</mo>
            </mover>
          </mrow>
        </mrow>
      </mrow>
    </mstyle>
    <annotation encoding="StarMath 5.0">color blue {%isigma vec E + %ivarepsilon { partial vec E } over { partial t } =  nabla times vec H }</annotation>
  </semantics>
</math>
</file>

<file path=Object 89/content.xml><?xml version="1.0" encoding="utf-8"?>
<math xmlns="http://www.w3.org/1998/Math/MathML" display="block">
  <semantics>
    <mstyle mathcolor="blue">
      <mrow>
        <mi>σ</mi>
        <mrow>
          <msub>
            <mi>E</mi>
            <mi>x</mi>
          </msub>
          <mo stretchy="false">+</mo>
          <mi>ε</mi>
        </mrow>
        <mrow>
          <mfrac>
            <mrow>
              <mo stretchy="false">∂</mo>
              <msub>
                <mi>E</mi>
                <mi>x</mi>
              </msub>
            </mrow>
            <mrow>
              <mo stretchy="false">∂</mo>
              <mi>t</mi>
            </mrow>
          </mfrac>
          <mo stretchy="false">=</mo>
          <mfrac>
            <mrow>
              <mo stretchy="false">∂</mo>
              <msub>
                <mi>H</mi>
                <mi>y</mi>
              </msub>
            </mrow>
            <mrow>
              <mo stretchy="false">∂</mo>
              <mi>x</mi>
            </mrow>
          </mfrac>
        </mrow>
      </mrow>
    </mstyle>
    <annotation encoding="StarMath 5.0">color blue {%isigma E_x + %ivarepsilon {partial E_x} over {partial t} =  {partial H_y} over {partial x}}</annotation>
  </semantics>
</math>
</file>

<file path=Object 9/content.xml><?xml version="1.0" encoding="utf-8"?>
<math xmlns="http://www.w3.org/1998/Math/MathML" display="block">
  <semantics>
    <mrow>
      <mi>c</mi>
      <mrow>
        <mspace width="2em"/>
        <mo stretchy="false">=</mo>
        <mspace width="2em"/>
      </mrow>
      <msubsup>
        <mrow>
          <mrow>
            <mrow>
              <mo fence="true" stretchy="false">(</mo>
              <mrow>
                <mrow>
                  <mn>2</mn>
                  <mrow>
                    <msup>
                      <mi>x</mi>
                      <mn>2</mn>
                    </msup>
                    <mo stretchy="false">+</mo>
                    <mrow>
                      <mo fence="true" stretchy="false">(</mo>
                      <mrow>
                        <mrow>
                          <mrow>
                            <mn>2</mn>
                            <mo stretchy="false">−</mo>
                            <mn>4</mn>
                          </mrow>
                          <msub>
                            <mi>x</mi>
                            <mi>p</mi>
                          </msub>
                        </mrow>
                      </mrow>
                      <mo fence="true" stretchy="false">)</mo>
                    </mrow>
                  </mrow>
                  <mi>x</mi>
                </mrow>
              </mrow>
              <mo fence="true" stretchy="false">)</mo>
            </mrow>
          </mrow>
          <mo fence="true" stretchy="true">|</mo>
        </mrow>
        <mrow>
          <msub>
            <mi>x</mi>
            <mi>p</mi>
          </msub>
          <mo stretchy="false">−</mo>
          <mfrac>
            <mn>1</mn>
            <mn>2</mn>
          </mfrac>
        </mrow>
        <msub>
          <mi>x</mi>
          <mi>p</mi>
        </msub>
      </msubsup>
      <mrow>
        <mspace width="2em"/>
        <mo stretchy="false">+</mo>
        <mspace width="2em"/>
      </mrow>
      <msubsup>
        <mrow>
          <mrow>
            <mrow>
              <mo fence="true" stretchy="false">(</mo>
              <mrow>
                <mrow>
                  <mrow>
                    <mo stretchy="false">−</mo>
                    <mn>2</mn>
                  </mrow>
                  <mrow>
                    <msup>
                      <mi>x</mi>
                      <mn>2</mn>
                    </msup>
                    <mo stretchy="false">+</mo>
                    <mrow>
                      <mo fence="true" stretchy="false">(</mo>
                      <mrow>
                        <mrow>
                          <mrow>
                            <mrow>
                              <mo stretchy="false">−</mo>
                              <mn>2</mn>
                            </mrow>
                            <mo stretchy="false">+</mo>
                            <mn>4</mn>
                          </mrow>
                          <msub>
                            <mi>x</mi>
                            <mi>p</mi>
                          </msub>
                        </mrow>
                      </mrow>
                      <mo fence="true" stretchy="false">)</mo>
                    </mrow>
                  </mrow>
                  <mi>x</mi>
                </mrow>
              </mrow>
              <mo fence="true" stretchy="false">)</mo>
            </mrow>
          </mrow>
          <mo fence="true" stretchy="true">|</mo>
        </mrow>
        <msub>
          <mi>x</mi>
          <mi>p</mi>
        </msub>
        <mrow>
          <msub>
            <mi>x</mi>
            <mi>p</mi>
          </msub>
          <mo stretchy="false">+</mo>
          <mfrac>
            <mn>1</mn>
            <mn>2</mn>
          </mfrac>
        </mrow>
      </msubsup>
    </mrow>
    <annotation encoding="StarMath 5.0">c ~=~
left none  (2x^2+(2-4x_p)x) right rline_{x_p-1over2}^{x_p} ~+~
left none  (-2x^2+(-2+4x_p)x) right rline_{x_p}^{x_p+1over2}
</annotation>
  </semantics>
</math>
</file>

<file path=Object 90/content.xml><?xml version="1.0" encoding="utf-8"?>
<math xmlns="http://www.w3.org/1998/Math/MathML" display="block">
  <semantics>
    <mrow>
      <mrow>
        <mfrac>
          <mrow>
            <msubsup>
              <mi>H</mi>
              <mrow>
                <mi>y</mi>
                <mi>,</mi>
                <mrow>
                  <mi>t</mi>
                  <mo stretchy="false">+</mo>
                  <mfrac>
                    <mrow>
                      <mi>Δ</mi>
                      <mi>t</mi>
                    </mrow>
                    <mn>2</mn>
                  </mfrac>
                </mrow>
              </mrow>
              <mrow>
                <mi>i</mi>
                <mi>,</mi>
                <mi>j</mi>
                <mi>,</mi>
                <mrow>
                  <mi>k</mi>
                  <mo stretchy="false">+</mo>
                  <mn>1</mn>
                </mrow>
              </mrow>
            </msubsup>
            <mo stretchy="false">−</mo>
            <msubsup>
              <mi>H</mi>
              <mrow>
                <mi>y</mi>
                <mi>,</mi>
                <mrow>
                  <mi>t</mi>
                  <mo stretchy="false">−</mo>
                  <mfrac>
                    <mrow>
                      <mi>Δ</mi>
                      <mi>t</mi>
                    </mrow>
                    <mn>2</mn>
                  </mfrac>
                </mrow>
              </mrow>
              <mrow>
                <mi>i</mi>
                <mi>,</mi>
                <mi>j</mi>
                <mi>,</mi>
                <mi>k</mi>
              </mrow>
            </msubsup>
          </mrow>
          <mrow>
            <mi>Δ</mi>
            <mi>x</mi>
          </mrow>
        </mfrac>
        <mo stretchy="false">=</mo>
        <mi>σ</mi>
      </mrow>
      <mrow>
        <mfrac>
          <mrow>
            <mo fence="true" form="prefix" stretchy="true">(</mo>
            <mrow>
              <mrow>
                <msubsup>
                  <mi>E</mi>
                  <mrow>
                    <mi>z</mi>
                    <mi>,</mi>
                    <mi>t</mi>
                  </mrow>
                  <mrow>
                    <mi>i</mi>
                    <mi>,</mi>
                    <mrow>
                      <mi>j</mi>
                      <mo stretchy="false">+</mo>
                      <mn>1</mn>
                    </mrow>
                    <mi>,</mi>
                    <mi>k</mi>
                  </mrow>
                </msubsup>
                <mo stretchy="false">−</mo>
                <msubsup>
                  <mi>E</mi>
                  <mrow>
                    <mi>z</mi>
                    <mi>,</mi>
                    <mi>t</mi>
                  </mrow>
                  <mrow>
                    <mi>i</mi>
                    <mi>,</mi>
                    <mi>j</mi>
                    <mi>,</mi>
                    <mi>k</mi>
                  </mrow>
                </msubsup>
              </mrow>
            </mrow>
            <mo fence="true" form="postfix" stretchy="true">)</mo>
          </mrow>
          <mn>2</mn>
        </mfrac>
        <mo stretchy="false">+</mo>
        <mi>ε</mi>
      </mrow>
      <mfrac>
        <mrow>
          <mo fence="true" form="prefix" stretchy="true">(</mo>
          <mrow>
            <mrow>
              <msubsup>
                <mi>E</mi>
                <mrow>
                  <mi>z</mi>
                  <mi>,</mi>
                  <mi>t</mi>
                </mrow>
                <mrow>
                  <mi>i</mi>
                  <mi>,</mi>
                  <mrow>
                    <mi>j</mi>
                    <mo stretchy="false">+</mo>
                    <mn>1</mn>
                  </mrow>
                  <mi>,</mi>
                  <mi>k</mi>
                </mrow>
              </msubsup>
              <mo stretchy="false">−</mo>
              <msubsup>
                <mi>E</mi>
                <mrow>
                  <mi>z</mi>
                  <mi>,</mi>
                  <mi>t</mi>
                </mrow>
                <mrow>
                  <mi>i</mi>
                  <mi>,</mi>
                  <mi>j</mi>
                  <mi>,</mi>
                  <mi>k</mi>
                </mrow>
              </msubsup>
            </mrow>
          </mrow>
          <mo fence="true" form="postfix" stretchy="true">)</mo>
        </mrow>
        <mrow>
          <mi>Δ</mi>
          <mi>t</mi>
        </mrow>
      </mfrac>
    </mrow>
    <annotation encoding="StarMath 5.0">{ H_{y,t+{%iDELTA t} over 2}^{i,j,k+1} - H_{y,t-{%iDELTA t} over 2}^{i,j,k} } over {%iDELTA x} =
%isigma left( E_{z,t}^{i,j+1,k} - E_{z,t}^{i,j,k} right) over 2 +
%ivarepsilon left( E_{z,t}^{i,j+1,k} - E_{z,t}^{i,j,k} right) over {%iDELTA t}
</annotation>
  </semantics>
</math>
</file>

<file path=Object 91/content.xml><?xml version="1.0" encoding="utf-8"?>
<math xmlns="http://www.w3.org/1998/Math/MathML" display="block">
  <semantics>
    <mstyle mathcolor="blue">
      <mrow>
        <msubsup>
          <mi>E</mi>
          <mi>z</mi>
          <mrow>
            <mi>q</mi>
            <mo stretchy="false">+</mo>
            <mn>1</mn>
          </mrow>
        </msubsup>
        <mrow>
          <mo fence="true" form="prefix" stretchy="false">[</mo>
          <mrow>
            <mi>m</mi>
          </mrow>
          <mo fence="true" form="postfix" stretchy="false">]</mo>
        </mrow>
        <mrow>
          <mspace width="2em"/>
          <mo stretchy="false">=</mo>
          <mspace width="2em"/>
        </mrow>
        <mfrac>
          <mrow>
            <mn>1</mn>
            <mo stretchy="false">−</mo>
            <mfrac>
              <mrow>
                <mi>σ</mi>
                <mi mathvariant="normal">Δ</mi>
                <mi>t</mi>
              </mrow>
              <mrow>
                <mn>2</mn>
                <mi>ϵ</mi>
              </mrow>
            </mfrac>
          </mrow>
          <mrow>
            <mn>1</mn>
            <mo stretchy="false">+</mo>
            <mfrac>
              <mrow>
                <mi>σ</mi>
                <mi mathvariant="normal">Δ</mi>
                <mi>t</mi>
              </mrow>
              <mrow>
                <mn>2</mn>
                <mi>ϵ</mi>
              </mrow>
            </mfrac>
          </mrow>
        </mfrac>
        <msubsup>
          <mi>E</mi>
          <mi>z</mi>
          <mi>q</mi>
        </msubsup>
        <mrow>
          <mo fence="true" form="prefix" stretchy="false">[</mo>
          <mrow>
            <mi>m</mi>
          </mrow>
          <mo fence="true" form="postfix" stretchy="false">]</mo>
        </mrow>
        <mrow>
          <mspace width="2em"/>
          <mo stretchy="false">+</mo>
          <mspace width="2em"/>
        </mrow>
        <mfrac>
          <mfrac>
            <mrow>
              <mi mathvariant="normal">Δ</mi>
              <mi>t</mi>
            </mrow>
            <mrow>
              <mi>ϵ</mi>
              <mi mathvariant="normal">Δ</mi>
              <mi>x</mi>
            </mrow>
          </mfrac>
          <mrow>
            <mn>1</mn>
            <mo stretchy="false">+</mo>
            <mfrac>
              <mrow>
                <mi>σ</mi>
                <mi mathvariant="normal">Δ</mi>
                <mi>t</mi>
              </mrow>
              <mrow>
                <mn>2</mn>
                <mi>ϵ</mi>
              </mrow>
            </mfrac>
          </mrow>
        </mfrac>
        <mrow>
          <mo fence="true" form="prefix" stretchy="true">(</mo>
          <mrow>
            <mrow>
              <msubsup>
                <mi>H</mi>
                <mi>y</mi>
                <mrow>
                  <mi>q</mi>
                  <mo stretchy="false">+</mo>
                  <mfrac>
                    <mn>1</mn>
                    <mn>2</mn>
                  </mfrac>
                </mrow>
              </msubsup>
              <mrow>
                <mrow>
                  <mo fence="true" form="prefix" stretchy="true">[</mo>
                  <mrow>
                    <mrow>
                      <mi>m</mi>
                      <mo stretchy="false">+</mo>
                      <mfrac>
                        <mn>1</mn>
                        <mn>2</mn>
                      </mfrac>
                    </mrow>
                  </mrow>
                  <mo fence="true" form="postfix" stretchy="tru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frac>
                      <mn>1</mn>
                      <mn>2</mn>
                    </mfrac>
                  </mrow>
                </msubsup>
              </mrow>
              <mrow>
                <mo fence="true" form="prefix" stretchy="true">[</mo>
                <mrow>
                  <mrow>
                    <mi>m</mi>
                    <mo stretchy="false">−</mo>
                    <mfrac>
                      <mn>1</mn>
                      <mn>2</mn>
                    </mfrac>
                  </mrow>
                </mrow>
                <mo fence="true" form="postfix" stretchy="true">]</mo>
              </mrow>
            </mrow>
          </mrow>
          <mo fence="true" form="postfix" stretchy="true">)</mo>
        </mrow>
      </mrow>
    </mstyle>
    <annotation encoding="StarMath 5.0">color blue {E_z^{q+1}[m] ~=~
{{ 1-{%isigma %DELTA t} over {2 %iepsilon} } } over { 1+{%isigma %DELTA t} over {2 %iepsilon} } E_z^{q}[m]
~+~
{{ {%DELTA t} over {%iepsilon %DELTA x} } } over { 1+{%isigma %DELTA t} over {2%iepsilon} } left ( H_y^{q+1over2} left[ m+1over2 right] - H_y^{q+1over2} left[ m-1over2 right] right )}
</annotation>
  </semantics>
</math>
</file>

<file path=Object 92/content.xml><?xml version="1.0" encoding="utf-8"?>
<math xmlns="http://www.w3.org/1998/Math/MathML" display="block">
  <semantics>
    <mtable>
      <mtr>
        <mtd>
          <mrow>
            <msub>
              <mi>η</mi>
              <mn>0</mn>
            </msub>
            <mo stretchy="false">=</mo>
            <msqrt>
              <mfrac>
                <msub>
                  <mi>μ</mi>
                  <mn>0</mn>
                </msub>
                <msub>
                  <mi>ε</mi>
                  <mn>0</mn>
                </msub>
              </mfrac>
            </msqrt>
          </mrow>
        </mtd>
      </mtr>
      <mtr>
        <mtd>
          <mrow>
            <mrow>
              <msub>
                <mi>c</mi>
                <mn>0</mn>
              </msub>
              <mo stretchy="false">=</mo>
              <mfrac>
                <mn>1</mn>
                <msqrt>
                  <mrow>
                    <msub>
                      <mi>μ</mi>
                      <mn>0</mn>
                    </msub>
                    <msub>
                      <mi>ε</mi>
                      <mn>0</mn>
                    </msub>
                  </mrow>
                </msqrt>
              </mfrac>
            </mrow>
            <mspace width="6em"/>
            <mrow>
              <msub>
                <mi>η</mi>
                <mn>0</mn>
              </msub>
              <mo stretchy="false">=</mo>
              <mfrac>
                <mn>1</mn>
                <mrow>
                  <msub>
                    <mi>ε</mi>
                    <mn>0</mn>
                  </msub>
                  <msub>
                    <mi>c</mi>
                    <mn>0</mn>
                  </msub>
                </mrow>
              </mfrac>
              <mo stretchy="false">=</mo>
              <msub>
                <mi>μ</mi>
                <mn>0</mn>
              </msub>
            </mrow>
            <msub>
              <mi>c</mi>
              <mn>0</mn>
            </msub>
          </mrow>
        </mtd>
      </mtr>
    </mtable>
    <annotation encoding="StarMath 5.0">%ieta_0 = sqrt{%imu_0 over %ivarepsilon_0}
newline
c_0 = 1 over sqrt{%imu_0 %ivarepsilon_0}
~~~
%ieta_0 = 1 over {%ivarepsilon_0 c_0}
= %imu_0 c_0</annotation>
  </semantics>
</math>
</file>

<file path=Object 93/content.xml><?xml version="1.0" encoding="utf-8"?>
<math xmlns="http://www.w3.org/1998/Math/MathML" display="block">
  <semantics>
    <mrow>
      <msubsup>
        <mi>m</mi>
        <mn>2</mn>
        <mi>E</mi>
      </msubsup>
      <mo stretchy="false">=</mo>
      <mfrac>
        <mrow>
          <mi>Δ</mi>
          <mi>t</mi>
          <mspace width="0.5em"/>
          <msub>
            <mi>c</mi>
            <mn>0</mn>
          </msub>
        </mrow>
        <mrow>
          <mi>Δ</mi>
          <mi>x</mi>
          <mspace width="0.5em"/>
          <msub>
            <mi>ε</mi>
            <mn>0</mn>
          </msub>
          <msub>
            <mi>ε</mi>
            <mi>r</mi>
          </msub>
        </mrow>
      </mfrac>
    </mrow>
    <annotation encoding="StarMath 5.0">m_2^E = {%iDELTA t ` c_0} over {%iDELTA x ` %ivarepsilon_0 %ivarepsilon_r}
</annotation>
  </semantics>
</math>
</file>

<file path=Object 94/content.xml><?xml version="1.0" encoding="utf-8"?>
<math xmlns="http://www.w3.org/1998/Math/MathML" display="block">
  <semantics>
    <mrow>
      <msubsup>
        <mi>m</mi>
        <mn>2</mn>
        <mi>H</mi>
      </msubsup>
      <mo stretchy="false">=</mo>
      <mfrac>
        <mrow>
          <mi>Δ</mi>
          <mi>t</mi>
          <mspace width="0.5em"/>
          <msub>
            <mi>c</mi>
            <mn>0</mn>
          </msub>
        </mrow>
        <mrow>
          <mi>Δ</mi>
          <mi>x</mi>
          <mspace width="0.5em"/>
          <msub>
            <mi>μ</mi>
            <mn>0</mn>
          </msub>
          <msub>
            <mi>μ</mi>
            <mi>r</mi>
          </msub>
        </mrow>
      </mfrac>
    </mrow>
    <annotation encoding="StarMath 5.0">m_2^H = {%iDELTA t ` c_0} over {%iDELTA x ` %imu_0 %imu_r}
</annotation>
  </semantics>
</math>
</file>

<file path=Object 95/content.xml><?xml version="1.0" encoding="utf-8"?>
<math xmlns="http://www.w3.org/1998/Math/MathML" display="block">
  <semantics>
    <mtable>
      <mtr>
        <mtd>
          <mrow>
            <mrow>
              <mrow>
                <mo stretchy="false">∇</mo>
                <mo stretchy="false">×</mo>
                <mover accent="true">
                  <mi>E</mi>
                  <mo stretchy="false">⃗</mo>
                </mover>
              </mrow>
              <mo stretchy="false">=</mo>
              <mrow>
                <mo stretchy="false">−</mo>
                <mrow>
                  <mo fence="true" form="prefix" stretchy="false">[</mo>
                  <mrow>
                    <mi>μ</mi>
                  </mrow>
                  <mo fence="true" form="postfix" stretchy="false">]</mo>
                </mrow>
              </mrow>
            </mrow>
            <mfrac>
              <mrow>
                <mo stretchy="false">∂</mo>
                <mover accent="true">
                  <mi>H</mi>
                  <mo stretchy="false">⃗</mo>
                </mover>
              </mrow>
              <mrow>
                <mo stretchy="false">∂</mo>
                <mi>t</mi>
              </mrow>
            </mfrac>
            <mspace width="6em"/>
            <mrow>
              <mrow>
                <mo stretchy="false">∇</mo>
                <mo stretchy="false">×</mo>
                <mover accent="true">
                  <mi>H</mi>
                  <mo stretchy="false">⃗</mo>
                </mover>
              </mrow>
              <mo stretchy="false">=</mo>
              <mrow>
                <mo fence="true" form="prefix" stretchy="false">[</mo>
                <mrow>
                  <mi>ε</mi>
                </mrow>
                <mo fence="true" form="postfix" stretchy="false">]</mo>
              </mrow>
            </mrow>
            <mfrac>
              <mrow>
                <mo stretchy="false">∂</mo>
                <mover accent="true">
                  <mi>E</mi>
                  <mo stretchy="false">⃗</mo>
                </mover>
              </mrow>
              <mrow>
                <mo stretchy="false">∂</mo>
                <mi>t</mi>
              </mrow>
            </mfrac>
          </mrow>
        </mtd>
      </mtr>
      <mtr>
        <mtd>
          <mrow>
            <mrow>
              <mrow>
                <mover accent="true">
                  <mover accent="true">
                    <mi>H</mi>
                    <mo stretchy="false">~</mo>
                  </mover>
                  <mo stretchy="false">⃗</mo>
                </mover>
                <mo stretchy="false">=</mo>
                <msqrt>
                  <mfrac>
                    <msub>
                      <mi>μ</mi>
                      <mn>0</mn>
                    </msub>
                    <msub>
                      <mi>ε</mi>
                      <mn>0</mn>
                    </msub>
                  </mfrac>
                </msqrt>
              </mrow>
              <mrow>
                <mover accent="true">
                  <mi>H</mi>
                  <mo stretchy="false">⃗</mo>
                </mover>
                <mo stretchy="false">=</mo>
                <msub>
                  <mi>η</mi>
                  <mn>0</mn>
                </msub>
              </mrow>
              <mover accent="true">
                <mi>H</mi>
                <mo stretchy="false">⃗</mo>
              </mover>
            </mrow>
            <mrow>
              <mspace width="4em"/>
              <mo stretchy="false">→</mo>
              <mspace width="4em"/>
            </mrow>
            <mtable>
              <mtr>
                <mtd>
                  <mrow>
                    <mrow>
                      <mrow>
                        <mo stretchy="false">∇</mo>
                        <mo stretchy="false">×</mo>
                        <mover accent="true">
                          <mi>E</mi>
                          <mo stretchy="false">⃗</mo>
                        </mover>
                      </mrow>
                      <mo stretchy="false">=</mo>
                      <mrow>
                        <mo stretchy="false">−</mo>
                        <mfrac>
                          <mrow>
                            <mo fence="true" form="prefix" stretchy="false">[</mo>
                            <mrow>
                              <mrow>
                                <msub>
                                  <mi>μ</mi>
                                  <mn>0</mn>
                                </msub>
                                <msub>
                                  <mi>μ</mi>
                                  <mi>r</mi>
                                </msub>
                              </mrow>
                            </mrow>
                            <mo fence="true" form="postfix" stretchy="false">]</mo>
                          </mrow>
                          <msub>
                            <mi>η</mi>
                            <mn>0</mn>
                          </msub>
                        </mfrac>
                      </mrow>
                    </mrow>
                    <mfrac>
                      <mrow>
                        <mo stretchy="false">∂</mo>
                        <mover accent="true">
                          <mover accent="true">
                            <mi>H</mi>
                            <mo stretchy="false">~</mo>
                          </mover>
                          <mo stretchy="false">⃗</mo>
                        </mover>
                      </mrow>
                      <mrow>
                        <mo stretchy="false">∂</mo>
                        <mi>t</mi>
                      </mrow>
                    </mfrac>
                  </mrow>
                </mtd>
              </mtr>
              <mtr>
                <mtd>
                  <mrow>
                    <mrow>
                      <mrow>
                        <mo stretchy="false">∇</mo>
                        <mo stretchy="false">×</mo>
                        <mover accent="true">
                          <mover accent="true">
                            <mi>H</mi>
                            <mo stretchy="false">~</mo>
                          </mover>
                          <mo stretchy="false">⃗</mo>
                        </mover>
                      </mrow>
                      <mo stretchy="false">=</mo>
                      <msub>
                        <mi>η</mi>
                        <mn>0</mn>
                      </msub>
                    </mrow>
                    <mrow>
                      <mo fence="true" form="prefix" stretchy="false">[</mo>
                      <mrow>
                        <mrow>
                          <msub>
                            <mi>ε</mi>
                            <mn>0</mn>
                          </msub>
                          <msub>
                            <mi>ε</mi>
                            <mi>r</mi>
                          </msub>
                        </mrow>
                      </mrow>
                      <mo fence="true" form="postfix" stretchy="false">]</mo>
                    </mrow>
                    <mfrac>
                      <mrow>
                        <mo stretchy="false">∂</mo>
                        <mover accent="true">
                          <mi>E</mi>
                          <mo stretchy="false">⃗</mo>
                        </mover>
                      </mrow>
                      <mrow>
                        <mo stretchy="false">∂</mo>
                        <mi>t</mi>
                      </mrow>
                    </mfrac>
                  </mrow>
                </mtd>
              </mtr>
            </mtable>
            <mrow>
              <mspace width="4em"/>
              <mo stretchy="false">→</mo>
              <mspace width="4em"/>
            </mrow>
            <mtable>
              <mtr>
                <mtd>
                  <mrow>
                    <mrow>
                      <mrow>
                        <mo stretchy="false">∇</mo>
                        <mo stretchy="false">×</mo>
                        <mover accent="true">
                          <mi>E</mi>
                          <mo stretchy="false">⃗</mo>
                        </mover>
                      </mrow>
                      <mo stretchy="false">=</mo>
                      <mrow>
                        <mo stretchy="false">−</mo>
                        <mfrac>
                          <mrow>
                            <mo fence="true" form="prefix" stretchy="false">[</mo>
                            <mrow>
                              <msub>
                                <mi>μ</mi>
                                <mi>r</mi>
                              </msub>
                            </mrow>
                            <mo fence="true" form="postfix" stretchy="false">]</mo>
                          </mrow>
                          <msub>
                            <mi>c</mi>
                            <mn>0</mn>
                          </msub>
                        </mfrac>
                      </mrow>
                    </mrow>
                    <mfrac>
                      <mrow>
                        <mo stretchy="false">∂</mo>
                        <mover accent="true">
                          <mover accent="true">
                            <mi>H</mi>
                            <mo stretchy="false">~</mo>
                          </mover>
                          <mo stretchy="false">⃗</mo>
                        </mover>
                      </mrow>
                      <mrow>
                        <mo stretchy="false">∂</mo>
                        <mi>t</mi>
                      </mrow>
                    </mfrac>
                  </mrow>
                </mtd>
              </mtr>
              <mtr>
                <mtd>
                  <mrow>
                    <mrow>
                      <mrow>
                        <mo stretchy="false">∇</mo>
                        <mo stretchy="false">×</mo>
                        <mover accent="true">
                          <mover accent="true">
                            <mi>H</mi>
                            <mo stretchy="false">~</mo>
                          </mover>
                          <mo stretchy="false">⃗</mo>
                        </mover>
                      </mrow>
                      <mo stretchy="false">=</mo>
                      <mfrac>
                        <mrow>
                          <mo fence="true" form="prefix" stretchy="false">[</mo>
                          <mrow>
                            <msub>
                              <mi>ε</mi>
                              <mi>r</mi>
                            </msub>
                          </mrow>
                          <mo fence="true" form="postfix" stretchy="false">]</mo>
                        </mrow>
                        <msub>
                          <mi>c</mi>
                          <mn>0</mn>
                        </msub>
                      </mfrac>
                    </mrow>
                    <mfrac>
                      <mrow>
                        <mo stretchy="false">∂</mo>
                        <mover accent="true">
                          <mi>E</mi>
                          <mo stretchy="false">⃗</mo>
                        </mover>
                      </mrow>
                      <mrow>
                        <mo stretchy="false">∂</mo>
                        <mi>t</mi>
                      </mrow>
                    </mfrac>
                  </mrow>
                </mtd>
              </mtr>
            </mtable>
          </mrow>
        </mtd>
      </mtr>
    </mtable>
    <annotation encoding="StarMath 5.0">nabla times vec E = -[%imu] {partial vec H} over {partial t}
~~~
nabla times vec H = [%ivarepsilon] {partial vec E} over {partial t}
newline
{vec tilde H = sqrt {%imu_0 over %ivarepsilon_0} vec H
= %ieta_0 vec H}
~~toward~~
matrix { 
{nabla times vec E = -{[%imu_0 %imu_r] over %ieta_0} {partial vec tilde H} over {partial t}}
##
{nabla times vec tilde H = %ieta_0 [%ivarepsilon_0 %ivarepsilon_r] {partial vec E} over {partial t}}
}
~~toward~~
matrix { 
{nabla times vec E = -{[%imu_r] over c_0} {partial vec tilde H} over {partial t}}
##
{nabla times vec tilde H = {[%ivarepsilon_r] over c_0} {partial vec E} over {partial t}}
}</annotation>
  </semantics>
</math>
</file>

<file path=Object 96/content.xml><?xml version="1.0" encoding="utf-8"?>
<math xmlns="http://www.w3.org/1998/Math/MathML" display="block">
  <semantics>
    <mrow>
      <mrow>
        <mrow>
          <mover accent="true">
            <mover accent="true">
              <mi>E</mi>
              <mo stretchy="false">~</mo>
            </mover>
            <mo stretchy="false">⃗</mo>
          </mover>
          <mo stretchy="false">=</mo>
          <msqrt>
            <mfrac>
              <msub>
                <mi>ε</mi>
                <mn>0</mn>
              </msub>
              <msub>
                <mi>μ</mi>
                <mn>0</mn>
              </msub>
            </mfrac>
          </msqrt>
        </mrow>
        <mrow>
          <mover accent="true">
            <mi>E</mi>
            <mo stretchy="false">⃗</mo>
          </mover>
          <mo stretchy="false">=</mo>
          <mfrac>
            <mover accent="true">
              <mi>E</mi>
              <mo stretchy="false">⃗</mo>
            </mover>
            <msub>
              <mi>η</mi>
              <mn>0</mn>
            </msub>
          </mfrac>
        </mrow>
      </mrow>
      <mrow>
        <mspace width="4em"/>
        <mo stretchy="false">→</mo>
        <mspace width="4em"/>
      </mrow>
      <mtable>
        <mtr>
          <mtd>
            <mrow>
              <mrow>
                <mrow>
                  <mo stretchy="false">∇</mo>
                  <mo stretchy="false">×</mo>
                  <mover accent="true">
                    <mover accent="true">
                      <mi>E</mi>
                      <mo stretchy="false">~</mo>
                    </mover>
                    <mo stretchy="false">⃗</mo>
                  </mover>
                </mrow>
                <mo stretchy="false">=</mo>
                <mrow>
                  <mo stretchy="false">−</mo>
                  <mfrac>
                    <mrow>
                      <mo fence="true" form="prefix" stretchy="false">[</mo>
                      <mrow>
                        <mrow>
                          <msub>
                            <mi>μ</mi>
                            <mn>0</mn>
                          </msub>
                          <msub>
                            <mi>μ</mi>
                            <mi>r</mi>
                          </msub>
                        </mrow>
                      </mrow>
                      <mo fence="true" form="postfix" stretchy="false">]</mo>
                    </mrow>
                    <msub>
                      <mi>η</mi>
                      <mn>0</mn>
                    </msub>
                  </mfrac>
                </mrow>
              </mrow>
              <mfrac>
                <mrow>
                  <mo stretchy="false">∂</mo>
                  <mover accent="true">
                    <mi>H</mi>
                    <mo stretchy="false">⃗</mo>
                  </mover>
                </mrow>
                <mrow>
                  <mo stretchy="false">∂</mo>
                  <mi>t</mi>
                </mrow>
              </mfrac>
            </mrow>
          </mtd>
        </mtr>
        <mtr>
          <mtd>
            <mrow>
              <mrow>
                <mrow>
                  <mo stretchy="false">∇</mo>
                  <mo stretchy="false">×</mo>
                  <mover accent="true">
                    <mi>H</mi>
                    <mo stretchy="false">⃗</mo>
                  </mover>
                </mrow>
                <mo stretchy="false">=</mo>
                <msub>
                  <mi>η</mi>
                  <mn>0</mn>
                </msub>
              </mrow>
              <mrow>
                <mo fence="true" form="prefix" stretchy="false">[</mo>
                <mrow>
                  <mrow>
                    <msub>
                      <mi>ε</mi>
                      <mn>0</mn>
                    </msub>
                    <msub>
                      <mi>ε</mi>
                      <mi>r</mi>
                    </msub>
                  </mrow>
                </mrow>
                <mo fence="true" form="postfix" stretchy="false">]</mo>
              </mrow>
              <mfrac>
                <mrow>
                  <mo stretchy="false">∂</mo>
                  <mover accent="true">
                    <mover accent="true">
                      <mi>E</mi>
                      <mo stretchy="false">~</mo>
                    </mover>
                    <mo stretchy="false">⃗</mo>
                  </mover>
                </mrow>
                <mrow>
                  <mo stretchy="false">∂</mo>
                  <mi>t</mi>
                </mrow>
              </mfrac>
            </mrow>
          </mtd>
        </mtr>
      </mtable>
      <mrow>
        <mspace width="4em"/>
        <mo stretchy="false">→</mo>
        <mspace width="4em"/>
      </mrow>
      <mtable>
        <mtr>
          <mtd>
            <mrow>
              <mrow>
                <mrow>
                  <mo stretchy="false">∇</mo>
                  <mo stretchy="false">×</mo>
                  <mover accent="true">
                    <mover accent="true">
                      <mi>E</mi>
                      <mo stretchy="false">~</mo>
                    </mover>
                    <mo stretchy="false">⃗</mo>
                  </mover>
                </mrow>
                <mo stretchy="false">=</mo>
                <mrow>
                  <mo stretchy="false">−</mo>
                  <mfrac>
                    <mrow>
                      <mo fence="true" form="prefix" stretchy="false">[</mo>
                      <mrow>
                        <msub>
                          <mi>μ</mi>
                          <mi>r</mi>
                        </msub>
                      </mrow>
                      <mo fence="true" form="postfix" stretchy="false">]</mo>
                    </mrow>
                    <msub>
                      <mi>c</mi>
                      <mn>0</mn>
                    </msub>
                  </mfrac>
                </mrow>
              </mrow>
              <mfrac>
                <mrow>
                  <mo stretchy="false">∂</mo>
                  <mover accent="true">
                    <mi>H</mi>
                    <mo stretchy="false">⃗</mo>
                  </mover>
                </mrow>
                <mrow>
                  <mo stretchy="false">∂</mo>
                  <mi>t</mi>
                </mrow>
              </mfrac>
            </mrow>
          </mtd>
        </mtr>
        <mtr>
          <mtd>
            <mrow>
              <mrow>
                <mrow>
                  <mo stretchy="false">∇</mo>
                  <mo stretchy="false">×</mo>
                  <mover accent="true">
                    <mi>H</mi>
                    <mo stretchy="false">⃗</mo>
                  </mover>
                </mrow>
                <mo stretchy="false">=</mo>
                <mfrac>
                  <mrow>
                    <mo fence="true" form="prefix" stretchy="false">[</mo>
                    <mrow>
                      <msub>
                        <mi>ε</mi>
                        <mi>r</mi>
                      </msub>
                    </mrow>
                    <mo fence="true" form="postfix" stretchy="false">]</mo>
                  </mrow>
                  <msub>
                    <mi>c</mi>
                    <mn>0</mn>
                  </msub>
                </mfrac>
              </mrow>
              <mfrac>
                <mrow>
                  <mo stretchy="false">∂</mo>
                  <mover accent="true">
                    <mover accent="true">
                      <mi>E</mi>
                      <mo stretchy="false">~</mo>
                    </mover>
                    <mo stretchy="false">⃗</mo>
                  </mover>
                </mrow>
                <mrow>
                  <mo stretchy="false">∂</mo>
                  <mi>t</mi>
                </mrow>
              </mfrac>
            </mrow>
          </mtd>
        </mtr>
      </mtable>
    </mrow>
    <annotation encoding="StarMath 5.0">{vec tilde E = sqrt {%ivarepsilon_0 over %imu_0} vec E
= vec E over %ieta_0}
~~toward~~
matrix { 
{nabla times vec tilde E = -{[%imu_0 %imu_r] over %ieta_0} {partial vec H} over {partial t}}
##
{nabla times vec H = %ieta_0 [%ivarepsilon_0 %ivarepsilon_r] {partial vec tilde E} over {partial t}}
}
~~toward~~
matrix { 
{nabla times vec tilde E = -{[%imu_r] over c_0} {partial vec H} over {partial t}}
##
{nabla times vec H = {[%ivarepsilon_r] over c_0} {partial vec tilde E} over {partial t}}
}</annotation>
  </semantics>
</math>
</file>

<file path=Object 97/content.xml><?xml version="1.0" encoding="utf-8"?>
<math xmlns="http://www.w3.org/1998/Math/MathML" display="block">
  <semantics>
    <mtable>
      <mtr>
        <mtd>
          <mrow>
            <mrow>
              <mover accent="true">
                <mi>H</mi>
                <mo stretchy="false">⃗</mo>
              </mover>
              <mo stretchy="false">=</mo>
              <mrow>
                <mo stretchy="false">−</mo>
                <mfrac>
                  <msub>
                    <mi>c</mi>
                    <mn>0</mn>
                  </msub>
                  <mrow>
                    <mo fence="true" form="prefix" stretchy="false">[</mo>
                    <mrow>
                      <msub>
                        <mi>μ</mi>
                        <mi>r</mi>
                      </msub>
                    </mrow>
                    <mo fence="true" form="postfix" stretchy="false">]</mo>
                  </mrow>
                </mfrac>
              </mrow>
            </mrow>
            <mrow>
              <mo stretchy="false">∫</mo>
              <mrow>
                <mrow>
                  <mo fence="true" form="prefix" stretchy="true">(</mo>
                  <mrow>
                    <mrow>
                      <mo stretchy="false">∇</mo>
                      <mo stretchy="false">×</mo>
                      <mover accent="true">
                        <mover accent="true">
                          <mi>E</mi>
                          <mo stretchy="false">~</mo>
                        </mover>
                        <mo stretchy="false">⃗</mo>
                      </mover>
                    </mrow>
                  </mrow>
                  <mo fence="true" form="postfix" stretchy="true">)</mo>
                </mrow>
                <mi mathvariant="italic">dt</mi>
              </mrow>
            </mrow>
          </mrow>
        </mtd>
      </mtr>
      <mtr>
        <mtd>
          <mrow>
            <mrow>
              <mover accent="true">
                <mover accent="true">
                  <mi>E</mi>
                  <mo stretchy="false">~</mo>
                </mover>
                <mo stretchy="false">⃗</mo>
              </mover>
              <mo stretchy="false">=</mo>
              <mfrac>
                <msub>
                  <mi>c</mi>
                  <mn>0</mn>
                </msub>
                <mrow>
                  <mo fence="true" form="prefix" stretchy="false">[</mo>
                  <mrow>
                    <msub>
                      <mi>ε</mi>
                      <mi>r</mi>
                    </msub>
                  </mrow>
                  <mo fence="true" form="postfix" stretchy="false">]</mo>
                </mrow>
              </mfrac>
            </mrow>
            <mrow>
              <mo stretchy="false">∫</mo>
              <mrow>
                <mrow>
                  <mo fence="true" form="prefix" stretchy="true">(</mo>
                  <mrow>
                    <mrow>
                      <mo stretchy="false">∇</mo>
                      <mo stretchy="false">×</mo>
                      <mover accent="true">
                        <mi>H</mi>
                        <mo stretchy="false">⃗</mo>
                      </mover>
                    </mrow>
                  </mrow>
                  <mo fence="true" form="postfix" stretchy="true">)</mo>
                </mrow>
                <mi mathvariant="italic">dt</mi>
              </mrow>
            </mrow>
          </mrow>
        </mtd>
      </mtr>
    </mtable>
    <annotation encoding="StarMath 5.0">matrix {
{vec H = -{c_0 over [%imu_r]} int {left( nabla times vec tilde E right) dt}}
##
{vec tilde E = {c_0 over [%ivarepsilon_r]} int {left( nabla times vec H right) dt}}
}</annotation>
  </semantics>
</math>
</file>

<file path=Object 98/content.xml><?xml version="1.0" encoding="utf-8"?>
<math xmlns="http://www.w3.org/1998/Math/MathML" display="block">
  <semantics>
    <mtable>
      <mtr>
        <mtd columnalign="left">
          <mstyle mathsize="10.5pt">
            <mtext>“It is possible for the charge in materials to move under the influence of an electric field such that currents flow. If</mtext>
          </mstyle>
        </mtd>
      </mtr>
      <mtr>
        <mtd columnalign="left">
          <mstyle mathsize="10.5pt">
            <mrow>
              <mtext>the material has a non-zero conductivity </mtext>
              <mi>σ</mi>
              <mtext>, the current density is given by</mtext>
            </mrow>
          </mstyle>
        </mtd>
      </mtr>
    </mtable>
    <annotation encoding="StarMath 5.0">alignl size 10.5 "“It is possible for the charge in materials to move under the influence of an electric field such that currents flow. If"
newline
alignl size 10.5 nospace{"the material has a non-zero conductivity "%isigma ", the current density is given by"}</annotation>
  </semantics>
</math>
</file>

<file path=Object 99/content.xml><?xml version="1.0" encoding="utf-8"?>
<math xmlns="http://www.w3.org/1998/Math/MathML" display="block">
  <semantics>
    <mrow>
      <mrow>
        <mover accent="true">
          <mi>J</mi>
          <mo stretchy="false">⃗</mo>
        </mover>
        <mo stretchy="false">=</mo>
        <mi>σ</mi>
      </mrow>
      <mover accent="true">
        <mi>E</mi>
        <mo stretchy="false">⃗</mo>
      </mover>
      <mi>.</mi>
    </mrow>
    <annotation encoding="StarMath 5.0">vec J = %isigma vec E.</annotation>
  </semantics>
</math>
</file>